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4.86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watchlistrating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Position</text:p>
          </table:table-cell>
          <table:table-cell office:value-type="string" table:style-name="ce1">
            <text:p>Const</text:p>
          </table:table-cell>
          <table:table-cell office:value-type="string" table:style-name="ce1">
            <text:p>Created</text:p>
          </table:table-cell>
          <table:table-cell office:value-type="string" table:style-name="ce1">
            <text:p>Modified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Title Type</text:p>
          </table:table-cell>
          <table:table-cell office:value-type="string" table:style-name="ce1">
            <text:p>IMDb Rating</text:p>
          </table:table-cell>
          <table:table-cell office:value-type="string" table:style-name="ce1">
            <text:p>Runtime (mins)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Genres</text:p>
          </table:table-cell>
          <table:table-cell office:value-type="string" table:style-name="ce1">
            <text:p>Num Votes</text:p>
          </table:table-cell>
          <table:table-cell office:value-type="string" table:style-name="ce1">
            <text:p>Release Date</text:p>
          </table:table-cell>
          <table:table-cell office:value-type="string" table:style-name="ce1">
            <text:p>Directors</text:p>
          </table:table-cell>
          <table:table-cell office:value-type="string" table:style-name="ce1">
            <text:p>Your Rating</text:p>
          </table:table-cell>
          <table:table-cell office:value-type="string" table:style-name="ce1">
            <text:p>Date Rated</text:p>
          </table:table-cell>
          <table:table-cell office:value-type="string" table:style-name="ce1">
            <text:p>recommendation</text:p>
          </table:table-cell>
          <table:table-cell table:number-columns-repeated="1636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tt0055018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The Innocents</text:p>
          </table:table-cell>
          <table:table-cell office:value-type="string" table:style-name="ce1">
            <text:p>https://www.imdb.com/title/tt005501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00" table:style-name="ce1">
            <text:p>100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Horror</text:p>
          </table:table-cell>
          <table:table-cell office:value-type="float" office:value="22520" table:style-name="ce1">
            <text:p>22520</text:p>
          </table:table-cell>
          <table:table-cell office:value-type="date" office:date-value="1961-11-24T00:00:00" table:style-name="ce2">
            <text:p>24-11-1961</text:p>
          </table:table-cell>
          <table:table-cell office:value-type="string" table:style-name="ce1">
            <text:p>Jack Clayton</text:p>
          </table:table-cell>
          <table:table-cell table:number-columns-repeated="2" table:style-name="ce1"/>
          <table:table-cell office:value-type="string" table:style-name="ce1">
            <text:p>5.05</text:p>
          </table:table-cell>
          <table:table-cell table:number-columns-repeated="1636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tt0013442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Nosferatu, eine Symphonie des Grauens</text:p>
          </table:table-cell>
          <table:table-cell office:value-type="string" table:style-name="ce1">
            <text:p>https://www.imdb.com/title/tt001344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4" table:style-name="ce1">
            <text:p>94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Fantasy, Horror</text:p>
          </table:table-cell>
          <table:table-cell office:value-type="float" office:value="77605" table:style-name="ce1">
            <text:p>77605</text:p>
          </table:table-cell>
          <table:table-cell office:value-type="date" office:date-value="1922-02-17T00:00:00" table:style-name="ce2">
            <text:p>17-2-1922</text:p>
          </table:table-cell>
          <table:table-cell office:value-type="string" table:style-name="ce1">
            <text:p>F.W. Murnau</text:p>
          </table:table-cell>
          <table:table-cell table:number-columns-repeated="2" table:style-name="ce1"/>
          <table:table-cell office:value-type="string" table:style-name="ce1">
            <text:p>5.36</text:p>
          </table:table-cell>
          <table:table-cell table:number-columns-repeated="16366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tt0048021</text:p>
          </table:table-cell>
          <table:table-cell office:value-type="date" office:date-value="2017-04-14T00:00:00" table:style-name="ce2">
            <text:p>14-4-2017</text:p>
          </table:table-cell>
          <table:table-cell office:value-type="date" office:date-value="2017-04-14T00:00:00" table:style-name="ce2">
            <text:p>14-4-2017</text:p>
          </table:table-cell>
          <table:table-cell table:style-name="ce1"/>
          <table:table-cell office:value-type="string" table:style-name="ce1">
            <text:p>Du rififi chez les hommes</text:p>
          </table:table-cell>
          <table:table-cell office:value-type="string" table:style-name="ce1">
            <text:p>https://www.imdb.com/title/tt004802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18" table:style-name="ce1">
            <text:p>118</text:p>
          </table:table-cell>
          <table:table-cell office:value-type="float" office:value="1955" table:style-name="ce1">
            <text:p>1955</text:p>
          </table:table-cell>
          <table:table-cell office:value-type="string" table:style-name="ce1">
            <text:p>Crime, Thriller</text:p>
          </table:table-cell>
          <table:table-cell office:value-type="float" office:value="21833" table:style-name="ce1">
            <text:p>21833</text:p>
          </table:table-cell>
          <table:table-cell office:value-type="date" office:date-value="1955-04-13T00:00:00" table:style-name="ce2">
            <text:p>13-4-1955</text:p>
          </table:table-cell>
          <table:table-cell office:value-type="string" table:style-name="ce1">
            <text:p>Jules Dassin</text:p>
          </table:table-cell>
          <table:table-cell table:number-columns-repeated="2" table:style-name="ce1"/>
          <table:table-cell office:value-type="string" table:style-name="ce1">
            <text:p>5.46</text:p>
          </table:table-cell>
          <table:table-cell table:number-columns-repeated="1636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tt0012364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Körkarlen</text:p>
          </table:table-cell>
          <table:table-cell office:value-type="string" table:style-name="ce1">
            <text:p>https://www.imdb.com/title/tt001236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00" table:style-name="ce1">
            <text:p>100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Drama, Fantasy, Horror</text:p>
          </table:table-cell>
          <table:table-cell office:value-type="float" office:value="8256" table:style-name="ce1">
            <text:p>8256</text:p>
          </table:table-cell>
          <table:table-cell office:value-type="date" office:date-value="1921-01-01T00:00:00" table:style-name="ce2">
            <text:p>1-1-1921</text:p>
          </table:table-cell>
          <table:table-cell office:value-type="string" table:style-name="ce1">
            <text:p>Victor Sjöström</text:p>
          </table:table-cell>
          <table:table-cell table:number-columns-repeated="2" table:style-name="ce1"/>
          <table:table-cell office:value-type="string" table:style-name="ce1">
            <text:p>5.78</text:p>
          </table:table-cell>
          <table:table-cell table:number-columns-repeated="16366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tt0041546</text:p>
          </table:table-cell>
          <table:table-cell office:value-type="date" office:date-value="2016-09-23T00:00:00" table:style-name="ce2">
            <text:p>23-9-2016</text:p>
          </table:table-cell>
          <table:table-cell office:value-type="date" office:date-value="2016-09-23T00:00:00" table:style-name="ce2">
            <text:p>23-9-2016</text:p>
          </table:table-cell>
          <table:table-cell table:style-name="ce1"/>
          <table:table-cell office:value-type="string" table:style-name="ce1">
            <text:p>Kind Hearts and Coronets</text:p>
          </table:table-cell>
          <table:table-cell office:value-type="string" table:style-name="ce1">
            <text:p>https://www.imdb.com/title/tt004154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06" table:style-name="ce1">
            <text:p>106</text:p>
          </table:table-cell>
          <table:table-cell office:value-type="float" office:value="1949" table:style-name="ce1">
            <text:p>1949</text:p>
          </table:table-cell>
          <table:table-cell office:value-type="string" table:style-name="ce1">
            <text:p>Comedy, Crime</text:p>
          </table:table-cell>
          <table:table-cell office:value-type="float" office:value="30947" table:style-name="ce1">
            <text:p>30947</text:p>
          </table:table-cell>
          <table:table-cell office:value-type="date" office:date-value="1949-06-23T00:00:00" table:style-name="ce2">
            <text:p>23-6-1949</text:p>
          </table:table-cell>
          <table:table-cell office:value-type="string" table:style-name="ce1">
            <text:p>Robert Hamer</text:p>
          </table:table-cell>
          <table:table-cell table:number-columns-repeated="2" table:style-name="ce1"/>
          <table:table-cell office:value-type="string" table:style-name="ce1">
            <text:p>5.79</text:p>
          </table:table-cell>
          <table:table-cell table:number-columns-repeated="1636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tt0013427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Nanook of the North</text:p>
          </table:table-cell>
          <table:table-cell office:value-type="string" table:style-name="ce1">
            <text:p>https://www.imdb.com/title/tt001342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78" table:style-name="ce1">
            <text:p>78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Documentary</text:p>
          </table:table-cell>
          <table:table-cell office:value-type="float" office:value="9192" table:style-name="ce1">
            <text:p>9192</text:p>
          </table:table-cell>
          <table:table-cell office:value-type="date" office:date-value="1922-06-11T00:00:00" table:style-name="ce2">
            <text:p>11-6-1922</text:p>
          </table:table-cell>
          <table:table-cell office:value-type="string" table:style-name="ce1">
            <text:p>Robert J. Flaherty</text:p>
          </table:table-cell>
          <table:table-cell table:number-columns-repeated="2" table:style-name="ce1"/>
          <table:table-cell office:value-type="string" table:style-name="ce1">
            <text:p>5.80</text:p>
          </table:table-cell>
          <table:table-cell table:number-columns-repeated="16366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tt0010323</text:p>
          </table:table-cell>
          <table:table-cell office:value-type="date" office:date-value="2018-09-13T00:00:00" table:style-name="ce2">
            <text:p>13-9-2018</text:p>
          </table:table-cell>
          <table:table-cell office:value-type="date" office:date-value="2018-09-13T00:00:00" table:style-name="ce2">
            <text:p>13-9-2018</text:p>
          </table:table-cell>
          <table:table-cell table:style-name="ce1"/>
          <table:table-cell office:value-type="string" table:style-name="ce1">
            <text:p>Das Cabinet des Dr. Caligari</text:p>
          </table:table-cell>
          <table:table-cell office:value-type="string" table:style-name="ce1">
            <text:p>https://www.imdb.com/title/tt001032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76" table:style-name="ce1">
            <text:p>76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Fantasy, Horror, Mystery, Thriller</text:p>
          </table:table-cell>
          <table:table-cell office:value-type="float" office:value="47245" table:style-name="ce1">
            <text:p>47245</text:p>
          </table:table-cell>
          <table:table-cell office:value-type="date" office:date-value="1920-02-26T00:00:00" table:style-name="ce2">
            <text:p>26-2-1920</text:p>
          </table:table-cell>
          <table:table-cell office:value-type="string" table:style-name="ce1">
            <text:p>Robert Wiene</text:p>
          </table:table-cell>
          <table:table-cell table:number-columns-repeated="2" table:style-name="ce1"/>
          <table:table-cell office:value-type="string" table:style-name="ce1">
            <text:p>5.83</text:p>
          </table:table-cell>
          <table:table-cell table:number-columns-repeated="1636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tt0029843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Adventures of Robin Hood</text:p>
          </table:table-cell>
          <table:table-cell office:value-type="string" table:style-name="ce1">
            <text:p>https://www.imdb.com/title/tt002984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2" table:style-name="ce1">
            <text:p>102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Action, Adventure, Romance</text:p>
          </table:table-cell>
          <table:table-cell office:value-type="float" office:value="42623" table:style-name="ce1">
            <text:p>42623</text:p>
          </table:table-cell>
          <table:table-cell office:value-type="date" office:date-value="1938-05-12T00:00:00" table:style-name="ce2">
            <text:p>12-5-1938</text:p>
          </table:table-cell>
          <table:table-cell office:value-type="string" table:style-name="ce1">
            <text:p>Michael Curtiz, William Keighley</text:p>
          </table:table-cell>
          <table:table-cell table:number-columns-repeated="2" table:style-name="ce1"/>
          <table:table-cell office:value-type="string" table:style-name="ce1">
            <text:p>5.91</text:p>
          </table:table-cell>
          <table:table-cell table:number-columns-repeated="1636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tt0044953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The Naked Spur</text:p>
          </table:table-cell>
          <table:table-cell office:value-type="string" table:style-name="ce1">
            <text:p>https://www.imdb.com/title/tt004495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91" table:style-name="ce1">
            <text:p>91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Thriller, Western</text:p>
          </table:table-cell>
          <table:table-cell office:value-type="float" office:value="8753" table:style-name="ce1">
            <text:p>8753</text:p>
          </table:table-cell>
          <table:table-cell office:value-type="date" office:date-value="1953-01-30T00:00:00" table:style-name="ce2">
            <text:p>30-1-1953</text:p>
          </table:table-cell>
          <table:table-cell office:value-type="string" table:style-name="ce1">
            <text:p>Anthony Mann</text:p>
          </table:table-cell>
          <table:table-cell table:number-columns-repeated="2" table:style-name="ce1"/>
          <table:table-cell office:value-type="string" table:style-name="ce1">
            <text:p>5.91</text:p>
          </table:table-cell>
          <table:table-cell table:number-columns-repeated="1636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tt0015324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Sherlock Jr.</text:p>
          </table:table-cell>
          <table:table-cell office:value-type="string" table:style-name="ce1">
            <text:p>https://www.imdb.com/title/tt001532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45" table:style-name="ce1">
            <text:p>45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Action, Comedy, Romance</text:p>
          </table:table-cell>
          <table:table-cell office:value-type="float" office:value="29333" table:style-name="ce1">
            <text:p>29333</text:p>
          </table:table-cell>
          <table:table-cell office:value-type="date" office:date-value="1924-04-19T00:00:00" table:style-name="ce2">
            <text:p>19-4-1924</text:p>
          </table:table-cell>
          <table:table-cell office:value-type="string" table:style-name="ce1">
            <text:p>Buster Keaton</text:p>
          </table:table-cell>
          <table:table-cell table:number-columns-repeated="2" table:style-name="ce1"/>
          <table:table-cell office:value-type="string" table:style-name="ce1">
            <text:p>5.93</text:p>
          </table:table-cell>
          <table:table-cell table:number-columns-repeated="16366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tt0056687</text:p>
          </table:table-cell>
          <table:table-cell office:value-type="date" office:date-value="2017-03-20T00:00:00" table:style-name="ce2">
            <text:p>20-3-2017</text:p>
          </table:table-cell>
          <table:table-cell office:value-type="date" office:date-value="2017-03-20T00:00:00" table:style-name="ce2">
            <text:p>20-3-2017</text:p>
          </table:table-cell>
          <table:table-cell table:style-name="ce1"/>
          <table:table-cell office:value-type="string" table:style-name="ce1">
            <text:p>What Ever Happened to Baby Jane?</text:p>
          </table:table-cell>
          <table:table-cell office:value-type="string" table:style-name="ce1">
            <text:p>https://www.imdb.com/title/tt005668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34" table:style-name="ce1">
            <text:p>134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Drama, Horror, Thriller</text:p>
          </table:table-cell>
          <table:table-cell office:value-type="float" office:value="43092" table:style-name="ce1">
            <text:p>43092</text:p>
          </table:table-cell>
          <table:table-cell office:value-type="date" office:date-value="1962-10-31T00:00:00" table:style-name="ce2">
            <text:p>31-10-1962</text:p>
          </table:table-cell>
          <table:table-cell office:value-type="string" table:style-name="ce1">
            <text:p>Robert Aldrich</text:p>
          </table:table-cell>
          <table:table-cell table:number-columns-repeated="2" table:style-name="ce1"/>
          <table:table-cell office:value-type="string" table:style-name="ce1">
            <text:p>5.98</text:p>
          </table:table-cell>
          <table:table-cell table:number-columns-repeated="1636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tt0031971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Stagecoach</text:p>
          </table:table-cell>
          <table:table-cell office:value-type="string" table:style-name="ce1">
            <text:p>https://www.imdb.com/title/tt003197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96" table:style-name="ce1">
            <text:p>96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Adventure, Western</text:p>
          </table:table-cell>
          <table:table-cell office:value-type="float" office:value="36180" table:style-name="ce1">
            <text:p>36180</text:p>
          </table:table-cell>
          <table:table-cell office:value-type="date" office:date-value="1939-02-10T00:00:00" table:style-name="ce2">
            <text:p>10-2-1939</text:p>
          </table:table-cell>
          <table:table-cell office:value-type="string" table:style-name="ce1">
            <text:p>John Ford</text:p>
          </table:table-cell>
          <table:table-cell table:number-columns-repeated="2" table:style-name="ce1"/>
          <table:table-cell office:value-type="string" table:style-name="ce1">
            <text:p>6.01</text:p>
          </table:table-cell>
          <table:table-cell table:number-columns-repeated="16366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tt0099810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The Hunt for Red October</text:p>
          </table:table-cell>
          <table:table-cell office:value-type="string" table:style-name="ce1">
            <text:p>https://www.imdb.com/title/tt009981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35" table:style-name="ce1">
            <text:p>135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Action, Adventure, Thriller</text:p>
          </table:table-cell>
          <table:table-cell office:value-type="float" office:value="159087" table:style-name="ce1">
            <text:p>159087</text:p>
          </table:table-cell>
          <table:table-cell office:value-type="date" office:date-value="1990-03-02T00:00:00" table:style-name="ce2">
            <text:p>2-3-1990</text:p>
          </table:table-cell>
          <table:table-cell office:value-type="string" table:style-name="ce1">
            <text:p>John McTiernan</text:p>
          </table:table-cell>
          <table:table-cell table:number-columns-repeated="2" table:style-name="ce1"/>
          <table:table-cell office:value-type="string" table:style-name="ce1">
            <text:p>6.01</text:p>
          </table:table-cell>
          <table:table-cell table:number-columns-repeated="1636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tt0023622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Trouble in Paradise</text:p>
          </table:table-cell>
          <table:table-cell office:value-type="string" table:style-name="ce1">
            <text:p>https://www.imdb.com/title/tt002362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83" table:style-name="ce1">
            <text:p>83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Comedy, Crime, Romance</text:p>
          </table:table-cell>
          <table:table-cell office:value-type="float" office:value="11191" table:style-name="ce1">
            <text:p>11191</text:p>
          </table:table-cell>
          <table:table-cell office:value-type="date" office:date-value="1932-10-28T00:00:00" table:style-name="ce2">
            <text:p>28-10-1932</text:p>
          </table:table-cell>
          <table:table-cell office:value-type="string" table:style-name="ce1">
            <text:p>Ernst Lubitsch</text:p>
          </table:table-cell>
          <table:table-cell table:number-columns-repeated="2" table:style-name="ce1"/>
          <table:table-cell office:value-type="string" table:style-name="ce1">
            <text:p>6.02</text:p>
          </table:table-cell>
          <table:table-cell table:number-columns-repeated="1636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tt0015881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Greed</text:p>
          </table:table-cell>
          <table:table-cell office:value-type="string" table:style-name="ce1">
            <text:p>https://www.imdb.com/title/tt001588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40" table:style-name="ce1">
            <text:p>140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Drama, Thriller, Western</text:p>
          </table:table-cell>
          <table:table-cell office:value-type="float" office:value="8019" table:style-name="ce1">
            <text:p>8019</text:p>
          </table:table-cell>
          <table:table-cell office:value-type="date" office:date-value="1924-12-04T00:00:00" table:style-name="ce2">
            <text:p>4-12-1924</text:p>
          </table:table-cell>
          <table:table-cell office:value-type="string" table:style-name="ce1">
            <text:p>Erich von Stroheim</text:p>
          </table:table-cell>
          <table:table-cell table:number-columns-repeated="2" table:style-name="ce1"/>
          <table:table-cell office:value-type="string" table:style-name="ce1">
            <text:p>6.02</text:p>
          </table:table-cell>
          <table:table-cell table:number-columns-repeated="1636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tt0080455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Blues Brothers</text:p>
          </table:table-cell>
          <table:table-cell office:value-type="string" table:style-name="ce1">
            <text:p>https://www.imdb.com/title/tt008045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33" table:style-name="ce1">
            <text:p>133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Adventure, Comedy, Crime, Music, Musical</text:p>
          </table:table-cell>
          <table:table-cell office:value-type="float" office:value="161622" table:style-name="ce1">
            <text:p>161622</text:p>
          </table:table-cell>
          <table:table-cell office:value-type="date" office:date-value="1980-06-20T00:00:00" table:style-name="ce2">
            <text:p>20-6-1980</text:p>
          </table:table-cell>
          <table:table-cell office:value-type="string" table:style-name="ce1">
            <text:p>John Landis</text:p>
          </table:table-cell>
          <table:table-cell table:number-columns-repeated="2" table:style-name="ce1"/>
          <table:table-cell office:value-type="string" table:style-name="ce1">
            <text:p>6.06</text:p>
          </table:table-cell>
          <table:table-cell table:number-columns-repeated="16366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tt0234215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The Matrix Reloaded</text:p>
          </table:table-cell>
          <table:table-cell office:value-type="string" table:style-name="ce1">
            <text:p>https://www.imdb.com/title/tt023421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38" table:style-name="ce1">
            <text:p>138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Action, Sci-Fi</text:p>
          </table:table-cell>
          <table:table-cell office:value-type="float" office:value="463748" table:style-name="ce1">
            <text:p>463748</text:p>
          </table:table-cell>
          <table:table-cell office:value-type="date" office:date-value="2003-05-07T00:00:00" table:style-name="ce2">
            <text:p>7-5-2003</text:p>
          </table:table-cell>
          <table:table-cell office:value-type="string" table:style-name="ce1">
            <text:p>Lilly Wachowski, Lana Wachowski</text:p>
          </table:table-cell>
          <table:table-cell table:number-columns-repeated="2" table:style-name="ce1"/>
          <table:table-cell office:value-type="string" table:style-name="ce1">
            <text:p>6.08</text:p>
          </table:table-cell>
          <table:table-cell table:number-columns-repeated="1636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tt0066999</text:p>
          </table:table-cell>
          <table:table-cell office:value-type="date" office:date-value="2015-09-03T00:00:00" table:style-name="ce2">
            <text:p>3-9-2015</text:p>
          </table:table-cell>
          <table:table-cell office:value-type="date" office:date-value="2015-09-03T00:00:00" table:style-name="ce2">
            <text:p>3-9-2015</text:p>
          </table:table-cell>
          <table:table-cell table:style-name="ce1"/>
          <table:table-cell office:value-type="string" table:style-name="ce1">
            <text:p>Dirty Harry</text:p>
          </table:table-cell>
          <table:table-cell office:value-type="string" table:style-name="ce1">
            <text:p>https://www.imdb.com/title/tt006699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02" table:style-name="ce1">
            <text:p>102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Action, Crime, Drama, Thriller</text:p>
          </table:table-cell>
          <table:table-cell office:value-type="float" office:value="127681" table:style-name="ce1">
            <text:p>127681</text:p>
          </table:table-cell>
          <table:table-cell office:value-type="date" office:date-value="1971-12-21T00:00:00" table:style-name="ce2">
            <text:p>21-12-1971</text:p>
          </table:table-cell>
          <table:table-cell office:value-type="string" table:style-name="ce1">
            <text:p>Don Siegel</text:p>
          </table:table-cell>
          <table:table-cell table:number-columns-repeated="2" table:style-name="ce1"/>
          <table:table-cell office:value-type="string" table:style-name="ce1">
            <text:p>6.09</text:p>
          </table:table-cell>
          <table:table-cell table:number-columns-repeated="16366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tt4972582</text:p>
          </table:table-cell>
          <table:table-cell office:value-type="date" office:date-value="2017-03-12T00:00:00" table:style-name="ce2">
            <text:p>12-3-2017</text:p>
          </table:table-cell>
          <table:table-cell office:value-type="date" office:date-value="2017-03-12T00:00:00" table:style-name="ce2">
            <text:p>12-3-2017</text:p>
          </table:table-cell>
          <table:table-cell table:style-name="ce1"/>
          <table:table-cell office:value-type="string" table:style-name="ce1">
            <text:p>Split</text:p>
          </table:table-cell>
          <table:table-cell office:value-type="string" table:style-name="ce1">
            <text:p>https://www.imdb.com/title/tt497258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17" table:style-name="ce1">
            <text:p>117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Horror, Thriller</text:p>
          </table:table-cell>
          <table:table-cell office:value-type="float" office:value="283518" table:style-name="ce1">
            <text:p>283518</text:p>
          </table:table-cell>
          <table:table-cell office:value-type="date" office:date-value="2016-09-26T00:00:00" table:style-name="ce2">
            <text:p>26-9-2016</text:p>
          </table:table-cell>
          <table:table-cell office:value-type="string" table:style-name="ce1">
            <text:p>M. Night Shyamalan</text:p>
          </table:table-cell>
          <table:table-cell table:number-columns-repeated="2" table:style-name="ce1"/>
          <table:table-cell office:value-type="string" table:style-name="ce1">
            <text:p>6.09</text:p>
          </table:table-cell>
          <table:table-cell table:number-columns-repeated="1636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tt0054407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Le trou</text:p>
          </table:table-cell>
          <table:table-cell office:value-type="string" table:style-name="ce1">
            <text:p>https://www.imdb.com/title/tt005440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5</text:p>
          </table:table-cell>
          <table:table-cell office:value-type="float" office:value="131" table:style-name="ce1">
            <text:p>131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Crime, Drama, Thriller</text:p>
          </table:table-cell>
          <table:table-cell office:value-type="float" office:value="11918" table:style-name="ce1">
            <text:p>11918</text:p>
          </table:table-cell>
          <table:table-cell office:value-type="date" office:date-value="1960-03-18T00:00:00" table:style-name="ce2">
            <text:p>18-3-1960</text:p>
          </table:table-cell>
          <table:table-cell office:value-type="string" table:style-name="ce1">
            <text:p>Jacques Becker</text:p>
          </table:table-cell>
          <table:table-cell table:number-columns-repeated="2" table:style-name="ce1"/>
          <table:table-cell office:value-type="string" table:style-name="ce1">
            <text:p>6.11</text:p>
          </table:table-cell>
          <table:table-cell table:number-columns-repeated="16366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tt0085809</text:p>
          </table:table-cell>
          <table:table-cell office:value-type="date" office:date-value="2017-01-31T00:00:00" table:style-name="ce2">
            <text:p>31-1-2017</text:p>
          </table:table-cell>
          <table:table-cell office:value-type="date" office:date-value="2017-01-31T00:00:00" table:style-name="ce2">
            <text:p>31-1-2017</text:p>
          </table:table-cell>
          <table:table-cell table:style-name="ce1"/>
          <table:table-cell office:value-type="string" table:style-name="ce1">
            <text:p>Koyaanisqatsi</text:p>
          </table:table-cell>
          <table:table-cell office:value-type="string" table:style-name="ce1">
            <text:p>https://www.imdb.com/title/tt008580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86" table:style-name="ce1">
            <text:p>86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Documentary, Music</text:p>
          </table:table-cell>
          <table:table-cell office:value-type="float" office:value="30577" table:style-name="ce1">
            <text:p>30577</text:p>
          </table:table-cell>
          <table:table-cell office:value-type="date" office:date-value="1982-04-27T00:00:00" table:style-name="ce2">
            <text:p>27-4-1982</text:p>
          </table:table-cell>
          <table:table-cell office:value-type="string" table:style-name="ce1">
            <text:p>Godfrey Reggio</text:p>
          </table:table-cell>
          <table:table-cell table:number-columns-repeated="2" table:style-name="ce1"/>
          <table:table-cell office:value-type="string" table:style-name="ce1">
            <text:p>6.11</text:p>
          </table:table-cell>
          <table:table-cell table:number-columns-repeated="16366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tt0065214</text:p>
          </table:table-cell>
          <table:table-cell office:value-type="date" office:date-value="2018-09-13T00:00:00" table:style-name="ce2">
            <text:p>13-9-2018</text:p>
          </table:table-cell>
          <table:table-cell office:value-type="date" office:date-value="2018-09-13T00:00:00" table:style-name="ce2">
            <text:p>13-9-2018</text:p>
          </table:table-cell>
          <table:table-cell table:style-name="ce1"/>
          <table:table-cell office:value-type="string" table:style-name="ce1">
            <text:p>The Wild Bunch</text:p>
          </table:table-cell>
          <table:table-cell office:value-type="string" table:style-name="ce1">
            <text:p>https://www.imdb.com/title/tt006521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35" table:style-name="ce1">
            <text:p>135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Action, Adventure, Western</text:p>
          </table:table-cell>
          <table:table-cell office:value-type="float" office:value="69633" table:style-name="ce1">
            <text:p>69633</text:p>
          </table:table-cell>
          <table:table-cell office:value-type="date" office:date-value="1969-06-18T00:00:00" table:style-name="ce2">
            <text:p>18-6-1969</text:p>
          </table:table-cell>
          <table:table-cell office:value-type="string" table:style-name="ce1">
            <text:p>Sam Peckinpah</text:p>
          </table:table-cell>
          <table:table-cell table:number-columns-repeated="2" table:style-name="ce1"/>
          <table:table-cell office:value-type="string" table:style-name="ce1">
            <text:p>6.12</text:p>
          </table:table-cell>
          <table:table-cell table:number-columns-repeated="16366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tt0091064</text:p>
          </table:table-cell>
          <table:table-cell office:value-type="date" office:date-value="2018-01-25T00:00:00" table:style-name="ce2">
            <text:p>25-1-2018</text:p>
          </table:table-cell>
          <table:table-cell office:value-type="date" office:date-value="2018-01-25T00:00:00" table:style-name="ce2">
            <text:p>25-1-2018</text:p>
          </table:table-cell>
          <table:table-cell table:style-name="ce1"/>
          <table:table-cell office:value-type="string" table:style-name="ce1">
            <text:p>The Fly</text:p>
          </table:table-cell>
          <table:table-cell office:value-type="string" table:style-name="ce1">
            <text:p>https://www.imdb.com/title/tt009106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96" table:style-name="ce1">
            <text:p>96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Drama, Horror, Sci-Fi</text:p>
          </table:table-cell>
          <table:table-cell office:value-type="float" office:value="138397" table:style-name="ce1">
            <text:p>138397</text:p>
          </table:table-cell>
          <table:table-cell office:value-type="date" office:date-value="1986-08-15T00:00:00" table:style-name="ce2">
            <text:p>15-8-1986</text:p>
          </table:table-cell>
          <table:table-cell office:value-type="string" table:style-name="ce1">
            <text:p>David Cronenberg</text:p>
          </table:table-cell>
          <table:table-cell table:number-columns-repeated="2" table:style-name="ce1"/>
          <table:table-cell office:value-type="string" table:style-name="ce1">
            <text:p>6.12</text:p>
          </table:table-cell>
          <table:table-cell table:number-columns-repeated="1636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t0074749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The Killing of a Chinese Bookie</text:p>
          </table:table-cell>
          <table:table-cell office:value-type="string" table:style-name="ce1">
            <text:p>https://www.imdb.com/title/tt007474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35" table:style-name="ce1">
            <text:p>135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Crime, Drama, Thriller</text:p>
          </table:table-cell>
          <table:table-cell office:value-type="float" office:value="8940" table:style-name="ce1">
            <text:p>8940</text:p>
          </table:table-cell>
          <table:table-cell office:value-type="date" office:date-value="1976-02-15T00:00:00" table:style-name="ce2">
            <text:p>15-2-1976</text:p>
          </table:table-cell>
          <table:table-cell office:value-type="string" table:style-name="ce1">
            <text:p>John Cassavetes</text:p>
          </table:table-cell>
          <table:table-cell table:number-columns-repeated="2" table:style-name="ce1"/>
          <table:table-cell office:value-type="string" table:style-name="ce1">
            <text:p>6.14</text:p>
          </table:table-cell>
          <table:table-cell table:number-columns-repeated="1636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tt226517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Serbuan maut 2: Berandal</text:p>
          </table:table-cell>
          <table:table-cell office:value-type="string" table:style-name="ce1">
            <text:p>https://www.imdb.com/title/tt226517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50" table:style-name="ce1">
            <text:p>150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Action, Crime, Thriller</text:p>
          </table:table-cell>
          <table:table-cell office:value-type="float" office:value="99662" table:style-name="ce1">
            <text:p>99662</text:p>
          </table:table-cell>
          <table:table-cell office:value-type="date" office:date-value="2014-01-21T00:00:00" table:style-name="ce2">
            <text:p>21-1-2014</text:p>
          </table:table-cell>
          <table:table-cell office:value-type="string" table:style-name="ce1">
            <text:p>Gareth Evans</text:p>
          </table:table-cell>
          <table:table-cell table:number-columns-repeated="2" table:style-name="ce1"/>
          <table:table-cell office:value-type="string" table:style-name="ce1">
            <text:p>6.15</text:p>
          </table:table-cell>
          <table:table-cell table:number-columns-repeated="16366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tt0070379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Mean Streets</text:p>
          </table:table-cell>
          <table:table-cell office:value-type="string" table:style-name="ce1">
            <text:p>https://www.imdb.com/title/tt007037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12" table:style-name="ce1">
            <text:p>112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Crime, Drama, Thriller</text:p>
          </table:table-cell>
          <table:table-cell office:value-type="float" office:value="80334" table:style-name="ce1">
            <text:p>80334</text:p>
          </table:table-cell>
          <table:table-cell office:value-type="date" office:date-value="1973-10-02T00:00:00" table:style-name="ce2">
            <text:p>2-10-1973</text:p>
          </table:table-cell>
          <table:table-cell office:value-type="string" table:style-name="ce1">
            <text:p>Martin Scorsese</text:p>
          </table:table-cell>
          <table:table-cell table:number-columns-repeated="2" table:style-name="ce1"/>
          <table:table-cell office:value-type="string" table:style-name="ce1">
            <text:p>6.15</text:p>
          </table:table-cell>
          <table:table-cell table:number-columns-repeated="16366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tt0242519</text:p>
          </table:table-cell>
          <table:table-cell office:value-type="date" office:date-value="2016-12-10T00:00:00" table:style-name="ce2">
            <text:p>10-12-2016</text:p>
          </table:table-cell>
          <table:table-cell office:value-type="date" office:date-value="2016-12-10T00:00:00" table:style-name="ce2">
            <text:p>10-12-2016</text:p>
          </table:table-cell>
          <table:table-cell table:style-name="ce1"/>
          <table:table-cell office:value-type="string" table:style-name="ce1">
            <text:p>Hera Pheri</text:p>
          </table:table-cell>
          <table:table-cell office:value-type="string" table:style-name="ce1">
            <text:p>https://www.imdb.com/title/tt024251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56" table:style-name="ce1">
            <text:p>156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Action, Comedy, Crime, Musical, Thriller</text:p>
          </table:table-cell>
          <table:table-cell office:value-type="float" office:value="45509" table:style-name="ce1">
            <text:p>45509</text:p>
          </table:table-cell>
          <table:table-cell office:value-type="date" office:date-value="2000-03-31T00:00:00" table:style-name="ce2">
            <text:p>31-3-2000</text:p>
          </table:table-cell>
          <table:table-cell office:value-type="string" table:style-name="ce1">
            <text:p>Priyadarshan</text:p>
          </table:table-cell>
          <table:table-cell table:number-columns-repeated="2" table:style-name="ce1"/>
          <table:table-cell office:value-type="string" table:style-name="ce1">
            <text:p>6.16</text:p>
          </table:table-cell>
          <table:table-cell table:number-columns-repeated="1636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tt0017925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General</text:p>
          </table:table-cell>
          <table:table-cell office:value-type="string" table:style-name="ce1">
            <text:p>https://www.imdb.com/title/tt001792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67" table:style-name="ce1">
            <text:p>67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Action, Adventure, Comedy, Drama, War, Western</text:p>
          </table:table-cell>
          <table:table-cell office:value-type="float" office:value="67878" table:style-name="ce1">
            <text:p>67878</text:p>
          </table:table-cell>
          <table:table-cell office:value-type="date" office:date-value="1926-12-31T00:00:00" table:style-name="ce2">
            <text:p>31-12-1926</text:p>
          </table:table-cell>
          <table:table-cell office:value-type="string" table:style-name="ce1">
            <text:p>Buster Keaton, Clyde Bruckman</text:p>
          </table:table-cell>
          <table:table-cell table:number-columns-repeated="2" table:style-name="ce1"/>
          <table:table-cell office:value-type="string" table:style-name="ce1">
            <text:p>6.17</text:p>
          </table:table-cell>
          <table:table-cell table:number-columns-repeated="1636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tt004470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High Noon</text:p>
          </table:table-cell>
          <table:table-cell office:value-type="string" table:style-name="ce1">
            <text:p>https://www.imdb.com/title/tt004470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85" table:style-name="ce1">
            <text:p>85</text:p>
          </table:table-cell>
          <table:table-cell office:value-type="float" office:value="1952" table:style-name="ce1">
            <text:p>1952</text:p>
          </table:table-cell>
          <table:table-cell office:value-type="string" table:style-name="ce1">
            <text:p>Action, Drama, Thriller, Western</text:p>
          </table:table-cell>
          <table:table-cell office:value-type="float" office:value="87773" table:style-name="ce1">
            <text:p>87773</text:p>
          </table:table-cell>
          <table:table-cell office:value-type="date" office:date-value="1952-05-01T00:00:00" table:style-name="ce2">
            <text:p>1-5-1952</text:p>
          </table:table-cell>
          <table:table-cell office:value-type="string" table:style-name="ce1">
            <text:p>Fred Zinnemann</text:p>
          </table:table-cell>
          <table:table-cell table:number-columns-repeated="2" table:style-name="ce1"/>
          <table:table-cell office:value-type="string" table:style-name="ce1">
            <text:p>6.17</text:p>
          </table:table-cell>
          <table:table-cell table:number-columns-repeated="1636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tt1149361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Mic Macs à Tire-Larigot</text:p>
          </table:table-cell>
          <table:table-cell office:value-type="string" table:style-name="ce1">
            <text:p>https://www.imdb.com/title/tt114936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05" table:style-name="ce1">
            <text:p>105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Action, Comedy, Crime</text:p>
          </table:table-cell>
          <table:table-cell office:value-type="float" office:value="26951" table:style-name="ce1">
            <text:p>26951</text:p>
          </table:table-cell>
          <table:table-cell office:value-type="date" office:date-value="2009-09-15T00:00:00" table:style-name="ce2">
            <text:p>15-9-2009</text:p>
          </table:table-cell>
          <table:table-cell office:value-type="string" table:style-name="ce1">
            <text:p>Jean-Pierre Jeunet</text:p>
          </table:table-cell>
          <table:table-cell table:number-columns-repeated="2" table:style-name="ce1"/>
          <table:table-cell office:value-type="string" table:style-name="ce1">
            <text:p>6.17</text:p>
          </table:table-cell>
          <table:table-cell table:number-columns-repeated="16366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tt0023969</text:p>
          </table:table-cell>
          <table:table-cell office:value-type="date" office:date-value="2018-09-13T00:00:00" table:style-name="ce2">
            <text:p>13-9-2018</text:p>
          </table:table-cell>
          <table:table-cell office:value-type="date" office:date-value="2018-09-13T00:00:00" table:style-name="ce2">
            <text:p>13-9-2018</text:p>
          </table:table-cell>
          <table:table-cell table:style-name="ce1"/>
          <table:table-cell office:value-type="string" table:style-name="ce1">
            <text:p>Duck Soup</text:p>
          </table:table-cell>
          <table:table-cell office:value-type="string" table:style-name="ce1">
            <text:p>https://www.imdb.com/title/tt002396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68" table:style-name="ce1">
            <text:p>68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Comedy, Musical, War</text:p>
          </table:table-cell>
          <table:table-cell office:value-type="float" office:value="50943" table:style-name="ce1">
            <text:p>50943</text:p>
          </table:table-cell>
          <table:table-cell office:value-type="date" office:date-value="1933-11-12T00:00:00" table:style-name="ce2">
            <text:p>12-11-1933</text:p>
          </table:table-cell>
          <table:table-cell office:value-type="string" table:style-name="ce1">
            <text:p>Leo McCarey</text:p>
          </table:table-cell>
          <table:table-cell table:number-columns-repeated="2" table:style-name="ce1"/>
          <table:table-cell office:value-type="string" table:style-name="ce1">
            <text:p>6.18</text:p>
          </table:table-cell>
          <table:table-cell table:number-columns-repeated="16366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tt0073707</text:p>
          </table:table-cell>
          <table:table-cell office:value-type="date" office:date-value="2016-12-10T00:00:00" table:style-name="ce2">
            <text:p>10-12-2016</text:p>
          </table:table-cell>
          <table:table-cell office:value-type="date" office:date-value="2016-12-10T00:00:00" table:style-name="ce2">
            <text:p>10-12-2016</text:p>
          </table:table-cell>
          <table:table-cell table:style-name="ce1"/>
          <table:table-cell office:value-type="string" table:style-name="ce1">
            <text:p>Sholay</text:p>
          </table:table-cell>
          <table:table-cell office:value-type="string" table:style-name="ce1">
            <text:p>https://www.imdb.com/title/tt007370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98" table:style-name="ce1">
            <text:p>198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tion, Adventure, Comedy, Drama, Musical, Thriller</text:p>
          </table:table-cell>
          <table:table-cell office:value-type="float" office:value="44362" table:style-name="ce1">
            <text:p>44362</text:p>
          </table:table-cell>
          <table:table-cell office:value-type="date" office:date-value="1975-08-15T00:00:00" table:style-name="ce2">
            <text:p>15-8-1975</text:p>
          </table:table-cell>
          <table:table-cell office:value-type="string" table:style-name="ce1">
            <text:p>Ramesh Sippy</text:p>
          </table:table-cell>
          <table:table-cell table:number-columns-repeated="2" table:style-name="ce1"/>
          <table:table-cell office:value-type="string" table:style-name="ce1">
            <text:p>6.20</text:p>
          </table:table-cell>
          <table:table-cell table:number-columns-repeated="1636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tt008825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is Is Spinal Tap</text:p>
          </table:table-cell>
          <table:table-cell office:value-type="string" table:style-name="ce1">
            <text:p>https://www.imdb.com/title/tt008825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82" table:style-name="ce1">
            <text:p>82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Comedy, Music</text:p>
          </table:table-cell>
          <table:table-cell office:value-type="float" office:value="116726" table:style-name="ce1">
            <text:p>116726</text:p>
          </table:table-cell>
          <table:table-cell office:value-type="date" office:date-value="1984-03-02T00:00:00" table:style-name="ce2">
            <text:p>2-3-1984</text:p>
          </table:table-cell>
          <table:table-cell office:value-type="string" table:style-name="ce1">
            <text:p>Rob Reiner</text:p>
          </table:table-cell>
          <table:table-cell table:number-columns-repeated="2" table:style-name="ce1"/>
          <table:table-cell office:value-type="string" table:style-name="ce1">
            <text:p>6.20</text:p>
          </table:table-cell>
          <table:table-cell table:number-columns-repeated="1636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tt037978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Serenity</text:p>
          </table:table-cell>
          <table:table-cell office:value-type="string" table:style-name="ce1">
            <text:p>https://www.imdb.com/title/tt037978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19" table:style-name="ce1">
            <text:p>119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Action, Adventure, Sci-Fi, Thriller</text:p>
          </table:table-cell>
          <table:table-cell office:value-type="float" office:value="263067" table:style-name="ce1">
            <text:p>263067</text:p>
          </table:table-cell>
          <table:table-cell office:value-type="date" office:date-value="2005-08-22T00:00:00" table:style-name="ce2">
            <text:p>22-8-2005</text:p>
          </table:table-cell>
          <table:table-cell office:value-type="string" table:style-name="ce1">
            <text:p>Joss Whedon</text:p>
          </table:table-cell>
          <table:table-cell table:number-columns-repeated="2" table:style-name="ce1"/>
          <table:table-cell office:value-type="string" table:style-name="ce1">
            <text:p>6.21</text:p>
          </table:table-cell>
          <table:table-cell table:number-columns-repeated="1636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tt0046911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Les diaboliques</text:p>
          </table:table-cell>
          <table:table-cell office:value-type="string" table:style-name="ce1">
            <text:p>https://www.imdb.com/title/tt004691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17" table:style-name="ce1">
            <text:p>117</text:p>
          </table:table-cell>
          <table:table-cell office:value-type="float" office:value="1955" table:style-name="ce1">
            <text:p>1955</text:p>
          </table:table-cell>
          <table:table-cell office:value-type="string" table:style-name="ce1">
            <text:p>Crime, Drama, Horror, Mystery, Thriller</text:p>
          </table:table-cell>
          <table:table-cell office:value-type="float" office:value="53830" table:style-name="ce1">
            <text:p>53830</text:p>
          </table:table-cell>
          <table:table-cell office:value-type="date" office:date-value="1955-01-29T00:00:00" table:style-name="ce2">
            <text:p>29-1-1955</text:p>
          </table:table-cell>
          <table:table-cell office:value-type="string" table:style-name="ce1">
            <text:p>Henri-Georges Clouzot</text:p>
          </table:table-cell>
          <table:table-cell table:number-columns-repeated="2" table:style-name="ce1"/>
          <table:table-cell office:value-type="string" table:style-name="ce1">
            <text:p>6.23</text:p>
          </table:table-cell>
          <table:table-cell table:number-columns-repeated="16366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tt0050371</text:p>
          </table:table-cell>
          <table:table-cell office:value-type="date" office:date-value="2016-07-31T00:00:00" table:style-name="ce2">
            <text:p>31-7-2016</text:p>
          </table:table-cell>
          <table:table-cell office:value-type="date" office:date-value="2016-07-31T00:00:00" table:style-name="ce2">
            <text:p>31-7-2016</text:p>
          </table:table-cell>
          <table:table-cell table:style-name="ce1"/>
          <table:table-cell office:value-type="string" table:style-name="ce1">
            <text:p>A Face in the Crowd</text:p>
          </table:table-cell>
          <table:table-cell office:value-type="string" table:style-name="ce1">
            <text:p>https://www.imdb.com/title/tt005037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26" table:style-name="ce1">
            <text:p>126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Drama, Music</text:p>
          </table:table-cell>
          <table:table-cell office:value-type="float" office:value="11458" table:style-name="ce1">
            <text:p>11458</text:p>
          </table:table-cell>
          <table:table-cell office:value-type="date" office:date-value="1957-05-28T00:00:00" table:style-name="ce2">
            <text:p>28-5-1957</text:p>
          </table:table-cell>
          <table:table-cell office:value-type="string" table:style-name="ce1">
            <text:p>Elia Kazan</text:p>
          </table:table-cell>
          <table:table-cell table:number-columns-repeated="2" table:style-name="ce1"/>
          <table:table-cell office:value-type="string" table:style-name="ce1">
            <text:p>6.24</text:p>
          </table:table-cell>
          <table:table-cell table:number-columns-repeated="16366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tt0087363</text:p>
          </table:table-cell>
          <table:table-cell office:value-type="date" office:date-value="2016-12-23T00:00:00" table:style-name="ce2">
            <text:p>23-12-2016</text:p>
          </table:table-cell>
          <table:table-cell office:value-type="date" office:date-value="2016-12-23T00:00:00" table:style-name="ce2">
            <text:p>23-12-2016</text:p>
          </table:table-cell>
          <table:table-cell table:style-name="ce1"/>
          <table:table-cell office:value-type="string" table:style-name="ce1">
            <text:p>Gremlins</text:p>
          </table:table-cell>
          <table:table-cell office:value-type="string" table:style-name="ce1">
            <text:p>https://www.imdb.com/title/tt008736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06" table:style-name="ce1">
            <text:p>106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Comedy, Fantasy, Horror</text:p>
          </table:table-cell>
          <table:table-cell office:value-type="float" office:value="168084" table:style-name="ce1">
            <text:p>168084</text:p>
          </table:table-cell>
          <table:table-cell office:value-type="date" office:date-value="1984-06-08T00:00:00" table:style-name="ce2">
            <text:p>8-6-1984</text:p>
          </table:table-cell>
          <table:table-cell office:value-type="string" table:style-name="ce1">
            <text:p>Joe Dante</text:p>
          </table:table-cell>
          <table:table-cell table:number-columns-repeated="2" table:style-name="ce1"/>
          <table:table-cell office:value-type="string" table:style-name="ce1">
            <text:p>6.24</text:p>
          </table:table-cell>
          <table:table-cell table:number-columns-repeated="1636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tt0053168</text:p>
          </table:table-cell>
          <table:table-cell office:value-type="date" office:date-value="2015-02-28T00:00:00" table:style-name="ce2">
            <text:p>28-2-2015</text:p>
          </table:table-cell>
          <table:table-cell office:value-type="date" office:date-value="2015-02-28T00:00:00" table:style-name="ce2">
            <text:p>28-2-2015</text:p>
          </table:table-cell>
          <table:table-cell table:style-name="ce1"/>
          <table:table-cell office:value-type="string" table:style-name="ce1">
            <text:p>Pickpocket</text:p>
          </table:table-cell>
          <table:table-cell office:value-type="string" table:style-name="ce1">
            <text:p>https://www.imdb.com/title/tt005316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76" table:style-name="ce1">
            <text:p>76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Crime, Drama</text:p>
          </table:table-cell>
          <table:table-cell office:value-type="float" office:value="16136" table:style-name="ce1">
            <text:p>16136</text:p>
          </table:table-cell>
          <table:table-cell office:value-type="date" office:date-value="1959-12-16T00:00:00" table:style-name="ce2">
            <text:p>16-12-1959</text:p>
          </table:table-cell>
          <table:table-cell office:value-type="string" table:style-name="ce1">
            <text:p>Robert Bresson</text:p>
          </table:table-cell>
          <table:table-cell table:number-columns-repeated="2" table:style-name="ce1"/>
          <table:table-cell office:value-type="string" table:style-name="ce1">
            <text:p>6.26</text:p>
          </table:table-cell>
          <table:table-cell table:number-columns-repeated="16366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tt0038355</text:p>
          </table:table-cell>
          <table:table-cell office:value-type="date" office:date-value="2018-09-13T00:00:00" table:style-name="ce2">
            <text:p>13-9-2018</text:p>
          </table:table-cell>
          <table:table-cell office:value-type="date" office:date-value="2018-09-13T00:00:00" table:style-name="ce2">
            <text:p>13-9-2018</text:p>
          </table:table-cell>
          <table:table-cell table:style-name="ce1"/>
          <table:table-cell office:value-type="string" table:style-name="ce1">
            <text:p>The Big Sleep</text:p>
          </table:table-cell>
          <table:table-cell office:value-type="string" table:style-name="ce1">
            <text:p>https://www.imdb.com/title/tt003835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14" table:style-name="ce1">
            <text:p>114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Crime, Film-Noir, Mystery, Thriller</text:p>
          </table:table-cell>
          <table:table-cell office:value-type="float" office:value="71522" table:style-name="ce1">
            <text:p>71522</text:p>
          </table:table-cell>
          <table:table-cell office:value-type="date" office:date-value="1946-08-22T00:00:00" table:style-name="ce2">
            <text:p>22-8-1946</text:p>
          </table:table-cell>
          <table:table-cell office:value-type="string" table:style-name="ce1">
            <text:p>Howard Hawks</text:p>
          </table:table-cell>
          <table:table-cell table:number-columns-repeated="2" table:style-name="ce1"/>
          <table:table-cell office:value-type="string" table:style-name="ce1">
            <text:p>6.29</text:p>
          </table:table-cell>
          <table:table-cell table:number-columns-repeated="16366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tt0055852</text:p>
          </table:table-cell>
          <table:table-cell office:value-type="date" office:date-value="2016-02-27T00:00:00" table:style-name="ce2">
            <text:p>27-2-2016</text:p>
          </table:table-cell>
          <table:table-cell office:value-type="date" office:date-value="2016-02-27T00:00:00" table:style-name="ce2">
            <text:p>27-2-2016</text:p>
          </table:table-cell>
          <table:table-cell table:style-name="ce1"/>
          <table:table-cell office:value-type="string" table:style-name="ce1">
            <text:p>Cléo de 5 à 7</text:p>
          </table:table-cell>
          <table:table-cell office:value-type="string" table:style-name="ce1">
            <text:p>https://www.imdb.com/title/tt005585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0" table:style-name="ce1">
            <text:p>90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Comedy, Drama, Music</text:p>
          </table:table-cell>
          <table:table-cell office:value-type="float" office:value="10565" table:style-name="ce1">
            <text:p>10565</text:p>
          </table:table-cell>
          <table:table-cell office:value-type="date" office:date-value="1962-04-11T00:00:00" table:style-name="ce2">
            <text:p>11-4-1962</text:p>
          </table:table-cell>
          <table:table-cell office:value-type="string" table:style-name="ce1">
            <text:p>Agnès Varda</text:p>
          </table:table-cell>
          <table:table-cell table:number-columns-repeated="2" table:style-name="ce1"/>
          <table:table-cell office:value-type="string" table:style-name="ce1">
            <text:p>6.29</text:p>
          </table:table-cell>
          <table:table-cell table:number-columns-repeated="16366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tt0016641</text:p>
          </table:table-cell>
          <table:table-cell office:value-type="date" office:date-value="2017-11-25T00:00:00" table:style-name="ce2">
            <text:p>25-11-2017</text:p>
          </table:table-cell>
          <table:table-cell office:value-type="date" office:date-value="2017-11-25T00:00:00" table:style-name="ce2">
            <text:p>25-11-2017</text:p>
          </table:table-cell>
          <table:table-cell table:style-name="ce1"/>
          <table:table-cell office:value-type="string" table:style-name="ce1">
            <text:p>Ben-Hur: A Tale of the Christ</text:p>
          </table:table-cell>
          <table:table-cell office:value-type="string" table:style-name="ce1">
            <text:p>https://www.imdb.com/title/tt001664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43" table:style-name="ce1">
            <text:p>143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Adventure, Drama, Romance</text:p>
          </table:table-cell>
          <table:table-cell office:value-type="float" office:value="6644" table:style-name="ce1">
            <text:p>6644</text:p>
          </table:table-cell>
          <table:table-cell office:value-type="date" office:date-value="1925-12-25T00:00:00" table:style-name="ce2">
            <text:p>25-12-1925</text:p>
          </table:table-cell>
          <table:table-cell office:value-type="string" table:style-name="ce1">
            <text:p>Charles Brabin, Christy Cabanne, Rex Ingram, Fred Niblo, J.J. Cohn</text:p>
          </table:table-cell>
          <table:table-cell table:number-columns-repeated="2" table:style-name="ce1"/>
          <table:table-cell office:value-type="string" table:style-name="ce1">
            <text:p>6.31</text:p>
          </table:table-cell>
          <table:table-cell table:number-columns-repeated="1636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tt0130827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Lola rennt</text:p>
          </table:table-cell>
          <table:table-cell office:value-type="string" table:style-name="ce1">
            <text:p>https://www.imdb.com/title/tt013082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81" table:style-name="ce1">
            <text:p>81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Crime, Drama, Sci-Fi, Thriller</text:p>
          </table:table-cell>
          <table:table-cell office:value-type="float" office:value="174917" table:style-name="ce1">
            <text:p>174917</text:p>
          </table:table-cell>
          <table:table-cell office:value-type="date" office:date-value="1998-08-20T00:00:00" table:style-name="ce2">
            <text:p>20-8-1998</text:p>
          </table:table-cell>
          <table:table-cell office:value-type="string" table:style-name="ce1">
            <text:p>Tom Tykwer</text:p>
          </table:table-cell>
          <table:table-cell table:number-columns-repeated="2" table:style-name="ce1"/>
          <table:table-cell office:value-type="string" table:style-name="ce1">
            <text:p>6.36</text:p>
          </table:table-cell>
          <table:table-cell table:number-columns-repeated="1636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tt1631867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Edge of Tomorrow</text:p>
          </table:table-cell>
          <table:table-cell office:value-type="string" table:style-name="ce1">
            <text:p>https://www.imdb.com/title/tt163186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13" table:style-name="ce1">
            <text:p>113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Action, Sci-Fi</text:p>
          </table:table-cell>
          <table:table-cell office:value-type="float" office:value="521667" table:style-name="ce1">
            <text:p>521667</text:p>
          </table:table-cell>
          <table:table-cell office:value-type="date" office:date-value="2014-05-28T00:00:00" table:style-name="ce2">
            <text:p>28-5-2014</text:p>
          </table:table-cell>
          <table:table-cell office:value-type="string" table:style-name="ce1">
            <text:p>Doug Liman</text:p>
          </table:table-cell>
          <table:table-cell table:number-columns-repeated="2" table:style-name="ce1"/>
          <table:table-cell office:value-type="string" table:style-name="ce1">
            <text:p>6.37</text:p>
          </table:table-cell>
          <table:table-cell table:number-columns-repeated="16366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tt0119698</text:p>
          </table:table-cell>
          <table:table-cell office:value-type="date" office:date-value="2018-09-13T00:00:00" table:style-name="ce2">
            <text:p>13-9-2018</text:p>
          </table:table-cell>
          <table:table-cell office:value-type="date" office:date-value="2018-09-13T00:00:00" table:style-name="ce2">
            <text:p>13-9-2018</text:p>
          </table:table-cell>
          <table:table-cell table:style-name="ce1"/>
          <table:table-cell office:value-type="string" table:style-name="ce1">
            <text:p>Mononoke-hime</text:p>
          </table:table-cell>
          <table:table-cell office:value-type="string" table:style-name="ce1">
            <text:p>https://www.imdb.com/title/tt011969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4</text:p>
          </table:table-cell>
          <table:table-cell office:value-type="float" office:value="134" table:style-name="ce1">
            <text:p>134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Animation, Adventure, Fantasy</text:p>
          </table:table-cell>
          <table:table-cell office:value-type="float" office:value="277994" table:style-name="ce1">
            <text:p>277994</text:p>
          </table:table-cell>
          <table:table-cell office:value-type="date" office:date-value="1997-07-12T00:00:00" table:style-name="ce2">
            <text:p>12-7-1997</text:p>
          </table:table-cell>
          <table:table-cell office:value-type="string" table:style-name="ce1">
            <text:p>Hayao Miyazaki</text:p>
          </table:table-cell>
          <table:table-cell table:number-columns-repeated="2" table:style-name="ce1"/>
          <table:table-cell office:value-type="string" table:style-name="ce1">
            <text:p>6.41</text:p>
          </table:table-cell>
          <table:table-cell table:number-columns-repeated="1636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tt0086423</text:p>
          </table:table-cell>
          <table:table-cell office:value-type="date" office:date-value="2015-02-26T00:00:00" table:style-name="ce2">
            <text:p>26-2-2015</text:p>
          </table:table-cell>
          <table:table-cell office:value-type="date" office:date-value="2015-02-26T00:00:00" table:style-name="ce2">
            <text:p>26-2-2015</text:p>
          </table:table-cell>
          <table:table-cell table:style-name="ce1"/>
          <table:table-cell office:value-type="string" table:style-name="ce1">
            <text:p>Tender Mercies</text:p>
          </table:table-cell>
          <table:table-cell office:value-type="string" table:style-name="ce1">
            <text:p>https://www.imdb.com/title/tt008642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92" table:style-name="ce1">
            <text:p>92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Drama, Music</text:p>
          </table:table-cell>
          <table:table-cell office:value-type="float" office:value="8142" table:style-name="ce1">
            <text:p>8142</text:p>
          </table:table-cell>
          <table:table-cell office:value-type="date" office:date-value="1983-03-04T00:00:00" table:style-name="ce2">
            <text:p>4-3-1983</text:p>
          </table:table-cell>
          <table:table-cell office:value-type="string" table:style-name="ce1">
            <text:p>Bruce Beresford</text:p>
          </table:table-cell>
          <table:table-cell table:number-columns-repeated="2" table:style-name="ce1"/>
          <table:table-cell office:value-type="string" table:style-name="ce1">
            <text:p>6.41</text:p>
          </table:table-cell>
          <table:table-cell table:number-columns-repeated="1636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tt0034240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Sullivan's Travels</text:p>
          </table:table-cell>
          <table:table-cell office:value-type="string" table:style-name="ce1">
            <text:p>https://www.imdb.com/title/tt003424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90" table:style-name="ce1">
            <text:p>90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Adventure, Comedy, Drama, Romance</text:p>
          </table:table-cell>
          <table:table-cell office:value-type="float" office:value="20852" table:style-name="ce1">
            <text:p>20852</text:p>
          </table:table-cell>
          <table:table-cell office:value-type="date" office:date-value="1941-12-05T00:00:00" table:style-name="ce2">
            <text:p>5-12-1941</text:p>
          </table:table-cell>
          <table:table-cell office:value-type="string" table:style-name="ce1">
            <text:p>Preston Sturges</text:p>
          </table:table-cell>
          <table:table-cell table:number-columns-repeated="2" table:style-name="ce1"/>
          <table:table-cell office:value-type="string" table:style-name="ce1">
            <text:p>6.42</text:p>
          </table:table-cell>
          <table:table-cell table:number-columns-repeated="1636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tt005621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Manchurian Candidate</text:p>
          </table:table-cell>
          <table:table-cell office:value-type="string" table:style-name="ce1">
            <text:p>https://www.imdb.com/title/tt005621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26" table:style-name="ce1">
            <text:p>126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Drama, Thriller</text:p>
          </table:table-cell>
          <table:table-cell office:value-type="float" office:value="66183" table:style-name="ce1">
            <text:p>66183</text:p>
          </table:table-cell>
          <table:table-cell office:value-type="date" office:date-value="1962-10-24T00:00:00" table:style-name="ce2">
            <text:p>24-10-1962</text:p>
          </table:table-cell>
          <table:table-cell office:value-type="string" table:style-name="ce1">
            <text:p>John Frankenheimer</text:p>
          </table:table-cell>
          <table:table-cell table:number-columns-repeated="2" table:style-name="ce1"/>
          <table:table-cell office:value-type="string" table:style-name="ce1">
            <text:p>6.42</text:p>
          </table:table-cell>
          <table:table-cell table:number-columns-repeated="1636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tt0073440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Nashville</text:p>
          </table:table-cell>
          <table:table-cell office:value-type="string" table:style-name="ce1">
            <text:p>https://www.imdb.com/title/tt007344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60" table:style-name="ce1">
            <text:p>160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Comedy, Drama, Music</text:p>
          </table:table-cell>
          <table:table-cell office:value-type="float" office:value="20258" table:style-name="ce1">
            <text:p>20258</text:p>
          </table:table-cell>
          <table:table-cell office:value-type="date" office:date-value="1975-06-11T00:00:00" table:style-name="ce2">
            <text:p>11-6-1975</text:p>
          </table:table-cell>
          <table:table-cell office:value-type="string" table:style-name="ce1">
            <text:p>Robert Altman</text:p>
          </table:table-cell>
          <table:table-cell table:number-columns-repeated="2" table:style-name="ce1"/>
          <table:table-cell office:value-type="string" table:style-name="ce1">
            <text:p>6.42</text:p>
          </table:table-cell>
          <table:table-cell table:number-columns-repeated="16366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tt0145487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Spider-Man</text:p>
          </table:table-cell>
          <table:table-cell office:value-type="string" table:style-name="ce1">
            <text:p>https://www.imdb.com/title/tt014548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21" table:style-name="ce1">
            <text:p>121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Action, Adventure, Sci-Fi</text:p>
          </table:table-cell>
          <table:table-cell office:value-type="float" office:value="615617" table:style-name="ce1">
            <text:p>615617</text:p>
          </table:table-cell>
          <table:table-cell office:value-type="date" office:date-value="2002-04-30T00:00:00" table:style-name="ce2">
            <text:p>30-4-2002</text:p>
          </table:table-cell>
          <table:table-cell office:value-type="string" table:style-name="ce1">
            <text:p>Sam Raimi</text:p>
          </table:table-cell>
          <table:table-cell table:number-columns-repeated="2" table:style-name="ce1"/>
          <table:table-cell office:value-type="string" table:style-name="ce1">
            <text:p>6.43</text:p>
          </table:table-cell>
          <table:table-cell table:number-columns-repeated="16366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tt1242422</text:p>
          </table:table-cell>
          <table:table-cell office:value-type="date" office:date-value="2016-12-03T00:00:00" table:style-name="ce2">
            <text:p>3-12-2016</text:p>
          </table:table-cell>
          <table:table-cell office:value-type="date" office:date-value="2016-12-03T00:00:00" table:style-name="ce2">
            <text:p>3-12-2016</text:p>
          </table:table-cell>
          <table:table-cell table:style-name="ce1"/>
          <table:table-cell office:value-type="string" table:style-name="ce1">
            <text:p>Celda 211</text:p>
          </table:table-cell>
          <table:table-cell office:value-type="string" table:style-name="ce1">
            <text:p>https://www.imdb.com/title/tt124242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13" table:style-name="ce1">
            <text:p>113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Action, Crime, Drama, Thriller</text:p>
          </table:table-cell>
          <table:table-cell office:value-type="float" office:value="57523" table:style-name="ce1">
            <text:p>57523</text:p>
          </table:table-cell>
          <table:table-cell office:value-type="date" office:date-value="2009-09-04T00:00:00" table:style-name="ce2">
            <text:p>4-9-2009</text:p>
          </table:table-cell>
          <table:table-cell office:value-type="string" table:style-name="ce1">
            <text:p>Daniel Monzón</text:p>
          </table:table-cell>
          <table:table-cell table:number-columns-repeated="2" table:style-name="ce1"/>
          <table:table-cell office:value-type="string" table:style-name="ce1">
            <text:p>6.44</text:p>
          </table:table-cell>
          <table:table-cell table:number-columns-repeated="1636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tt0032338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Christmas in July</text:p>
          </table:table-cell>
          <table:table-cell office:value-type="string" table:style-name="ce1">
            <text:p>https://www.imdb.com/title/tt003233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67" table:style-name="ce1">
            <text:p>67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Comedy, Romance</text:p>
          </table:table-cell>
          <table:table-cell office:value-type="float" office:value="2727" table:style-name="ce1">
            <text:p>2727</text:p>
          </table:table-cell>
          <table:table-cell office:value-type="date" office:date-value="1940-10-25T00:00:00" table:style-name="ce2">
            <text:p>25-10-1940</text:p>
          </table:table-cell>
          <table:table-cell office:value-type="string" table:style-name="ce1">
            <text:p>Preston Sturges</text:p>
          </table:table-cell>
          <table:table-cell table:number-columns-repeated="2" table:style-name="ce1"/>
          <table:table-cell office:value-type="string" table:style-name="ce1">
            <text:p>6.44</text:p>
          </table:table-cell>
          <table:table-cell table:number-columns-repeated="1636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tt0079944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Stalker</text:p>
          </table:table-cell>
          <table:table-cell office:value-type="string" table:style-name="ce1">
            <text:p>https://www.imdb.com/title/tt007994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62" table:style-name="ce1">
            <text:p>162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Drama, Sci-Fi</text:p>
          </table:table-cell>
          <table:table-cell office:value-type="float" office:value="91487" table:style-name="ce1">
            <text:p>91487</text:p>
          </table:table-cell>
          <table:table-cell office:value-type="date" office:date-value="1979-05-31T00:00:00" table:style-name="ce2">
            <text:p>31-5-1979</text:p>
          </table:table-cell>
          <table:table-cell office:value-type="string" table:style-name="ce1">
            <text:p>Andrei Tarkovsky</text:p>
          </table:table-cell>
          <table:table-cell table:number-columns-repeated="2" table:style-name="ce1"/>
          <table:table-cell office:value-type="string" table:style-name="ce1">
            <text:p>6.45</text:p>
          </table:table-cell>
          <table:table-cell table:number-columns-repeated="16366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tt0040725</text:p>
          </table:table-cell>
          <table:table-cell office:value-type="date" office:date-value="2017-05-28T00:00:00" table:style-name="ce2">
            <text:p>28-5-2017</text:p>
          </table:table-cell>
          <table:table-cell office:value-type="date" office:date-value="2017-05-28T00:00:00" table:style-name="ce2">
            <text:p>28-5-2017</text:p>
          </table:table-cell>
          <table:table-cell table:style-name="ce1"/>
          <table:table-cell office:value-type="string" table:style-name="ce1">
            <text:p>The Red Shoes</text:p>
          </table:table-cell>
          <table:table-cell office:value-type="string" table:style-name="ce1">
            <text:p>https://www.imdb.com/title/tt004072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134" table:style-name="ce1">
            <text:p>134</text:p>
          </table:table-cell>
          <table:table-cell office:value-type="float" office:value="1948" table:style-name="ce1">
            <text:p>1948</text:p>
          </table:table-cell>
          <table:table-cell office:value-type="string" table:style-name="ce1">
            <text:p>Drama, Music, Romance</text:p>
          </table:table-cell>
          <table:table-cell office:value-type="float" office:value="23465" table:style-name="ce1">
            <text:p>23465</text:p>
          </table:table-cell>
          <table:table-cell office:value-type="date" office:date-value="1948-07-22T00:00:00" table:style-name="ce2">
            <text:p>22-7-1948</text:p>
          </table:table-cell>
          <table:table-cell office:value-type="string" table:style-name="ce1">
            <text:p>Michael Powell, Emeric Pressburger</text:p>
          </table:table-cell>
          <table:table-cell table:number-columns-repeated="2" table:style-name="ce1"/>
          <table:table-cell office:value-type="string" table:style-name="ce1">
            <text:p>6.47</text:p>
          </table:table-cell>
          <table:table-cell table:number-columns-repeated="1636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tt0068361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Le charme discret de la bourgeoisie</text:p>
          </table:table-cell>
          <table:table-cell office:value-type="string" table:style-name="ce1">
            <text:p>https://www.imdb.com/title/tt006836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2" table:style-name="ce1">
            <text:p>102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Comedy</text:p>
          </table:table-cell>
          <table:table-cell office:value-type="float" office:value="31999" table:style-name="ce1">
            <text:p>31999</text:p>
          </table:table-cell>
          <table:table-cell office:value-type="date" office:date-value="1972-09-15T00:00:00" table:style-name="ce2">
            <text:p>15-9-1972</text:p>
          </table:table-cell>
          <table:table-cell office:value-type="string" table:style-name="ce1">
            <text:p>Luis Buñuel</text:p>
          </table:table-cell>
          <table:table-cell table:number-columns-repeated="2" table:style-name="ce1"/>
          <table:table-cell office:value-type="string" table:style-name="ce1">
            <text:p>6.47</text:p>
          </table:table-cell>
          <table:table-cell table:number-columns-repeated="16366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tt0049833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The Ten Commandments</text:p>
          </table:table-cell>
          <table:table-cell office:value-type="string" table:style-name="ce1">
            <text:p>https://www.imdb.com/title/tt004983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220" table:style-name="ce1">
            <text:p>220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Adventure, Drama</text:p>
          </table:table-cell>
          <table:table-cell office:value-type="float" office:value="55243" table:style-name="ce1">
            <text:p>55243</text:p>
          </table:table-cell>
          <table:table-cell office:value-type="date" office:date-value="1956-10-05T00:00:00" table:style-name="ce2">
            <text:p>5-10-1956</text:p>
          </table:table-cell>
          <table:table-cell office:value-type="string" table:style-name="ce1">
            <text:p>Cecil B. DeMille</text:p>
          </table:table-cell>
          <table:table-cell table:number-columns-repeated="2" table:style-name="ce1"/>
          <table:table-cell office:value-type="string" table:style-name="ce1">
            <text:p>6.47</text:p>
          </table:table-cell>
          <table:table-cell table:number-columns-repeated="16366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tt1675192</text:p>
          </table:table-cell>
          <table:table-cell office:value-type="date" office:date-value="2016-12-11T00:00:00" table:style-name="ce2">
            <text:p>11-12-2016</text:p>
          </table:table-cell>
          <table:table-cell office:value-type="date" office:date-value="2016-12-11T00:00:00" table:style-name="ce2">
            <text:p>11-12-2016</text:p>
          </table:table-cell>
          <table:table-cell table:style-name="ce1"/>
          <table:table-cell office:value-type="string" table:style-name="ce1">
            <text:p>Take Shelter</text:p>
          </table:table-cell>
          <table:table-cell office:value-type="string" table:style-name="ce1">
            <text:p>https://www.imdb.com/title/tt167519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21" table:style-name="ce1">
            <text:p>121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Drama, Horror, Thriller</text:p>
          </table:table-cell>
          <table:table-cell office:value-type="float" office:value="80342" table:style-name="ce1">
            <text:p>80342</text:p>
          </table:table-cell>
          <table:table-cell office:value-type="date" office:date-value="2011-01-24T00:00:00" table:style-name="ce2">
            <text:p>24-1-2011</text:p>
          </table:table-cell>
          <table:table-cell office:value-type="string" table:style-name="ce1">
            <text:p>Jeff Nichols</text:p>
          </table:table-cell>
          <table:table-cell table:number-columns-repeated="2" table:style-name="ce1"/>
          <table:table-cell office:value-type="string" table:style-name="ce1">
            <text:p>6.47</text:p>
          </table:table-cell>
          <table:table-cell table:number-columns-repeated="1636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tt0069762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Badlands</text:p>
          </table:table-cell>
          <table:table-cell office:value-type="string" table:style-name="ce1">
            <text:p>https://www.imdb.com/title/tt006976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94" table:style-name="ce1">
            <text:p>94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Crime, Drama</text:p>
          </table:table-cell>
          <table:table-cell office:value-type="float" office:value="55689" table:style-name="ce1">
            <text:p>55689</text:p>
          </table:table-cell>
          <table:table-cell office:value-type="date" office:date-value="1973-10-13T00:00:00" table:style-name="ce2">
            <text:p>13-10-1973</text:p>
          </table:table-cell>
          <table:table-cell office:value-type="string" table:style-name="ce1">
            <text:p>Terrence Malick</text:p>
          </table:table-cell>
          <table:table-cell table:number-columns-repeated="2" table:style-name="ce1"/>
          <table:table-cell office:value-type="string" table:style-name="ce1">
            <text:p>6.48</text:p>
          </table:table-cell>
          <table:table-cell table:number-columns-repeated="1636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tt0061418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Bonnie and Clyde</text:p>
          </table:table-cell>
          <table:table-cell office:value-type="string" table:style-name="ce1">
            <text:p>https://www.imdb.com/title/tt006141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11" table:style-name="ce1">
            <text:p>111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Action, Biography, Crime, Drama</text:p>
          </table:table-cell>
          <table:table-cell office:value-type="float" office:value="90405" table:style-name="ce1">
            <text:p>90405</text:p>
          </table:table-cell>
          <table:table-cell office:value-type="date" office:date-value="1967-08-04T00:00:00" table:style-name="ce2">
            <text:p>4-8-1967</text:p>
          </table:table-cell>
          <table:table-cell office:value-type="string" table:style-name="ce1">
            <text:p>Arthur Penn</text:p>
          </table:table-cell>
          <table:table-cell table:number-columns-repeated="2" table:style-name="ce1"/>
          <table:table-cell office:value-type="string" table:style-name="ce1">
            <text:p>6.48</text:p>
          </table:table-cell>
          <table:table-cell table:number-columns-repeated="16366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tt0070510</text:p>
          </table:table-cell>
          <table:table-cell office:value-type="date" office:date-value="2017-04-07T00:00:00" table:style-name="ce2">
            <text:p>7-4-2017</text:p>
          </table:table-cell>
          <table:table-cell office:value-type="date" office:date-value="2017-04-07T00:00:00" table:style-name="ce2">
            <text:p>7-4-2017</text:p>
          </table:table-cell>
          <table:table-cell table:style-name="ce1"/>
          <table:table-cell office:value-type="string" table:style-name="ce1">
            <text:p>Paper Moon</text:p>
          </table:table-cell>
          <table:table-cell office:value-type="string" table:style-name="ce1">
            <text:p>https://www.imdb.com/title/tt007051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02" table:style-name="ce1">
            <text:p>102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Comedy, Crime, Drama</text:p>
          </table:table-cell>
          <table:table-cell office:value-type="float" office:value="35215" table:style-name="ce1">
            <text:p>35215</text:p>
          </table:table-cell>
          <table:table-cell office:value-type="date" office:date-value="1973-04-09T00:00:00" table:style-name="ce2">
            <text:p>9-4-1973</text:p>
          </table:table-cell>
          <table:table-cell office:value-type="string" table:style-name="ce1">
            <text:p>Peter Bogdanovich</text:p>
          </table:table-cell>
          <table:table-cell table:number-columns-repeated="2" table:style-name="ce1"/>
          <table:table-cell office:value-type="string" table:style-name="ce1">
            <text:p>6.49</text:p>
          </table:table-cell>
          <table:table-cell table:number-columns-repeated="1636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tt0060827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Persona</text:p>
          </table:table-cell>
          <table:table-cell office:value-type="string" table:style-name="ce1">
            <text:p>https://www.imdb.com/title/tt006082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85" table:style-name="ce1">
            <text:p>85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Drama, Thriller</text:p>
          </table:table-cell>
          <table:table-cell office:value-type="float" office:value="81323" table:style-name="ce1">
            <text:p>81323</text:p>
          </table:table-cell>
          <table:table-cell office:value-type="date" office:date-value="1966-10-18T00:00:00" table:style-name="ce2">
            <text:p>18-10-1966</text:p>
          </table:table-cell>
          <table:table-cell office:value-type="string" table:style-name="ce1">
            <text:p>Ingmar Bergman</text:p>
          </table:table-cell>
          <table:table-cell table:number-columns-repeated="2" table:style-name="ce1"/>
          <table:table-cell office:value-type="string" table:style-name="ce1">
            <text:p>6.49</text:p>
          </table:table-cell>
          <table:table-cell table:number-columns-repeated="1636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t0035169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The Palm Beach Story</text:p>
          </table:table-cell>
          <table:table-cell office:value-type="string" table:style-name="ce1">
            <text:p>https://www.imdb.com/title/tt003516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88" table:style-name="ce1">
            <text:p>88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Comedy, Romance</text:p>
          </table:table-cell>
          <table:table-cell office:value-type="float" office:value="9492" table:style-name="ce1">
            <text:p>9492</text:p>
          </table:table-cell>
          <table:table-cell office:value-type="date" office:date-value="1942-08-28T00:00:00" table:style-name="ce2">
            <text:p>28-8-1942</text:p>
          </table:table-cell>
          <table:table-cell office:value-type="string" table:style-name="ce1">
            <text:p>Preston Sturges</text:p>
          </table:table-cell>
          <table:table-cell table:number-columns-repeated="2" table:style-name="ce1"/>
          <table:table-cell office:value-type="string" table:style-name="ce1">
            <text:p>6.49</text:p>
          </table:table-cell>
          <table:table-cell table:number-columns-repeated="1636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tt4229236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Cobain: Montage of Heck</text:p>
          </table:table-cell>
          <table:table-cell office:value-type="string" table:style-name="ce1">
            <text:p>https://www.imdb.com/title/tt422923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45" table:style-name="ce1">
            <text:p>145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Documentary, Animation, Biography, Music</text:p>
          </table:table-cell>
          <table:table-cell office:value-type="float" office:value="25106" table:style-name="ce1">
            <text:p>25106</text:p>
          </table:table-cell>
          <table:table-cell office:value-type="date" office:date-value="2015-01-24T00:00:00" table:style-name="ce2">
            <text:p>24-1-2015</text:p>
          </table:table-cell>
          <table:table-cell office:value-type="string" table:style-name="ce1">
            <text:p>Brett Morgen</text:p>
          </table:table-cell>
          <table:table-cell table:number-columns-repeated="2" table:style-name="ce1"/>
          <table:table-cell office:value-type="string" table:style-name="ce1">
            <text:p>6.49</text:p>
          </table:table-cell>
          <table:table-cell table:number-columns-repeated="1636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tt0044072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The Steel Helmet</text:p>
          </table:table-cell>
          <table:table-cell office:value-type="string" table:style-name="ce1">
            <text:p>https://www.imdb.com/title/tt004407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85" table:style-name="ce1">
            <text:p>85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Action, Drama, War</text:p>
          </table:table-cell>
          <table:table-cell office:value-type="float" office:value="3153" table:style-name="ce1">
            <text:p>3153</text:p>
          </table:table-cell>
          <table:table-cell office:value-type="date" office:date-value="1951-01-10T00:00:00" table:style-name="ce2">
            <text:p>10-1-1951</text:p>
          </table:table-cell>
          <table:table-cell office:value-type="string" table:style-name="ce1">
            <text:p>Samuel Fuller</text:p>
          </table:table-cell>
          <table:table-cell table:number-columns-repeated="2" table:style-name="ce1"/>
          <table:table-cell office:value-type="string" table:style-name="ce1">
            <text:p>6.49</text:p>
          </table:table-cell>
          <table:table-cell table:number-columns-repeated="16366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tt1127715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Sin nombre</text:p>
          </table:table-cell>
          <table:table-cell office:value-type="string" table:style-name="ce1">
            <text:p>https://www.imdb.com/title/tt112771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96" table:style-name="ce1">
            <text:p>96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Adventure, Crime, Drama, Thriller</text:p>
          </table:table-cell>
          <table:table-cell office:value-type="float" office:value="28655" table:style-name="ce1">
            <text:p>28655</text:p>
          </table:table-cell>
          <table:table-cell office:value-type="date" office:date-value="2009-01-18T00:00:00" table:style-name="ce2">
            <text:p>18-1-2009</text:p>
          </table:table-cell>
          <table:table-cell office:value-type="string" table:style-name="ce1">
            <text:p>Cary Joji Fukunaga</text:p>
          </table:table-cell>
          <table:table-cell table:number-columns-repeated="2" table:style-name="ce1"/>
          <table:table-cell office:value-type="string" table:style-name="ce1">
            <text:p>6.50</text:p>
          </table:table-cell>
          <table:table-cell table:number-columns-repeated="1636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tt0861739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ropa de Elite</text:p>
          </table:table-cell>
          <table:table-cell office:value-type="string" table:style-name="ce1">
            <text:p>https://www.imdb.com/title/tt086173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15" table:style-name="ce1">
            <text:p>115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ction, Crime, Drama, Thriller</text:p>
          </table:table-cell>
          <table:table-cell office:value-type="float" office:value="90031" table:style-name="ce1">
            <text:p>90031</text:p>
          </table:table-cell>
          <table:table-cell office:value-type="date" office:date-value="2007-08-17T00:00:00" table:style-name="ce2">
            <text:p>17-8-2007</text:p>
          </table:table-cell>
          <table:table-cell office:value-type="string" table:style-name="ce1">
            <text:p>José Padilha</text:p>
          </table:table-cell>
          <table:table-cell table:number-columns-repeated="2" table:style-name="ce1"/>
          <table:table-cell office:value-type="string" table:style-name="ce1">
            <text:p>6.51</text:p>
          </table:table-cell>
          <table:table-cell table:number-columns-repeated="1636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tt0031725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Ninotchka</text:p>
          </table:table-cell>
          <table:table-cell office:value-type="string" table:style-name="ce1">
            <text:p>https://www.imdb.com/title/tt003172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10" table:style-name="ce1">
            <text:p>110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Comedy, Romance</text:p>
          </table:table-cell>
          <table:table-cell office:value-type="float" office:value="16490" table:style-name="ce1">
            <text:p>16490</text:p>
          </table:table-cell>
          <table:table-cell office:value-type="date" office:date-value="1939-11-09T00:00:00" table:style-name="ce2">
            <text:p>9-11-1939</text:p>
          </table:table-cell>
          <table:table-cell office:value-type="string" table:style-name="ce1">
            <text:p>Ernst Lubitsch</text:p>
          </table:table-cell>
          <table:table-cell table:number-columns-repeated="2" table:style-name="ce1"/>
          <table:table-cell office:value-type="string" table:style-name="ce1">
            <text:p>6.51</text:p>
          </table:table-cell>
          <table:table-cell table:number-columns-repeated="1636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t0019109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Lonesome</text:p>
          </table:table-cell>
          <table:table-cell office:value-type="string" table:style-name="ce1">
            <text:p>https://www.imdb.com/title/tt001910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69" table:style-name="ce1">
            <text:p>69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Comedy, Drama, Romance</text:p>
          </table:table-cell>
          <table:table-cell office:value-type="float" office:value="1709" table:style-name="ce1">
            <text:p>1709</text:p>
          </table:table-cell>
          <table:table-cell office:value-type="date" office:date-value="1928-06-20T00:00:00" table:style-name="ce2">
            <text:p>20-6-1928</text:p>
          </table:table-cell>
          <table:table-cell office:value-type="string" table:style-name="ce1">
            <text:p>Pál Fejös</text:p>
          </table:table-cell>
          <table:table-cell table:number-columns-repeated="2" table:style-name="ce1"/>
          <table:table-cell office:value-type="string" table:style-name="ce1">
            <text:p>6.51</text:p>
          </table:table-cell>
          <table:table-cell table:number-columns-repeated="16366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tt0247586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Nueve reinas</text:p>
          </table:table-cell>
          <table:table-cell office:value-type="string" table:style-name="ce1">
            <text:p>https://www.imdb.com/title/tt024758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14" table:style-name="ce1">
            <text:p>114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Crime, Drama, Thriller</text:p>
          </table:table-cell>
          <table:table-cell office:value-type="float" office:value="44286" table:style-name="ce1">
            <text:p>44286</text:p>
          </table:table-cell>
          <table:table-cell office:value-type="date" office:date-value="2000-08-31T00:00:00" table:style-name="ce2">
            <text:p>31-8-2000</text:p>
          </table:table-cell>
          <table:table-cell office:value-type="string" table:style-name="ce1">
            <text:p>Fabián Bielinsky</text:p>
          </table:table-cell>
          <table:table-cell table:number-columns-repeated="2" table:style-name="ce1"/>
          <table:table-cell office:value-type="string" table:style-name="ce1">
            <text:p>6.51</text:p>
          </table:table-cell>
          <table:table-cell table:number-columns-repeated="16366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tt1645089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Inside Job</text:p>
          </table:table-cell>
          <table:table-cell office:value-type="string" table:style-name="ce1">
            <text:p>https://www.imdb.com/title/tt164508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105" table:style-name="ce1">
            <text:p>105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Documentary, Crime</text:p>
          </table:table-cell>
          <table:table-cell office:value-type="float" office:value="63562" table:style-name="ce1">
            <text:p>63562</text:p>
          </table:table-cell>
          <table:table-cell office:value-type="date" office:date-value="2010-02-02T00:00:00" table:style-name="ce2">
            <text:p>2-2-2010</text:p>
          </table:table-cell>
          <table:table-cell office:value-type="string" table:style-name="ce1">
            <text:p>Charles Ferguson</text:p>
          </table:table-cell>
          <table:table-cell table:number-columns-repeated="2" table:style-name="ce1"/>
          <table:table-cell office:value-type="string" table:style-name="ce1">
            <text:p>6.53</text:p>
          </table:table-cell>
          <table:table-cell table:number-columns-repeated="1636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tt011623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Eskiya</text:p>
          </table:table-cell>
          <table:table-cell office:value-type="string" table:style-name="ce1">
            <text:p>https://www.imdb.com/title/tt011623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128" table:style-name="ce1">
            <text:p>128</text:p>
          </table:table-cell>
          <table:table-cell office:value-type="float" office:value="1996" table:style-name="ce1">
            <text:p>1996</text:p>
          </table:table-cell>
          <table:table-cell office:value-type="string" table:style-name="ce1">
            <text:p>Crime, Drama, Thriller</text:p>
          </table:table-cell>
          <table:table-cell office:value-type="float" office:value="51864" table:style-name="ce1">
            <text:p>51864</text:p>
          </table:table-cell>
          <table:table-cell office:value-type="date" office:date-value="1996-11-29T00:00:00" table:style-name="ce2">
            <text:p>29-11-1996</text:p>
          </table:table-cell>
          <table:table-cell office:value-type="string" table:style-name="ce1">
            <text:p>Yavuz Turgul</text:p>
          </table:table-cell>
          <table:table-cell table:number-columns-repeated="2" table:style-name="ce1"/>
          <table:table-cell office:value-type="string" table:style-name="ce1">
            <text:p>6.53</text:p>
          </table:table-cell>
          <table:table-cell table:number-columns-repeated="1636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tt0031885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La règle du jeu</text:p>
          </table:table-cell>
          <table:table-cell office:value-type="string" table:style-name="ce1">
            <text:p>https://www.imdb.com/title/tt003188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10" table:style-name="ce1">
            <text:p>110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Comedy, Drama</text:p>
          </table:table-cell>
          <table:table-cell office:value-type="float" office:value="23317" table:style-name="ce1">
            <text:p>23317</text:p>
          </table:table-cell>
          <table:table-cell office:value-type="date" office:date-value="1939-07-07T00:00:00" table:style-name="ce2">
            <text:p>7-7-1939</text:p>
          </table:table-cell>
          <table:table-cell office:value-type="string" table:style-name="ce1">
            <text:p>Jean Renoir</text:p>
          </table:table-cell>
          <table:table-cell table:number-columns-repeated="2" table:style-name="ce1"/>
          <table:table-cell office:value-type="string" table:style-name="ce1">
            <text:p>6.53</text:p>
          </table:table-cell>
          <table:table-cell table:number-columns-repeated="1636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tt0061512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Cool Hand Luke</text:p>
          </table:table-cell>
          <table:table-cell office:value-type="string" table:style-name="ce1">
            <text:p>https://www.imdb.com/title/tt006151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26" table:style-name="ce1">
            <text:p>126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Crime, Drama</text:p>
          </table:table-cell>
          <table:table-cell office:value-type="float" office:value="141997" table:style-name="ce1">
            <text:p>141997</text:p>
          </table:table-cell>
          <table:table-cell office:value-type="date" office:date-value="1967-11-01T00:00:00" table:style-name="ce2">
            <text:p>1-11-1967</text:p>
          </table:table-cell>
          <table:table-cell office:value-type="string" table:style-name="ce1">
            <text:p>Stuart Rosenberg</text:p>
          </table:table-cell>
          <table:table-cell table:number-columns-repeated="2" table:style-name="ce1"/>
          <table:table-cell office:value-type="string" table:style-name="ce1">
            <text:p>6.53</text:p>
          </table:table-cell>
          <table:table-cell table:number-columns-repeated="1636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tt0040897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Treasure of the Sierra Madre</text:p>
          </table:table-cell>
          <table:table-cell office:value-type="string" table:style-name="ce1">
            <text:p>https://www.imdb.com/title/tt004089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126" table:style-name="ce1">
            <text:p>126</text:p>
          </table:table-cell>
          <table:table-cell office:value-type="float" office:value="1948" table:style-name="ce1">
            <text:p>1948</text:p>
          </table:table-cell>
          <table:table-cell office:value-type="string" table:style-name="ce1">
            <text:p>Adventure, Drama, Western</text:p>
          </table:table-cell>
          <table:table-cell office:value-type="float" office:value="97066" table:style-name="ce1">
            <text:p>97066</text:p>
          </table:table-cell>
          <table:table-cell office:value-type="date" office:date-value="1948-01-15T00:00:00" table:style-name="ce2">
            <text:p>15-1-1948</text:p>
          </table:table-cell>
          <table:table-cell office:value-type="string" table:style-name="ce1">
            <text:p>John Huston</text:p>
          </table:table-cell>
          <table:table-cell table:number-columns-repeated="2" table:style-name="ce1"/>
          <table:table-cell office:value-type="string" table:style-name="ce1">
            <text:p>6.54</text:p>
          </table:table-cell>
          <table:table-cell table:number-columns-repeated="1636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tt0065234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Z</text:p>
          </table:table-cell>
          <table:table-cell office:value-type="string" table:style-name="ce1">
            <text:p>https://www.imdb.com/title/tt006523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27" table:style-name="ce1">
            <text:p>127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Crime, Drama, History, Thriller</text:p>
          </table:table-cell>
          <table:table-cell office:value-type="float" office:value="20470" table:style-name="ce1">
            <text:p>20470</text:p>
          </table:table-cell>
          <table:table-cell office:value-type="date" office:date-value="1969-02-26T00:00:00" table:style-name="ce2">
            <text:p>26-2-1969</text:p>
          </table:table-cell>
          <table:table-cell office:value-type="string" table:style-name="ce1">
            <text:p>Costa-Gavras</text:p>
          </table:table-cell>
          <table:table-cell table:number-columns-repeated="2" table:style-name="ce1"/>
          <table:table-cell office:value-type="string" table:style-name="ce1">
            <text:p>6.54</text:p>
          </table:table-cell>
          <table:table-cell table:number-columns-repeated="1636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tt0378194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Kill Bill: Vol. 2</text:p>
          </table:table-cell>
          <table:table-cell office:value-type="string" table:style-name="ce1">
            <text:p>https://www.imdb.com/title/tt037819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37" table:style-name="ce1">
            <text:p>137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Action, Crime, Thriller</text:p>
          </table:table-cell>
          <table:table-cell office:value-type="float" office:value="586383" table:style-name="ce1">
            <text:p>586383</text:p>
          </table:table-cell>
          <table:table-cell office:value-type="date" office:date-value="2004-04-08T00:00:00" table:style-name="ce2">
            <text:p>8-4-2004</text:p>
          </table:table-cell>
          <table:table-cell office:value-type="string" table:style-name="ce1">
            <text:p>Quentin Tarantino</text:p>
          </table:table-cell>
          <table:table-cell table:number-columns-repeated="2" table:style-name="ce1"/>
          <table:table-cell office:value-type="string" table:style-name="ce1">
            <text:p>6.54</text:p>
          </table:table-cell>
          <table:table-cell table:number-columns-repeated="1636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tt0134119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The Talented Mr. Ripley</text:p>
          </table:table-cell>
          <table:table-cell office:value-type="string" table:style-name="ce1">
            <text:p>https://www.imdb.com/title/tt013411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39" table:style-name="ce1">
            <text:p>139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Crime, Drama, Thriller</text:p>
          </table:table-cell>
          <table:table-cell office:value-type="float" office:value="156147" table:style-name="ce1">
            <text:p>156147</text:p>
          </table:table-cell>
          <table:table-cell office:value-type="date" office:date-value="1999-12-12T00:00:00" table:style-name="ce2">
            <text:p>12-12-1999</text:p>
          </table:table-cell>
          <table:table-cell office:value-type="string" table:style-name="ce1">
            <text:p>Anthony Minghella</text:p>
          </table:table-cell>
          <table:table-cell table:number-columns-repeated="2" table:style-name="ce1"/>
          <table:table-cell office:value-type="string" table:style-name="ce1">
            <text:p>6.54</text:p>
          </table:table-cell>
          <table:table-cell table:number-columns-repeated="16366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tt2675914</text:p>
          </table:table-cell>
          <table:table-cell office:value-type="date" office:date-value="2016-12-23T00:00:00" table:style-name="ce2">
            <text:p>23-12-2016</text:p>
          </table:table-cell>
          <table:table-cell office:value-type="date" office:date-value="2016-12-23T00:00:00" table:style-name="ce2">
            <text:p>23-12-2016</text:p>
          </table:table-cell>
          <table:table-cell table:style-name="ce1"/>
          <table:table-cell office:value-type="string" table:style-name="ce1">
            <text:p>Kraftidioten</text:p>
          </table:table-cell>
          <table:table-cell office:value-type="string" table:style-name="ce1">
            <text:p>https://www.imdb.com/title/tt267591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16" table:style-name="ce1">
            <text:p>116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Crime, Drama, Thriller</text:p>
          </table:table-cell>
          <table:table-cell office:value-type="float" office:value="17536" table:style-name="ce1">
            <text:p>17536</text:p>
          </table:table-cell>
          <table:table-cell office:value-type="date" office:date-value="2014-02-10T00:00:00" table:style-name="ce2">
            <text:p>10-2-2014</text:p>
          </table:table-cell>
          <table:table-cell office:value-type="string" table:style-name="ce1">
            <text:p>Hans Petter Moland</text:p>
          </table:table-cell>
          <table:table-cell table:number-columns-repeated="2" table:style-name="ce1"/>
          <table:table-cell office:value-type="string" table:style-name="ce1">
            <text:p>6.54</text:p>
          </table:table-cell>
          <table:table-cell table:number-columns-repeated="1636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tt004254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Harvey</text:p>
          </table:table-cell>
          <table:table-cell office:value-type="string" table:style-name="ce1">
            <text:p>https://www.imdb.com/title/tt004254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4" table:style-name="ce1">
            <text:p>104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Comedy, Drama, Fantasy</text:p>
          </table:table-cell>
          <table:table-cell office:value-type="float" office:value="48641" table:style-name="ce1">
            <text:p>48641</text:p>
          </table:table-cell>
          <table:table-cell office:value-type="date" office:date-value="1950-12-04T00:00:00" table:style-name="ce2">
            <text:p>4-12-1950</text:p>
          </table:table-cell>
          <table:table-cell office:value-type="string" table:style-name="ce1">
            <text:p>Henry Koster</text:p>
          </table:table-cell>
          <table:table-cell table:number-columns-repeated="2" table:style-name="ce1"/>
          <table:table-cell office:value-type="string" table:style-name="ce1">
            <text:p>6.55</text:p>
          </table:table-cell>
          <table:table-cell table:number-columns-repeated="16366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tt2545428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Meru</text:p>
          </table:table-cell>
          <table:table-cell office:value-type="string" table:style-name="ce1">
            <text:p>https://www.imdb.com/title/tt254542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90" table:style-name="ce1">
            <text:p>90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Documentary, Action, Adventure, Sport</text:p>
          </table:table-cell>
          <table:table-cell office:value-type="float" office:value="10049" table:style-name="ce1">
            <text:p>10049</text:p>
          </table:table-cell>
          <table:table-cell office:value-type="date" office:date-value="2015-01-23T00:00:00" table:style-name="ce2">
            <text:p>23-1-2015</text:p>
          </table:table-cell>
          <table:table-cell office:value-type="string" table:style-name="ce1">
            <text:p>Jimmy Chin, Elizabeth Chai Vasarhelyi</text:p>
          </table:table-cell>
          <table:table-cell table:number-columns-repeated="2" table:style-name="ce1"/>
          <table:table-cell office:value-type="string" table:style-name="ce1">
            <text:p>6.55</text:p>
          </table:table-cell>
          <table:table-cell table:number-columns-repeated="16366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tt2359024</text:p>
          </table:table-cell>
          <table:table-cell office:value-type="date" office:date-value="2017-02-20T00:00:00" table:style-name="ce2">
            <text:p>20-2-2017</text:p>
          </table:table-cell>
          <table:table-cell office:value-type="date" office:date-value="2017-02-20T00:00:00" table:style-name="ce2">
            <text:p>20-2-2017</text:p>
          </table:table-cell>
          <table:table-cell table:style-name="ce1"/>
          <table:table-cell office:value-type="string" table:style-name="ce1">
            <text:p>Blue Ruin</text:p>
          </table:table-cell>
          <table:table-cell office:value-type="string" table:style-name="ce1">
            <text:p>https://www.imdb.com/title/tt235902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90" table:style-name="ce1">
            <text:p>90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Crime, Drama, Thriller</text:p>
          </table:table-cell>
          <table:table-cell office:value-type="float" office:value="55589" table:style-name="ce1">
            <text:p>55589</text:p>
          </table:table-cell>
          <table:table-cell office:value-type="date" office:date-value="2013-05-17T00:00:00" table:style-name="ce2">
            <text:p>17-5-2013</text:p>
          </table:table-cell>
          <table:table-cell office:value-type="string" table:style-name="ce1">
            <text:p>Jeremy Saulnier</text:p>
          </table:table-cell>
          <table:table-cell table:number-columns-repeated="2" table:style-name="ce1"/>
          <table:table-cell office:value-type="string" table:style-name="ce1">
            <text:p>6.55</text:p>
          </table:table-cell>
          <table:table-cell table:number-columns-repeated="16366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tt3390572</text:p>
          </table:table-cell>
          <table:table-cell office:value-type="date" office:date-value="2018-05-09T00:00:00" table:style-name="ce2">
            <text:p>9-5-2018</text:p>
          </table:table-cell>
          <table:table-cell office:value-type="date" office:date-value="2018-05-09T00:00:00" table:style-name="ce2">
            <text:p>9-5-2018</text:p>
          </table:table-cell>
          <table:table-cell table:style-name="ce1"/>
          <table:table-cell office:value-type="string" table:style-name="ce1">
            <text:p>Haider</text:p>
          </table:table-cell>
          <table:table-cell office:value-type="string" table:style-name="ce1">
            <text:p>https://www.imdb.com/title/tt339057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60" table:style-name="ce1">
            <text:p>160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Action, Crime, Drama, Thriller</text:p>
          </table:table-cell>
          <table:table-cell office:value-type="float" office:value="44005" table:style-name="ce1">
            <text:p>44005</text:p>
          </table:table-cell>
          <table:table-cell office:value-type="date" office:date-value="2014-10-02T00:00:00" table:style-name="ce2">
            <text:p>2-10-2014</text:p>
          </table:table-cell>
          <table:table-cell office:value-type="string" table:style-name="ce1">
            <text:p>Vishal Bhardwaj</text:p>
          </table:table-cell>
          <table:table-cell table:number-columns-repeated="2" table:style-name="ce1"/>
          <table:table-cell office:value-type="string" table:style-name="ce1">
            <text:p>6.56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t0049730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Searchers</text:p>
          </table:table-cell>
          <table:table-cell office:value-type="string" table:style-name="ce1">
            <text:p>https://www.imdb.com/title/tt004973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19" table:style-name="ce1">
            <text:p>119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Adventure, Drama, Western</text:p>
          </table:table-cell>
          <table:table-cell office:value-type="float" office:value="70571" table:style-name="ce1">
            <text:p>70571</text:p>
          </table:table-cell>
          <table:table-cell office:value-type="date" office:date-value="1956-05-16T00:00:00" table:style-name="ce2">
            <text:p>16-5-1956</text:p>
          </table:table-cell>
          <table:table-cell office:value-type="string" table:style-name="ce1">
            <text:p>John Ford</text:p>
          </table:table-cell>
          <table:table-cell table:number-columns-repeated="2" table:style-name="ce1"/>
          <table:table-cell office:value-type="string" table:style-name="ce1">
            <text:p>6.56</text:p>
          </table:table-cell>
          <table:table-cell table:number-columns-repeated="1636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tt0032904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Philadelphia Story</text:p>
          </table:table-cell>
          <table:table-cell office:value-type="string" table:style-name="ce1">
            <text:p>https://www.imdb.com/title/tt003290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12" table:style-name="ce1">
            <text:p>112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Comedy, Romance</text:p>
          </table:table-cell>
          <table:table-cell office:value-type="float" office:value="56429" table:style-name="ce1">
            <text:p>56429</text:p>
          </table:table-cell>
          <table:table-cell office:value-type="date" office:date-value="1940-12-05T00:00:00" table:style-name="ce2">
            <text:p>5-12-1940</text:p>
          </table:table-cell>
          <table:table-cell office:value-type="string" table:style-name="ce1">
            <text:p>George Cukor</text:p>
          </table:table-cell>
          <table:table-cell table:number-columns-repeated="2" table:style-name="ce1"/>
          <table:table-cell office:value-type="string" table:style-name="ce1">
            <text:p>6.56</text:p>
          </table:table-cell>
          <table:table-cell table:number-columns-repeated="16366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tt0119177</text:p>
          </table:table-cell>
          <table:table-cell office:value-type="date" office:date-value="2017-09-08T00:00:00" table:style-name="ce2">
            <text:p>8-9-2017</text:p>
          </table:table-cell>
          <table:table-cell office:value-type="date" office:date-value="2017-09-08T00:00:00" table:style-name="ce2">
            <text:p>8-9-2017</text:p>
          </table:table-cell>
          <table:table-cell table:style-name="ce1"/>
          <table:table-cell office:value-type="string" table:style-name="ce1">
            <text:p>Gattaca</text:p>
          </table:table-cell>
          <table:table-cell office:value-type="string" table:style-name="ce1">
            <text:p>https://www.imdb.com/title/tt011917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06" table:style-name="ce1">
            <text:p>106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Drama, Sci-Fi, Thriller</text:p>
          </table:table-cell>
          <table:table-cell office:value-type="float" office:value="250745" table:style-name="ce1">
            <text:p>250745</text:p>
          </table:table-cell>
          <table:table-cell office:value-type="date" office:date-value="1997-09-07T00:00:00" table:style-name="ce2">
            <text:p>7-9-1997</text:p>
          </table:table-cell>
          <table:table-cell office:value-type="string" table:style-name="ce1">
            <text:p>Andrew Niccol</text:p>
          </table:table-cell>
          <table:table-cell table:number-columns-repeated="2" table:style-name="ce1"/>
          <table:table-cell office:value-type="string" table:style-name="ce1">
            <text:p>6.56</text:p>
          </table:table-cell>
          <table:table-cell table:number-columns-repeated="1636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tt005256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Anatomy of a Murder</text:p>
          </table:table-cell>
          <table:table-cell office:value-type="string" table:style-name="ce1">
            <text:p>https://www.imdb.com/title/tt005256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60" table:style-name="ce1">
            <text:p>160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Crime, Drama, Mystery, Thriller</text:p>
          </table:table-cell>
          <table:table-cell office:value-type="float" office:value="52198" table:style-name="ce1">
            <text:p>52198</text:p>
          </table:table-cell>
          <table:table-cell office:value-type="date" office:date-value="1959-07-01T00:00:00" table:style-name="ce2">
            <text:p>1-7-1959</text:p>
          </table:table-cell>
          <table:table-cell office:value-type="string" table:style-name="ce1">
            <text:p>Otto Preminger</text:p>
          </table:table-cell>
          <table:table-cell table:number-columns-repeated="2" table:style-name="ce1"/>
          <table:table-cell office:value-type="string" table:style-name="ce1">
            <text:p>6.57</text:p>
          </table:table-cell>
          <table:table-cell table:number-columns-repeated="16366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tt0053221</text:p>
          </table:table-cell>
          <table:table-cell office:value-type="date" office:date-value="2018-09-13T00:00:00" table:style-name="ce2">
            <text:p>13-9-2018</text:p>
          </table:table-cell>
          <table:table-cell office:value-type="date" office:date-value="2018-09-13T00:00:00" table:style-name="ce2">
            <text:p>13-9-2018</text:p>
          </table:table-cell>
          <table:table-cell table:style-name="ce1"/>
          <table:table-cell office:value-type="string" table:style-name="ce1">
            <text:p>Rio Bravo</text:p>
          </table:table-cell>
          <table:table-cell office:value-type="string" table:style-name="ce1">
            <text:p>https://www.imdb.com/title/tt005322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41" table:style-name="ce1">
            <text:p>141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Action, Drama, Western</text:p>
          </table:table-cell>
          <table:table-cell office:value-type="float" office:value="48892" table:style-name="ce1">
            <text:p>48892</text:p>
          </table:table-cell>
          <table:table-cell office:value-type="date" office:date-value="1959-03-18T00:00:00" table:style-name="ce2">
            <text:p>18-3-1959</text:p>
          </table:table-cell>
          <table:table-cell office:value-type="string" table:style-name="ce1">
            <text:p>Howard Hawks</text:p>
          </table:table-cell>
          <table:table-cell table:number-columns-repeated="2" table:style-name="ce1"/>
          <table:table-cell office:value-type="string" table:style-name="ce1">
            <text:p>6.57</text:p>
          </table:table-cell>
          <table:table-cell table:number-columns-repeated="16366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tt3498820</text:p>
          </table:table-cell>
          <table:table-cell office:value-type="date" office:date-value="2016-05-26T00:00:00" table:style-name="ce2">
            <text:p>26-5-2016</text:p>
          </table:table-cell>
          <table:table-cell office:value-type="date" office:date-value="2016-05-26T00:00:00" table:style-name="ce2">
            <text:p>26-5-2016</text:p>
          </table:table-cell>
          <table:table-cell table:style-name="ce1"/>
          <table:table-cell office:value-type="string" table:style-name="ce1">
            <text:p>Captain America: Civil War</text:p>
          </table:table-cell>
          <table:table-cell office:value-type="string" table:style-name="ce1">
            <text:p>https://www.imdb.com/title/tt349882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47" table:style-name="ce1">
            <text:p>147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Action, Adventure, Sci-Fi</text:p>
          </table:table-cell>
          <table:table-cell office:value-type="float" office:value="522329" table:style-name="ce1">
            <text:p>522329</text:p>
          </table:table-cell>
          <table:table-cell office:value-type="date" office:date-value="2016-04-12T00:00:00" table:style-name="ce2">
            <text:p>12-4-2016</text:p>
          </table:table-cell>
          <table:table-cell office:value-type="string" table:style-name="ce1">
            <text:p>Anthony Russo, Joe Russo</text:p>
          </table:table-cell>
          <table:table-cell table:number-columns-repeated="2" table:style-name="ce1"/>
          <table:table-cell office:value-type="string" table:style-name="ce1">
            <text:p>6.57</text:p>
          </table:table-cell>
          <table:table-cell table:number-columns-repeated="16366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tt1300854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Iron Man 3</text:p>
          </table:table-cell>
          <table:table-cell office:value-type="string" table:style-name="ce1">
            <text:p>https://www.imdb.com/title/tt130085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30" table:style-name="ce1">
            <text:p>130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Action, Adventure, Sci-Fi</text:p>
          </table:table-cell>
          <table:table-cell office:value-type="float" office:value="649231" table:style-name="ce1">
            <text:p>649231</text:p>
          </table:table-cell>
          <table:table-cell office:value-type="date" office:date-value="2013-04-12T00:00:00" table:style-name="ce2">
            <text:p>12-4-2013</text:p>
          </table:table-cell>
          <table:table-cell office:value-type="string" table:style-name="ce1">
            <text:p>Shane Black</text:p>
          </table:table-cell>
          <table:table-cell table:number-columns-repeated="2" table:style-name="ce1"/>
          <table:table-cell office:value-type="string" table:style-name="ce1">
            <text:p>6.57</text:p>
          </table:table-cell>
          <table:table-cell table:number-columns-repeated="1636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tt008365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Blade Runner</text:p>
          </table:table-cell>
          <table:table-cell office:value-type="string" table:style-name="ce1">
            <text:p>https://www.imdb.com/title/tt008365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17" table:style-name="ce1">
            <text:p>117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Sci-Fi, Thriller</text:p>
          </table:table-cell>
          <table:table-cell office:value-type="float" office:value="598497" table:style-name="ce1">
            <text:p>598497</text:p>
          </table:table-cell>
          <table:table-cell office:value-type="date" office:date-value="1982-06-25T00:00:00" table:style-name="ce2">
            <text:p>25-6-1982</text:p>
          </table:table-cell>
          <table:table-cell office:value-type="string" table:style-name="ce1">
            <text:p>Ridley Scott</text:p>
          </table:table-cell>
          <table:table-cell table:number-columns-repeated="2" table:style-name="ce1"/>
          <table:table-cell office:value-type="string" table:style-name="ce1">
            <text:p>6.58</text:p>
          </table:table-cell>
          <table:table-cell table:number-columns-repeated="16366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tt3080844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Crocodile Gennadiy</text:p>
          </table:table-cell>
          <table:table-cell office:value-type="string" table:style-name="ce1">
            <text:p>https://www.imdb.com/title/tt308084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96" table:style-name="ce1">
            <text:p>96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Documentary, Biography, Drama, News</text:p>
          </table:table-cell>
          <table:table-cell office:value-type="float" office:value="387" table:style-name="ce1">
            <text:p>387</text:p>
          </table:table-cell>
          <table:table-cell office:value-type="date" office:date-value="2015-04-16T00:00:00" table:style-name="ce2">
            <text:p>16-4-2015</text:p>
          </table:table-cell>
          <table:table-cell office:value-type="string" table:style-name="ce1">
            <text:p>Steve Hoover</text:p>
          </table:table-cell>
          <table:table-cell table:number-columns-repeated="2" table:style-name="ce1"/>
          <table:table-cell office:value-type="string" table:style-name="ce1">
            <text:p>6.58</text:p>
          </table:table-cell>
          <table:table-cell table:number-columns-repeated="16366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tt0065126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True Grit</text:p>
          </table:table-cell>
          <table:table-cell office:value-type="string" table:style-name="ce1">
            <text:p>https://www.imdb.com/title/tt006512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28" table:style-name="ce1">
            <text:p>128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Adventure, Drama, Western</text:p>
          </table:table-cell>
          <table:table-cell office:value-type="float" office:value="37450" table:style-name="ce1">
            <text:p>37450</text:p>
          </table:table-cell>
          <table:table-cell office:value-type="date" office:date-value="1969-06-11T00:00:00" table:style-name="ce2">
            <text:p>11-6-1969</text:p>
          </table:table-cell>
          <table:table-cell office:value-type="string" table:style-name="ce1">
            <text:p>Henry Hathaway</text:p>
          </table:table-cell>
          <table:table-cell table:number-columns-repeated="2" table:style-name="ce1"/>
          <table:table-cell office:value-type="string" table:style-name="ce1">
            <text:p>6.58</text:p>
          </table:table-cell>
          <table:table-cell table:number-columns-repeated="1636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tt0168629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Dancer in the Dark</text:p>
          </table:table-cell>
          <table:table-cell office:value-type="string" table:style-name="ce1">
            <text:p>https://www.imdb.com/title/tt016862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40" table:style-name="ce1">
            <text:p>140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Crime, Drama, Musical</text:p>
          </table:table-cell>
          <table:table-cell office:value-type="float" office:value="89886" table:style-name="ce1">
            <text:p>89886</text:p>
          </table:table-cell>
          <table:table-cell office:value-type="date" office:date-value="2000-05-17T00:00:00" table:style-name="ce2">
            <text:p>17-5-2000</text:p>
          </table:table-cell>
          <table:table-cell office:value-type="string" table:style-name="ce1">
            <text:p>Lars von Trier</text:p>
          </table:table-cell>
          <table:table-cell table:number-columns-repeated="2" table:style-name="ce1"/>
          <table:table-cell office:value-type="string" table:style-name="ce1">
            <text:p>6.59</text:p>
          </table:table-cell>
          <table:table-cell table:number-columns-repeated="1636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tt007243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Young Frankenstein</text:p>
          </table:table-cell>
          <table:table-cell office:value-type="string" table:style-name="ce1">
            <text:p>https://www.imdb.com/title/tt007243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6" table:style-name="ce1">
            <text:p>106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Comedy</text:p>
          </table:table-cell>
          <table:table-cell office:value-type="float" office:value="129009" table:style-name="ce1">
            <text:p>129009</text:p>
          </table:table-cell>
          <table:table-cell office:value-type="date" office:date-value="1974-12-15T00:00:00" table:style-name="ce2">
            <text:p>15-12-1974</text:p>
          </table:table-cell>
          <table:table-cell office:value-type="string" table:style-name="ce1">
            <text:p>Mel Brooks</text:p>
          </table:table-cell>
          <table:table-cell table:number-columns-repeated="2" table:style-name="ce1"/>
          <table:table-cell office:value-type="string" table:style-name="ce1">
            <text:p>6.59</text:p>
          </table:table-cell>
          <table:table-cell table:number-columns-repeated="16366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tt0038769</text:p>
          </table:table-cell>
          <table:table-cell office:value-type="date" office:date-value="2018-04-30T00:00:00" table:style-name="ce2">
            <text:p>30-4-2018</text:p>
          </table:table-cell>
          <table:table-cell office:value-type="date" office:date-value="2018-04-30T00:00:00" table:style-name="ce2">
            <text:p>30-4-2018</text:p>
          </table:table-cell>
          <table:table-cell table:style-name="ce1"/>
          <table:table-cell office:value-type="string" table:style-name="ce1">
            <text:p>Die Mörder sind unter uns</text:p>
          </table:table-cell>
          <table:table-cell office:value-type="string" table:style-name="ce1">
            <text:p>https://www.imdb.com/title/tt003876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85" table:style-name="ce1">
            <text:p>85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Drama, Romance, Thriller, War</text:p>
          </table:table-cell>
          <table:table-cell office:value-type="float" office:value="1698" table:style-name="ce1">
            <text:p>1698</text:p>
          </table:table-cell>
          <table:table-cell office:value-type="date" office:date-value="1946-10-15T00:00:00" table:style-name="ce2">
            <text:p>15-10-1946</text:p>
          </table:table-cell>
          <table:table-cell office:value-type="string" table:style-name="ce1">
            <text:p>Wolfgang Staudte</text:p>
          </table:table-cell>
          <table:table-cell table:number-columns-repeated="2" table:style-name="ce1"/>
          <table:table-cell office:value-type="string" table:style-name="ce1">
            <text:p>6.59</text:p>
          </table:table-cell>
          <table:table-cell table:number-columns-repeated="16366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tt2140479</text:p>
          </table:table-cell>
          <table:table-cell office:value-type="date" office:date-value="2016-11-09T00:00:00" table:style-name="ce2">
            <text:p>9-11-2016</text:p>
          </table:table-cell>
          <table:table-cell office:value-type="date" office:date-value="2016-11-09T00:00:00" table:style-name="ce2">
            <text:p>9-11-2016</text:p>
          </table:table-cell>
          <table:table-cell table:style-name="ce1"/>
          <table:table-cell office:value-type="string" table:style-name="ce1">
            <text:p>The Accountant</text:p>
          </table:table-cell>
          <table:table-cell office:value-type="string" table:style-name="ce1">
            <text:p>https://www.imdb.com/title/tt214047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28" table:style-name="ce1">
            <text:p>128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Action, Crime, Drama, Thriller</text:p>
          </table:table-cell>
          <table:table-cell office:value-type="float" office:value="217413" table:style-name="ce1">
            <text:p>217413</text:p>
          </table:table-cell>
          <table:table-cell office:value-type="date" office:date-value="2016-10-10T00:00:00" table:style-name="ce2">
            <text:p>10-10-2016</text:p>
          </table:table-cell>
          <table:table-cell office:value-type="string" table:style-name="ce1">
            <text:p>Gavin O'Connor</text:p>
          </table:table-cell>
          <table:table-cell table:number-columns-repeated="2" table:style-name="ce1"/>
          <table:table-cell office:value-type="string" table:style-name="ce1">
            <text:p>6.63</text:p>
          </table:table-cell>
          <table:table-cell table:number-columns-repeated="16366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tt0051036</text:p>
          </table:table-cell>
          <table:table-cell office:value-type="date" office:date-value="2018-01-11T00:00:00" table:style-name="ce2">
            <text:p>11-1-2018</text:p>
          </table:table-cell>
          <table:table-cell office:value-type="date" office:date-value="2018-01-11T00:00:00" table:style-name="ce2">
            <text:p>11-1-2018</text:p>
          </table:table-cell>
          <table:table-cell table:style-name="ce1"/>
          <table:table-cell office:value-type="string" table:style-name="ce1">
            <text:p>Sweet Smell of Success</text:p>
          </table:table-cell>
          <table:table-cell office:value-type="string" table:style-name="ce1">
            <text:p>https://www.imdb.com/title/tt005103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96" table:style-name="ce1">
            <text:p>96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Drama, Film-Noir</text:p>
          </table:table-cell>
          <table:table-cell office:value-type="float" office:value="23299" table:style-name="ce1">
            <text:p>23299</text:p>
          </table:table-cell>
          <table:table-cell office:value-type="date" office:date-value="1957-06-27T00:00:00" table:style-name="ce2">
            <text:p>27-6-1957</text:p>
          </table:table-cell>
          <table:table-cell office:value-type="string" table:style-name="ce1">
            <text:p>Alexander Mackendrick</text:p>
          </table:table-cell>
          <table:table-cell table:number-columns-repeated="2" table:style-name="ce1"/>
          <table:table-cell office:value-type="string" table:style-name="ce1">
            <text:p>6.64</text:p>
          </table:table-cell>
          <table:table-cell table:number-columns-repeated="1636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tt1954470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Gangs of Wasseypur</text:p>
          </table:table-cell>
          <table:table-cell office:value-type="string" table:style-name="ce1">
            <text:p>https://www.imdb.com/title/tt195447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321" table:style-name="ce1">
            <text:p>321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Action, Comedy, Crime, Drama, Thriller</text:p>
          </table:table-cell>
          <table:table-cell office:value-type="float" office:value="64349" table:style-name="ce1">
            <text:p>64349</text:p>
          </table:table-cell>
          <table:table-cell office:value-type="date" office:date-value="2012-05-22T00:00:00" table:style-name="ce2">
            <text:p>22-5-2012</text:p>
          </table:table-cell>
          <table:table-cell office:value-type="string" table:style-name="ce1">
            <text:p>Anurag Kashyap</text:p>
          </table:table-cell>
          <table:table-cell table:number-columns-repeated="2" table:style-name="ce1"/>
          <table:table-cell office:value-type="string" table:style-name="ce1">
            <text:p>6.64</text:p>
          </table:table-cell>
          <table:table-cell table:number-columns-repeated="16366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tt0062229</text:p>
          </table:table-cell>
          <table:table-cell office:value-type="date" office:date-value="2018-01-11T00:00:00" table:style-name="ce2">
            <text:p>11-1-2018</text:p>
          </table:table-cell>
          <table:table-cell office:value-type="date" office:date-value="2018-01-11T00:00:00" table:style-name="ce2">
            <text:p>11-1-2018</text:p>
          </table:table-cell>
          <table:table-cell table:style-name="ce1"/>
          <table:table-cell office:value-type="string" table:style-name="ce1">
            <text:p>Le samouraï</text:p>
          </table:table-cell>
          <table:table-cell office:value-type="string" table:style-name="ce1">
            <text:p>https://www.imdb.com/title/tt006222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05" table:style-name="ce1">
            <text:p>105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Crime, Drama, Mystery, Thriller</text:p>
          </table:table-cell>
          <table:table-cell office:value-type="float" office:value="37343" table:style-name="ce1">
            <text:p>37343</text:p>
          </table:table-cell>
          <table:table-cell office:value-type="date" office:date-value="1967-10-25T00:00:00" table:style-name="ce2">
            <text:p>25-10-1967</text:p>
          </table:table-cell>
          <table:table-cell office:value-type="string" table:style-name="ce1">
            <text:p>Jean-Pierre Melville</text:p>
          </table:table-cell>
          <table:table-cell table:number-columns-repeated="2" table:style-name="ce1"/>
          <table:table-cell office:value-type="string" table:style-name="ce1">
            <text:p>6.64</text:p>
          </table:table-cell>
          <table:table-cell table:number-columns-repeated="16366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tt0059229</text:p>
          </table:table-cell>
          <table:table-cell office:value-type="date" office:date-value="2017-12-19T00:00:00" table:style-name="ce2">
            <text:p>19-12-2017</text:p>
          </table:table-cell>
          <table:table-cell office:value-type="date" office:date-value="2017-12-19T00:00:00" table:style-name="ce2">
            <text:p>19-12-2017</text:p>
          </table:table-cell>
          <table:table-cell table:style-name="ce1"/>
          <table:table-cell office:value-type="string" table:style-name="ce1">
            <text:p>Giulietta degli spiriti</text:p>
          </table:table-cell>
          <table:table-cell office:value-type="string" table:style-name="ce1">
            <text:p>https://www.imdb.com/title/tt005922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37" table:style-name="ce1">
            <text:p>137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Comedy, Drama, Fantasy</text:p>
          </table:table-cell>
          <table:table-cell office:value-type="float" office:value="9822" table:style-name="ce1">
            <text:p>9822</text:p>
          </table:table-cell>
          <table:table-cell office:value-type="date" office:date-value="1965-10-16T00:00:00" table:style-name="ce2">
            <text:p>16-10-1965</text:p>
          </table:table-cell>
          <table:table-cell office:value-type="string" table:style-name="ce1">
            <text:p>Federico Fellini</text:p>
          </table:table-cell>
          <table:table-cell table:number-columns-repeated="2" table:style-name="ce1"/>
          <table:table-cell office:value-type="string" table:style-name="ce1">
            <text:p>6.64</text:p>
          </table:table-cell>
          <table:table-cell table:number-columns-repeated="16366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tt1614989</text:p>
          </table:table-cell>
          <table:table-cell office:value-type="date" office:date-value="2017-01-13T00:00:00" table:style-name="ce2">
            <text:p>13-1-2017</text:p>
          </table:table-cell>
          <table:table-cell office:value-type="date" office:date-value="2017-01-13T00:00:00" table:style-name="ce2">
            <text:p>13-1-2017</text:p>
          </table:table-cell>
          <table:table-cell table:style-name="ce1"/>
          <table:table-cell office:value-type="string" table:style-name="ce1">
            <text:p>Hodejegerne</text:p>
          </table:table-cell>
          <table:table-cell office:value-type="string" table:style-name="ce1">
            <text:p>https://www.imdb.com/title/tt161498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96" table:style-name="ce1">
            <text:p>96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Crime, Drama, Thriller</text:p>
          </table:table-cell>
          <table:table-cell office:value-type="float" office:value="88929" table:style-name="ce1">
            <text:p>88929</text:p>
          </table:table-cell>
          <table:table-cell office:value-type="date" office:date-value="2011-08-04T00:00:00" table:style-name="ce2">
            <text:p>4-8-2011</text:p>
          </table:table-cell>
          <table:table-cell office:value-type="string" table:style-name="ce1">
            <text:p>Morten Tyldum</text:p>
          </table:table-cell>
          <table:table-cell table:number-columns-repeated="2" table:style-name="ce1"/>
          <table:table-cell office:value-type="string" table:style-name="ce1">
            <text:p>6.64</text:p>
          </table:table-cell>
          <table:table-cell table:number-columns-repeated="1636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tt0009968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Broken Blossoms or The Yellow Man and the Girl</text:p>
          </table:table-cell>
          <table:table-cell office:value-type="string" table:style-name="ce1">
            <text:p>https://www.imdb.com/title/tt000996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90" table:style-name="ce1">
            <text:p>90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Drama, Romance</text:p>
          </table:table-cell>
          <table:table-cell office:value-type="float" office:value="8186" table:style-name="ce1">
            <text:p>8186</text:p>
          </table:table-cell>
          <table:table-cell office:value-type="date" office:date-value="1919-05-13T00:00:00" table:style-name="ce2">
            <text:p>13-5-1919</text:p>
          </table:table-cell>
          <table:table-cell office:value-type="string" table:style-name="ce1">
            <text:p>D.W. Griffith</text:p>
          </table:table-cell>
          <table:table-cell table:number-columns-repeated="2" table:style-name="ce1"/>
          <table:table-cell office:value-type="string" table:style-name="ce1">
            <text:p>6.64</text:p>
          </table:table-cell>
          <table:table-cell table:number-columns-repeated="16366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tt0896872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The Whistleblower</text:p>
          </table:table-cell>
          <table:table-cell office:value-type="string" table:style-name="ce1">
            <text:p>https://www.imdb.com/title/tt089687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12" table:style-name="ce1">
            <text:p>112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Action, Biography, Crime, Drama, Thriller</text:p>
          </table:table-cell>
          <table:table-cell office:value-type="float" office:value="28739" table:style-name="ce1">
            <text:p>28739</text:p>
          </table:table-cell>
          <table:table-cell office:value-type="date" office:date-value="2010-09-13T00:00:00" table:style-name="ce2">
            <text:p>13-9-2010</text:p>
          </table:table-cell>
          <table:table-cell office:value-type="string" table:style-name="ce1">
            <text:p>Larysa Kondracki</text:p>
          </table:table-cell>
          <table:table-cell table:number-columns-repeated="2" table:style-name="ce1"/>
          <table:table-cell office:value-type="string" table:style-name="ce1">
            <text:p>6.64</text:p>
          </table:table-cell>
          <table:table-cell table:number-columns-repeated="1636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t0029192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Make Way for Tomorrow</text:p>
          </table:table-cell>
          <table:table-cell office:value-type="string" table:style-name="ce1">
            <text:p>https://www.imdb.com/title/tt002919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91" table:style-name="ce1">
            <text:p>91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Comedy, Drama, Romance</text:p>
          </table:table-cell>
          <table:table-cell office:value-type="float" office:value="6016" table:style-name="ce1">
            <text:p>6016</text:p>
          </table:table-cell>
          <table:table-cell office:value-type="date" office:date-value="1937-04-30T00:00:00" table:style-name="ce2">
            <text:p>30-4-1937</text:p>
          </table:table-cell>
          <table:table-cell office:value-type="string" table:style-name="ce1">
            <text:p>Leo McCarey</text:p>
          </table:table-cell>
          <table:table-cell table:number-columns-repeated="2" table:style-name="ce1"/>
          <table:table-cell office:value-type="string" table:style-name="ce1">
            <text:p>6.66</text:p>
          </table:table-cell>
          <table:table-cell table:number-columns-repeated="1636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tt0066498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Ucho</text:p>
          </table:table-cell>
          <table:table-cell office:value-type="string" table:style-name="ce1">
            <text:p>https://www.imdb.com/title/tt006649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94" table:style-name="ce1">
            <text:p>94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Drama, Thriller</text:p>
          </table:table-cell>
          <table:table-cell office:value-type="float" office:value="1992" table:style-name="ce1">
            <text:p>1992</text:p>
          </table:table-cell>
          <table:table-cell office:value-type="date" office:date-value="1970-06-01T00:00:00" table:style-name="ce2">
            <text:p>1-6-1970</text:p>
          </table:table-cell>
          <table:table-cell office:value-type="string" table:style-name="ce1">
            <text:p>Karel Kachyna</text:p>
          </table:table-cell>
          <table:table-cell table:number-columns-repeated="2" table:style-name="ce1"/>
          <table:table-cell office:value-type="string" table:style-name="ce1">
            <text:p>6.66</text:p>
          </table:table-cell>
          <table:table-cell table:number-columns-repeated="1636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tt0033045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The Shop Around the Corner</text:p>
          </table:table-cell>
          <table:table-cell office:value-type="string" table:style-name="ce1">
            <text:p>https://www.imdb.com/title/tt003304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99" table:style-name="ce1">
            <text:p>99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Comedy, Drama, Romance</text:p>
          </table:table-cell>
          <table:table-cell office:value-type="float" office:value="23241" table:style-name="ce1">
            <text:p>23241</text:p>
          </table:table-cell>
          <table:table-cell office:value-type="date" office:date-value="1940-01-10T00:00:00" table:style-name="ce2">
            <text:p>10-1-1940</text:p>
          </table:table-cell>
          <table:table-cell office:value-type="string" table:style-name="ce1">
            <text:p>Ernst Lubitsch</text:p>
          </table:table-cell>
          <table:table-cell table:number-columns-repeated="2" table:style-name="ce1"/>
          <table:table-cell office:value-type="string" table:style-name="ce1">
            <text:p>6.68</text:p>
          </table:table-cell>
          <table:table-cell table:number-columns-repeated="1636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tt1436045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Jûsan-nin no shikaku</text:p>
          </table:table-cell>
          <table:table-cell office:value-type="string" table:style-name="ce1">
            <text:p>https://www.imdb.com/title/tt143604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41" table:style-name="ce1">
            <text:p>141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Action, Adventure, Drama</text:p>
          </table:table-cell>
          <table:table-cell office:value-type="float" office:value="56791" table:style-name="ce1">
            <text:p>56791</text:p>
          </table:table-cell>
          <table:table-cell office:value-type="date" office:date-value="2010-09-09T00:00:00" table:style-name="ce2">
            <text:p>9-9-2010</text:p>
          </table:table-cell>
          <table:table-cell office:value-type="string" table:style-name="ce1">
            <text:p>Takashi Miike</text:p>
          </table:table-cell>
          <table:table-cell table:number-columns-repeated="2" table:style-name="ce1"/>
          <table:table-cell office:value-type="string" table:style-name="ce1">
            <text:p>6.68</text:p>
          </table:table-cell>
          <table:table-cell table:number-columns-repeated="16366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tt0388789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Born Into Brothels: Calcutta's Red Light Kids</text:p>
          </table:table-cell>
          <table:table-cell office:value-type="string" table:style-name="ce1">
            <text:p>https://www.imdb.com/title/tt038878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85" table:style-name="ce1">
            <text:p>85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Documentary</text:p>
          </table:table-cell>
          <table:table-cell office:value-type="float" office:value="14214" table:style-name="ce1">
            <text:p>14214</text:p>
          </table:table-cell>
          <table:table-cell office:value-type="date" office:date-value="2004-01-17T00:00:00" table:style-name="ce2">
            <text:p>17-1-2004</text:p>
          </table:table-cell>
          <table:table-cell office:value-type="string" table:style-name="ce1">
            <text:p>Ross Kauffman, Zana Briski</text:p>
          </table:table-cell>
          <table:table-cell table:number-columns-repeated="2" table:style-name="ce1"/>
          <table:table-cell office:value-type="string" table:style-name="ce1">
            <text:p>6.68</text:p>
          </table:table-cell>
          <table:table-cell table:number-columns-repeated="1636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tt0026752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Mutiny on the Bounty</text:p>
          </table:table-cell>
          <table:table-cell office:value-type="string" table:style-name="ce1">
            <text:p>https://www.imdb.com/title/tt002675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32" table:style-name="ce1">
            <text:p>132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Adventure, Biography, Drama, History, Romance</text:p>
          </table:table-cell>
          <table:table-cell office:value-type="float" office:value="18301" table:style-name="ce1">
            <text:p>18301</text:p>
          </table:table-cell>
          <table:table-cell office:value-type="date" office:date-value="1935-11-08T00:00:00" table:style-name="ce2">
            <text:p>8-11-1935</text:p>
          </table:table-cell>
          <table:table-cell office:value-type="string" table:style-name="ce1">
            <text:p>Frank Lloyd</text:p>
          </table:table-cell>
          <table:table-cell table:number-columns-repeated="2" table:style-name="ce1"/>
          <table:table-cell office:value-type="string" table:style-name="ce1">
            <text:p>6.69</text:p>
          </table:table-cell>
          <table:table-cell table:number-columns-repeated="1636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tt0112818</text:p>
          </table:table-cell>
          <table:table-cell office:value-type="date" office:date-value="2015-02-26T00:00:00" table:style-name="ce2">
            <text:p>26-2-2015</text:p>
          </table:table-cell>
          <table:table-cell office:value-type="date" office:date-value="2015-02-26T00:00:00" table:style-name="ce2">
            <text:p>26-2-2015</text:p>
          </table:table-cell>
          <table:table-cell table:style-name="ce1"/>
          <table:table-cell office:value-type="string" table:style-name="ce1">
            <text:p>Dead Man Walking</text:p>
          </table:table-cell>
          <table:table-cell office:value-type="string" table:style-name="ce1">
            <text:p>https://www.imdb.com/title/tt011281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22" table:style-name="ce1">
            <text:p>122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rime, Drama</text:p>
          </table:table-cell>
          <table:table-cell office:value-type="float" office:value="80452" table:style-name="ce1">
            <text:p>80452</text:p>
          </table:table-cell>
          <table:table-cell office:value-type="date" office:date-value="1995-12-29T00:00:00" table:style-name="ce2">
            <text:p>29-12-1995</text:p>
          </table:table-cell>
          <table:table-cell office:value-type="string" table:style-name="ce1">
            <text:p>Tim Robbins</text:p>
          </table:table-cell>
          <table:table-cell table:number-columns-repeated="2" table:style-name="ce1"/>
          <table:table-cell office:value-type="string" table:style-name="ce1">
            <text:p>6.69</text:p>
          </table:table-cell>
          <table:table-cell table:number-columns-repeated="16366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tt0096283</text:p>
          </table:table-cell>
          <table:table-cell office:value-type="date" office:date-value="2018-09-13T00:00:00" table:style-name="ce2">
            <text:p>13-9-2018</text:p>
          </table:table-cell>
          <table:table-cell office:value-type="date" office:date-value="2018-09-13T00:00:00" table:style-name="ce2">
            <text:p>13-9-2018</text:p>
          </table:table-cell>
          <table:table-cell table:style-name="ce1"/>
          <table:table-cell office:value-type="string" table:style-name="ce1">
            <text:p>Tonari no Totoro</text:p>
          </table:table-cell>
          <table:table-cell office:value-type="string" table:style-name="ce1">
            <text:p>https://www.imdb.com/title/tt009628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86" table:style-name="ce1">
            <text:p>86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Animation, Family, Fantasy</text:p>
          </table:table-cell>
          <table:table-cell office:value-type="float" office:value="223466" table:style-name="ce1">
            <text:p>223466</text:p>
          </table:table-cell>
          <table:table-cell office:value-type="date" office:date-value="1988-04-16T00:00:00" table:style-name="ce2">
            <text:p>16-4-1988</text:p>
          </table:table-cell>
          <table:table-cell office:value-type="string" table:style-name="ce1">
            <text:p>Hayao Miyazaki</text:p>
          </table:table-cell>
          <table:table-cell table:number-columns-repeated="2" table:style-name="ce1"/>
          <table:table-cell office:value-type="string" table:style-name="ce1">
            <text:p>6.70</text:p>
          </table:table-cell>
          <table:table-cell table:number-columns-repeated="1636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tt1189340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The Lincoln Lawyer</text:p>
          </table:table-cell>
          <table:table-cell office:value-type="string" table:style-name="ce1">
            <text:p>https://www.imdb.com/title/tt118934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18" table:style-name="ce1">
            <text:p>118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Crime, Drama, Thriller</text:p>
          </table:table-cell>
          <table:table-cell office:value-type="float" office:value="191044" table:style-name="ce1">
            <text:p>191044</text:p>
          </table:table-cell>
          <table:table-cell office:value-type="date" office:date-value="2011-03-10T00:00:00" table:style-name="ce2">
            <text:p>10-3-2011</text:p>
          </table:table-cell>
          <table:table-cell office:value-type="string" table:style-name="ce1">
            <text:p>Brad Furman</text:p>
          </table:table-cell>
          <table:table-cell table:number-columns-repeated="2" table:style-name="ce1"/>
          <table:table-cell office:value-type="string" table:style-name="ce1">
            <text:p>6.70</text:p>
          </table:table-cell>
          <table:table-cell table:number-columns-repeated="16366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tt2042568</text:p>
          </table:table-cell>
          <table:table-cell office:value-type="date" office:date-value="2018-05-09T00:00:00" table:style-name="ce2">
            <text:p>9-5-2018</text:p>
          </table:table-cell>
          <table:table-cell office:value-type="date" office:date-value="2018-05-09T00:00:00" table:style-name="ce2">
            <text:p>9-5-2018</text:p>
          </table:table-cell>
          <table:table-cell table:style-name="ce1"/>
          <table:table-cell office:value-type="string" table:style-name="ce1">
            <text:p>Inside Llewyn Davis</text:p>
          </table:table-cell>
          <table:table-cell office:value-type="string" table:style-name="ce1">
            <text:p>https://www.imdb.com/title/tt204256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04" table:style-name="ce1">
            <text:p>104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Drama, Music</text:p>
          </table:table-cell>
          <table:table-cell office:value-type="float" office:value="117668" table:style-name="ce1">
            <text:p>117668</text:p>
          </table:table-cell>
          <table:table-cell office:value-type="date" office:date-value="2013-05-19T00:00:00" table:style-name="ce2">
            <text:p>19-5-2013</text:p>
          </table:table-cell>
          <table:table-cell office:value-type="string" table:style-name="ce1">
            <text:p>Ethan Coen, Joel Coen</text:p>
          </table:table-cell>
          <table:table-cell table:number-columns-repeated="2" table:style-name="ce1"/>
          <table:table-cell office:value-type="string" table:style-name="ce1">
            <text:p>6.71</text:p>
          </table:table-cell>
          <table:table-cell table:number-columns-repeated="16366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tt0063522</text:p>
          </table:table-cell>
          <table:table-cell office:value-type="date" office:date-value="2018-01-11T00:00:00" table:style-name="ce2">
            <text:p>11-1-2018</text:p>
          </table:table-cell>
          <table:table-cell office:value-type="date" office:date-value="2018-01-11T00:00:00" table:style-name="ce2">
            <text:p>11-1-2018</text:p>
          </table:table-cell>
          <table:table-cell table:style-name="ce1"/>
          <table:table-cell office:value-type="string" table:style-name="ce1">
            <text:p>Rosemary's Baby</text:p>
          </table:table-cell>
          <table:table-cell office:value-type="string" table:style-name="ce1">
            <text:p>https://www.imdb.com/title/tt006352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37" table:style-name="ce1">
            <text:p>137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Drama, Horror</text:p>
          </table:table-cell>
          <table:table-cell office:value-type="float" office:value="161923" table:style-name="ce1">
            <text:p>161923</text:p>
          </table:table-cell>
          <table:table-cell office:value-type="date" office:date-value="1968-06-12T00:00:00" table:style-name="ce2">
            <text:p>12-6-1968</text:p>
          </table:table-cell>
          <table:table-cell office:value-type="string" table:style-name="ce1">
            <text:p>Roman Polanski</text:p>
          </table:table-cell>
          <table:table-cell table:number-columns-repeated="2" table:style-name="ce1"/>
          <table:table-cell office:value-type="string" table:style-name="ce1">
            <text:p>6.72</text:p>
          </table:table-cell>
          <table:table-cell table:number-columns-repeated="16366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tt0035446</text:p>
          </table:table-cell>
          <table:table-cell office:value-type="date" office:date-value="2018-09-13T00:00:00" table:style-name="ce2">
            <text:p>13-9-2018</text:p>
          </table:table-cell>
          <table:table-cell office:value-type="date" office:date-value="2018-09-13T00:00:00" table:style-name="ce2">
            <text:p>13-9-2018</text:p>
          </table:table-cell>
          <table:table-cell table:style-name="ce1"/>
          <table:table-cell office:value-type="string" table:style-name="ce1">
            <text:p>To Be or Not to Be</text:p>
          </table:table-cell>
          <table:table-cell office:value-type="string" table:style-name="ce1">
            <text:p>https://www.imdb.com/title/tt003544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99" table:style-name="ce1">
            <text:p>99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Comedy, War</text:p>
          </table:table-cell>
          <table:table-cell office:value-type="float" office:value="22200" table:style-name="ce1">
            <text:p>22200</text:p>
          </table:table-cell>
          <table:table-cell office:value-type="date" office:date-value="1942-02-19T00:00:00" table:style-name="ce2">
            <text:p>19-2-1942</text:p>
          </table:table-cell>
          <table:table-cell office:value-type="string" table:style-name="ce1">
            <text:p>Ernst Lubitsch</text:p>
          </table:table-cell>
          <table:table-cell table:number-columns-repeated="2" table:style-name="ce1"/>
          <table:table-cell office:value-type="string" table:style-name="ce1">
            <text:p>6.73</text:p>
          </table:table-cell>
          <table:table-cell table:number-columns-repeated="1636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tt0120768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The Negotiator</text:p>
          </table:table-cell>
          <table:table-cell office:value-type="string" table:style-name="ce1">
            <text:p>https://www.imdb.com/title/tt012076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40" table:style-name="ce1">
            <text:p>140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Action, Crime, Drama, Mystery, Thriller</text:p>
          </table:table-cell>
          <table:table-cell office:value-type="float" office:value="118766" table:style-name="ce1">
            <text:p>118766</text:p>
          </table:table-cell>
          <table:table-cell office:value-type="date" office:date-value="1998-07-29T00:00:00" table:style-name="ce2">
            <text:p>29-7-1998</text:p>
          </table:table-cell>
          <table:table-cell office:value-type="string" table:style-name="ce1">
            <text:p>F. Gary Gray</text:p>
          </table:table-cell>
          <table:table-cell table:number-columns-repeated="2" table:style-name="ce1"/>
          <table:table-cell office:value-type="string" table:style-name="ce1">
            <text:p>6.73</text:p>
          </table:table-cell>
          <table:table-cell table:number-columns-repeated="1636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tt0480249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I Am Legend</text:p>
          </table:table-cell>
          <table:table-cell office:value-type="string" table:style-name="ce1">
            <text:p>https://www.imdb.com/title/tt048024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01" table:style-name="ce1">
            <text:p>101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Drama, Horror, Sci-Fi, Thriller</text:p>
          </table:table-cell>
          <table:table-cell office:value-type="float" office:value="611087" table:style-name="ce1">
            <text:p>611087</text:p>
          </table:table-cell>
          <table:table-cell office:value-type="date" office:date-value="2007-12-05T00:00:00" table:style-name="ce2">
            <text:p>5-12-2007</text:p>
          </table:table-cell>
          <table:table-cell office:value-type="string" table:style-name="ce1">
            <text:p>Francis Lawrence</text:p>
          </table:table-cell>
          <table:table-cell table:number-columns-repeated="2" table:style-name="ce1"/>
          <table:table-cell office:value-type="string" table:style-name="ce1">
            <text:p>6.73</text:p>
          </table:table-cell>
          <table:table-cell table:number-columns-repeated="1636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tt1817273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The Place Beyond the Pines</text:p>
          </table:table-cell>
          <table:table-cell office:value-type="string" table:style-name="ce1">
            <text:p>https://www.imdb.com/title/tt181727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40" table:style-name="ce1">
            <text:p>140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Crime, Drama, Thriller</text:p>
          </table:table-cell>
          <table:table-cell office:value-type="float" office:value="218029" table:style-name="ce1">
            <text:p>218029</text:p>
          </table:table-cell>
          <table:table-cell office:value-type="date" office:date-value="2012-09-07T00:00:00" table:style-name="ce2">
            <text:p>7-9-2012</text:p>
          </table:table-cell>
          <table:table-cell office:value-type="string" table:style-name="ce1">
            <text:p>Derek Cianfrance</text:p>
          </table:table-cell>
          <table:table-cell table:number-columns-repeated="2" table:style-name="ce1"/>
          <table:table-cell office:value-type="string" table:style-name="ce1">
            <text:p>6.74</text:p>
          </table:table-cell>
          <table:table-cell table:number-columns-repeated="16366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tt4430212</text:p>
          </table:table-cell>
          <table:table-cell office:value-type="date" office:date-value="2016-12-10T00:00:00" table:style-name="ce2">
            <text:p>10-12-2016</text:p>
          </table:table-cell>
          <table:table-cell office:value-type="date" office:date-value="2016-12-10T00:00:00" table:style-name="ce2">
            <text:p>10-12-2016</text:p>
          </table:table-cell>
          <table:table-cell table:style-name="ce1"/>
          <table:table-cell office:value-type="string" table:style-name="ce1">
            <text:p>Drishyam</text:p>
          </table:table-cell>
          <table:table-cell office:value-type="string" table:style-name="ce1">
            <text:p>https://www.imdb.com/title/tt443021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163" table:style-name="ce1">
            <text:p>163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Crime, Drama, Thriller</text:p>
          </table:table-cell>
          <table:table-cell office:value-type="float" office:value="49198" table:style-name="ce1">
            <text:p>49198</text:p>
          </table:table-cell>
          <table:table-cell office:value-type="date" office:date-value="2015-07-30T00:00:00" table:style-name="ce2">
            <text:p>30-7-2015</text:p>
          </table:table-cell>
          <table:table-cell office:value-type="string" table:style-name="ce1">
            <text:p>Nishikant Kamat</text:p>
          </table:table-cell>
          <table:table-cell table:number-columns-repeated="2" table:style-name="ce1"/>
          <table:table-cell office:value-type="string" table:style-name="ce1">
            <text:p>6.75</text:p>
          </table:table-cell>
          <table:table-cell table:number-columns-repeated="1636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tt0106489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A Bronx Tale</text:p>
          </table:table-cell>
          <table:table-cell office:value-type="string" table:style-name="ce1">
            <text:p>https://www.imdb.com/title/tt010648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21" table:style-name="ce1">
            <text:p>121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Crime, Drama</text:p>
          </table:table-cell>
          <table:table-cell office:value-type="float" office:value="112054" table:style-name="ce1">
            <text:p>112054</text:p>
          </table:table-cell>
          <table:table-cell office:value-type="date" office:date-value="1993-09-09T00:00:00" table:style-name="ce2">
            <text:p>9-9-1993</text:p>
          </table:table-cell>
          <table:table-cell office:value-type="string" table:style-name="ce1">
            <text:p>Robert De Niro</text:p>
          </table:table-cell>
          <table:table-cell table:number-columns-repeated="2" table:style-name="ce1"/>
          <table:table-cell office:value-type="string" table:style-name="ce1">
            <text:p>6.75</text:p>
          </table:table-cell>
          <table:table-cell table:number-columns-repeated="16366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tt0112740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Crimson Tide</text:p>
          </table:table-cell>
          <table:table-cell office:value-type="string" table:style-name="ce1">
            <text:p>https://www.imdb.com/title/tt011274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16" table:style-name="ce1">
            <text:p>116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Action, Drama, Thriller, War</text:p>
          </table:table-cell>
          <table:table-cell office:value-type="float" office:value="90517" table:style-name="ce1">
            <text:p>90517</text:p>
          </table:table-cell>
          <table:table-cell office:value-type="date" office:date-value="1995-05-12T00:00:00" table:style-name="ce2">
            <text:p>12-5-1995</text:p>
          </table:table-cell>
          <table:table-cell office:value-type="string" table:style-name="ce1">
            <text:p>Tony Scott</text:p>
          </table:table-cell>
          <table:table-cell table:number-columns-repeated="2" table:style-name="ce1"/>
          <table:table-cell office:value-type="string" table:style-name="ce1">
            <text:p>6.76</text:p>
          </table:table-cell>
          <table:table-cell table:number-columns-repeated="1636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tt0038348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La belle et la bête</text:p>
          </table:table-cell>
          <table:table-cell office:value-type="string" table:style-name="ce1">
            <text:p>https://www.imdb.com/title/tt003834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6" table:style-name="ce1">
            <text:p>96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Drama, Fantasy, Romance</text:p>
          </table:table-cell>
          <table:table-cell office:value-type="float" office:value="21488" table:style-name="ce1">
            <text:p>21488</text:p>
          </table:table-cell>
          <table:table-cell office:value-type="date" office:date-value="1946-09-30T00:00:00" table:style-name="ce2">
            <text:p>30-9-1946</text:p>
          </table:table-cell>
          <table:table-cell office:value-type="string" table:style-name="ce1">
            <text:p>Jean Cocteau, René Clément</text:p>
          </table:table-cell>
          <table:table-cell table:number-columns-repeated="2" table:style-name="ce1"/>
          <table:table-cell office:value-type="string" table:style-name="ce1">
            <text:p>6.77</text:p>
          </table:table-cell>
          <table:table-cell table:number-columns-repeated="1636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tt0245844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The Count of Monte Cristo</text:p>
          </table:table-cell>
          <table:table-cell office:value-type="string" table:style-name="ce1">
            <text:p>https://www.imdb.com/title/tt024584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31" table:style-name="ce1">
            <text:p>131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Action, Adventure, Drama, Romance, Thriller</text:p>
          </table:table-cell>
          <table:table-cell office:value-type="float" office:value="116281" table:style-name="ce1">
            <text:p>116281</text:p>
          </table:table-cell>
          <table:table-cell office:value-type="date" office:date-value="2002-01-23T00:00:00" table:style-name="ce2">
            <text:p>23-1-2002</text:p>
          </table:table-cell>
          <table:table-cell office:value-type="string" table:style-name="ce1">
            <text:p>Kevin Reynolds</text:p>
          </table:table-cell>
          <table:table-cell table:number-columns-repeated="2" table:style-name="ce1"/>
          <table:table-cell office:value-type="string" table:style-name="ce1">
            <text:p>6.77</text:p>
          </table:table-cell>
          <table:table-cell table:number-columns-repeated="16366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tt1458175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The Next Three Days</text:p>
          </table:table-cell>
          <table:table-cell office:value-type="string" table:style-name="ce1">
            <text:p>https://www.imdb.com/title/tt145817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33" table:style-name="ce1">
            <text:p>133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Action, Crime, Drama, Romance, Thriller</text:p>
          </table:table-cell>
          <table:table-cell office:value-type="float" office:value="162105" table:style-name="ce1">
            <text:p>162105</text:p>
          </table:table-cell>
          <table:table-cell office:value-type="date" office:date-value="2010-11-09T00:00:00" table:style-name="ce2">
            <text:p>9-11-2010</text:p>
          </table:table-cell>
          <table:table-cell office:value-type="string" table:style-name="ce1">
            <text:p>Paul Haggis</text:p>
          </table:table-cell>
          <table:table-cell table:number-columns-repeated="2" table:style-name="ce1"/>
          <table:table-cell office:value-type="string" table:style-name="ce1">
            <text:p>6.77</text:p>
          </table:table-cell>
          <table:table-cell table:number-columns-repeated="16366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tt0425112</text:p>
          </table:table-cell>
          <table:table-cell office:value-type="date" office:date-value="2017-08-08T00:00:00" table:style-name="ce2">
            <text:p>8-8-2017</text:p>
          </table:table-cell>
          <table:table-cell office:value-type="date" office:date-value="2017-08-08T00:00:00" table:style-name="ce2">
            <text:p>8-8-2017</text:p>
          </table:table-cell>
          <table:table-cell table:style-name="ce1"/>
          <table:table-cell office:value-type="string" table:style-name="ce1">
            <text:p>Hot Fuzz</text:p>
          </table:table-cell>
          <table:table-cell office:value-type="string" table:style-name="ce1">
            <text:p>https://www.imdb.com/title/tt042511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21" table:style-name="ce1">
            <text:p>121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ction, Comedy</text:p>
          </table:table-cell>
          <table:table-cell office:value-type="float" office:value="408007" table:style-name="ce1">
            <text:p>408007</text:p>
          </table:table-cell>
          <table:table-cell office:value-type="date" office:date-value="2007-02-14T00:00:00" table:style-name="ce2">
            <text:p>14-2-2007</text:p>
          </table:table-cell>
          <table:table-cell office:value-type="string" table:style-name="ce1">
            <text:p>Edgar Wright</text:p>
          </table:table-cell>
          <table:table-cell table:number-columns-repeated="2" table:style-name="ce1"/>
          <table:table-cell office:value-type="string" table:style-name="ce1">
            <text:p>6.78</text:p>
          </table:table-cell>
          <table:table-cell table:number-columns-repeated="1636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tt0045061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The Quiet Man</text:p>
          </table:table-cell>
          <table:table-cell office:value-type="string" table:style-name="ce1">
            <text:p>https://www.imdb.com/title/tt004506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29" table:style-name="ce1">
            <text:p>129</text:p>
          </table:table-cell>
          <table:table-cell office:value-type="float" office:value="1952" table:style-name="ce1">
            <text:p>1952</text:p>
          </table:table-cell>
          <table:table-cell office:value-type="string" table:style-name="ce1">
            <text:p>Comedy, Drama, Romance</text:p>
          </table:table-cell>
          <table:table-cell office:value-type="float" office:value="30487" table:style-name="ce1">
            <text:p>30487</text:p>
          </table:table-cell>
          <table:table-cell office:value-type="date" office:date-value="1952-06-06T00:00:00" table:style-name="ce2">
            <text:p>6-6-1952</text:p>
          </table:table-cell>
          <table:table-cell office:value-type="string" table:style-name="ce1">
            <text:p>John Ford</text:p>
          </table:table-cell>
          <table:table-cell table:number-columns-repeated="2" table:style-name="ce1"/>
          <table:table-cell office:value-type="string" table:style-name="ce1">
            <text:p>6.78</text:p>
          </table:table-cell>
          <table:table-cell table:number-columns-repeated="16366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tt5275828</text:p>
          </table:table-cell>
          <table:table-cell office:value-type="date" office:date-value="2016-09-27T00:00:00" table:style-name="ce2">
            <text:p>27-9-2016</text:p>
          </table:table-cell>
          <table:table-cell office:value-type="date" office:date-value="2016-09-27T00:00:00" table:style-name="ce2">
            <text:p>27-9-2016</text:p>
          </table:table-cell>
          <table:table-cell table:style-name="ce1"/>
          <table:table-cell office:value-type="string" table:style-name="ce1">
            <text:p>Lo and Behold, Reveries of the Connected World</text:p>
          </table:table-cell>
          <table:table-cell office:value-type="string" table:style-name="ce1">
            <text:p>https://www.imdb.com/title/tt527582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98" table:style-name="ce1">
            <text:p>98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Documentary</text:p>
          </table:table-cell>
          <table:table-cell office:value-type="float" office:value="9872" table:style-name="ce1">
            <text:p>9872</text:p>
          </table:table-cell>
          <table:table-cell office:value-type="date" office:date-value="2016-01-23T00:00:00" table:style-name="ce2">
            <text:p>23-1-2016</text:p>
          </table:table-cell>
          <table:table-cell office:value-type="string" table:style-name="ce1">
            <text:p>Werner Herzog</text:p>
          </table:table-cell>
          <table:table-cell table:number-columns-repeated="2" table:style-name="ce1"/>
          <table:table-cell office:value-type="string" table:style-name="ce1">
            <text:p>6.78</text:p>
          </table:table-cell>
          <table:table-cell table:number-columns-repeated="1636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tt0055601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Viridiana</text:p>
          </table:table-cell>
          <table:table-cell office:value-type="string" table:style-name="ce1">
            <text:p>https://www.imdb.com/title/tt005560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90" table:style-name="ce1">
            <text:p>90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Comedy, Drama</text:p>
          </table:table-cell>
          <table:table-cell office:value-type="float" office:value="18870" table:style-name="ce1">
            <text:p>18870</text:p>
          </table:table-cell>
          <table:table-cell office:value-type="date" office:date-value="1961-05-17T00:00:00" table:style-name="ce2">
            <text:p>17-5-1961</text:p>
          </table:table-cell>
          <table:table-cell office:value-type="string" table:style-name="ce1">
            <text:p>Luis Buñuel</text:p>
          </table:table-cell>
          <table:table-cell table:number-columns-repeated="2" table:style-name="ce1"/>
          <table:table-cell office:value-type="string" table:style-name="ce1">
            <text:p>6.79</text:p>
          </table:table-cell>
          <table:table-cell table:number-columns-repeated="1636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tt0118843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Crna macka, beli macor</text:p>
          </table:table-cell>
          <table:table-cell office:value-type="string" table:style-name="ce1">
            <text:p>https://www.imdb.com/title/tt011884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27" table:style-name="ce1">
            <text:p>127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Comedy, Crime, Romance</text:p>
          </table:table-cell>
          <table:table-cell office:value-type="float" office:value="45617" table:style-name="ce1">
            <text:p>45617</text:p>
          </table:table-cell>
          <table:table-cell office:value-type="date" office:date-value="1998-06-01T00:00:00" table:style-name="ce2">
            <text:p>1-6-1998</text:p>
          </table:table-cell>
          <table:table-cell office:value-type="string" table:style-name="ce1">
            <text:p>Emir Kusturica</text:p>
          </table:table-cell>
          <table:table-cell table:number-columns-repeated="2" table:style-name="ce1"/>
          <table:table-cell office:value-type="string" table:style-name="ce1">
            <text:p>6.79</text:p>
          </table:table-cell>
          <table:table-cell table:number-columns-repeated="1636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tt0426931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August Rush</text:p>
          </table:table-cell>
          <table:table-cell office:value-type="string" table:style-name="ce1">
            <text:p>https://www.imdb.com/title/tt042693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14" table:style-name="ce1">
            <text:p>114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Drama, Music</text:p>
          </table:table-cell>
          <table:table-cell office:value-type="float" office:value="96812" table:style-name="ce1">
            <text:p>96812</text:p>
          </table:table-cell>
          <table:table-cell office:value-type="date" office:date-value="2007-10-06T00:00:00" table:style-name="ce2">
            <text:p>6-10-2007</text:p>
          </table:table-cell>
          <table:table-cell office:value-type="string" table:style-name="ce1">
            <text:p>Kirsten Sheridan</text:p>
          </table:table-cell>
          <table:table-cell table:number-columns-repeated="2" table:style-name="ce1"/>
          <table:table-cell office:value-type="string" table:style-name="ce1">
            <text:p>6.79</text:p>
          </table:table-cell>
          <table:table-cell table:number-columns-repeated="16366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tt0365737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Syriana</text:p>
          </table:table-cell>
          <table:table-cell office:value-type="string" table:style-name="ce1">
            <text:p>https://www.imdb.com/title/tt036573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6.9</text:p>
          </table:table-cell>
          <table:table-cell office:value-type="float" office:value="128" table:style-name="ce1">
            <text:p>128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Drama, Thriller</text:p>
          </table:table-cell>
          <table:table-cell office:value-type="float" office:value="118095" table:style-name="ce1">
            <text:p>118095</text:p>
          </table:table-cell>
          <table:table-cell office:value-type="date" office:date-value="2005-11-23T00:00:00" table:style-name="ce2">
            <text:p>23-11-2005</text:p>
          </table:table-cell>
          <table:table-cell office:value-type="string" table:style-name="ce1">
            <text:p>Stephen Gaghan</text:p>
          </table:table-cell>
          <table:table-cell table:number-columns-repeated="2" table:style-name="ce1"/>
          <table:table-cell office:value-type="string" table:style-name="ce1">
            <text:p>6.79</text:p>
          </table:table-cell>
          <table:table-cell table:number-columns-repeated="1636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tt0053779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La dolce vita</text:p>
          </table:table-cell>
          <table:table-cell office:value-type="string" table:style-name="ce1">
            <text:p>https://www.imdb.com/title/tt005377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74" table:style-name="ce1">
            <text:p>174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Comedy, Drama</text:p>
          </table:table-cell>
          <table:table-cell office:value-type="float" office:value="56582" table:style-name="ce1">
            <text:p>56582</text:p>
          </table:table-cell>
          <table:table-cell office:value-type="date" office:date-value="1960-02-03T00:00:00" table:style-name="ce2">
            <text:p>3-2-1960</text:p>
          </table:table-cell>
          <table:table-cell office:value-type="string" table:style-name="ce1">
            <text:p>Federico Fellini</text:p>
          </table:table-cell>
          <table:table-cell table:number-columns-repeated="2" table:style-name="ce1"/>
          <table:table-cell office:value-type="string" table:style-name="ce1">
            <text:p>6.80</text:p>
          </table:table-cell>
          <table:table-cell table:number-columns-repeated="1636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tt0018806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The Crowd</text:p>
          </table:table-cell>
          <table:table-cell office:value-type="string" table:style-name="ce1">
            <text:p>https://www.imdb.com/title/tt001880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8" table:style-name="ce1">
            <text:p>98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Drama, Romance</text:p>
          </table:table-cell>
          <table:table-cell office:value-type="float" office:value="6570" table:style-name="ce1">
            <text:p>6570</text:p>
          </table:table-cell>
          <table:table-cell office:value-type="date" office:date-value="1928-02-18T00:00:00" table:style-name="ce2">
            <text:p>18-2-1928</text:p>
          </table:table-cell>
          <table:table-cell office:value-type="string" table:style-name="ce1">
            <text:p>King Vidor</text:p>
          </table:table-cell>
          <table:table-cell table:number-columns-repeated="2" table:style-name="ce1"/>
          <table:table-cell office:value-type="string" table:style-name="ce1">
            <text:p>6.80</text:p>
          </table:table-cell>
          <table:table-cell table:number-columns-repeated="1636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tt0024252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Liebelei</text:p>
          </table:table-cell>
          <table:table-cell office:value-type="string" table:style-name="ce1">
            <text:p>https://www.imdb.com/title/tt002425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88" table:style-name="ce1">
            <text:p>88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Drama, Romance</text:p>
          </table:table-cell>
          <table:table-cell office:value-type="float" office:value="1115" table:style-name="ce1">
            <text:p>1115</text:p>
          </table:table-cell>
          <table:table-cell office:value-type="date" office:date-value="1933-02-24T00:00:00" table:style-name="ce2">
            <text:p>24-2-1933</text:p>
          </table:table-cell>
          <table:table-cell office:value-type="string" table:style-name="ce1">
            <text:p>Max Ophüls</text:p>
          </table:table-cell>
          <table:table-cell table:number-columns-repeated="2" table:style-name="ce1"/>
          <table:table-cell office:value-type="string" table:style-name="ce1">
            <text:p>6.80</text:p>
          </table:table-cell>
          <table:table-cell table:number-columns-repeated="1636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tt0047136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Johnny Guitar</text:p>
          </table:table-cell>
          <table:table-cell office:value-type="string" table:style-name="ce1">
            <text:p>https://www.imdb.com/title/tt004713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10" table:style-name="ce1">
            <text:p>110</text:p>
          </table:table-cell>
          <table:table-cell office:value-type="float" office:value="1954" table:style-name="ce1">
            <text:p>1954</text:p>
          </table:table-cell>
          <table:table-cell office:value-type="string" table:style-name="ce1">
            <text:p>Drama, Western</text:p>
          </table:table-cell>
          <table:table-cell office:value-type="float" office:value="13222" table:style-name="ce1">
            <text:p>13222</text:p>
          </table:table-cell>
          <table:table-cell office:value-type="date" office:date-value="1954-05-05T00:00:00" table:style-name="ce2">
            <text:p>5-5-1954</text:p>
          </table:table-cell>
          <table:table-cell office:value-type="string" table:style-name="ce1">
            <text:p>Nicholas Ray</text:p>
          </table:table-cell>
          <table:table-cell table:number-columns-repeated="2" table:style-name="ce1"/>
          <table:table-cell office:value-type="string" table:style-name="ce1">
            <text:p>6.80</text:p>
          </table:table-cell>
          <table:table-cell table:number-columns-repeated="1636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tt0120735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Lock, Stock and Two Smoking Barrels</text:p>
          </table:table-cell>
          <table:table-cell office:value-type="string" table:style-name="ce1">
            <text:p>https://www.imdb.com/title/tt012073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07" table:style-name="ce1">
            <text:p>107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Comedy, Crime</text:p>
          </table:table-cell>
          <table:table-cell office:value-type="float" office:value="476164" table:style-name="ce1">
            <text:p>476164</text:p>
          </table:table-cell>
          <table:table-cell office:value-type="date" office:date-value="1998-08-23T00:00:00" table:style-name="ce2">
            <text:p>23-8-1998</text:p>
          </table:table-cell>
          <table:table-cell office:value-type="string" table:style-name="ce1">
            <text:p>Guy Ritchie</text:p>
          </table:table-cell>
          <table:table-cell table:number-columns-repeated="2" table:style-name="ce1"/>
          <table:table-cell office:value-type="string" table:style-name="ce1">
            <text:p>6.81</text:p>
          </table:table-cell>
          <table:table-cell table:number-columns-repeated="1636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tt0061735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Guess Who's Coming to Dinner</text:p>
          </table:table-cell>
          <table:table-cell office:value-type="string" table:style-name="ce1">
            <text:p>https://www.imdb.com/title/tt006173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08" table:style-name="ce1">
            <text:p>108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Comedy, Drama</text:p>
          </table:table-cell>
          <table:table-cell office:value-type="float" office:value="33706" table:style-name="ce1">
            <text:p>33706</text:p>
          </table:table-cell>
          <table:table-cell office:value-type="date" office:date-value="1967-12-11T00:00:00" table:style-name="ce2">
            <text:p>11-12-1967</text:p>
          </table:table-cell>
          <table:table-cell office:value-type="string" table:style-name="ce1">
            <text:p>Stanley Kramer</text:p>
          </table:table-cell>
          <table:table-cell table:number-columns-repeated="2" table:style-name="ce1"/>
          <table:table-cell office:value-type="string" table:style-name="ce1">
            <text:p>6.81</text:p>
          </table:table-cell>
          <table:table-cell table:number-columns-repeated="1636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tt0046303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Shane</text:p>
          </table:table-cell>
          <table:table-cell office:value-type="string" table:style-name="ce1">
            <text:p>https://www.imdb.com/title/tt004630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18" table:style-name="ce1">
            <text:p>118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Drama, Western</text:p>
          </table:table-cell>
          <table:table-cell office:value-type="float" office:value="32280" table:style-name="ce1">
            <text:p>32280</text:p>
          </table:table-cell>
          <table:table-cell office:value-type="date" office:date-value="1953-04-23T00:00:00" table:style-name="ce2">
            <text:p>23-4-1953</text:p>
          </table:table-cell>
          <table:table-cell office:value-type="string" table:style-name="ce1">
            <text:p>George Stevens</text:p>
          </table:table-cell>
          <table:table-cell table:number-columns-repeated="2" table:style-name="ce1"/>
          <table:table-cell office:value-type="string" table:style-name="ce1">
            <text:p>6.81</text:p>
          </table:table-cell>
          <table:table-cell table:number-columns-repeated="16366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tt0465551</text:p>
          </table:table-cell>
          <table:table-cell office:value-type="date" office:date-value="2016-12-10T00:00:00" table:style-name="ce2">
            <text:p>10-12-2016</text:p>
          </table:table-cell>
          <table:table-cell office:value-type="date" office:date-value="2016-12-10T00:00:00" table:style-name="ce2">
            <text:p>10-12-2016</text:p>
          </table:table-cell>
          <table:table-cell table:style-name="ce1"/>
          <table:table-cell office:value-type="string" table:style-name="ce1">
            <text:p>Notes on a Scandal</text:p>
          </table:table-cell>
          <table:table-cell office:value-type="string" table:style-name="ce1">
            <text:p>https://www.imdb.com/title/tt046555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92" table:style-name="ce1">
            <text:p>92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Crime, Drama, Romance, Thriller</text:p>
          </table:table-cell>
          <table:table-cell office:value-type="float" office:value="69524" table:style-name="ce1">
            <text:p>69524</text:p>
          </table:table-cell>
          <table:table-cell office:value-type="date" office:date-value="2006-12-25T00:00:00" table:style-name="ce2">
            <text:p>25-12-2006</text:p>
          </table:table-cell>
          <table:table-cell office:value-type="string" table:style-name="ce1">
            <text:p>Richard Eyre</text:p>
          </table:table-cell>
          <table:table-cell table:number-columns-repeated="2" table:style-name="ce1"/>
          <table:table-cell office:value-type="string" table:style-name="ce1">
            <text:p>6.81</text:p>
          </table:table-cell>
          <table:table-cell table:number-columns-repeated="16366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tt0056058</text:p>
          </table:table-cell>
          <table:table-cell office:value-type="date" office:date-value="2018-01-11T00:00:00" table:style-name="ce2">
            <text:p>11-1-2018</text:p>
          </table:table-cell>
          <table:table-cell office:value-type="date" office:date-value="2018-01-11T00:00:00" table:style-name="ce2">
            <text:p>11-1-2018</text:p>
          </table:table-cell>
          <table:table-cell table:style-name="ce1"/>
          <table:table-cell office:value-type="string" table:style-name="ce1">
            <text:p>Seppuku</text:p>
          </table:table-cell>
          <table:table-cell office:value-type="string" table:style-name="ce1">
            <text:p>https://www.imdb.com/title/tt005605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7</text:p>
          </table:table-cell>
          <table:table-cell office:value-type="float" office:value="133" table:style-name="ce1">
            <text:p>133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Action, Drama, History</text:p>
          </table:table-cell>
          <table:table-cell office:value-type="float" office:value="22999" table:style-name="ce1">
            <text:p>22999</text:p>
          </table:table-cell>
          <table:table-cell office:value-type="date" office:date-value="1962-09-16T00:00:00" table:style-name="ce2">
            <text:p>16-9-1962</text:p>
          </table:table-cell>
          <table:table-cell office:value-type="string" table:style-name="ce1">
            <text:p>Masaki Kobayashi</text:p>
          </table:table-cell>
          <table:table-cell table:number-columns-repeated="2" table:style-name="ce1"/>
          <table:table-cell office:value-type="string" table:style-name="ce1">
            <text:p>6.82</text:p>
          </table:table-cell>
          <table:table-cell table:number-columns-repeated="1636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tt005231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ouch of Evil</text:p>
          </table:table-cell>
          <table:table-cell office:value-type="string" table:style-name="ce1">
            <text:p>https://www.imdb.com/title/tt005231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95" table:style-name="ce1">
            <text:p>95</text:p>
          </table:table-cell>
          <table:table-cell office:value-type="float" office:value="1958" table:style-name="ce1">
            <text:p>1958</text:p>
          </table:table-cell>
          <table:table-cell office:value-type="string" table:style-name="ce1">
            <text:p>Crime, Drama, Film-Noir, Thriller</text:p>
          </table:table-cell>
          <table:table-cell office:value-type="float" office:value="88798" table:style-name="ce1">
            <text:p>88798</text:p>
          </table:table-cell>
          <table:table-cell office:value-type="date" office:date-value="1958-02-28T00:00:00" table:style-name="ce2">
            <text:p>28-2-1958</text:p>
          </table:table-cell>
          <table:table-cell office:value-type="string" table:style-name="ce1">
            <text:p>Orson Welles</text:p>
          </table:table-cell>
          <table:table-cell table:number-columns-repeated="2" table:style-name="ce1"/>
          <table:table-cell office:value-type="string" table:style-name="ce1">
            <text:p>6.82</text:p>
          </table:table-cell>
          <table:table-cell table:number-columns-repeated="1636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tt0056923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Charade</text:p>
          </table:table-cell>
          <table:table-cell office:value-type="string" table:style-name="ce1">
            <text:p>https://www.imdb.com/title/tt005692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13" table:style-name="ce1">
            <text:p>113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Comedy, Mystery, Romance, Thriller</text:p>
          </table:table-cell>
          <table:table-cell office:value-type="float" office:value="57206" table:style-name="ce1">
            <text:p>57206</text:p>
          </table:table-cell>
          <table:table-cell office:value-type="date" office:date-value="1963-12-05T00:00:00" table:style-name="ce2">
            <text:p>5-12-1963</text:p>
          </table:table-cell>
          <table:table-cell office:value-type="string" table:style-name="ce1">
            <text:p>Stanley Donen</text:p>
          </table:table-cell>
          <table:table-cell table:number-columns-repeated="2" table:style-name="ce1"/>
          <table:table-cell office:value-type="string" table:style-name="ce1">
            <text:p>6.82</text:p>
          </table:table-cell>
          <table:table-cell table:number-columns-repeated="16366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tt0418455</text:p>
          </table:table-cell>
          <table:table-cell office:value-type="date" office:date-value="2016-09-15T00:00:00" table:style-name="ce2">
            <text:p>15-9-2016</text:p>
          </table:table-cell>
          <table:table-cell office:value-type="date" office:date-value="2016-09-15T00:00:00" table:style-name="ce2">
            <text:p>15-9-2016</text:p>
          </table:table-cell>
          <table:table-cell table:style-name="ce1"/>
          <table:table-cell office:value-type="string" table:style-name="ce1">
            <text:p>Adams æbler</text:p>
          </table:table-cell>
          <table:table-cell office:value-type="string" table:style-name="ce1">
            <text:p>https://www.imdb.com/title/tt041845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94" table:style-name="ce1">
            <text:p>94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Comedy, Crime, Drama</text:p>
          </table:table-cell>
          <table:table-cell office:value-type="float" office:value="40462" table:style-name="ce1">
            <text:p>40462</text:p>
          </table:table-cell>
          <table:table-cell office:value-type="date" office:date-value="2005-04-15T00:00:00" table:style-name="ce2">
            <text:p>15-4-2005</text:p>
          </table:table-cell>
          <table:table-cell office:value-type="string" table:style-name="ce1">
            <text:p>Anders Thomas Jensen</text:p>
          </table:table-cell>
          <table:table-cell table:number-columns-repeated="2" table:style-name="ce1"/>
          <table:table-cell office:value-type="string" table:style-name="ce1">
            <text:p>6.82</text:p>
          </table:table-cell>
          <table:table-cell table:number-columns-repeated="1636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tt0113247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La haine</text:p>
          </table:table-cell>
          <table:table-cell office:value-type="string" table:style-name="ce1">
            <text:p>https://www.imdb.com/title/tt011324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98" table:style-name="ce1">
            <text:p>98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rime, Drama</text:p>
          </table:table-cell>
          <table:table-cell office:value-type="float" office:value="126459" table:style-name="ce1">
            <text:p>126459</text:p>
          </table:table-cell>
          <table:table-cell office:value-type="date" office:date-value="1995-05-27T00:00:00" table:style-name="ce2">
            <text:p>27-5-1995</text:p>
          </table:table-cell>
          <table:table-cell office:value-type="string" table:style-name="ce1">
            <text:p>Mathieu Kassovitz</text:p>
          </table:table-cell>
          <table:table-cell table:number-columns-repeated="2" table:style-name="ce1"/>
          <table:table-cell office:value-type="string" table:style-name="ce1">
            <text:p>6.83</text:p>
          </table:table-cell>
          <table:table-cell table:number-columns-repeated="16366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tt0032599</text:p>
          </table:table-cell>
          <table:table-cell office:value-type="date" office:date-value="2018-09-13T00:00:00" table:style-name="ce2">
            <text:p>13-9-2018</text:p>
          </table:table-cell>
          <table:table-cell office:value-type="date" office:date-value="2018-09-13T00:00:00" table:style-name="ce2">
            <text:p>13-9-2018</text:p>
          </table:table-cell>
          <table:table-cell table:style-name="ce1"/>
          <table:table-cell office:value-type="string" table:style-name="ce1">
            <text:p>His Girl Friday</text:p>
          </table:table-cell>
          <table:table-cell office:value-type="string" table:style-name="ce1">
            <text:p>https://www.imdb.com/title/tt003259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2" table:style-name="ce1">
            <text:p>92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Comedy, Drama, Romance</text:p>
          </table:table-cell>
          <table:table-cell office:value-type="float" office:value="46655" table:style-name="ce1">
            <text:p>46655</text:p>
          </table:table-cell>
          <table:table-cell office:value-type="date" office:date-value="1940-01-11T00:00:00" table:style-name="ce2">
            <text:p>11-1-1940</text:p>
          </table:table-cell>
          <table:table-cell office:value-type="string" table:style-name="ce1">
            <text:p>Howard Hawks</text:p>
          </table:table-cell>
          <table:table-cell table:number-columns-repeated="2" table:style-name="ce1"/>
          <table:table-cell office:value-type="string" table:style-name="ce1">
            <text:p>6.83</text:p>
          </table:table-cell>
          <table:table-cell table:number-columns-repeated="1636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tt0006864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Intolerance: Love's Struggle Throughout the Ages</text:p>
          </table:table-cell>
          <table:table-cell office:value-type="string" table:style-name="ce1">
            <text:p>https://www.imdb.com/title/tt000686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63" table:style-name="ce1">
            <text:p>163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Drama, History</text:p>
          </table:table-cell>
          <table:table-cell office:value-type="float" office:value="12254" table:style-name="ce1">
            <text:p>12254</text:p>
          </table:table-cell>
          <table:table-cell office:value-type="date" office:date-value="1916-09-05T00:00:00" table:style-name="ce2">
            <text:p>5-9-1916</text:p>
          </table:table-cell>
          <table:table-cell office:value-type="string" table:style-name="ce1">
            <text:p>D.W. Griffith</text:p>
          </table:table-cell>
          <table:table-cell table:number-columns-repeated="2" table:style-name="ce1"/>
          <table:table-cell office:value-type="string" table:style-name="ce1">
            <text:p>6.83</text:p>
          </table:table-cell>
          <table:table-cell table:number-columns-repeated="16366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tt0067778</text:p>
          </table:table-cell>
          <table:table-cell office:value-type="date" office:date-value="2017-04-04T00:00:00" table:style-name="ce2">
            <text:p>4-4-2017</text:p>
          </table:table-cell>
          <table:table-cell office:value-type="date" office:date-value="2017-04-04T00:00:00" table:style-name="ce2">
            <text:p>4-4-2017</text:p>
          </table:table-cell>
          <table:table-cell table:style-name="ce1"/>
          <table:table-cell office:value-type="string" table:style-name="ce1">
            <text:p>Le souffle au coeur</text:p>
          </table:table-cell>
          <table:table-cell office:value-type="string" table:style-name="ce1">
            <text:p>https://www.imdb.com/title/tt006777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18" table:style-name="ce1">
            <text:p>118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Comedy, Drama</text:p>
          </table:table-cell>
          <table:table-cell office:value-type="float" office:value="7528" table:style-name="ce1">
            <text:p>7528</text:p>
          </table:table-cell>
          <table:table-cell office:value-type="date" office:date-value="1971-04-28T00:00:00" table:style-name="ce2">
            <text:p>28-4-1971</text:p>
          </table:table-cell>
          <table:table-cell office:value-type="string" table:style-name="ce1">
            <text:p>Louis Malle</text:p>
          </table:table-cell>
          <table:table-cell table:number-columns-repeated="2" table:style-name="ce1"/>
          <table:table-cell office:value-type="string" table:style-name="ce1">
            <text:p>6.83</text:p>
          </table:table-cell>
          <table:table-cell table:number-columns-repeated="16366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tt0206634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Children of Men</text:p>
          </table:table-cell>
          <table:table-cell office:value-type="string" table:style-name="ce1">
            <text:p>https://www.imdb.com/title/tt020663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09" table:style-name="ce1">
            <text:p>109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Drama, Sci-Fi, Thriller</text:p>
          </table:table-cell>
          <table:table-cell office:value-type="float" office:value="410776" table:style-name="ce1">
            <text:p>410776</text:p>
          </table:table-cell>
          <table:table-cell office:value-type="date" office:date-value="2006-09-03T00:00:00" table:style-name="ce2">
            <text:p>3-9-2006</text:p>
          </table:table-cell>
          <table:table-cell office:value-type="string" table:style-name="ce1">
            <text:p>Alfonso Cuarón</text:p>
          </table:table-cell>
          <table:table-cell table:number-columns-repeated="2" table:style-name="ce1"/>
          <table:table-cell office:value-type="string" table:style-name="ce1">
            <text:p>6.84</text:p>
          </table:table-cell>
          <table:table-cell table:number-columns-repeated="1636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tt0043265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African Queen</text:p>
          </table:table-cell>
          <table:table-cell office:value-type="string" table:style-name="ce1">
            <text:p>https://www.imdb.com/title/tt004326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05" table:style-name="ce1">
            <text:p>105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Adventure, Drama, Romance, War</text:p>
          </table:table-cell>
          <table:table-cell office:value-type="float" office:value="64586" table:style-name="ce1">
            <text:p>64586</text:p>
          </table:table-cell>
          <table:table-cell office:value-type="date" office:date-value="1951-12-26T00:00:00" table:style-name="ce2">
            <text:p>26-12-1951</text:p>
          </table:table-cell>
          <table:table-cell office:value-type="string" table:style-name="ce1">
            <text:p>John Huston</text:p>
          </table:table-cell>
          <table:table-cell table:number-columns-repeated="2" table:style-name="ce1"/>
          <table:table-cell office:value-type="string" table:style-name="ce1">
            <text:p>6.84</text:p>
          </table:table-cell>
          <table:table-cell table:number-columns-repeated="1636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tt0049261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Giant</text:p>
          </table:table-cell>
          <table:table-cell office:value-type="string" table:style-name="ce1">
            <text:p>https://www.imdb.com/title/tt004926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201" table:style-name="ce1">
            <text:p>201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Drama, Western</text:p>
          </table:table-cell>
          <table:table-cell office:value-type="float" office:value="30076" table:style-name="ce1">
            <text:p>30076</text:p>
          </table:table-cell>
          <table:table-cell office:value-type="date" office:date-value="1956-10-10T00:00:00" table:style-name="ce2">
            <text:p>10-10-1956</text:p>
          </table:table-cell>
          <table:table-cell office:value-type="string" table:style-name="ce1">
            <text:p>George Stevens</text:p>
          </table:table-cell>
          <table:table-cell table:number-columns-repeated="2" table:style-name="ce1"/>
          <table:table-cell office:value-type="string" table:style-name="ce1">
            <text:p>6.84</text:p>
          </table:table-cell>
          <table:table-cell table:number-columns-repeated="1636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t0108399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rue Romance</text:p>
          </table:table-cell>
          <table:table-cell office:value-type="string" table:style-name="ce1">
            <text:p>https://www.imdb.com/title/tt010839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19" table:style-name="ce1">
            <text:p>119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Crime, Drama, Romance, Thriller</text:p>
          </table:table-cell>
          <table:table-cell office:value-type="float" office:value="182300" table:style-name="ce1">
            <text:p>182300</text:p>
          </table:table-cell>
          <table:table-cell office:value-type="date" office:date-value="1993-09-08T00:00:00" table:style-name="ce2">
            <text:p>8-9-1993</text:p>
          </table:table-cell>
          <table:table-cell office:value-type="string" table:style-name="ce1">
            <text:p>Tony Scott</text:p>
          </table:table-cell>
          <table:table-cell table:number-columns-repeated="2" table:style-name="ce1"/>
          <table:table-cell office:value-type="string" table:style-name="ce1">
            <text:p>6.86</text:p>
          </table:table-cell>
          <table:table-cell table:number-columns-repeated="16366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tt0104257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A Few Good Men</text:p>
          </table:table-cell>
          <table:table-cell office:value-type="string" table:style-name="ce1">
            <text:p>https://www.imdb.com/title/tt010425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38" table:style-name="ce1">
            <text:p>138</text:p>
          </table:table-cell>
          <table:table-cell office:value-type="float" office:value="1992" table:style-name="ce1">
            <text:p>1992</text:p>
          </table:table-cell>
          <table:table-cell office:value-type="string" table:style-name="ce1">
            <text:p>Drama, Thriller</text:p>
          </table:table-cell>
          <table:table-cell office:value-type="float" office:value="206772" table:style-name="ce1">
            <text:p>206772</text:p>
          </table:table-cell>
          <table:table-cell office:value-type="date" office:date-value="1992-12-02T00:00:00" table:style-name="ce2">
            <text:p>2-12-1992</text:p>
          </table:table-cell>
          <table:table-cell office:value-type="string" table:style-name="ce1">
            <text:p>Rob Reiner</text:p>
          </table:table-cell>
          <table:table-cell table:number-columns-repeated="2" table:style-name="ce1"/>
          <table:table-cell office:value-type="string" table:style-name="ce1">
            <text:p>6.86</text:p>
          </table:table-cell>
          <table:table-cell table:number-columns-repeated="16366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tt0854678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Taxi to the Dark Side</text:p>
          </table:table-cell>
          <table:table-cell office:value-type="string" table:style-name="ce1">
            <text:p>https://www.imdb.com/title/tt085467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06" table:style-name="ce1">
            <text:p>106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Documentary, Crime, War</text:p>
          </table:table-cell>
          <table:table-cell office:value-type="float" office:value="13216" table:style-name="ce1">
            <text:p>13216</text:p>
          </table:table-cell>
          <table:table-cell office:value-type="date" office:date-value="2007-04-28T00:00:00" table:style-name="ce2">
            <text:p>28-4-2007</text:p>
          </table:table-cell>
          <table:table-cell office:value-type="string" table:style-name="ce1">
            <text:p>Alex Gibney</text:p>
          </table:table-cell>
          <table:table-cell table:number-columns-repeated="2" table:style-name="ce1"/>
          <table:table-cell office:value-type="string" table:style-name="ce1">
            <text:p>6.86</text:p>
          </table:table-cell>
          <table:table-cell table:number-columns-repeated="16366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tt0120903</text:p>
          </table:table-cell>
          <table:table-cell office:value-type="date" office:date-value="2017-04-13T00:00:00" table:style-name="ce2">
            <text:p>13-4-2017</text:p>
          </table:table-cell>
          <table:table-cell office:value-type="date" office:date-value="2017-04-13T00:00:00" table:style-name="ce2">
            <text:p>13-4-2017</text:p>
          </table:table-cell>
          <table:table-cell table:style-name="ce1"/>
          <table:table-cell office:value-type="string" table:style-name="ce1">
            <text:p>X-Men</text:p>
          </table:table-cell>
          <table:table-cell office:value-type="string" table:style-name="ce1">
            <text:p>https://www.imdb.com/title/tt012090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04" table:style-name="ce1">
            <text:p>104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Action, Adventure, Sci-Fi</text:p>
          </table:table-cell>
          <table:table-cell office:value-type="float" office:value="515838" table:style-name="ce1">
            <text:p>515838</text:p>
          </table:table-cell>
          <table:table-cell office:value-type="date" office:date-value="2000-07-12T00:00:00" table:style-name="ce2">
            <text:p>12-7-2000</text:p>
          </table:table-cell>
          <table:table-cell office:value-type="string" table:style-name="ce1">
            <text:p>Bryan Singer</text:p>
          </table:table-cell>
          <table:table-cell table:number-columns-repeated="2" table:style-name="ce1"/>
          <table:table-cell office:value-type="string" table:style-name="ce1">
            <text:p>6.86</text:p>
          </table:table-cell>
          <table:table-cell table:number-columns-repeated="16366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tt0340855</text:p>
          </table:table-cell>
          <table:table-cell office:value-type="date" office:date-value="2017-03-20T00:00:00" table:style-name="ce2">
            <text:p>20-3-2017</text:p>
          </table:table-cell>
          <table:table-cell office:value-type="date" office:date-value="2017-03-20T00:00:00" table:style-name="ce2">
            <text:p>20-3-2017</text:p>
          </table:table-cell>
          <table:table-cell table:style-name="ce1"/>
          <table:table-cell office:value-type="string" table:style-name="ce1">
            <text:p>Monster</text:p>
          </table:table-cell>
          <table:table-cell office:value-type="string" table:style-name="ce1">
            <text:p>https://www.imdb.com/title/tt034085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09" table:style-name="ce1">
            <text:p>109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Biography, Crime, Drama, Thriller</text:p>
          </table:table-cell>
          <table:table-cell office:value-type="float" office:value="120264" table:style-name="ce1">
            <text:p>120264</text:p>
          </table:table-cell>
          <table:table-cell office:value-type="date" office:date-value="2003-11-16T00:00:00" table:style-name="ce2">
            <text:p>16-11-2003</text:p>
          </table:table-cell>
          <table:table-cell office:value-type="string" table:style-name="ce1">
            <text:p>Patty Jenkins</text:p>
          </table:table-cell>
          <table:table-cell table:number-columns-repeated="2" table:style-name="ce1"/>
          <table:table-cell office:value-type="string" table:style-name="ce1">
            <text:p>6.86</text:p>
          </table:table-cell>
          <table:table-cell table:number-columns-repeated="1636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tt0190332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Wo hu cang long</text:p>
          </table:table-cell>
          <table:table-cell office:value-type="string" table:style-name="ce1">
            <text:p>https://www.imdb.com/title/tt019033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20" table:style-name="ce1">
            <text:p>120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Action, Adventure, Fantasy, Romance</text:p>
          </table:table-cell>
          <table:table-cell office:value-type="float" office:value="234702" table:style-name="ce1">
            <text:p>234702</text:p>
          </table:table-cell>
          <table:table-cell office:value-type="date" office:date-value="2000-05-18T00:00:00" table:style-name="ce2">
            <text:p>18-5-2000</text:p>
          </table:table-cell>
          <table:table-cell office:value-type="string" table:style-name="ce1">
            <text:p>Ang Lee</text:p>
          </table:table-cell>
          <table:table-cell table:number-columns-repeated="2" table:style-name="ce1"/>
          <table:table-cell office:value-type="string" table:style-name="ce1">
            <text:p>6.87</text:p>
          </table:table-cell>
          <table:table-cell table:number-columns-repeated="16366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tt0106977</text:p>
          </table:table-cell>
          <table:table-cell office:value-type="date" office:date-value="2016-10-03T00:00:00" table:style-name="ce2">
            <text:p>3-10-2016</text:p>
          </table:table-cell>
          <table:table-cell office:value-type="date" office:date-value="2016-10-03T00:00:00" table:style-name="ce2">
            <text:p>3-10-2016</text:p>
          </table:table-cell>
          <table:table-cell table:style-name="ce1"/>
          <table:table-cell office:value-type="string" table:style-name="ce1">
            <text:p>The Fugitive</text:p>
          </table:table-cell>
          <table:table-cell office:value-type="string" table:style-name="ce1">
            <text:p>https://www.imdb.com/title/tt010697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30" table:style-name="ce1">
            <text:p>130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Action, Crime, Drama, Mystery, Thriller</text:p>
          </table:table-cell>
          <table:table-cell office:value-type="float" office:value="237386" table:style-name="ce1">
            <text:p>237386</text:p>
          </table:table-cell>
          <table:table-cell office:value-type="date" office:date-value="1993-07-29T00:00:00" table:style-name="ce2">
            <text:p>29-7-1993</text:p>
          </table:table-cell>
          <table:table-cell office:value-type="string" table:style-name="ce1">
            <text:p>Andrew Davis</text:p>
          </table:table-cell>
          <table:table-cell table:number-columns-repeated="2" table:style-name="ce1"/>
          <table:table-cell office:value-type="string" table:style-name="ce1">
            <text:p>6.87</text:p>
          </table:table-cell>
          <table:table-cell table:number-columns-repeated="16366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tt4420704</text:p>
          </table:table-cell>
          <table:table-cell office:value-type="date" office:date-value="2017-12-10T00:00:00" table:style-name="ce2">
            <text:p>10-12-2017</text:p>
          </table:table-cell>
          <table:table-cell office:value-type="date" office:date-value="2017-12-10T00:00:00" table:style-name="ce2">
            <text:p>10-12-2017</text:p>
          </table:table-cell>
          <table:table-cell table:style-name="ce1"/>
          <table:table-cell office:value-type="string" table:style-name="ce1">
            <text:p>Kedi</text:p>
          </table:table-cell>
          <table:table-cell office:value-type="string" table:style-name="ce1">
            <text:p>https://www.imdb.com/title/tt442070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79" table:style-name="ce1">
            <text:p>79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Documentary</text:p>
          </table:table-cell>
          <table:table-cell office:value-type="float" office:value="9565" table:style-name="ce1">
            <text:p>9565</text:p>
          </table:table-cell>
          <table:table-cell office:value-type="date" office:date-value="2016-02-21T00:00:00" table:style-name="ce2">
            <text:p>21-2-2016</text:p>
          </table:table-cell>
          <table:table-cell office:value-type="string" table:style-name="ce1">
            <text:p>Ceyda Torun</text:p>
          </table:table-cell>
          <table:table-cell table:number-columns-repeated="2" table:style-name="ce1"/>
          <table:table-cell office:value-type="string" table:style-name="ce1">
            <text:p>6.87</text:p>
          </table:table-cell>
          <table:table-cell table:number-columns-repeated="16366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tt6053438</text:p>
          </table:table-cell>
          <table:table-cell office:value-type="date" office:date-value="2018-07-20T00:00:00" table:style-name="ce2">
            <text:p>20-7-2018</text:p>
          </table:table-cell>
          <table:table-cell office:value-type="date" office:date-value="2018-07-20T00:00:00" table:style-name="ce2">
            <text:p>20-7-2018</text:p>
          </table:table-cell>
          <table:table-cell table:style-name="ce1"/>
          <table:table-cell office:value-type="string" table:style-name="ce1">
            <text:p>First Reformed</text:p>
          </table:table-cell>
          <table:table-cell office:value-type="string" table:style-name="ce1">
            <text:p>https://www.imdb.com/title/tt605343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13" table:style-name="ce1">
            <text:p>113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Drama, Thriller</text:p>
          </table:table-cell>
          <table:table-cell office:value-type="float" office:value="10854" table:style-name="ce1">
            <text:p>10854</text:p>
          </table:table-cell>
          <table:table-cell office:value-type="date" office:date-value="2017-08-31T00:00:00" table:style-name="ce2">
            <text:p>31-8-2017</text:p>
          </table:table-cell>
          <table:table-cell office:value-type="string" table:style-name="ce1">
            <text:p>Paul Schrader</text:p>
          </table:table-cell>
          <table:table-cell table:number-columns-repeated="2" table:style-name="ce1"/>
          <table:table-cell office:value-type="string" table:style-name="ce1">
            <text:p>6.87</text:p>
          </table:table-cell>
          <table:table-cell table:number-columns-repeated="16366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tt1615147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Margin Call</text:p>
          </table:table-cell>
          <table:table-cell office:value-type="string" table:style-name="ce1">
            <text:p>https://www.imdb.com/title/tt161514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107" table:style-name="ce1">
            <text:p>107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Drama, Thriller</text:p>
          </table:table-cell>
          <table:table-cell office:value-type="float" office:value="103664" table:style-name="ce1">
            <text:p>103664</text:p>
          </table:table-cell>
          <table:table-cell office:value-type="date" office:date-value="2011-01-25T00:00:00" table:style-name="ce2">
            <text:p>25-1-2011</text:p>
          </table:table-cell>
          <table:table-cell office:value-type="string" table:style-name="ce1">
            <text:p>J.C. Chandor</text:p>
          </table:table-cell>
          <table:table-cell table:number-columns-repeated="2" table:style-name="ce1"/>
          <table:table-cell office:value-type="string" table:style-name="ce1">
            <text:p>6.88</text:p>
          </table:table-cell>
          <table:table-cell table:number-columns-repeated="16366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tt5875064</text:p>
          </table:table-cell>
          <table:table-cell office:value-type="date" office:date-value="2016-08-19T00:00:00" table:style-name="ce2">
            <text:p>19-8-2016</text:p>
          </table:table-cell>
          <table:table-cell office:value-type="date" office:date-value="2016-08-19T00:00:00" table:style-name="ce2">
            <text:p>19-8-2016</text:p>
          </table:table-cell>
          <table:table-cell table:style-name="ce1"/>
          <table:table-cell office:value-type="string" table:style-name="ce1">
            <text:p>Een idee van de zee</text:p>
          </table:table-cell>
          <table:table-cell office:value-type="string" table:style-name="ce1">
            <text:p>https://www.imdb.com/title/tt5875064/</text:p>
          </table:table-cell>
          <table:table-cell office:value-type="string" table:style-name="ce1">
            <text:p>movie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Documentary</text:p>
          </table:table-cell>
          <table:table-cell table:style-name="ce1"/>
          <table:table-cell office:value-type="date" office:date-value="2016-04-18T00:00:00" table:style-name="ce2">
            <text:p>18-4-2016</text:p>
          </table:table-cell>
          <table:table-cell office:value-type="string" table:style-name="ce1">
            <text:p>Nina de Vroome</text:p>
          </table:table-cell>
          <table:table-cell table:number-columns-repeated="2" table:style-name="ce1"/>
          <table:table-cell office:value-type="string" table:style-name="ce1">
            <text:p>6.88</text:p>
          </table:table-cell>
          <table:table-cell table:number-columns-repeated="1636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tt0353969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Salinui chueok</text:p>
          </table:table-cell>
          <table:table-cell office:value-type="string" table:style-name="ce1">
            <text:p>https://www.imdb.com/title/tt035396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31" table:style-name="ce1">
            <text:p>131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Action, Crime, Drama, Mystery, Thriller</text:p>
          </table:table-cell>
          <table:table-cell office:value-type="float" office:value="93066" table:style-name="ce1">
            <text:p>93066</text:p>
          </table:table-cell>
          <table:table-cell office:value-type="date" office:date-value="2003-05-02T00:00:00" table:style-name="ce2">
            <text:p>2-5-2003</text:p>
          </table:table-cell>
          <table:table-cell office:value-type="string" table:style-name="ce1">
            <text:p>Joon-ho Bong</text:p>
          </table:table-cell>
          <table:table-cell table:number-columns-repeated="2" table:style-name="ce1"/>
          <table:table-cell office:value-type="string" table:style-name="ce1">
            <text:p>6.89</text:p>
          </table:table-cell>
          <table:table-cell table:number-columns-repeated="1636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tt008884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Brazil</text:p>
          </table:table-cell>
          <table:table-cell office:value-type="string" table:style-name="ce1">
            <text:p>https://www.imdb.com/title/tt008884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32" table:style-name="ce1">
            <text:p>132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Drama, Sci-Fi</text:p>
          </table:table-cell>
          <table:table-cell office:value-type="float" office:value="169976" table:style-name="ce1">
            <text:p>169976</text:p>
          </table:table-cell>
          <table:table-cell office:value-type="date" office:date-value="1985-02-20T00:00:00" table:style-name="ce2">
            <text:p>20-2-1985</text:p>
          </table:table-cell>
          <table:table-cell office:value-type="string" table:style-name="ce1">
            <text:p>Terry Gilliam</text:p>
          </table:table-cell>
          <table:table-cell table:number-columns-repeated="2" table:style-name="ce1"/>
          <table:table-cell office:value-type="string" table:style-name="ce1">
            <text:p>6.89</text:p>
          </table:table-cell>
          <table:table-cell table:number-columns-repeated="16366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tt2802154</text:p>
          </table:table-cell>
          <table:table-cell office:value-type="date" office:date-value="2018-05-09T00:00:00" table:style-name="ce2">
            <text:p>9-5-2018</text:p>
          </table:table-cell>
          <table:table-cell office:value-type="date" office:date-value="2018-05-09T00:00:00" table:style-name="ce2">
            <text:p>9-5-2018</text:p>
          </table:table-cell>
          <table:table-cell table:style-name="ce1"/>
          <table:table-cell office:value-type="string" table:style-name="ce1">
            <text:p>Leviafan</text:p>
          </table:table-cell>
          <table:table-cell office:value-type="string" table:style-name="ce1">
            <text:p>https://www.imdb.com/title/tt280215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40" table:style-name="ce1">
            <text:p>140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Crime, Drama</text:p>
          </table:table-cell>
          <table:table-cell office:value-type="float" office:value="40896" table:style-name="ce1">
            <text:p>40896</text:p>
          </table:table-cell>
          <table:table-cell office:value-type="date" office:date-value="2014-05-23T00:00:00" table:style-name="ce2">
            <text:p>23-5-2014</text:p>
          </table:table-cell>
          <table:table-cell office:value-type="string" table:style-name="ce1">
            <text:p>Andrey Zvyagintsev</text:p>
          </table:table-cell>
          <table:table-cell table:number-columns-repeated="2" table:style-name="ce1"/>
          <table:table-cell office:value-type="string" table:style-name="ce1">
            <text:p>6.89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t0276919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Dogville</text:p>
          </table:table-cell>
          <table:table-cell office:value-type="string" table:style-name="ce1">
            <text:p>https://www.imdb.com/title/tt027691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78" table:style-name="ce1">
            <text:p>178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Crime, Drama</text:p>
          </table:table-cell>
          <table:table-cell office:value-type="float" office:value="121288" table:style-name="ce1">
            <text:p>121288</text:p>
          </table:table-cell>
          <table:table-cell office:value-type="date" office:date-value="2003-05-19T00:00:00" table:style-name="ce2">
            <text:p>19-5-2003</text:p>
          </table:table-cell>
          <table:table-cell office:value-type="string" table:style-name="ce1">
            <text:p>Lars von Trier</text:p>
          </table:table-cell>
          <table:table-cell table:number-columns-repeated="2" table:style-name="ce1"/>
          <table:table-cell office:value-type="string" table:style-name="ce1">
            <text:p>6.90</text:p>
          </table:table-cell>
          <table:table-cell table:number-columns-repeated="1636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tt007051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Papillon</text:p>
          </table:table-cell>
          <table:table-cell office:value-type="string" table:style-name="ce1">
            <text:p>https://www.imdb.com/title/tt007051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51" table:style-name="ce1">
            <text:p>151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Biography, Crime, Drama</text:p>
          </table:table-cell>
          <table:table-cell office:value-type="float" office:value="107768" table:style-name="ce1">
            <text:p>107768</text:p>
          </table:table-cell>
          <table:table-cell office:value-type="date" office:date-value="1973-12-16T00:00:00" table:style-name="ce2">
            <text:p>16-12-1973</text:p>
          </table:table-cell>
          <table:table-cell office:value-type="string" table:style-name="ce1">
            <text:p>Franklin J. Schaffner</text:p>
          </table:table-cell>
          <table:table-cell table:number-columns-repeated="2" table:style-name="ce1"/>
          <table:table-cell office:value-type="string" table:style-name="ce1">
            <text:p>6.90</text:p>
          </table:table-cell>
          <table:table-cell table:number-columns-repeated="1636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tt0071129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Amarcord</text:p>
          </table:table-cell>
          <table:table-cell office:value-type="string" table:style-name="ce1">
            <text:p>https://www.imdb.com/title/tt007112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23" table:style-name="ce1">
            <text:p>123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Comedy, Drama</text:p>
          </table:table-cell>
          <table:table-cell office:value-type="float" office:value="34115" table:style-name="ce1">
            <text:p>34115</text:p>
          </table:table-cell>
          <table:table-cell office:value-type="date" office:date-value="1973-12-18T00:00:00" table:style-name="ce2">
            <text:p>18-12-1973</text:p>
          </table:table-cell>
          <table:table-cell office:value-type="string" table:style-name="ce1">
            <text:p>Federico Fellini</text:p>
          </table:table-cell>
          <table:table-cell table:number-columns-repeated="2" table:style-name="ce1"/>
          <table:table-cell office:value-type="string" table:style-name="ce1">
            <text:p>6.90</text:p>
          </table:table-cell>
          <table:table-cell table:number-columns-repeated="1636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tt005097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Det sjunde inseglet</text:p>
          </table:table-cell>
          <table:table-cell office:value-type="string" table:style-name="ce1">
            <text:p>https://www.imdb.com/title/tt005097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96" table:style-name="ce1">
            <text:p>96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Drama, Fantasy</text:p>
          </table:table-cell>
          <table:table-cell office:value-type="float" office:value="136047" table:style-name="ce1">
            <text:p>136047</text:p>
          </table:table-cell>
          <table:table-cell office:value-type="date" office:date-value="1957-02-16T00:00:00" table:style-name="ce2">
            <text:p>16-2-1957</text:p>
          </table:table-cell>
          <table:table-cell office:value-type="string" table:style-name="ce1">
            <text:p>Ingmar Bergman</text:p>
          </table:table-cell>
          <table:table-cell table:number-columns-repeated="2" table:style-name="ce1"/>
          <table:table-cell office:value-type="string" table:style-name="ce1">
            <text:p>6.91</text:p>
          </table:table-cell>
          <table:table-cell table:number-columns-repeated="16366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tt1183919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Marley</text:p>
          </table:table-cell>
          <table:table-cell office:value-type="string" table:style-name="ce1">
            <text:p>https://www.imdb.com/title/tt118391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44" table:style-name="ce1">
            <text:p>144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Documentary, Biography, Music</text:p>
          </table:table-cell>
          <table:table-cell office:value-type="float" office:value="12200" table:style-name="ce1">
            <text:p>12200</text:p>
          </table:table-cell>
          <table:table-cell office:value-type="date" office:date-value="2012-02-12T00:00:00" table:style-name="ce2">
            <text:p>12-2-2012</text:p>
          </table:table-cell>
          <table:table-cell office:value-type="string" table:style-name="ce1">
            <text:p>Kevin Macdonald</text:p>
          </table:table-cell>
          <table:table-cell table:number-columns-repeated="2" table:style-name="ce1"/>
          <table:table-cell office:value-type="string" table:style-name="ce1">
            <text:p>6.91</text:p>
          </table:table-cell>
          <table:table-cell table:number-columns-repeated="1636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tt006928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Sleuth</text:p>
          </table:table-cell>
          <table:table-cell office:value-type="string" table:style-name="ce1">
            <text:p>https://www.imdb.com/title/tt006928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38" table:style-name="ce1">
            <text:p>138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Mystery, Thriller</text:p>
          </table:table-cell>
          <table:table-cell office:value-type="float" office:value="40755" table:style-name="ce1">
            <text:p>40755</text:p>
          </table:table-cell>
          <table:table-cell office:value-type="date" office:date-value="1972-12-10T00:00:00" table:style-name="ce2">
            <text:p>10-12-1972</text:p>
          </table:table-cell>
          <table:table-cell office:value-type="string" table:style-name="ce1">
            <text:p>Joseph L. Mankiewicz</text:p>
          </table:table-cell>
          <table:table-cell table:number-columns-repeated="2" table:style-name="ce1"/>
          <table:table-cell office:value-type="string" table:style-name="ce1">
            <text:p>6.91</text:p>
          </table:table-cell>
          <table:table-cell table:number-columns-repeated="16366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tt0343818</text:p>
          </table:table-cell>
          <table:table-cell office:value-type="date" office:date-value="2016-06-10T00:00:00" table:style-name="ce2">
            <text:p>10-6-2016</text:p>
          </table:table-cell>
          <table:table-cell office:value-type="date" office:date-value="2016-06-10T00:00:00" table:style-name="ce2">
            <text:p>10-6-2016</text:p>
          </table:table-cell>
          <table:table-cell table:style-name="ce1"/>
          <table:table-cell office:value-type="string" table:style-name="ce1">
            <text:p>I, Robot</text:p>
          </table:table-cell>
          <table:table-cell office:value-type="string" table:style-name="ce1">
            <text:p>https://www.imdb.com/title/tt034381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115" table:style-name="ce1">
            <text:p>115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Action, Crime, Drama, Mystery, Sci-Fi, Thriller</text:p>
          </table:table-cell>
          <table:table-cell office:value-type="float" office:value="446256" table:style-name="ce1">
            <text:p>446256</text:p>
          </table:table-cell>
          <table:table-cell office:value-type="date" office:date-value="2004-07-07T00:00:00" table:style-name="ce2">
            <text:p>7-7-2004</text:p>
          </table:table-cell>
          <table:table-cell office:value-type="string" table:style-name="ce1">
            <text:p>Alex Proyas</text:p>
          </table:table-cell>
          <table:table-cell table:number-columns-repeated="2" table:style-name="ce1"/>
          <table:table-cell office:value-type="string" table:style-name="ce1">
            <text:p>6.91</text:p>
          </table:table-cell>
          <table:table-cell table:number-columns-repeated="16366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tt0374887</text:p>
          </table:table-cell>
          <table:table-cell office:value-type="date" office:date-value="2016-12-10T00:00:00" table:style-name="ce2">
            <text:p>10-12-2016</text:p>
          </table:table-cell>
          <table:table-cell office:value-type="date" office:date-value="2016-12-10T00:00:00" table:style-name="ce2">
            <text:p>10-12-2016</text:p>
          </table:table-cell>
          <table:table-cell table:style-name="ce1"/>
          <table:table-cell office:value-type="string" table:style-name="ce1">
            <text:p>Munna Bhai M.B.B.S.</text:p>
          </table:table-cell>
          <table:table-cell office:value-type="string" table:style-name="ce1">
            <text:p>https://www.imdb.com/title/tt037488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56" table:style-name="ce1">
            <text:p>156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Comedy, Drama, Musical</text:p>
          </table:table-cell>
          <table:table-cell office:value-type="float" office:value="60873" table:style-name="ce1">
            <text:p>60873</text:p>
          </table:table-cell>
          <table:table-cell office:value-type="date" office:date-value="2003-12-19T00:00:00" table:style-name="ce2">
            <text:p>19-12-2003</text:p>
          </table:table-cell>
          <table:table-cell office:value-type="string" table:style-name="ce1">
            <text:p>Rajkumar Hirani</text:p>
          </table:table-cell>
          <table:table-cell table:number-columns-repeated="2" table:style-name="ce1"/>
          <table:table-cell office:value-type="string" table:style-name="ce1">
            <text:p>6.92</text:p>
          </table:table-cell>
          <table:table-cell table:number-columns-repeated="16366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tt5466186</text:p>
          </table:table-cell>
          <table:table-cell office:value-type="date" office:date-value="2018-06-24T00:00:00" table:style-name="ce2">
            <text:p>24-6-2018</text:p>
          </table:table-cell>
          <table:table-cell office:value-type="date" office:date-value="2018-06-24T00:00:00" table:style-name="ce2">
            <text:p>24-6-2018</text:p>
          </table:table-cell>
          <table:table-cell table:style-name="ce1"/>
          <table:table-cell office:value-type="string" table:style-name="ce1">
            <text:p>Entebbe</text:p>
          </table:table-cell>
          <table:table-cell office:value-type="string" table:style-name="ce1">
            <text:p>https://www.imdb.com/title/tt546618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5.8</text:p>
          </table:table-cell>
          <table:table-cell office:value-type="float" office:value="107" table:style-name="ce1">
            <text:p>10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Biography, Crime, Drama, History, Thriller</text:p>
          </table:table-cell>
          <table:table-cell office:value-type="float" office:value="6650" table:style-name="ce1">
            <text:p>6650</text:p>
          </table:table-cell>
          <table:table-cell office:value-type="date" office:date-value="2018-02-19T00:00:00" table:style-name="ce2">
            <text:p>19-2-2018</text:p>
          </table:table-cell>
          <table:table-cell office:value-type="string" table:style-name="ce1">
            <text:p>José Padilha</text:p>
          </table:table-cell>
          <table:table-cell table:number-columns-repeated="2" table:style-name="ce1"/>
          <table:table-cell office:value-type="string" table:style-name="ce1">
            <text:p>6.92</text:p>
          </table:table-cell>
          <table:table-cell table:number-columns-repeated="16366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tt4226388</text:p>
          </table:table-cell>
          <table:table-cell office:value-type="date" office:date-value="2018-05-22T00:00:00" table:style-name="ce2">
            <text:p>22-5-2018</text:p>
          </table:table-cell>
          <table:table-cell office:value-type="date" office:date-value="2018-05-22T00:00:00" table:style-name="ce2">
            <text:p>22-5-2018</text:p>
          </table:table-cell>
          <table:table-cell table:style-name="ce1"/>
          <table:table-cell office:value-type="string" table:style-name="ce1">
            <text:p>Victoria</text:p>
          </table:table-cell>
          <table:table-cell office:value-type="string" table:style-name="ce1">
            <text:p>https://www.imdb.com/title/tt422638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38" table:style-name="ce1">
            <text:p>138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Crime, Drama, Romance, Thriller</text:p>
          </table:table-cell>
          <table:table-cell office:value-type="float" office:value="41548" table:style-name="ce1">
            <text:p>41548</text:p>
          </table:table-cell>
          <table:table-cell office:value-type="date" office:date-value="2015-02-07T00:00:00" table:style-name="ce2">
            <text:p>7-2-2015</text:p>
          </table:table-cell>
          <table:table-cell office:value-type="string" table:style-name="ce1">
            <text:p>Sebastian Schipper</text:p>
          </table:table-cell>
          <table:table-cell table:number-columns-repeated="2" table:style-name="ce1"/>
          <table:table-cell office:value-type="string" table:style-name="ce1">
            <text:p>6.93</text:p>
          </table:table-cell>
          <table:table-cell table:number-columns-repeated="1636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t0025746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The Scarlet Empress</text:p>
          </table:table-cell>
          <table:table-cell office:value-type="string" table:style-name="ce1">
            <text:p>https://www.imdb.com/title/tt002574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04" table:style-name="ce1">
            <text:p>104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Drama, History, Romance</text:p>
          </table:table-cell>
          <table:table-cell office:value-type="float" office:value="4888" table:style-name="ce1">
            <text:p>4888</text:p>
          </table:table-cell>
          <table:table-cell office:value-type="date" office:date-value="1934-05-09T00:00:00" table:style-name="ce2">
            <text:p>9-5-1934</text:p>
          </table:table-cell>
          <table:table-cell office:value-type="string" table:style-name="ce1">
            <text:p>Josef von Sternberg</text:p>
          </table:table-cell>
          <table:table-cell table:number-columns-repeated="2" table:style-name="ce1"/>
          <table:table-cell office:value-type="string" table:style-name="ce1">
            <text:p>6.93</text:p>
          </table:table-cell>
          <table:table-cell table:number-columns-repeated="16366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tt3922798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The Siege of Jadotville</text:p>
          </table:table-cell>
          <table:table-cell office:value-type="string" table:style-name="ce1">
            <text:p>https://www.imdb.com/title/tt392279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08" table:style-name="ce1">
            <text:p>108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Action, Drama, Thriller, War</text:p>
          </table:table-cell>
          <table:table-cell office:value-type="float" office:value="20962" table:style-name="ce1">
            <text:p>20962</text:p>
          </table:table-cell>
          <table:table-cell office:value-type="date" office:date-value="2016-07-10T00:00:00" table:style-name="ce2">
            <text:p>10-7-2016</text:p>
          </table:table-cell>
          <table:table-cell office:value-type="string" table:style-name="ce1">
            <text:p>Richie Smyth</text:p>
          </table:table-cell>
          <table:table-cell table:number-columns-repeated="2" table:style-name="ce1"/>
          <table:table-cell office:value-type="string" table:style-name="ce1">
            <text:p>6.93</text:p>
          </table:table-cell>
          <table:table-cell table:number-columns-repeated="1636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tt003700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Laura</text:p>
          </table:table-cell>
          <table:table-cell office:value-type="string" table:style-name="ce1">
            <text:p>https://www.imdb.com/title/tt003700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88" table:style-name="ce1">
            <text:p>88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Drama, Film-Noir, Mystery</text:p>
          </table:table-cell>
          <table:table-cell office:value-type="float" office:value="36893" table:style-name="ce1">
            <text:p>36893</text:p>
          </table:table-cell>
          <table:table-cell office:value-type="date" office:date-value="1944-10-11T00:00:00" table:style-name="ce2">
            <text:p>11-10-1944</text:p>
          </table:table-cell>
          <table:table-cell office:value-type="string" table:style-name="ce1">
            <text:p>Otto Preminger</text:p>
          </table:table-cell>
          <table:table-cell table:number-columns-repeated="2" table:style-name="ce1"/>
          <table:table-cell office:value-type="string" table:style-name="ce1">
            <text:p>6.94</text:p>
          </table:table-cell>
          <table:table-cell table:number-columns-repeated="1636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tt0069293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Solyaris</text:p>
          </table:table-cell>
          <table:table-cell office:value-type="string" table:style-name="ce1">
            <text:p>https://www.imdb.com/title/tt006929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67" table:style-name="ce1">
            <text:p>167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Drama, Mystery, Sci-Fi</text:p>
          </table:table-cell>
          <table:table-cell office:value-type="float" office:value="66113" table:style-name="ce1">
            <text:p>66113</text:p>
          </table:table-cell>
          <table:table-cell office:value-type="date" office:date-value="1971-12-30T00:00:00" table:style-name="ce2">
            <text:p>30-12-1971</text:p>
          </table:table-cell>
          <table:table-cell office:value-type="string" table:style-name="ce1">
            <text:p>Andrei Tarkovsky</text:p>
          </table:table-cell>
          <table:table-cell table:number-columns-repeated="2" table:style-name="ce1"/>
          <table:table-cell office:value-type="string" table:style-name="ce1">
            <text:p>6.94</text:p>
          </table:table-cell>
          <table:table-cell table:number-columns-repeated="1636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tt0070040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El espíritu de la colmena</text:p>
          </table:table-cell>
          <table:table-cell office:value-type="string" table:style-name="ce1">
            <text:p>https://www.imdb.com/title/tt007004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8" table:style-name="ce1">
            <text:p>98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Drama, Fantasy</text:p>
          </table:table-cell>
          <table:table-cell office:value-type="float" office:value="14270" table:style-name="ce1">
            <text:p>14270</text:p>
          </table:table-cell>
          <table:table-cell office:value-type="date" office:date-value="1973-09-30T00:00:00" table:style-name="ce2">
            <text:p>30-9-1973</text:p>
          </table:table-cell>
          <table:table-cell office:value-type="string" table:style-name="ce1">
            <text:p>Víctor Erice</text:p>
          </table:table-cell>
          <table:table-cell table:number-columns-repeated="2" table:style-name="ce1"/>
          <table:table-cell office:value-type="string" table:style-name="ce1">
            <text:p>6.94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t3747978</text:p>
          </table:table-cell>
          <table:table-cell office:value-type="date" office:date-value="2014-11-09T00:00:00" table:style-name="ce2">
            <text:p>9-11-2014</text:p>
          </table:table-cell>
          <table:table-cell office:value-type="date" office:date-value="2014-11-09T00:00:00" table:style-name="ce2">
            <text:p>9-11-2014</text:p>
          </table:table-cell>
          <table:table-cell table:style-name="ce1"/>
          <table:table-cell office:value-type="string" table:style-name="ce1">
            <text:p>Holy Ghost</text:p>
          </table:table-cell>
          <table:table-cell office:value-type="string" table:style-name="ce1">
            <text:p>https://www.imdb.com/title/tt374797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4</text:p>
          </table:table-cell>
          <table:table-cell office:value-type="float" office:value="113" table:style-name="ce1">
            <text:p>113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Documentary</text:p>
          </table:table-cell>
          <table:table-cell office:value-type="float" office:value="351" table:style-name="ce1">
            <text:p>351</text:p>
          </table:table-cell>
          <table:table-cell office:value-type="date" office:date-value="2014-09-06T00:00:00" table:style-name="ce2">
            <text:p>6-9-2014</text:p>
          </table:table-cell>
          <table:table-cell office:value-type="string" table:style-name="ce1">
            <text:p>Darren Wilson</text:p>
          </table:table-cell>
          <table:table-cell table:number-columns-repeated="2" table:style-name="ce1"/>
          <table:table-cell office:value-type="string" table:style-name="ce1">
            <text:p>6.95</text:p>
          </table:table-cell>
          <table:table-cell table:number-columns-repeated="16366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tt3302820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Cowspiracy: The Sustainability Secret</text:p>
          </table:table-cell>
          <table:table-cell office:value-type="string" table:style-name="ce1">
            <text:p>https://www.imdb.com/title/tt330282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85" table:style-name="ce1">
            <text:p>85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Documentary</text:p>
          </table:table-cell>
          <table:table-cell office:value-type="float" office:value="16199" table:style-name="ce1">
            <text:p>16199</text:p>
          </table:table-cell>
          <table:table-cell office:value-type="date" office:date-value="2014-06-26T00:00:00" table:style-name="ce2">
            <text:p>26-6-2014</text:p>
          </table:table-cell>
          <table:table-cell office:value-type="string" table:style-name="ce1">
            <text:p>Keegan Kuhn, Kip Andersen</text:p>
          </table:table-cell>
          <table:table-cell table:number-columns-repeated="2" table:style-name="ce1"/>
          <table:table-cell office:value-type="string" table:style-name="ce1">
            <text:p>6.95</text:p>
          </table:table-cell>
          <table:table-cell table:number-columns-repeated="1636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tt0061809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In Cold Blood</text:p>
          </table:table-cell>
          <table:table-cell office:value-type="string" table:style-name="ce1">
            <text:p>https://www.imdb.com/title/tt006180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34" table:style-name="ce1">
            <text:p>134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Biography, Crime, Drama, History</text:p>
          </table:table-cell>
          <table:table-cell office:value-type="float" office:value="21426" table:style-name="ce1">
            <text:p>21426</text:p>
          </table:table-cell>
          <table:table-cell office:value-type="date" office:date-value="1967-12-14T00:00:00" table:style-name="ce2">
            <text:p>14-12-1967</text:p>
          </table:table-cell>
          <table:table-cell office:value-type="string" table:style-name="ce1">
            <text:p>Richard Brooks</text:p>
          </table:table-cell>
          <table:table-cell table:number-columns-repeated="2" table:style-name="ce1"/>
          <table:table-cell office:value-type="string" table:style-name="ce1">
            <text:p>6.95</text:p>
          </table:table-cell>
          <table:table-cell table:number-columns-repeated="1636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tt0245574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Y tu mamá también</text:p>
          </table:table-cell>
          <table:table-cell office:value-type="string" table:style-name="ce1">
            <text:p>https://www.imdb.com/title/tt024557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06" table:style-name="ce1">
            <text:p>106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Adventure, Comedy, Drama</text:p>
          </table:table-cell>
          <table:table-cell office:value-type="float" office:value="102274" table:style-name="ce1">
            <text:p>102274</text:p>
          </table:table-cell>
          <table:table-cell office:value-type="date" office:date-value="2001-06-08T00:00:00" table:style-name="ce2">
            <text:p>8-6-2001</text:p>
          </table:table-cell>
          <table:table-cell office:value-type="string" table:style-name="ce1">
            <text:p>Alfonso Cuarón</text:p>
          </table:table-cell>
          <table:table-cell table:number-columns-repeated="2" table:style-name="ce1"/>
          <table:table-cell office:value-type="string" table:style-name="ce1">
            <text:p>6.95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tt001564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Bronenosets Potemkin</text:p>
          </table:table-cell>
          <table:table-cell office:value-type="string" table:style-name="ce1">
            <text:p>https://www.imdb.com/title/tt001564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75" table:style-name="ce1">
            <text:p>75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Drama, History</text:p>
          </table:table-cell>
          <table:table-cell office:value-type="float" office:value="46313" table:style-name="ce1">
            <text:p>46313</text:p>
          </table:table-cell>
          <table:table-cell office:value-type="date" office:date-value="1925-12-24T00:00:00" table:style-name="ce2">
            <text:p>24-12-1925</text:p>
          </table:table-cell>
          <table:table-cell office:value-type="string" table:style-name="ce1">
            <text:p>Sergei M. Eisenstein</text:p>
          </table:table-cell>
          <table:table-cell table:number-columns-repeated="2" table:style-name="ce1"/>
          <table:table-cell office:value-type="string" table:style-name="ce1">
            <text:p>6.96</text:p>
          </table:table-cell>
          <table:table-cell table:number-columns-repeated="1636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tt4908644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Winter on Fire: Ukraine's Fight for Freedom</text:p>
          </table:table-cell>
          <table:table-cell office:value-type="string" table:style-name="ce1">
            <text:p>https://www.imdb.com/title/tt490864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4</text:p>
          </table:table-cell>
          <table:table-cell office:value-type="float" office:value="102" table:style-name="ce1">
            <text:p>102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Documentary</text:p>
          </table:table-cell>
          <table:table-cell office:value-type="float" office:value="9927" table:style-name="ce1">
            <text:p>9927</text:p>
          </table:table-cell>
          <table:table-cell office:value-type="date" office:date-value="2015-09-03T00:00:00" table:style-name="ce2">
            <text:p>3-9-2015</text:p>
          </table:table-cell>
          <table:table-cell office:value-type="string" table:style-name="ce1">
            <text:p>Evgeny Afineevsky</text:p>
          </table:table-cell>
          <table:table-cell table:number-columns-repeated="2" table:style-name="ce1"/>
          <table:table-cell office:value-type="string" table:style-name="ce1">
            <text:p>6.97</text:p>
          </table:table-cell>
          <table:table-cell table:number-columns-repeated="16366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tt0046478</text:p>
          </table:table-cell>
          <table:table-cell office:value-type="date" office:date-value="2018-01-11T00:00:00" table:style-name="ce2">
            <text:p>11-1-2018</text:p>
          </table:table-cell>
          <table:table-cell office:value-type="date" office:date-value="2018-01-11T00:00:00" table:style-name="ce2">
            <text:p>11-1-2018</text:p>
          </table:table-cell>
          <table:table-cell table:style-name="ce1"/>
          <table:table-cell office:value-type="string" table:style-name="ce1">
            <text:p>Ugetsu monogatari</text:p>
          </table:table-cell>
          <table:table-cell office:value-type="string" table:style-name="ce1">
            <text:p>https://www.imdb.com/title/tt004647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96" table:style-name="ce1">
            <text:p>96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Drama, Fantasy, War</text:p>
          </table:table-cell>
          <table:table-cell office:value-type="float" office:value="17069" table:style-name="ce1">
            <text:p>17069</text:p>
          </table:table-cell>
          <table:table-cell office:value-type="date" office:date-value="1953-03-26T00:00:00" table:style-name="ce2">
            <text:p>26-3-1953</text:p>
          </table:table-cell>
          <table:table-cell office:value-type="string" table:style-name="ce1">
            <text:p>Kenji Mizoguchi</text:p>
          </table:table-cell>
          <table:table-cell table:number-columns-repeated="2" table:style-name="ce1"/>
          <table:table-cell office:value-type="string" table:style-name="ce1">
            <text:p>6.97</text:p>
          </table:table-cell>
          <table:table-cell table:number-columns-repeated="1636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t0088184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Stranger Than Paradise</text:p>
          </table:table-cell>
          <table:table-cell office:value-type="string" table:style-name="ce1">
            <text:p>https://www.imdb.com/title/tt008818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89" table:style-name="ce1">
            <text:p>89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Comedy, Drama</text:p>
          </table:table-cell>
          <table:table-cell office:value-type="float" office:value="29543" table:style-name="ce1">
            <text:p>29543</text:p>
          </table:table-cell>
          <table:table-cell office:value-type="date" office:date-value="1984-05-16T00:00:00" table:style-name="ce2">
            <text:p>16-5-1984</text:p>
          </table:table-cell>
          <table:table-cell office:value-type="string" table:style-name="ce1">
            <text:p>Jim Jarmusch</text:p>
          </table:table-cell>
          <table:table-cell table:number-columns-repeated="2" table:style-name="ce1"/>
          <table:table-cell office:value-type="string" table:style-name="ce1">
            <text:p>6.97</text:p>
          </table:table-cell>
          <table:table-cell table:number-columns-repeated="16366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tt7174366</text:p>
          </table:table-cell>
          <table:table-cell office:value-type="date" office:date-value="2018-02-03T00:00:00" table:style-name="ce2">
            <text:p>3-2-2018</text:p>
          </table:table-cell>
          <table:table-cell office:value-type="date" office:date-value="2018-02-03T00:00:00" table:style-name="ce2">
            <text:p>3-2-2018</text:p>
          </table:table-cell>
          <table:table-cell table:style-name="ce1"/>
          <table:table-cell office:value-type="string" table:style-name="ce1">
            <text:p>The Heretic</text:p>
          </table:table-cell>
          <table:table-cell office:value-type="string" table:style-name="ce1">
            <text:p>https://www.imdb.com/title/tt717436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71" table:style-name="ce1">
            <text:p>71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ocumentary</text:p>
          </table:table-cell>
          <table:table-cell office:value-type="float" office:value="46" table:style-name="ce1">
            <text:p>46</text:p>
          </table:table-cell>
          <table:table-cell office:value-type="date" office:date-value="2018-03-01T00:00:00" table:style-name="ce2">
            <text:p>1-3-2018</text:p>
          </table:table-cell>
          <table:table-cell office:value-type="string" table:style-name="ce1">
            <text:p>Andrew Morgan</text:p>
          </table:table-cell>
          <table:table-cell table:number-columns-repeated="2" table:style-name="ce1"/>
          <table:table-cell office:value-type="string" table:style-name="ce1">
            <text:p>6.98</text:p>
          </table:table-cell>
          <table:table-cell table:number-columns-repeated="16366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tt0169102</text:p>
          </table:table-cell>
          <table:table-cell office:value-type="date" office:date-value="2016-09-23T00:00:00" table:style-name="ce2">
            <text:p>23-9-2016</text:p>
          </table:table-cell>
          <table:table-cell office:value-type="date" office:date-value="2016-09-23T00:00:00" table:style-name="ce2">
            <text:p>23-9-2016</text:p>
          </table:table-cell>
          <table:table-cell table:style-name="ce1"/>
          <table:table-cell office:value-type="string" table:style-name="ce1">
            <text:p>Lagaan: Once Upon a Time in India</text:p>
          </table:table-cell>
          <table:table-cell office:value-type="string" table:style-name="ce1">
            <text:p>https://www.imdb.com/title/tt016910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224" table:style-name="ce1">
            <text:p>224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Adventure, Drama, Musical, Romance, Sport</text:p>
          </table:table-cell>
          <table:table-cell office:value-type="float" office:value="88510" table:style-name="ce1">
            <text:p>88510</text:p>
          </table:table-cell>
          <table:table-cell office:value-type="date" office:date-value="2001-06-15T00:00:00" table:style-name="ce2">
            <text:p>15-6-2001</text:p>
          </table:table-cell>
          <table:table-cell office:value-type="string" table:style-name="ce1">
            <text:p>Ashutosh Gowariker</text:p>
          </table:table-cell>
          <table:table-cell table:number-columns-repeated="2" table:style-name="ce1"/>
          <table:table-cell office:value-type="string" table:style-name="ce1">
            <text:p>6.98</text:p>
          </table:table-cell>
          <table:table-cell table:number-columns-repeated="16366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tt0118884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Contact</text:p>
          </table:table-cell>
          <table:table-cell office:value-type="string" table:style-name="ce1">
            <text:p>https://www.imdb.com/title/tt011888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50" table:style-name="ce1">
            <text:p>150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Drama, Mystery, Sci-Fi, Thriller</text:p>
          </table:table-cell>
          <table:table-cell office:value-type="float" office:value="227885" table:style-name="ce1">
            <text:p>227885</text:p>
          </table:table-cell>
          <table:table-cell office:value-type="date" office:date-value="1997-07-11T00:00:00" table:style-name="ce2">
            <text:p>11-7-1997</text:p>
          </table:table-cell>
          <table:table-cell office:value-type="string" table:style-name="ce1">
            <text:p>Robert Zemeckis</text:p>
          </table:table-cell>
          <table:table-cell table:number-columns-repeated="2" table:style-name="ce1"/>
          <table:table-cell office:value-type="string" table:style-name="ce1">
            <text:p>6.99</text:p>
          </table:table-cell>
          <table:table-cell table:number-columns-repeated="1636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tt0822854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Shooter</text:p>
          </table:table-cell>
          <table:table-cell office:value-type="string" table:style-name="ce1">
            <text:p>https://www.imdb.com/title/tt082285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24" table:style-name="ce1">
            <text:p>124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ction, Crime, Drama, Mystery, Thriller</text:p>
          </table:table-cell>
          <table:table-cell office:value-type="float" office:value="283342" table:style-name="ce1">
            <text:p>283342</text:p>
          </table:table-cell>
          <table:table-cell office:value-type="date" office:date-value="2007-03-08T00:00:00" table:style-name="ce2">
            <text:p>8-3-2007</text:p>
          </table:table-cell>
          <table:table-cell office:value-type="string" table:style-name="ce1">
            <text:p>Antoine Fuqua</text:p>
          </table:table-cell>
          <table:table-cell table:number-columns-repeated="2" table:style-name="ce1"/>
          <table:table-cell office:value-type="string" table:style-name="ce1">
            <text:p>6.99</text:p>
          </table:table-cell>
          <table:table-cell table:number-columns-repeated="1636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t0245712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Amores perros</text:p>
          </table:table-cell>
          <table:table-cell office:value-type="string" table:style-name="ce1">
            <text:p>https://www.imdb.com/title/tt024571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54" table:style-name="ce1">
            <text:p>154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Drama, Thriller</text:p>
          </table:table-cell>
          <table:table-cell office:value-type="float" office:value="200616" table:style-name="ce1">
            <text:p>200616</text:p>
          </table:table-cell>
          <table:table-cell office:value-type="date" office:date-value="2000-05-14T00:00:00" table:style-name="ce2">
            <text:p>14-5-2000</text:p>
          </table:table-cell>
          <table:table-cell office:value-type="string" table:style-name="ce1">
            <text:p>Alejandro G. Iñárritu</text:p>
          </table:table-cell>
          <table:table-cell table:number-columns-repeated="2" table:style-name="ce1"/>
          <table:table-cell office:value-type="string" table:style-name="ce1">
            <text:p>7.00</text:p>
          </table:table-cell>
          <table:table-cell table:number-columns-repeated="1636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tt0056217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Man Who Shot Liberty Valance</text:p>
          </table:table-cell>
          <table:table-cell office:value-type="string" table:style-name="ce1">
            <text:p>https://www.imdb.com/title/tt005621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23" table:style-name="ce1">
            <text:p>123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Drama, Western</text:p>
          </table:table-cell>
          <table:table-cell office:value-type="float" office:value="60417" table:style-name="ce1">
            <text:p>60417</text:p>
          </table:table-cell>
          <table:table-cell office:value-type="date" office:date-value="1962-04-13T00:00:00" table:style-name="ce2">
            <text:p>13-4-1962</text:p>
          </table:table-cell>
          <table:table-cell office:value-type="string" table:style-name="ce1">
            <text:p>John Ford</text:p>
          </table:table-cell>
          <table:table-cell table:number-columns-repeated="2" table:style-name="ce1"/>
          <table:table-cell office:value-type="string" table:style-name="ce1">
            <text:p>7.00</text:p>
          </table:table-cell>
          <table:table-cell table:number-columns-repeated="1636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tt007884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Being There</text:p>
          </table:table-cell>
          <table:table-cell office:value-type="string" table:style-name="ce1">
            <text:p>https://www.imdb.com/title/tt007884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30" table:style-name="ce1">
            <text:p>130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Comedy, Drama</text:p>
          </table:table-cell>
          <table:table-cell office:value-type="float" office:value="58452" table:style-name="ce1">
            <text:p>58452</text:p>
          </table:table-cell>
          <table:table-cell office:value-type="date" office:date-value="1979-12-20T00:00:00" table:style-name="ce2">
            <text:p>20-12-1979</text:p>
          </table:table-cell>
          <table:table-cell office:value-type="string" table:style-name="ce1">
            <text:p>Hal Ashby</text:p>
          </table:table-cell>
          <table:table-cell table:number-columns-repeated="2" table:style-name="ce1"/>
          <table:table-cell office:value-type="string" table:style-name="ce1">
            <text:p>7.00</text:p>
          </table:table-cell>
          <table:table-cell table:number-columns-repeated="1636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t0067411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McCabe &amp; Mrs. Miller</text:p>
          </table:table-cell>
          <table:table-cell office:value-type="string" table:style-name="ce1">
            <text:p>https://www.imdb.com/title/tt006741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20" table:style-name="ce1">
            <text:p>120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Drama, Western</text:p>
          </table:table-cell>
          <table:table-cell office:value-type="float" office:value="18951" table:style-name="ce1">
            <text:p>18951</text:p>
          </table:table-cell>
          <table:table-cell office:value-type="date" office:date-value="1971-06-24T00:00:00" table:style-name="ce2">
            <text:p>24-6-1971</text:p>
          </table:table-cell>
          <table:table-cell office:value-type="string" table:style-name="ce1">
            <text:p>Robert Altman</text:p>
          </table:table-cell>
          <table:table-cell table:number-columns-repeated="2" table:style-name="ce1"/>
          <table:table-cell office:value-type="string" table:style-name="ce1">
            <text:p>7.00</text:p>
          </table:table-cell>
          <table:table-cell table:number-columns-repeated="1636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tt2872718</text:p>
          </table:table-cell>
          <table:table-cell office:value-type="date" office:date-value="2015-12-24T00:00:00" table:style-name="ce2">
            <text:p>24-12-2015</text:p>
          </table:table-cell>
          <table:table-cell office:value-type="date" office:date-value="2015-12-24T00:00:00" table:style-name="ce2">
            <text:p>24-12-2015</text:p>
          </table:table-cell>
          <table:table-cell table:style-name="ce1"/>
          <table:table-cell office:value-type="string" table:style-name="ce1">
            <text:p>Nightcrawler</text:p>
          </table:table-cell>
          <table:table-cell office:value-type="string" table:style-name="ce1">
            <text:p>https://www.imdb.com/title/tt287271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18" table:style-name="ce1">
            <text:p>118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Crime, Drama, Thriller</text:p>
          </table:table-cell>
          <table:table-cell office:value-type="float" office:value="379796" table:style-name="ce1">
            <text:p>379796</text:p>
          </table:table-cell>
          <table:table-cell office:value-type="date" office:date-value="2014-09-05T00:00:00" table:style-name="ce2">
            <text:p>5-9-2014</text:p>
          </table:table-cell>
          <table:table-cell office:value-type="string" table:style-name="ce1">
            <text:p>Dan Gilroy</text:p>
          </table:table-cell>
          <table:table-cell table:number-columns-repeated="2" table:style-name="ce1"/>
          <table:table-cell office:value-type="string" table:style-name="ce1">
            <text:p>7.01</text:p>
          </table:table-cell>
          <table:table-cell table:number-columns-repeated="1636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tt0075860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Close Encounters of the Third Kind</text:p>
          </table:table-cell>
          <table:table-cell office:value-type="string" table:style-name="ce1">
            <text:p>https://www.imdb.com/title/tt007586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38" table:style-name="ce1">
            <text:p>138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Drama, Sci-Fi</text:p>
          </table:table-cell>
          <table:table-cell office:value-type="float" office:value="160952" table:style-name="ce1">
            <text:p>160952</text:p>
          </table:table-cell>
          <table:table-cell office:value-type="date" office:date-value="1977-11-15T00:00:00" table:style-name="ce2">
            <text:p>15-11-1977</text:p>
          </table:table-cell>
          <table:table-cell office:value-type="string" table:style-name="ce1">
            <text:p>Steven Spielberg</text:p>
          </table:table-cell>
          <table:table-cell table:number-columns-repeated="2" table:style-name="ce1"/>
          <table:table-cell office:value-type="string" table:style-name="ce1">
            <text:p>7.01</text:p>
          </table:table-cell>
          <table:table-cell table:number-columns-repeated="16366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tt5340300</text:p>
          </table:table-cell>
          <table:table-cell office:value-type="date" office:date-value="2018-06-08T00:00:00" table:style-name="ce2">
            <text:p>8-6-2018</text:p>
          </table:table-cell>
          <table:table-cell office:value-type="date" office:date-value="2018-06-08T00:00:00" table:style-name="ce2">
            <text:p>8-6-2018</text:p>
          </table:table-cell>
          <table:table-cell table:style-name="ce1"/>
          <table:table-cell office:value-type="string" table:style-name="ce1">
            <text:p>Lean on Pete</text:p>
          </table:table-cell>
          <table:table-cell office:value-type="string" table:style-name="ce1">
            <text:p>https://www.imdb.com/title/tt534030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21" table:style-name="ce1">
            <text:p>121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Adventure, Drama</text:p>
          </table:table-cell>
          <table:table-cell office:value-type="float" office:value="5793" table:style-name="ce1">
            <text:p>5793</text:p>
          </table:table-cell>
          <table:table-cell office:value-type="date" office:date-value="2017-09-01T00:00:00" table:style-name="ce2">
            <text:p>1-9-2017</text:p>
          </table:table-cell>
          <table:table-cell office:value-type="string" table:style-name="ce1">
            <text:p>Andrew Haigh</text:p>
          </table:table-cell>
          <table:table-cell table:number-columns-repeated="2" table:style-name="ce1"/>
          <table:table-cell office:value-type="string" table:style-name="ce1">
            <text:p>7.01</text:p>
          </table:table-cell>
          <table:table-cell table:number-columns-repeated="16366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tt1860357</text:p>
          </table:table-cell>
          <table:table-cell office:value-type="date" office:date-value="2017-03-06T00:00:00" table:style-name="ce2">
            <text:p>6-3-2017</text:p>
          </table:table-cell>
          <table:table-cell office:value-type="date" office:date-value="2017-03-06T00:00:00" table:style-name="ce2">
            <text:p>6-3-2017</text:p>
          </table:table-cell>
          <table:table-cell table:style-name="ce1"/>
          <table:table-cell office:value-type="string" table:style-name="ce1">
            <text:p>Deepwater Horizon</text:p>
          </table:table-cell>
          <table:table-cell office:value-type="string" table:style-name="ce1">
            <text:p>https://www.imdb.com/title/tt186035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107" table:style-name="ce1">
            <text:p>107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Action, Drama, History, Thriller</text:p>
          </table:table-cell>
          <table:table-cell office:value-type="float" office:value="123933" table:style-name="ce1">
            <text:p>123933</text:p>
          </table:table-cell>
          <table:table-cell office:value-type="date" office:date-value="2016-09-13T00:00:00" table:style-name="ce2">
            <text:p>13-9-2016</text:p>
          </table:table-cell>
          <table:table-cell office:value-type="string" table:style-name="ce1">
            <text:p>Peter Berg</text:p>
          </table:table-cell>
          <table:table-cell table:number-columns-repeated="2" table:style-name="ce1"/>
          <table:table-cell office:value-type="string" table:style-name="ce1">
            <text:p>7.01</text:p>
          </table:table-cell>
          <table:table-cell table:number-columns-repeated="1636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tt0046345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Sommaren med Monika</text:p>
          </table:table-cell>
          <table:table-cell office:value-type="string" table:style-name="ce1">
            <text:p>https://www.imdb.com/title/tt004634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96" table:style-name="ce1">
            <text:p>96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Drama, Romance</text:p>
          </table:table-cell>
          <table:table-cell office:value-type="float" office:value="9824" table:style-name="ce1">
            <text:p>9824</text:p>
          </table:table-cell>
          <table:table-cell office:value-type="date" office:date-value="1953-02-09T00:00:00" table:style-name="ce2">
            <text:p>9-2-1953</text:p>
          </table:table-cell>
          <table:table-cell office:value-type="string" table:style-name="ce1">
            <text:p>Ingmar Bergman</text:p>
          </table:table-cell>
          <table:table-cell table:number-columns-repeated="2" table:style-name="ce1"/>
          <table:table-cell office:value-type="string" table:style-name="ce1">
            <text:p>7.02</text:p>
          </table:table-cell>
          <table:table-cell table:number-columns-repeated="16366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tt0019254</text:p>
          </table:table-cell>
          <table:table-cell office:value-type="date" office:date-value="2016-09-23T00:00:00" table:style-name="ce2">
            <text:p>23-9-2016</text:p>
          </table:table-cell>
          <table:table-cell office:value-type="date" office:date-value="2016-09-23T00:00:00" table:style-name="ce2">
            <text:p>23-9-2016</text:p>
          </table:table-cell>
          <table:table-cell table:style-name="ce1"/>
          <table:table-cell office:value-type="string" table:style-name="ce1">
            <text:p>La passion de Jeanne d'Arc</text:p>
          </table:table-cell>
          <table:table-cell office:value-type="string" table:style-name="ce1">
            <text:p>https://www.imdb.com/title/tt001925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10" table:style-name="ce1">
            <text:p>110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Biography, Drama, History</text:p>
          </table:table-cell>
          <table:table-cell office:value-type="float" office:value="37952" table:style-name="ce1">
            <text:p>37952</text:p>
          </table:table-cell>
          <table:table-cell office:value-type="date" office:date-value="1928-04-21T00:00:00" table:style-name="ce2">
            <text:p>21-4-1928</text:p>
          </table:table-cell>
          <table:table-cell office:value-type="string" table:style-name="ce1">
            <text:p>Carl Theodor Dreyer</text:p>
          </table:table-cell>
          <table:table-cell table:number-columns-repeated="2" table:style-name="ce1"/>
          <table:table-cell office:value-type="string" table:style-name="ce1">
            <text:p>7.03</text:p>
          </table:table-cell>
          <table:table-cell table:number-columns-repeated="1636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tt0109424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Chung Hing sam lam</text:p>
          </table:table-cell>
          <table:table-cell office:value-type="string" table:style-name="ce1">
            <text:p>https://www.imdb.com/title/tt010942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02" table:style-name="ce1">
            <text:p>102</text:p>
          </table:table-cell>
          <table:table-cell office:value-type="float" office:value="1994" table:style-name="ce1">
            <text:p>1994</text:p>
          </table:table-cell>
          <table:table-cell office:value-type="string" table:style-name="ce1">
            <text:p>Crime, Drama, Romance</text:p>
          </table:table-cell>
          <table:table-cell office:value-type="float" office:value="49438" table:style-name="ce1">
            <text:p>49438</text:p>
          </table:table-cell>
          <table:table-cell office:value-type="date" office:date-value="1994-07-14T00:00:00" table:style-name="ce2">
            <text:p>14-7-1994</text:p>
          </table:table-cell>
          <table:table-cell office:value-type="string" table:style-name="ce1">
            <text:p>Kar-Wai Wong</text:p>
          </table:table-cell>
          <table:table-cell table:number-columns-repeated="2" table:style-name="ce1"/>
          <table:table-cell office:value-type="string" table:style-name="ce1">
            <text:p>7.03</text:p>
          </table:table-cell>
          <table:table-cell table:number-columns-repeated="1636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tt012073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La leggenda del pianista sull'oceano</text:p>
          </table:table-cell>
          <table:table-cell office:value-type="string" table:style-name="ce1">
            <text:p>https://www.imdb.com/title/tt012073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65" table:style-name="ce1">
            <text:p>165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Drama, Music, Romance</text:p>
          </table:table-cell>
          <table:table-cell office:value-type="float" office:value="49595" table:style-name="ce1">
            <text:p>49595</text:p>
          </table:table-cell>
          <table:table-cell office:value-type="date" office:date-value="1998-10-28T00:00:00" table:style-name="ce2">
            <text:p>28-10-1998</text:p>
          </table:table-cell>
          <table:table-cell office:value-type="string" table:style-name="ce1">
            <text:p>Giuseppe Tornatore</text:p>
          </table:table-cell>
          <table:table-cell table:number-columns-repeated="2" table:style-name="ce1"/>
          <table:table-cell office:value-type="string" table:style-name="ce1">
            <text:p>7.04</text:p>
          </table:table-cell>
          <table:table-cell table:number-columns-repeated="1636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tt0020629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All Quiet on the Western Front</text:p>
          </table:table-cell>
          <table:table-cell office:value-type="string" table:style-name="ce1">
            <text:p>https://www.imdb.com/title/tt002062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36" table:style-name="ce1">
            <text:p>136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Drama, War</text:p>
          </table:table-cell>
          <table:table-cell office:value-type="float" office:value="51946" table:style-name="ce1">
            <text:p>51946</text:p>
          </table:table-cell>
          <table:table-cell office:value-type="date" office:date-value="1930-04-21T00:00:00" table:style-name="ce2">
            <text:p>21-4-1930</text:p>
          </table:table-cell>
          <table:table-cell office:value-type="string" table:style-name="ce1">
            <text:p>Lewis Milestone</text:p>
          </table:table-cell>
          <table:table-cell table:number-columns-repeated="2" table:style-name="ce1"/>
          <table:table-cell office:value-type="string" table:style-name="ce1">
            <text:p>7.04</text:p>
          </table:table-cell>
          <table:table-cell table:number-columns-repeated="16366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tt0037674</text:p>
          </table:table-cell>
          <table:table-cell office:value-type="date" office:date-value="2018-09-13T00:00:00" table:style-name="ce2">
            <text:p>13-9-2018</text:p>
          </table:table-cell>
          <table:table-cell office:value-type="date" office:date-value="2018-09-13T00:00:00" table:style-name="ce2">
            <text:p>13-9-2018</text:p>
          </table:table-cell>
          <table:table-cell table:style-name="ce1"/>
          <table:table-cell office:value-type="string" table:style-name="ce1">
            <text:p>Les enfants du paradis</text:p>
          </table:table-cell>
          <table:table-cell office:value-type="string" table:style-name="ce1">
            <text:p>https://www.imdb.com/title/tt003767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189" table:style-name="ce1">
            <text:p>189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Drama, Romance</text:p>
          </table:table-cell>
          <table:table-cell office:value-type="float" office:value="16171" table:style-name="ce1">
            <text:p>16171</text:p>
          </table:table-cell>
          <table:table-cell office:value-type="date" office:date-value="1945-03-09T00:00:00" table:style-name="ce2">
            <text:p>9-3-1945</text:p>
          </table:table-cell>
          <table:table-cell office:value-type="string" table:style-name="ce1">
            <text:p>Marcel Carné</text:p>
          </table:table-cell>
          <table:table-cell table:number-columns-repeated="2" table:style-name="ce1"/>
          <table:table-cell office:value-type="string" table:style-name="ce1">
            <text:p>7.05</text:p>
          </table:table-cell>
          <table:table-cell table:number-columns-repeated="16366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tt0070460</text:p>
          </table:table-cell>
          <table:table-cell office:value-type="date" office:date-value="2018-04-23T00:00:00" table:style-name="ce2">
            <text:p>23-4-2018</text:p>
          </table:table-cell>
          <table:table-cell office:value-type="date" office:date-value="2018-04-23T00:00:00" table:style-name="ce2">
            <text:p>23-4-2018</text:p>
          </table:table-cell>
          <table:table-cell table:style-name="ce1"/>
          <table:table-cell office:value-type="string" table:style-name="ce1">
            <text:p>La nuit américaine</text:p>
          </table:table-cell>
          <table:table-cell office:value-type="string" table:style-name="ce1">
            <text:p>https://www.imdb.com/title/tt007046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15" table:style-name="ce1">
            <text:p>115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Comedy, Drama, Romance</text:p>
          </table:table-cell>
          <table:table-cell office:value-type="float" office:value="17002" table:style-name="ce1">
            <text:p>17002</text:p>
          </table:table-cell>
          <table:table-cell office:value-type="date" office:date-value="1973-05-15T00:00:00" table:style-name="ce2">
            <text:p>15-5-1973</text:p>
          </table:table-cell>
          <table:table-cell office:value-type="string" table:style-name="ce1">
            <text:p>François Truffaut</text:p>
          </table:table-cell>
          <table:table-cell table:number-columns-repeated="2" table:style-name="ce1"/>
          <table:table-cell office:value-type="string" table:style-name="ce1">
            <text:p>7.05</text:p>
          </table:table-cell>
          <table:table-cell table:number-columns-repeated="1636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tt004940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Killing</text:p>
          </table:table-cell>
          <table:table-cell office:value-type="string" table:style-name="ce1">
            <text:p>https://www.imdb.com/title/tt004940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85" table:style-name="ce1">
            <text:p>85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Crime, Drama, Film-Noir, Thriller</text:p>
          </table:table-cell>
          <table:table-cell office:value-type="float" office:value="70732" table:style-name="ce1">
            <text:p>70732</text:p>
          </table:table-cell>
          <table:table-cell office:value-type="date" office:date-value="1956-05-19T00:00:00" table:style-name="ce2">
            <text:p>19-5-1956</text:p>
          </table:table-cell>
          <table:table-cell office:value-type="string" table:style-name="ce1">
            <text:p>Stanley Kubrick</text:p>
          </table:table-cell>
          <table:table-cell table:number-columns-repeated="2" table:style-name="ce1"/>
          <table:table-cell office:value-type="string" table:style-name="ce1">
            <text:p>7.05</text:p>
          </table:table-cell>
          <table:table-cell table:number-columns-repeated="1636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tt0096163</text:p>
          </table:table-cell>
          <table:table-cell office:value-type="date" office:date-value="2015-02-24T00:00:00" table:style-name="ce2">
            <text:p>24-2-2015</text:p>
          </table:table-cell>
          <table:table-cell office:value-type="date" office:date-value="2015-02-24T00:00:00" table:style-name="ce2">
            <text:p>24-2-2015</text:p>
          </table:table-cell>
          <table:table-cell table:style-name="ce1"/>
          <table:table-cell office:value-type="string" table:style-name="ce1">
            <text:p>Spoorloos</text:p>
          </table:table-cell>
          <table:table-cell office:value-type="string" table:style-name="ce1">
            <text:p>https://www.imdb.com/title/tt009616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07" table:style-name="ce1">
            <text:p>107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Mystery, Thriller</text:p>
          </table:table-cell>
          <table:table-cell office:value-type="float" office:value="28816" table:style-name="ce1">
            <text:p>28816</text:p>
          </table:table-cell>
          <table:table-cell office:value-type="date" office:date-value="1988-08-29T00:00:00" table:style-name="ce2">
            <text:p>29-8-1988</text:p>
          </table:table-cell>
          <table:table-cell office:value-type="string" table:style-name="ce1">
            <text:p>George Sluizer</text:p>
          </table:table-cell>
          <table:table-cell table:number-columns-repeated="2" table:style-name="ce1"/>
          <table:table-cell office:value-type="string" table:style-name="ce1">
            <text:p>7.05</text:p>
          </table:table-cell>
          <table:table-cell table:number-columns-repeated="1636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tt0049010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Bigger Than Life</text:p>
          </table:table-cell>
          <table:table-cell office:value-type="string" table:style-name="ce1">
            <text:p>https://www.imdb.com/title/tt004901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95" table:style-name="ce1">
            <text:p>95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Drama</text:p>
          </table:table-cell>
          <table:table-cell office:value-type="float" office:value="5852" table:style-name="ce1">
            <text:p>5852</text:p>
          </table:table-cell>
          <table:table-cell office:value-type="date" office:date-value="1956-08-02T00:00:00" table:style-name="ce2">
            <text:p>2-8-1956</text:p>
          </table:table-cell>
          <table:table-cell office:value-type="string" table:style-name="ce1">
            <text:p>Nicholas Ray</text:p>
          </table:table-cell>
          <table:table-cell table:number-columns-repeated="2" table:style-name="ce1"/>
          <table:table-cell office:value-type="string" table:style-name="ce1">
            <text:p>7.05</text:p>
          </table:table-cell>
          <table:table-cell table:number-columns-repeated="16366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tt6050292</text:p>
          </table:table-cell>
          <table:table-cell office:value-type="date" office:date-value="2018-07-20T00:00:00" table:style-name="ce2">
            <text:p>20-7-2018</text:p>
          </table:table-cell>
          <table:table-cell office:value-type="date" office:date-value="2018-07-20T00:00:00" table:style-name="ce2">
            <text:p>20-7-2018</text:p>
          </table:table-cell>
          <table:table-cell table:style-name="ce1"/>
          <table:table-cell office:value-type="string" table:style-name="ce1">
            <text:p>Conquering Southern China</text:p>
          </table:table-cell>
          <table:table-cell office:value-type="string" table:style-name="ce1">
            <text:p>https://www.imdb.com/title/tt605029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9.0</text:p>
          </table:table-cell>
          <table:table-cell office:value-type="float" office:value="101" table:style-name="ce1">
            <text:p>101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Documentary</text:p>
          </table:table-cell>
          <table:table-cell office:value-type="float" office:value="411" table:style-name="ce1">
            <text:p>411</text:p>
          </table:table-cell>
          <table:table-cell office:value-type="date" office:date-value="2016-08-17T00:00:00" table:style-name="ce2">
            <text:p>17-8-2016</text:p>
          </table:table-cell>
          <table:table-cell office:value-type="string" table:style-name="ce1">
            <text:p>Ricardo Afonso</text:p>
          </table:table-cell>
          <table:table-cell table:number-columns-repeated="2" table:style-name="ce1"/>
          <table:table-cell office:value-type="string" table:style-name="ce1">
            <text:p>7.06</text:p>
          </table:table-cell>
          <table:table-cell table:number-columns-repeated="1636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tt0067185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Harold and Maude</text:p>
          </table:table-cell>
          <table:table-cell office:value-type="string" table:style-name="ce1">
            <text:p>https://www.imdb.com/title/tt006718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1" table:style-name="ce1">
            <text:p>91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Comedy, Drama, Romance</text:p>
          </table:table-cell>
          <table:table-cell office:value-type="float" office:value="63301" table:style-name="ce1">
            <text:p>63301</text:p>
          </table:table-cell>
          <table:table-cell office:value-type="date" office:date-value="1971-12-20T00:00:00" table:style-name="ce2">
            <text:p>20-12-1971</text:p>
          </table:table-cell>
          <table:table-cell office:value-type="string" table:style-name="ce1">
            <text:p>Hal Ashby</text:p>
          </table:table-cell>
          <table:table-cell table:number-columns-repeated="2" table:style-name="ce1"/>
          <table:table-cell office:value-type="string" table:style-name="ce1">
            <text:p>7.06</text:p>
          </table:table-cell>
          <table:table-cell table:number-columns-repeated="1636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tt0988045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Sherlock Holmes</text:p>
          </table:table-cell>
          <table:table-cell office:value-type="string" table:style-name="ce1">
            <text:p>https://www.imdb.com/title/tt098804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28" table:style-name="ce1">
            <text:p>128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Action, Adventure, Crime, Mystery, Thriller</text:p>
          </table:table-cell>
          <table:table-cell office:value-type="float" office:value="532081" table:style-name="ce1">
            <text:p>532081</text:p>
          </table:table-cell>
          <table:table-cell office:value-type="date" office:date-value="2009-12-14T00:00:00" table:style-name="ce2">
            <text:p>14-12-2009</text:p>
          </table:table-cell>
          <table:table-cell office:value-type="string" table:style-name="ce1">
            <text:p>Guy Ritchie</text:p>
          </table:table-cell>
          <table:table-cell table:number-columns-repeated="2" table:style-name="ce1"/>
          <table:table-cell office:value-type="string" table:style-name="ce1">
            <text:p>7.06</text:p>
          </table:table-cell>
          <table:table-cell table:number-columns-repeated="1636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tt0036431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This Land Is Mine</text:p>
          </table:table-cell>
          <table:table-cell office:value-type="string" table:style-name="ce1">
            <text:p>https://www.imdb.com/title/tt003643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03" table:style-name="ce1">
            <text:p>103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Drama, War</text:p>
          </table:table-cell>
          <table:table-cell office:value-type="float" office:value="2377" table:style-name="ce1">
            <text:p>2377</text:p>
          </table:table-cell>
          <table:table-cell office:value-type="date" office:date-value="1943-05-07T00:00:00" table:style-name="ce2">
            <text:p>7-5-1943</text:p>
          </table:table-cell>
          <table:table-cell office:value-type="string" table:style-name="ce1">
            <text:p>Jean Renoir</text:p>
          </table:table-cell>
          <table:table-cell table:number-columns-repeated="2" table:style-name="ce1"/>
          <table:table-cell office:value-type="string" table:style-name="ce1">
            <text:p>7.06</text:p>
          </table:table-cell>
          <table:table-cell table:number-columns-repeated="1636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tt0048356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Marty</text:p>
          </table:table-cell>
          <table:table-cell office:value-type="string" table:style-name="ce1">
            <text:p>https://www.imdb.com/title/tt004835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90" table:style-name="ce1">
            <text:p>90</text:p>
          </table:table-cell>
          <table:table-cell office:value-type="float" office:value="1955" table:style-name="ce1">
            <text:p>1955</text:p>
          </table:table-cell>
          <table:table-cell office:value-type="string" table:style-name="ce1">
            <text:p>Drama, Romance</text:p>
          </table:table-cell>
          <table:table-cell office:value-type="float" office:value="18221" table:style-name="ce1">
            <text:p>18221</text:p>
          </table:table-cell>
          <table:table-cell office:value-type="date" office:date-value="1955-04-11T00:00:00" table:style-name="ce2">
            <text:p>11-4-1955</text:p>
          </table:table-cell>
          <table:table-cell office:value-type="string" table:style-name="ce1">
            <text:p>Delbert Mann</text:p>
          </table:table-cell>
          <table:table-cell table:number-columns-repeated="2" table:style-name="ce1"/>
          <table:table-cell office:value-type="string" table:style-name="ce1">
            <text:p>7.07</text:p>
          </table:table-cell>
          <table:table-cell table:number-columns-repeated="16366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tt1263670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Crazy Heart</text:p>
          </table:table-cell>
          <table:table-cell office:value-type="string" table:style-name="ce1">
            <text:p>https://www.imdb.com/title/tt126367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12" table:style-name="ce1">
            <text:p>112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Drama, Music, Romance</text:p>
          </table:table-cell>
          <table:table-cell office:value-type="float" office:value="76903" table:style-name="ce1">
            <text:p>76903</text:p>
          </table:table-cell>
          <table:table-cell office:value-type="date" office:date-value="2009-12-06T00:00:00" table:style-name="ce2">
            <text:p>6-12-2009</text:p>
          </table:table-cell>
          <table:table-cell office:value-type="string" table:style-name="ce1">
            <text:p>Scott Cooper</text:p>
          </table:table-cell>
          <table:table-cell table:number-columns-repeated="2" table:style-name="ce1"/>
          <table:table-cell office:value-type="string" table:style-name="ce1">
            <text:p>7.07</text:p>
          </table:table-cell>
          <table:table-cell table:number-columns-repeated="1636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tt0041154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Banshun</text:p>
          </table:table-cell>
          <table:table-cell office:value-type="string" table:style-name="ce1">
            <text:p>https://www.imdb.com/title/tt004115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108" table:style-name="ce1">
            <text:p>108</text:p>
          </table:table-cell>
          <table:table-cell office:value-type="float" office:value="1949" table:style-name="ce1">
            <text:p>1949</text:p>
          </table:table-cell>
          <table:table-cell office:value-type="string" table:style-name="ce1">
            <text:p>Drama</text:p>
          </table:table-cell>
          <table:table-cell office:value-type="float" office:value="11337" table:style-name="ce1">
            <text:p>11337</text:p>
          </table:table-cell>
          <table:table-cell office:value-type="date" office:date-value="1949-09-13T00:00:00" table:style-name="ce2">
            <text:p>13-9-1949</text:p>
          </table:table-cell>
          <table:table-cell office:value-type="string" table:style-name="ce1">
            <text:p>Yasujirô Ozu</text:p>
          </table:table-cell>
          <table:table-cell table:number-columns-repeated="2" table:style-name="ce1"/>
          <table:table-cell office:value-type="string" table:style-name="ce1">
            <text:p>7.08</text:p>
          </table:table-cell>
          <table:table-cell table:number-columns-repeated="16366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tt5895028</text:p>
          </table:table-cell>
          <table:table-cell office:value-type="date" office:date-value="2016-11-07T00:00:00" table:style-name="ce2">
            <text:p>7-11-2016</text:p>
          </table:table-cell>
          <table:table-cell office:value-type="date" office:date-value="2016-11-07T00:00:00" table:style-name="ce2">
            <text:p>7-11-2016</text:p>
          </table:table-cell>
          <table:table-cell table:style-name="ce1"/>
          <table:table-cell office:value-type="string" table:style-name="ce1">
            <text:p>13th</text:p>
          </table:table-cell>
          <table:table-cell office:value-type="string" table:style-name="ce1">
            <text:p>https://www.imdb.com/title/tt589502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00" table:style-name="ce1">
            <text:p>100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Documentary, Crime, History</text:p>
          </table:table-cell>
          <table:table-cell office:value-type="float" office:value="17598" table:style-name="ce1">
            <text:p>17598</text:p>
          </table:table-cell>
          <table:table-cell office:value-type="date" office:date-value="2016-09-30T00:00:00" table:style-name="ce2">
            <text:p>30-9-2016</text:p>
          </table:table-cell>
          <table:table-cell office:value-type="string" table:style-name="ce1">
            <text:p>Ava DuVernay</text:p>
          </table:table-cell>
          <table:table-cell table:number-columns-repeated="2" table:style-name="ce1"/>
          <table:table-cell office:value-type="string" table:style-name="ce1">
            <text:p>7.08</text:p>
          </table:table-cell>
          <table:table-cell table:number-columns-repeated="1636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tt0091530</text:p>
          </table:table-cell>
          <table:table-cell office:value-type="date" office:date-value="2015-02-26T00:00:00" table:style-name="ce2">
            <text:p>26-2-2015</text:p>
          </table:table-cell>
          <table:table-cell office:value-type="date" office:date-value="2015-02-26T00:00:00" table:style-name="ce2">
            <text:p>26-2-2015</text:p>
          </table:table-cell>
          <table:table-cell table:style-name="ce1"/>
          <table:table-cell office:value-type="string" table:style-name="ce1">
            <text:p>The Mission</text:p>
          </table:table-cell>
          <table:table-cell office:value-type="string" table:style-name="ce1">
            <text:p>https://www.imdb.com/title/tt009153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25" table:style-name="ce1">
            <text:p>125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Adventure, Drama, History</text:p>
          </table:table-cell>
          <table:table-cell office:value-type="float" office:value="50035" table:style-name="ce1">
            <text:p>50035</text:p>
          </table:table-cell>
          <table:table-cell office:value-type="date" office:date-value="1986-05-16T00:00:00" table:style-name="ce2">
            <text:p>16-5-1986</text:p>
          </table:table-cell>
          <table:table-cell office:value-type="string" table:style-name="ce1">
            <text:p>Roland Joffé</text:p>
          </table:table-cell>
          <table:table-cell table:number-columns-repeated="2" table:style-name="ce1"/>
          <table:table-cell office:value-type="string" table:style-name="ce1">
            <text:p>7.08</text:p>
          </table:table-cell>
          <table:table-cell table:number-columns-repeated="1636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tt0043313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Bakushû</text:p>
          </table:table-cell>
          <table:table-cell office:value-type="string" table:style-name="ce1">
            <text:p>https://www.imdb.com/title/tt004331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25" table:style-name="ce1">
            <text:p>125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Drama</text:p>
          </table:table-cell>
          <table:table-cell office:value-type="float" office:value="5784" table:style-name="ce1">
            <text:p>5784</text:p>
          </table:table-cell>
          <table:table-cell office:value-type="date" office:date-value="1951-10-03T00:00:00" table:style-name="ce2">
            <text:p>3-10-1951</text:p>
          </table:table-cell>
          <table:table-cell office:value-type="string" table:style-name="ce1">
            <text:p>Yasujirô Ozu</text:p>
          </table:table-cell>
          <table:table-cell table:number-columns-repeated="2" table:style-name="ce1"/>
          <table:table-cell office:value-type="string" table:style-name="ce1">
            <text:p>7.09</text:p>
          </table:table-cell>
          <table:table-cell table:number-columns-repeated="16366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tt3011894</text:p>
          </table:table-cell>
          <table:table-cell office:value-type="date" office:date-value="2016-03-16T00:00:00" table:style-name="ce2">
            <text:p>16-3-2016</text:p>
          </table:table-cell>
          <table:table-cell office:value-type="date" office:date-value="2016-03-16T00:00:00" table:style-name="ce2">
            <text:p>16-3-2016</text:p>
          </table:table-cell>
          <table:table-cell table:style-name="ce1"/>
          <table:table-cell office:value-type="string" table:style-name="ce1">
            <text:p>Relatos salvajes</text:p>
          </table:table-cell>
          <table:table-cell office:value-type="string" table:style-name="ce1">
            <text:p>https://www.imdb.com/title/tt301189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22" table:style-name="ce1">
            <text:p>122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Comedy, Drama, Thriller</text:p>
          </table:table-cell>
          <table:table-cell office:value-type="float" office:value="139384" table:style-name="ce1">
            <text:p>139384</text:p>
          </table:table-cell>
          <table:table-cell office:value-type="date" office:date-value="2014-05-17T00:00:00" table:style-name="ce2">
            <text:p>17-5-2014</text:p>
          </table:table-cell>
          <table:table-cell office:value-type="string" table:style-name="ce1">
            <text:p>Damián Szifron</text:p>
          </table:table-cell>
          <table:table-cell table:number-columns-repeated="2" table:style-name="ce1"/>
          <table:table-cell office:value-type="string" table:style-name="ce1">
            <text:p>7.09</text:p>
          </table:table-cell>
          <table:table-cell table:number-columns-repeated="1636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tt0028950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La grande illusion</text:p>
          </table:table-cell>
          <table:table-cell office:value-type="string" table:style-name="ce1">
            <text:p>https://www.imdb.com/title/tt002895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13" table:style-name="ce1">
            <text:p>113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Drama, War</text:p>
          </table:table-cell>
          <table:table-cell office:value-type="float" office:value="30064" table:style-name="ce1">
            <text:p>30064</text:p>
          </table:table-cell>
          <table:table-cell office:value-type="date" office:date-value="1937-06-04T00:00:00" table:style-name="ce2">
            <text:p>4-6-1937</text:p>
          </table:table-cell>
          <table:table-cell office:value-type="string" table:style-name="ce1">
            <text:p>Jean Renoir</text:p>
          </table:table-cell>
          <table:table-cell table:number-columns-repeated="2" table:style-name="ce1"/>
          <table:table-cell office:value-type="string" table:style-name="ce1">
            <text:p>7.09</text:p>
          </table:table-cell>
          <table:table-cell table:number-columns-repeated="1636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tt0036342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Shadow of a Doubt</text:p>
          </table:table-cell>
          <table:table-cell office:value-type="string" table:style-name="ce1">
            <text:p>https://www.imdb.com/title/tt003634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08" table:style-name="ce1">
            <text:p>108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Thriller</text:p>
          </table:table-cell>
          <table:table-cell office:value-type="float" office:value="51919" table:style-name="ce1">
            <text:p>51919</text:p>
          </table:table-cell>
          <table:table-cell office:value-type="date" office:date-value="1943-01-12T00:00:00" table:style-name="ce2">
            <text:p>12-1-1943</text:p>
          </table:table-cell>
          <table:table-cell office:value-type="string" table:style-name="ce1">
            <text:p>Alfred Hitchcock</text:p>
          </table:table-cell>
          <table:table-cell table:number-columns-repeated="2" table:style-name="ce1"/>
          <table:table-cell office:value-type="string" table:style-name="ce1">
            <text:p>7.09</text:p>
          </table:table-cell>
          <table:table-cell table:number-columns-repeated="1636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tt0066026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MASH</text:p>
          </table:table-cell>
          <table:table-cell office:value-type="string" table:style-name="ce1">
            <text:p>https://www.imdb.com/title/tt006602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16" table:style-name="ce1">
            <text:p>116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Comedy, Drama, War</text:p>
          </table:table-cell>
          <table:table-cell office:value-type="float" office:value="61496" table:style-name="ce1">
            <text:p>61496</text:p>
          </table:table-cell>
          <table:table-cell office:value-type="date" office:date-value="1970-01-25T00:00:00" table:style-name="ce2">
            <text:p>25-1-1970</text:p>
          </table:table-cell>
          <table:table-cell office:value-type="string" table:style-name="ce1">
            <text:p>Robert Altman</text:p>
          </table:table-cell>
          <table:table-cell table:number-columns-repeated="2" table:style-name="ce1"/>
          <table:table-cell office:value-type="string" table:style-name="ce1">
            <text:p>7.09</text:p>
          </table:table-cell>
          <table:table-cell table:number-columns-repeated="1636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tt0050105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An Affair to Remember</text:p>
          </table:table-cell>
          <table:table-cell office:value-type="string" table:style-name="ce1">
            <text:p>https://www.imdb.com/title/tt005010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15" table:style-name="ce1">
            <text:p>115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Drama, Romance</text:p>
          </table:table-cell>
          <table:table-cell office:value-type="float" office:value="24774" table:style-name="ce1">
            <text:p>24774</text:p>
          </table:table-cell>
          <table:table-cell office:value-type="date" office:date-value="1957-07-11T00:00:00" table:style-name="ce2">
            <text:p>11-7-1957</text:p>
          </table:table-cell>
          <table:table-cell office:value-type="string" table:style-name="ce1">
            <text:p>Leo McCarey</text:p>
          </table:table-cell>
          <table:table-cell table:number-columns-repeated="2" table:style-name="ce1"/>
          <table:table-cell office:value-type="string" table:style-name="ce1">
            <text:p>7.09</text:p>
          </table:table-cell>
          <table:table-cell table:number-columns-repeated="16366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tt0465538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Michael Clayton</text:p>
          </table:table-cell>
          <table:table-cell office:value-type="string" table:style-name="ce1">
            <text:p>https://www.imdb.com/title/tt046553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19" table:style-name="ce1">
            <text:p>119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Crime, Drama, Mystery, Thriller</text:p>
          </table:table-cell>
          <table:table-cell office:value-type="float" office:value="145768" table:style-name="ce1">
            <text:p>145768</text:p>
          </table:table-cell>
          <table:table-cell office:value-type="date" office:date-value="2007-08-31T00:00:00" table:style-name="ce2">
            <text:p>31-8-2007</text:p>
          </table:table-cell>
          <table:table-cell office:value-type="string" table:style-name="ce1">
            <text:p>Tony Gilroy</text:p>
          </table:table-cell>
          <table:table-cell table:number-columns-repeated="2" table:style-name="ce1"/>
          <table:table-cell office:value-type="string" table:style-name="ce1">
            <text:p>7.09</text:p>
          </table:table-cell>
          <table:table-cell table:number-columns-repeated="1636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tt011264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Casino</text:p>
          </table:table-cell>
          <table:table-cell office:value-type="string" table:style-name="ce1">
            <text:p>https://www.imdb.com/title/tt011264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78" table:style-name="ce1">
            <text:p>178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rime, Drama</text:p>
          </table:table-cell>
          <table:table-cell office:value-type="float" office:value="395979" table:style-name="ce1">
            <text:p>395979</text:p>
          </table:table-cell>
          <table:table-cell office:value-type="date" office:date-value="1995-04-03T00:00:00" table:style-name="ce2">
            <text:p>3-4-1995</text:p>
          </table:table-cell>
          <table:table-cell office:value-type="string" table:style-name="ce1">
            <text:p>Martin Scorsese</text:p>
          </table:table-cell>
          <table:table-cell table:number-columns-repeated="2" table:style-name="ce1"/>
          <table:table-cell office:value-type="string" table:style-name="ce1">
            <text:p>7.10</text:p>
          </table:table-cell>
          <table:table-cell table:number-columns-repeated="1636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tt0050782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Le notti bianche</text:p>
          </table:table-cell>
          <table:table-cell office:value-type="string" table:style-name="ce1">
            <text:p>https://www.imdb.com/title/tt005078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02" table:style-name="ce1">
            <text:p>102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Drama, Romance</text:p>
          </table:table-cell>
          <table:table-cell office:value-type="float" office:value="5982" table:style-name="ce1">
            <text:p>5982</text:p>
          </table:table-cell>
          <table:table-cell office:value-type="date" office:date-value="1957-09-06T00:00:00" table:style-name="ce2">
            <text:p>6-9-1957</text:p>
          </table:table-cell>
          <table:table-cell office:value-type="string" table:style-name="ce1">
            <text:p>Luchino Visconti</text:p>
          </table:table-cell>
          <table:table-cell table:number-columns-repeated="2" table:style-name="ce1"/>
          <table:table-cell office:value-type="string" table:style-name="ce1">
            <text:p>7.10</text:p>
          </table:table-cell>
          <table:table-cell table:number-columns-repeated="16366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tt7738290</text:p>
          </table:table-cell>
          <table:table-cell office:value-type="date" office:date-value="2018-07-20T00:00:00" table:style-name="ce2">
            <text:p>20-7-2018</text:p>
          </table:table-cell>
          <table:table-cell office:value-type="date" office:date-value="2018-07-20T00:00:00" table:style-name="ce2">
            <text:p>20-7-2018</text:p>
          </table:table-cell>
          <table:table-cell table:style-name="ce1"/>
          <table:table-cell office:value-type="string" table:style-name="ce1">
            <text:p>Conquering Northern China</text:p>
          </table:table-cell>
          <table:table-cell office:value-type="string" table:style-name="ce1">
            <text:p>https://www.imdb.com/title/tt773829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9.3</text:p>
          </table:table-cell>
          <table:table-cell table:style-name="ce1"/>
          <table:table-cell office:value-type="float" office:value="2017" table:style-name="ce1">
            <text:p>2017</text:p>
          </table:table-cell>
          <table:table-cell office:value-type="string" table:style-name="ce1">
            <text:p>Documentary</text:p>
          </table:table-cell>
          <table:table-cell office:value-type="float" office:value="352" table:style-name="ce1">
            <text:p>352</text:p>
          </table:table-cell>
          <table:table-cell office:value-type="date" office:date-value="2017-12-06T00:00:00" table:style-name="ce2">
            <text:p>6-12-2017</text:p>
          </table:table-cell>
          <table:table-cell office:value-type="string" table:style-name="ce1">
            <text:p>Mark Masterton, Ricardo Afonso</text:p>
          </table:table-cell>
          <table:table-cell table:number-columns-repeated="2" table:style-name="ce1"/>
          <table:table-cell office:value-type="string" table:style-name="ce1">
            <text:p>7.11</text:p>
          </table:table-cell>
          <table:table-cell table:number-columns-repeated="1636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tt0092005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Stand by Me</text:p>
          </table:table-cell>
          <table:table-cell office:value-type="string" table:style-name="ce1">
            <text:p>https://www.imdb.com/title/tt009200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89" table:style-name="ce1">
            <text:p>89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Adventure, Drama</text:p>
          </table:table-cell>
          <table:table-cell office:value-type="float" office:value="321157" table:style-name="ce1">
            <text:p>321157</text:p>
          </table:table-cell>
          <table:table-cell office:value-type="date" office:date-value="1986-10-27T00:00:00" table:style-name="ce2">
            <text:p>27-10-1986</text:p>
          </table:table-cell>
          <table:table-cell office:value-type="string" table:style-name="ce1">
            <text:p>Rob Reiner</text:p>
          </table:table-cell>
          <table:table-cell table:number-columns-repeated="2" table:style-name="ce1"/>
          <table:table-cell office:value-type="string" table:style-name="ce1">
            <text:p>7.12</text:p>
          </table:table-cell>
          <table:table-cell table:number-columns-repeated="16366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tt4698684</text:p>
          </table:table-cell>
          <table:table-cell office:value-type="date" office:date-value="2018-08-31T00:00:00" table:style-name="ce2">
            <text:p>31-8-2018</text:p>
          </table:table-cell>
          <table:table-cell office:value-type="date" office:date-value="2018-08-31T00:00:00" table:style-name="ce2">
            <text:p>31-8-2018</text:p>
          </table:table-cell>
          <table:table-cell table:style-name="ce1"/>
          <table:table-cell office:value-type="string" table:style-name="ce1">
            <text:p>Hunt for the Wilderpeople</text:p>
          </table:table-cell>
          <table:table-cell office:value-type="string" table:style-name="ce1">
            <text:p>https://www.imdb.com/title/tt469868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01" table:style-name="ce1">
            <text:p>101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Adventure, Comedy, Drama</text:p>
          </table:table-cell>
          <table:table-cell office:value-type="float" office:value="78793" table:style-name="ce1">
            <text:p>78793</text:p>
          </table:table-cell>
          <table:table-cell office:value-type="date" office:date-value="2016-01-22T00:00:00" table:style-name="ce2">
            <text:p>22-1-2016</text:p>
          </table:table-cell>
          <table:table-cell office:value-type="string" table:style-name="ce1">
            <text:p>Taika Waititi</text:p>
          </table:table-cell>
          <table:table-cell table:number-columns-repeated="2" table:style-name="ce1"/>
          <table:table-cell office:value-type="string" table:style-name="ce1">
            <text:p>7.12</text:p>
          </table:table-cell>
          <table:table-cell table:number-columns-repeated="1636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tt0097216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Do the Right Thing</text:p>
          </table:table-cell>
          <table:table-cell office:value-type="string" table:style-name="ce1">
            <text:p>https://www.imdb.com/title/tt009721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20" table:style-name="ce1">
            <text:p>120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Comedy, Drama</text:p>
          </table:table-cell>
          <table:table-cell office:value-type="float" office:value="70445" table:style-name="ce1">
            <text:p>70445</text:p>
          </table:table-cell>
          <table:table-cell office:value-type="date" office:date-value="1989-05-19T00:00:00" table:style-name="ce2">
            <text:p>19-5-1989</text:p>
          </table:table-cell>
          <table:table-cell office:value-type="string" table:style-name="ce1">
            <text:p>Spike Lee</text:p>
          </table:table-cell>
          <table:table-cell table:number-columns-repeated="2" table:style-name="ce1"/>
          <table:table-cell office:value-type="string" table:style-name="ce1">
            <text:p>7.12</text:p>
          </table:table-cell>
          <table:table-cell table:number-columns-repeated="16366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tt1907668</text:p>
          </table:table-cell>
          <table:table-cell office:value-type="date" office:date-value="2018-08-30T00:00:00" table:style-name="ce2">
            <text:p>30-8-2018</text:p>
          </table:table-cell>
          <table:table-cell office:value-type="date" office:date-value="2018-08-30T00:00:00" table:style-name="ce2">
            <text:p>30-8-2018</text:p>
          </table:table-cell>
          <table:table-cell table:style-name="ce1"/>
          <table:table-cell office:value-type="string" table:style-name="ce1">
            <text:p>Flight</text:p>
          </table:table-cell>
          <table:table-cell office:value-type="string" table:style-name="ce1">
            <text:p>https://www.imdb.com/title/tt190766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38" table:style-name="ce1">
            <text:p>138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Drama, Thriller</text:p>
          </table:table-cell>
          <table:table-cell office:value-type="float" office:value="292728" table:style-name="ce1">
            <text:p>292728</text:p>
          </table:table-cell>
          <table:table-cell office:value-type="date" office:date-value="2012-10-14T00:00:00" table:style-name="ce2">
            <text:p>14-10-2012</text:p>
          </table:table-cell>
          <table:table-cell office:value-type="string" table:style-name="ce1">
            <text:p>Robert Zemeckis</text:p>
          </table:table-cell>
          <table:table-cell table:number-columns-repeated="2" table:style-name="ce1"/>
          <table:table-cell office:value-type="string" table:style-name="ce1">
            <text:p>7.12</text:p>
          </table:table-cell>
          <table:table-cell table:number-columns-repeated="1636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tt0036506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Vredens dag</text:p>
          </table:table-cell>
          <table:table-cell office:value-type="string" table:style-name="ce1">
            <text:p>https://www.imdb.com/title/tt003650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7" table:style-name="ce1">
            <text:p>97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Drama, History</text:p>
          </table:table-cell>
          <table:table-cell office:value-type="float" office:value="7826" table:style-name="ce1">
            <text:p>7826</text:p>
          </table:table-cell>
          <table:table-cell office:value-type="date" office:date-value="1943-11-13T00:00:00" table:style-name="ce2">
            <text:p>13-11-1943</text:p>
          </table:table-cell>
          <table:table-cell office:value-type="string" table:style-name="ce1">
            <text:p>Carl Theodor Dreyer</text:p>
          </table:table-cell>
          <table:table-cell table:number-columns-repeated="2" table:style-name="ce1"/>
          <table:table-cell office:value-type="string" table:style-name="ce1">
            <text:p>7.13</text:p>
          </table:table-cell>
          <table:table-cell table:number-columns-repeated="1636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tt0051980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Narayama bushikô</text:p>
          </table:table-cell>
          <table:table-cell office:value-type="string" table:style-name="ce1">
            <text:p>https://www.imdb.com/title/tt005198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8" table:style-name="ce1">
            <text:p>98</text:p>
          </table:table-cell>
          <table:table-cell office:value-type="float" office:value="1958" table:style-name="ce1">
            <text:p>1958</text:p>
          </table:table-cell>
          <table:table-cell office:value-type="string" table:style-name="ce1">
            <text:p>Drama</text:p>
          </table:table-cell>
          <table:table-cell office:value-type="float" office:value="2154" table:style-name="ce1">
            <text:p>2154</text:p>
          </table:table-cell>
          <table:table-cell office:value-type="date" office:date-value="1958-06-01T00:00:00" table:style-name="ce2">
            <text:p>1-6-1958</text:p>
          </table:table-cell>
          <table:table-cell office:value-type="string" table:style-name="ce1">
            <text:p>Keisuke Kinoshita</text:p>
          </table:table-cell>
          <table:table-cell table:number-columns-repeated="2" table:style-name="ce1"/>
          <table:table-cell office:value-type="string" table:style-name="ce1">
            <text:p>7.13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t004802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East of Eden</text:p>
          </table:table-cell>
          <table:table-cell office:value-type="string" table:style-name="ce1">
            <text:p>https://www.imdb.com/title/tt004802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18" table:style-name="ce1">
            <text:p>118</text:p>
          </table:table-cell>
          <table:table-cell office:value-type="float" office:value="1955" table:style-name="ce1">
            <text:p>1955</text:p>
          </table:table-cell>
          <table:table-cell office:value-type="string" table:style-name="ce1">
            <text:p>Drama</text:p>
          </table:table-cell>
          <table:table-cell office:value-type="float" office:value="35017" table:style-name="ce1">
            <text:p>35017</text:p>
          </table:table-cell>
          <table:table-cell office:value-type="date" office:date-value="1955-03-09T00:00:00" table:style-name="ce2">
            <text:p>9-3-1955</text:p>
          </table:table-cell>
          <table:table-cell office:value-type="string" table:style-name="ce1">
            <text:p>Elia Kazan</text:p>
          </table:table-cell>
          <table:table-cell table:number-columns-repeated="2" table:style-name="ce1"/>
          <table:table-cell office:value-type="string" table:style-name="ce1">
            <text:p>7.13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tt0068182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Aguirre, der Zorn Gottes</text:p>
          </table:table-cell>
          <table:table-cell office:value-type="string" table:style-name="ce1">
            <text:p>https://www.imdb.com/title/tt006818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5" table:style-name="ce1">
            <text:p>95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Adventure, Biography, Drama, History</text:p>
          </table:table-cell>
          <table:table-cell office:value-type="float" office:value="44563" table:style-name="ce1">
            <text:p>44563</text:p>
          </table:table-cell>
          <table:table-cell office:value-type="date" office:date-value="1972-12-29T00:00:00" table:style-name="ce2">
            <text:p>29-12-1972</text:p>
          </table:table-cell>
          <table:table-cell office:value-type="string" table:style-name="ce1">
            <text:p>Werner Herzog</text:p>
          </table:table-cell>
          <table:table-cell table:number-columns-repeated="2" table:style-name="ce1"/>
          <table:table-cell office:value-type="string" table:style-name="ce1">
            <text:p>7.13</text:p>
          </table:table-cell>
          <table:table-cell table:number-columns-repeated="1636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tt0057251</text:p>
          </table:table-cell>
          <table:table-cell office:value-type="date" office:date-value="2015-02-26T00:00:00" table:style-name="ce2">
            <text:p>26-2-2015</text:p>
          </table:table-cell>
          <table:table-cell office:value-type="date" office:date-value="2015-02-26T00:00:00" table:style-name="ce2">
            <text:p>26-2-2015</text:p>
          </table:table-cell>
          <table:table-cell table:style-name="ce1"/>
          <table:table-cell office:value-type="string" table:style-name="ce1">
            <text:p>Lilies of the Field</text:p>
          </table:table-cell>
          <table:table-cell office:value-type="string" table:style-name="ce1">
            <text:p>https://www.imdb.com/title/tt005725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94" table:style-name="ce1">
            <text:p>94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Drama</text:p>
          </table:table-cell>
          <table:table-cell office:value-type="float" office:value="7620" table:style-name="ce1">
            <text:p>7620</text:p>
          </table:table-cell>
          <table:table-cell office:value-type="date" office:date-value="1963-06-30T00:00:00" table:style-name="ce2">
            <text:p>30-6-1963</text:p>
          </table:table-cell>
          <table:table-cell office:value-type="string" table:style-name="ce1">
            <text:p>Ralph Nelson</text:p>
          </table:table-cell>
          <table:table-cell table:number-columns-repeated="2" table:style-name="ce1"/>
          <table:table-cell office:value-type="string" table:style-name="ce1">
            <text:p>7.13</text:p>
          </table:table-cell>
          <table:table-cell table:number-columns-repeated="16366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tt1416801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Kill the Irishman</text:p>
          </table:table-cell>
          <table:table-cell office:value-type="string" table:style-name="ce1">
            <text:p>https://www.imdb.com/title/tt141680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106" table:style-name="ce1">
            <text:p>106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Biography, Crime, Drama</text:p>
          </table:table-cell>
          <table:table-cell office:value-type="float" office:value="40071" table:style-name="ce1">
            <text:p>40071</text:p>
          </table:table-cell>
          <table:table-cell office:value-type="date" office:date-value="2011-03-11T00:00:00" table:style-name="ce2">
            <text:p>11-3-2011</text:p>
          </table:table-cell>
          <table:table-cell office:value-type="string" table:style-name="ce1">
            <text:p>Jonathan Hensleigh</text:p>
          </table:table-cell>
          <table:table-cell table:number-columns-repeated="2" table:style-name="ce1"/>
          <table:table-cell office:value-type="string" table:style-name="ce1">
            <text:p>7.13</text:p>
          </table:table-cell>
          <table:table-cell table:number-columns-repeated="1636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tt042386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Bin-jip</text:p>
          </table:table-cell>
          <table:table-cell office:value-type="string" table:style-name="ce1">
            <text:p>https://www.imdb.com/title/tt042386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88" table:style-name="ce1">
            <text:p>88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rime, Drama, Romance</text:p>
          </table:table-cell>
          <table:table-cell office:value-type="float" office:value="43568" table:style-name="ce1">
            <text:p>43568</text:p>
          </table:table-cell>
          <table:table-cell office:value-type="date" office:date-value="2004-09-07T00:00:00" table:style-name="ce2">
            <text:p>7-9-2004</text:p>
          </table:table-cell>
          <table:table-cell office:value-type="string" table:style-name="ce1">
            <text:p>Ki-duk Kim</text:p>
          </table:table-cell>
          <table:table-cell table:number-columns-repeated="2" table:style-name="ce1"/>
          <table:table-cell office:value-type="string" table:style-name="ce1">
            <text:p>7.14</text:p>
          </table:table-cell>
          <table:table-cell table:number-columns-repeated="1636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tt004408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A Streetcar Named Desire</text:p>
          </table:table-cell>
          <table:table-cell office:value-type="string" table:style-name="ce1">
            <text:p>https://www.imdb.com/title/tt004408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22" table:style-name="ce1">
            <text:p>122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Drama</text:p>
          </table:table-cell>
          <table:table-cell office:value-type="float" office:value="88384" table:style-name="ce1">
            <text:p>88384</text:p>
          </table:table-cell>
          <table:table-cell office:value-type="date" office:date-value="1951-09-09T00:00:00" table:style-name="ce2">
            <text:p>9-9-1951</text:p>
          </table:table-cell>
          <table:table-cell office:value-type="string" table:style-name="ce1">
            <text:p>Elia Kazan</text:p>
          </table:table-cell>
          <table:table-cell table:number-columns-repeated="2" table:style-name="ce1"/>
          <table:table-cell office:value-type="string" table:style-name="ce1">
            <text:p>7.14</text:p>
          </table:table-cell>
          <table:table-cell table:number-columns-repeated="1636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tt0048545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Rebel Without a Cause</text:p>
          </table:table-cell>
          <table:table-cell office:value-type="string" table:style-name="ce1">
            <text:p>https://www.imdb.com/title/tt004854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11" table:style-name="ce1">
            <text:p>111</text:p>
          </table:table-cell>
          <table:table-cell office:value-type="float" office:value="1955" table:style-name="ce1">
            <text:p>1955</text:p>
          </table:table-cell>
          <table:table-cell office:value-type="string" table:style-name="ce1">
            <text:p>Drama</text:p>
          </table:table-cell>
          <table:table-cell office:value-type="float" office:value="73236" table:style-name="ce1">
            <text:p>73236</text:p>
          </table:table-cell>
          <table:table-cell office:value-type="date" office:date-value="1955-10-26T00:00:00" table:style-name="ce2">
            <text:p>26-10-1955</text:p>
          </table:table-cell>
          <table:table-cell office:value-type="string" table:style-name="ce1">
            <text:p>Nicholas Ray</text:p>
          </table:table-cell>
          <table:table-cell table:number-columns-repeated="2" table:style-name="ce1"/>
          <table:table-cell office:value-type="string" table:style-name="ce1">
            <text:p>7.14</text:p>
          </table:table-cell>
          <table:table-cell table:number-columns-repeated="16366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tt0049902</text:p>
          </table:table-cell>
          <table:table-cell office:value-type="date" office:date-value="2017-04-14T00:00:00" table:style-name="ce2">
            <text:p>14-4-2017</text:p>
          </table:table-cell>
          <table:table-cell office:value-type="date" office:date-value="2017-04-14T00:00:00" table:style-name="ce2">
            <text:p>14-4-2017</text:p>
          </table:table-cell>
          <table:table-cell table:style-name="ce1"/>
          <table:table-cell office:value-type="string" table:style-name="ce1">
            <text:p>Un condamné à mort s'est échappé ou Le vent souffle où il veut</text:p>
          </table:table-cell>
          <table:table-cell office:value-type="string" table:style-name="ce1">
            <text:p>https://www.imdb.com/title/tt004990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01" table:style-name="ce1">
            <text:p>101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Drama</text:p>
          </table:table-cell>
          <table:table-cell office:value-type="float" office:value="15010" table:style-name="ce1">
            <text:p>15010</text:p>
          </table:table-cell>
          <table:table-cell office:value-type="date" office:date-value="1956-11-11T00:00:00" table:style-name="ce2">
            <text:p>11-11-1956</text:p>
          </table:table-cell>
          <table:table-cell office:value-type="string" table:style-name="ce1">
            <text:p>Robert Bresson</text:p>
          </table:table-cell>
          <table:table-cell table:number-columns-repeated="2" table:style-name="ce1"/>
          <table:table-cell office:value-type="string" table:style-name="ce1">
            <text:p>7.15</text:p>
          </table:table-cell>
          <table:table-cell table:number-columns-repeated="1636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tt0046438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Tôkyô monogatari</text:p>
          </table:table-cell>
          <table:table-cell office:value-type="string" table:style-name="ce1">
            <text:p>https://www.imdb.com/title/tt004643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36" table:style-name="ce1">
            <text:p>136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Drama</text:p>
          </table:table-cell>
          <table:table-cell office:value-type="float" office:value="40290" table:style-name="ce1">
            <text:p>40290</text:p>
          </table:table-cell>
          <table:table-cell office:value-type="date" office:date-value="1953-11-03T00:00:00" table:style-name="ce2">
            <text:p>3-11-1953</text:p>
          </table:table-cell>
          <table:table-cell office:value-type="string" table:style-name="ce1">
            <text:p>Yasujirô Ozu</text:p>
          </table:table-cell>
          <table:table-cell table:number-columns-repeated="2" table:style-name="ce1"/>
          <table:table-cell office:value-type="string" table:style-name="ce1">
            <text:p>7.15</text:p>
          </table:table-cell>
          <table:table-cell table:number-columns-repeated="1636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tt004752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La strada</text:p>
          </table:table-cell>
          <table:table-cell office:value-type="string" table:style-name="ce1">
            <text:p>https://www.imdb.com/title/tt004752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08" table:style-name="ce1">
            <text:p>108</text:p>
          </table:table-cell>
          <table:table-cell office:value-type="float" office:value="1954" table:style-name="ce1">
            <text:p>1954</text:p>
          </table:table-cell>
          <table:table-cell office:value-type="string" table:style-name="ce1">
            <text:p>Drama</text:p>
          </table:table-cell>
          <table:table-cell office:value-type="float" office:value="51520" table:style-name="ce1">
            <text:p>51520</text:p>
          </table:table-cell>
          <table:table-cell office:value-type="date" office:date-value="1954-09-06T00:00:00" table:style-name="ce2">
            <text:p>6-9-1954</text:p>
          </table:table-cell>
          <table:table-cell office:value-type="string" table:style-name="ce1">
            <text:p>Federico Fellini</text:p>
          </table:table-cell>
          <table:table-cell table:number-columns-repeated="2" table:style-name="ce1"/>
          <table:table-cell office:value-type="string" table:style-name="ce1">
            <text:p>7.15</text:p>
          </table:table-cell>
          <table:table-cell table:number-columns-repeated="1636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tt0920458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Flammen &amp; Citronen</text:p>
          </table:table-cell>
          <table:table-cell office:value-type="string" table:style-name="ce1">
            <text:p>https://www.imdb.com/title/tt092045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30" table:style-name="ce1">
            <text:p>130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Action, Drama, History, Romance, Thriller, War</text:p>
          </table:table-cell>
          <table:table-cell office:value-type="float" office:value="15963" table:style-name="ce1">
            <text:p>15963</text:p>
          </table:table-cell>
          <table:table-cell office:value-type="date" office:date-value="2008-03-28T00:00:00" table:style-name="ce2">
            <text:p>28-3-2008</text:p>
          </table:table-cell>
          <table:table-cell office:value-type="string" table:style-name="ce1">
            <text:p>Ole Christian Madsen</text:p>
          </table:table-cell>
          <table:table-cell table:number-columns-repeated="2" table:style-name="ce1"/>
          <table:table-cell office:value-type="string" table:style-name="ce1">
            <text:p>7.15</text:p>
          </table:table-cell>
          <table:table-cell table:number-columns-repeated="16366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tt1613750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Kon-Tiki</text:p>
          </table:table-cell>
          <table:table-cell office:value-type="string" table:style-name="ce1">
            <text:p>https://www.imdb.com/title/tt161375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18" table:style-name="ce1">
            <text:p>118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Adventure, History</text:p>
          </table:table-cell>
          <table:table-cell office:value-type="float" office:value="40177" table:style-name="ce1">
            <text:p>40177</text:p>
          </table:table-cell>
          <table:table-cell office:value-type="date" office:date-value="2012-08-18T00:00:00" table:style-name="ce2">
            <text:p>18-8-2012</text:p>
          </table:table-cell>
          <table:table-cell office:value-type="string" table:style-name="ce1">
            <text:p>Espen Sandberg, Joachim Rønning</text:p>
          </table:table-cell>
          <table:table-cell table:number-columns-repeated="2" table:style-name="ce1"/>
          <table:table-cell office:value-type="string" table:style-name="ce1">
            <text:p>7.15</text:p>
          </table:table-cell>
          <table:table-cell table:number-columns-repeated="1636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tt0047445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Sanshô dayû</text:p>
          </table:table-cell>
          <table:table-cell office:value-type="string" table:style-name="ce1">
            <text:p>https://www.imdb.com/title/tt004744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4</text:p>
          </table:table-cell>
          <table:table-cell office:value-type="float" office:value="124" table:style-name="ce1">
            <text:p>124</text:p>
          </table:table-cell>
          <table:table-cell office:value-type="float" office:value="1954" table:style-name="ce1">
            <text:p>1954</text:p>
          </table:table-cell>
          <table:table-cell office:value-type="string" table:style-name="ce1">
            <text:p>Drama</text:p>
          </table:table-cell>
          <table:table-cell office:value-type="float" office:value="11940" table:style-name="ce1">
            <text:p>11940</text:p>
          </table:table-cell>
          <table:table-cell office:value-type="date" office:date-value="1954-03-31T00:00:00" table:style-name="ce2">
            <text:p>31-3-1954</text:p>
          </table:table-cell>
          <table:table-cell office:value-type="string" table:style-name="ce1">
            <text:p>Kenji Mizoguchi</text:p>
          </table:table-cell>
          <table:table-cell table:number-columns-repeated="2" table:style-name="ce1"/>
          <table:table-cell office:value-type="string" table:style-name="ce1">
            <text:p>7.16</text:p>
          </table:table-cell>
          <table:table-cell table:number-columns-repeated="1636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tt128055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A Wednesday</text:p>
          </table:table-cell>
          <table:table-cell office:value-type="string" table:style-name="ce1">
            <text:p>https://www.imdb.com/title/tt128055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04" table:style-name="ce1">
            <text:p>104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Crime, Drama, Mystery, Thriller</text:p>
          </table:table-cell>
          <table:table-cell office:value-type="float" office:value="64826" table:style-name="ce1">
            <text:p>64826</text:p>
          </table:table-cell>
          <table:table-cell office:value-type="date" office:date-value="2008-09-05T00:00:00" table:style-name="ce2">
            <text:p>5-9-2008</text:p>
          </table:table-cell>
          <table:table-cell office:value-type="string" table:style-name="ce1">
            <text:p>Neeraj Pandey</text:p>
          </table:table-cell>
          <table:table-cell table:number-columns-repeated="2" table:style-name="ce1"/>
          <table:table-cell office:value-type="string" table:style-name="ce1">
            <text:p>7.16</text:p>
          </table:table-cell>
          <table:table-cell table:number-columns-repeated="16366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tt0082783</text:p>
          </table:table-cell>
          <table:table-cell office:value-type="date" office:date-value="2017-04-04T00:00:00" table:style-name="ce2">
            <text:p>4-4-2017</text:p>
          </table:table-cell>
          <table:table-cell office:value-type="date" office:date-value="2017-04-04T00:00:00" table:style-name="ce2">
            <text:p>4-4-2017</text:p>
          </table:table-cell>
          <table:table-cell table:style-name="ce1"/>
          <table:table-cell office:value-type="string" table:style-name="ce1">
            <text:p>My Dinner with Andre</text:p>
          </table:table-cell>
          <table:table-cell office:value-type="string" table:style-name="ce1">
            <text:p>https://www.imdb.com/title/tt008278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10" table:style-name="ce1">
            <text:p>110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Biography, Comedy, Drama</text:p>
          </table:table-cell>
          <table:table-cell office:value-type="float" office:value="14639" table:style-name="ce1">
            <text:p>14639</text:p>
          </table:table-cell>
          <table:table-cell office:value-type="date" office:date-value="1981-10-08T00:00:00" table:style-name="ce2">
            <text:p>8-10-1981</text:p>
          </table:table-cell>
          <table:table-cell office:value-type="string" table:style-name="ce1">
            <text:p>Louis Malle</text:p>
          </table:table-cell>
          <table:table-cell table:number-columns-repeated="2" table:style-name="ce1"/>
          <table:table-cell office:value-type="string" table:style-name="ce1">
            <text:p>7.16</text:p>
          </table:table-cell>
          <table:table-cell table:number-columns-repeated="1636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tt0463998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Freedom Writers</text:p>
          </table:table-cell>
          <table:table-cell office:value-type="string" table:style-name="ce1">
            <text:p>https://www.imdb.com/title/tt046399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23" table:style-name="ce1">
            <text:p>123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Biography, Crime, Drama</text:p>
          </table:table-cell>
          <table:table-cell office:value-type="float" office:value="59865" table:style-name="ce1">
            <text:p>59865</text:p>
          </table:table-cell>
          <table:table-cell office:value-type="date" office:date-value="2007-01-05T00:00:00" table:style-name="ce2">
            <text:p>5-1-2007</text:p>
          </table:table-cell>
          <table:table-cell office:value-type="string" table:style-name="ce1">
            <text:p>Richard LaGravenese</text:p>
          </table:table-cell>
          <table:table-cell table:number-columns-repeated="2" table:style-name="ce1"/>
          <table:table-cell office:value-type="string" table:style-name="ce1">
            <text:p>7.16</text:p>
          </table:table-cell>
          <table:table-cell table:number-columns-repeated="16366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tt0050783</text:p>
          </table:table-cell>
          <table:table-cell office:value-type="date" office:date-value="2016-09-23T00:00:00" table:style-name="ce2">
            <text:p>23-9-2016</text:p>
          </table:table-cell>
          <table:table-cell office:value-type="date" office:date-value="2016-09-23T00:00:00" table:style-name="ce2">
            <text:p>23-9-2016</text:p>
          </table:table-cell>
          <table:table-cell table:style-name="ce1"/>
          <table:table-cell office:value-type="string" table:style-name="ce1">
            <text:p>Le notti di Cabiria</text:p>
          </table:table-cell>
          <table:table-cell office:value-type="string" table:style-name="ce1">
            <text:p>https://www.imdb.com/title/tt005078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10" table:style-name="ce1">
            <text:p>110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Drama</text:p>
          </table:table-cell>
          <table:table-cell office:value-type="float" office:value="36720" table:style-name="ce1">
            <text:p>36720</text:p>
          </table:table-cell>
          <table:table-cell office:value-type="date" office:date-value="1957-05-11T00:00:00" table:style-name="ce2">
            <text:p>11-5-1957</text:p>
          </table:table-cell>
          <table:table-cell office:value-type="string" table:style-name="ce1">
            <text:p>Federico Fellini</text:p>
          </table:table-cell>
          <table:table-cell table:number-columns-repeated="2" table:style-name="ce1"/>
          <table:table-cell office:value-type="string" table:style-name="ce1">
            <text:p>7.17</text:p>
          </table:table-cell>
          <table:table-cell table:number-columns-repeated="1636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tt0165078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Wandafuru raifu</text:p>
          </table:table-cell>
          <table:table-cell office:value-type="string" table:style-name="ce1">
            <text:p>https://www.imdb.com/title/tt016507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18" table:style-name="ce1">
            <text:p>118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Drama, Fantasy</text:p>
          </table:table-cell>
          <table:table-cell office:value-type="float" office:value="8280" table:style-name="ce1">
            <text:p>8280</text:p>
          </table:table-cell>
          <table:table-cell office:value-type="date" office:date-value="1998-09-11T00:00:00" table:style-name="ce2">
            <text:p>11-9-1998</text:p>
          </table:table-cell>
          <table:table-cell office:value-type="string" table:style-name="ce1">
            <text:p>Hirokazu Koreeda</text:p>
          </table:table-cell>
          <table:table-cell table:number-columns-repeated="2" table:style-name="ce1"/>
          <table:table-cell office:value-type="string" table:style-name="ce1">
            <text:p>7.17</text:p>
          </table:table-cell>
          <table:table-cell table:number-columns-repeated="1636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tt0045793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From Here to Eternity</text:p>
          </table:table-cell>
          <table:table-cell office:value-type="string" table:style-name="ce1">
            <text:p>https://www.imdb.com/title/tt004579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18" table:style-name="ce1">
            <text:p>118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Drama, Romance, War</text:p>
          </table:table-cell>
          <table:table-cell office:value-type="float" office:value="38154" table:style-name="ce1">
            <text:p>38154</text:p>
          </table:table-cell>
          <table:table-cell office:value-type="date" office:date-value="1953-08-05T00:00:00" table:style-name="ce2">
            <text:p>5-8-1953</text:p>
          </table:table-cell>
          <table:table-cell office:value-type="string" table:style-name="ce1">
            <text:p>Fred Zinnemann</text:p>
          </table:table-cell>
          <table:table-cell table:number-columns-repeated="2" table:style-name="ce1"/>
          <table:table-cell office:value-type="string" table:style-name="ce1">
            <text:p>7.17</text:p>
          </table:table-cell>
          <table:table-cell table:number-columns-repeated="1636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tt0112817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Dead Man</text:p>
          </table:table-cell>
          <table:table-cell office:value-type="string" table:style-name="ce1">
            <text:p>https://www.imdb.com/title/tt011281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21" table:style-name="ce1">
            <text:p>121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Drama, Fantasy, Western</text:p>
          </table:table-cell>
          <table:table-cell office:value-type="float" office:value="80996" table:style-name="ce1">
            <text:p>80996</text:p>
          </table:table-cell>
          <table:table-cell office:value-type="date" office:date-value="1995-05-27T00:00:00" table:style-name="ce2">
            <text:p>27-5-1995</text:p>
          </table:table-cell>
          <table:table-cell office:value-type="string" table:style-name="ce1">
            <text:p>Jim Jarmusch</text:p>
          </table:table-cell>
          <table:table-cell table:number-columns-repeated="2" table:style-name="ce1"/>
          <table:table-cell office:value-type="string" table:style-name="ce1">
            <text:p>7.17</text:p>
          </table:table-cell>
          <table:table-cell table:number-columns-repeated="1636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tt003255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Grapes of Wrath</text:p>
          </table:table-cell>
          <table:table-cell office:value-type="string" table:style-name="ce1">
            <text:p>https://www.imdb.com/title/tt003255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29" table:style-name="ce1">
            <text:p>129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Drama, History</text:p>
          </table:table-cell>
          <table:table-cell office:value-type="float" office:value="77867" table:style-name="ce1">
            <text:p>77867</text:p>
          </table:table-cell>
          <table:table-cell office:value-type="date" office:date-value="1940-01-24T00:00:00" table:style-name="ce2">
            <text:p>24-1-1940</text:p>
          </table:table-cell>
          <table:table-cell office:value-type="string" table:style-name="ce1">
            <text:p>John Ford</text:p>
          </table:table-cell>
          <table:table-cell table:number-columns-repeated="2" table:style-name="ce1"/>
          <table:table-cell office:value-type="string" table:style-name="ce1">
            <text:p>7.18</text:p>
          </table:table-cell>
          <table:table-cell table:number-columns-repeated="16366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tt0350258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Ray</text:p>
          </table:table-cell>
          <table:table-cell office:value-type="string" table:style-name="ce1">
            <text:p>https://www.imdb.com/title/tt035025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52" table:style-name="ce1">
            <text:p>152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Biography, Drama, Music</text:p>
          </table:table-cell>
          <table:table-cell office:value-type="float" office:value="123464" table:style-name="ce1">
            <text:p>123464</text:p>
          </table:table-cell>
          <table:table-cell office:value-type="date" office:date-value="2004-09-12T00:00:00" table:style-name="ce2">
            <text:p>12-9-2004</text:p>
          </table:table-cell>
          <table:table-cell office:value-type="string" table:style-name="ce1">
            <text:p>Taylor Hackford</text:p>
          </table:table-cell>
          <table:table-cell table:number-columns-repeated="2" table:style-name="ce1"/>
          <table:table-cell office:value-type="string" table:style-name="ce1">
            <text:p>7.18</text:p>
          </table:table-cell>
          <table:table-cell table:number-columns-repeated="1636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tt1440232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Les petits mouchoirs</text:p>
          </table:table-cell>
          <table:table-cell office:value-type="string" table:style-name="ce1">
            <text:p>https://www.imdb.com/title/tt144023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154" table:style-name="ce1">
            <text:p>154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Comedy, Drama</text:p>
          </table:table-cell>
          <table:table-cell office:value-type="float" office:value="21020" table:style-name="ce1">
            <text:p>21020</text:p>
          </table:table-cell>
          <table:table-cell office:value-type="date" office:date-value="2010-09-11T00:00:00" table:style-name="ce2">
            <text:p>11-9-2010</text:p>
          </table:table-cell>
          <table:table-cell office:value-type="string" table:style-name="ce1">
            <text:p>Guillaume Canet</text:p>
          </table:table-cell>
          <table:table-cell table:number-columns-repeated="2" table:style-name="ce1"/>
          <table:table-cell office:value-type="string" table:style-name="ce1">
            <text:p>7.18</text:p>
          </table:table-cell>
          <table:table-cell table:number-columns-repeated="1636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tt0048473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Pather Panchali</text:p>
          </table:table-cell>
          <table:table-cell office:value-type="string" table:style-name="ce1">
            <text:p>https://www.imdb.com/title/tt004847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5</text:p>
          </table:table-cell>
          <table:table-cell office:value-type="float" office:value="125" table:style-name="ce1">
            <text:p>125</text:p>
          </table:table-cell>
          <table:table-cell office:value-type="float" office:value="1955" table:style-name="ce1">
            <text:p>1955</text:p>
          </table:table-cell>
          <table:table-cell office:value-type="string" table:style-name="ce1">
            <text:p>Drama</text:p>
          </table:table-cell>
          <table:table-cell office:value-type="float" office:value="17933" table:style-name="ce1">
            <text:p>17933</text:p>
          </table:table-cell>
          <table:table-cell office:value-type="date" office:date-value="1955-08-26T00:00:00" table:style-name="ce2">
            <text:p>26-8-1955</text:p>
          </table:table-cell>
          <table:table-cell office:value-type="string" table:style-name="ce1">
            <text:p>Satyajit Ray</text:p>
          </table:table-cell>
          <table:table-cell table:number-columns-repeated="2" table:style-name="ce1"/>
          <table:table-cell office:value-type="string" table:style-name="ce1">
            <text:p>7.19</text:p>
          </table:table-cell>
          <table:table-cell table:number-columns-repeated="1636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tt0051459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Cat on a Hot Tin Roof</text:p>
          </table:table-cell>
          <table:table-cell office:value-type="string" table:style-name="ce1">
            <text:p>https://www.imdb.com/title/tt005145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08" table:style-name="ce1">
            <text:p>108</text:p>
          </table:table-cell>
          <table:table-cell office:value-type="float" office:value="1958" table:style-name="ce1">
            <text:p>1958</text:p>
          </table:table-cell>
          <table:table-cell office:value-type="string" table:style-name="ce1">
            <text:p>Drama</text:p>
          </table:table-cell>
          <table:table-cell office:value-type="float" office:value="38743" table:style-name="ce1">
            <text:p>38743</text:p>
          </table:table-cell>
          <table:table-cell office:value-type="date" office:date-value="1958-08-23T00:00:00" table:style-name="ce2">
            <text:p>23-8-1958</text:p>
          </table:table-cell>
          <table:table-cell office:value-type="string" table:style-name="ce1">
            <text:p>Richard Brooks</text:p>
          </table:table-cell>
          <table:table-cell table:number-columns-repeated="2" table:style-name="ce1"/>
          <table:table-cell office:value-type="string" table:style-name="ce1">
            <text:p>7.19</text:p>
          </table:table-cell>
          <table:table-cell table:number-columns-repeated="16366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tt0057058</text:p>
          </table:table-cell>
          <table:table-cell office:value-type="date" office:date-value="2016-02-27T00:00:00" table:style-name="ce2">
            <text:p>27-2-2016</text:p>
          </table:table-cell>
          <table:table-cell office:value-type="date" office:date-value="2016-02-27T00:00:00" table:style-name="ce2">
            <text:p>27-2-2016</text:p>
          </table:table-cell>
          <table:table-cell table:style-name="ce1"/>
          <table:table-cell office:value-type="string" table:style-name="ce1">
            <text:p>Le feu follet</text:p>
          </table:table-cell>
          <table:table-cell office:value-type="string" table:style-name="ce1">
            <text:p>https://www.imdb.com/title/tt005705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8" table:style-name="ce1">
            <text:p>108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Drama</text:p>
          </table:table-cell>
          <table:table-cell office:value-type="float" office:value="6655" table:style-name="ce1">
            <text:p>6655</text:p>
          </table:table-cell>
          <table:table-cell office:value-type="date" office:date-value="1963-09-02T00:00:00" table:style-name="ce2">
            <text:p>2-9-1963</text:p>
          </table:table-cell>
          <table:table-cell office:value-type="string" table:style-name="ce1">
            <text:p>Louis Malle</text:p>
          </table:table-cell>
          <table:table-cell table:number-columns-repeated="2" table:style-name="ce1"/>
          <table:table-cell office:value-type="string" table:style-name="ce1">
            <text:p>7.19</text:p>
          </table:table-cell>
          <table:table-cell table:number-columns-repeated="1636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tt0061722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Graduate</text:p>
          </table:table-cell>
          <table:table-cell office:value-type="string" table:style-name="ce1">
            <text:p>https://www.imdb.com/title/tt006172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6" table:style-name="ce1">
            <text:p>106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Comedy, Drama, Romance</text:p>
          </table:table-cell>
          <table:table-cell office:value-type="float" office:value="231322" table:style-name="ce1">
            <text:p>231322</text:p>
          </table:table-cell>
          <table:table-cell office:value-type="date" office:date-value="1967-12-21T00:00:00" table:style-name="ce2">
            <text:p>21-12-1967</text:p>
          </table:table-cell>
          <table:table-cell office:value-type="string" table:style-name="ce1">
            <text:p>Mike Nichols</text:p>
          </table:table-cell>
          <table:table-cell table:number-columns-repeated="2" table:style-name="ce1"/>
          <table:table-cell office:value-type="string" table:style-name="ce1">
            <text:p>7.19</text:p>
          </table:table-cell>
          <table:table-cell table:number-columns-repeated="16366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tt0105750</text:p>
          </table:table-cell>
          <table:table-cell office:value-type="date" office:date-value="2017-04-04T00:00:00" table:style-name="ce2">
            <text:p>4-4-2017</text:p>
          </table:table-cell>
          <table:table-cell office:value-type="date" office:date-value="2017-04-04T00:00:00" table:style-name="ce2">
            <text:p>4-4-2017</text:p>
          </table:table-cell>
          <table:table-cell table:style-name="ce1"/>
          <table:table-cell office:value-type="string" table:style-name="ce1">
            <text:p>Boheemielämää</text:p>
          </table:table-cell>
          <table:table-cell office:value-type="string" table:style-name="ce1">
            <text:p>https://www.imdb.com/title/tt010575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03" table:style-name="ce1">
            <text:p>103</text:p>
          </table:table-cell>
          <table:table-cell office:value-type="float" office:value="1992" table:style-name="ce1">
            <text:p>1992</text:p>
          </table:table-cell>
          <table:table-cell office:value-type="string" table:style-name="ce1">
            <text:p>Comedy, Drama, Romance</text:p>
          </table:table-cell>
          <table:table-cell office:value-type="float" office:value="4102" table:style-name="ce1">
            <text:p>4102</text:p>
          </table:table-cell>
          <table:table-cell office:value-type="date" office:date-value="1992-02-18T00:00:00" table:style-name="ce2">
            <text:p>18-2-1992</text:p>
          </table:table-cell>
          <table:table-cell office:value-type="string" table:style-name="ce1">
            <text:p>Aki Kaurismäki</text:p>
          </table:table-cell>
          <table:table-cell table:number-columns-repeated="2" table:style-name="ce1"/>
          <table:table-cell office:value-type="string" table:style-name="ce1">
            <text:p>7.19</text:p>
          </table:table-cell>
          <table:table-cell table:number-columns-repeated="1636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tt0055499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Såsom i en spegel</text:p>
          </table:table-cell>
          <table:table-cell office:value-type="string" table:style-name="ce1">
            <text:p>https://www.imdb.com/title/tt005549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89" table:style-name="ce1">
            <text:p>89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Drama</text:p>
          </table:table-cell>
          <table:table-cell office:value-type="float" office:value="18731" table:style-name="ce1">
            <text:p>18731</text:p>
          </table:table-cell>
          <table:table-cell office:value-type="date" office:date-value="1961-10-14T00:00:00" table:style-name="ce2">
            <text:p>14-10-1961</text:p>
          </table:table-cell>
          <table:table-cell office:value-type="string" table:style-name="ce1">
            <text:p>Ingmar Bergman</text:p>
          </table:table-cell>
          <table:table-cell table:number-columns-repeated="2" table:style-name="ce1"/>
          <table:table-cell office:value-type="string" table:style-name="ce1">
            <text:p>7.20</text:p>
          </table:table-cell>
          <table:table-cell table:number-columns-repeated="16366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tt1800241</text:p>
          </table:table-cell>
          <table:table-cell office:value-type="date" office:date-value="2018-05-09T00:00:00" table:style-name="ce2">
            <text:p>9-5-2018</text:p>
          </table:table-cell>
          <table:table-cell office:value-type="date" office:date-value="2018-05-09T00:00:00" table:style-name="ce2">
            <text:p>9-5-2018</text:p>
          </table:table-cell>
          <table:table-cell table:style-name="ce1"/>
          <table:table-cell office:value-type="string" table:style-name="ce1">
            <text:p>American Hustle</text:p>
          </table:table-cell>
          <table:table-cell office:value-type="string" table:style-name="ce1">
            <text:p>https://www.imdb.com/title/tt180024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38" table:style-name="ce1">
            <text:p>138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Crime, Drama</text:p>
          </table:table-cell>
          <table:table-cell office:value-type="float" office:value="404097" table:style-name="ce1">
            <text:p>404097</text:p>
          </table:table-cell>
          <table:table-cell office:value-type="date" office:date-value="2013-12-12T00:00:00" table:style-name="ce2">
            <text:p>12-12-2013</text:p>
          </table:table-cell>
          <table:table-cell office:value-type="string" table:style-name="ce1">
            <text:p>David O. Russell</text:p>
          </table:table-cell>
          <table:table-cell table:number-columns-repeated="2" table:style-name="ce1"/>
          <table:table-cell office:value-type="string" table:style-name="ce1">
            <text:p>7.20</text:p>
          </table:table-cell>
          <table:table-cell table:number-columns-repeated="16366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tt0061996</text:p>
          </table:table-cell>
          <table:table-cell office:value-type="date" office:date-value="2016-02-10T00:00:00" table:style-name="ce2">
            <text:p>10-2-2016</text:p>
          </table:table-cell>
          <table:table-cell office:value-type="date" office:date-value="2016-02-10T00:00:00" table:style-name="ce2">
            <text:p>10-2-2016</text:p>
          </table:table-cell>
          <table:table-cell table:style-name="ce1"/>
          <table:table-cell office:value-type="string" table:style-name="ce1">
            <text:p>Mouchette</text:p>
          </table:table-cell>
          <table:table-cell office:value-type="string" table:style-name="ce1">
            <text:p>https://www.imdb.com/title/tt006199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81" table:style-name="ce1">
            <text:p>81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Drama</text:p>
          </table:table-cell>
          <table:table-cell office:value-type="float" office:value="8377" table:style-name="ce1">
            <text:p>8377</text:p>
          </table:table-cell>
          <table:table-cell office:value-type="date" office:date-value="1967-03-14T00:00:00" table:style-name="ce2">
            <text:p>14-3-1967</text:p>
          </table:table-cell>
          <table:table-cell office:value-type="string" table:style-name="ce1">
            <text:p>Robert Bresson</text:p>
          </table:table-cell>
          <table:table-cell table:number-columns-repeated="2" table:style-name="ce1"/>
          <table:table-cell office:value-type="string" table:style-name="ce1">
            <text:p>7.21</text:p>
          </table:table-cell>
          <table:table-cell table:number-columns-repeated="16366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tt1508675</text:p>
          </table:table-cell>
          <table:table-cell office:value-type="date" office:date-value="2016-12-10T00:00:00" table:style-name="ce2">
            <text:p>10-12-2016</text:p>
          </table:table-cell>
          <table:table-cell office:value-type="date" office:date-value="2016-12-10T00:00:00" table:style-name="ce2">
            <text:p>10-12-2016</text:p>
          </table:table-cell>
          <table:table-cell table:style-name="ce1"/>
          <table:table-cell office:value-type="string" table:style-name="ce1">
            <text:p>Le Havre</text:p>
          </table:table-cell>
          <table:table-cell office:value-type="string" table:style-name="ce1">
            <text:p>https://www.imdb.com/title/tt150867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93" table:style-name="ce1">
            <text:p>93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Comedy, Drama</text:p>
          </table:table-cell>
          <table:table-cell office:value-type="float" office:value="17816" table:style-name="ce1">
            <text:p>17816</text:p>
          </table:table-cell>
          <table:table-cell office:value-type="date" office:date-value="2011-05-17T00:00:00" table:style-name="ce2">
            <text:p>17-5-2011</text:p>
          </table:table-cell>
          <table:table-cell office:value-type="string" table:style-name="ce1">
            <text:p>Aki Kaurismäki</text:p>
          </table:table-cell>
          <table:table-cell table:number-columns-repeated="2" table:style-name="ce1"/>
          <table:table-cell office:value-type="string" table:style-name="ce1">
            <text:p>7.21</text:p>
          </table:table-cell>
          <table:table-cell table:number-columns-repeated="1636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tt0386064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aegukgi hwinalrimyeo</text:p>
          </table:table-cell>
          <table:table-cell office:value-type="string" table:style-name="ce1">
            <text:p>https://www.imdb.com/title/tt038606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40" table:style-name="ce1">
            <text:p>14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Action, Drama, War</text:p>
          </table:table-cell>
          <table:table-cell office:value-type="float" office:value="34906" table:style-name="ce1">
            <text:p>34906</text:p>
          </table:table-cell>
          <table:table-cell office:value-type="date" office:date-value="2004-02-03T00:00:00" table:style-name="ce2">
            <text:p>3-2-2004</text:p>
          </table:table-cell>
          <table:table-cell office:value-type="string" table:style-name="ce1">
            <text:p>Je-kyu Kang</text:p>
          </table:table-cell>
          <table:table-cell table:number-columns-repeated="2" table:style-name="ce1"/>
          <table:table-cell office:value-type="string" table:style-name="ce1">
            <text:p>7.22</text:p>
          </table:table-cell>
          <table:table-cell table:number-columns-repeated="1636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tt0060138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Au hasard Balthazar</text:p>
          </table:table-cell>
          <table:table-cell office:value-type="string" table:style-name="ce1">
            <text:p>https://www.imdb.com/title/tt006013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95" table:style-name="ce1">
            <text:p>95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Drama</text:p>
          </table:table-cell>
          <table:table-cell office:value-type="float" office:value="14401" table:style-name="ce1">
            <text:p>14401</text:p>
          </table:table-cell>
          <table:table-cell office:value-type="date" office:date-value="1966-05-15T00:00:00" table:style-name="ce2">
            <text:p>15-5-1966</text:p>
          </table:table-cell>
          <table:table-cell office:value-type="string" table:style-name="ce1">
            <text:p>Robert Bresson</text:p>
          </table:table-cell>
          <table:table-cell table:number-columns-repeated="2" table:style-name="ce1"/>
          <table:table-cell office:value-type="string" table:style-name="ce1">
            <text:p>7.22</text:p>
          </table:table-cell>
          <table:table-cell table:number-columns-repeated="1636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tt005098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Smultronstället</text:p>
          </table:table-cell>
          <table:table-cell office:value-type="string" table:style-name="ce1">
            <text:p>https://www.imdb.com/title/tt005098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91" table:style-name="ce1">
            <text:p>91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Drama, Romance</text:p>
          </table:table-cell>
          <table:table-cell office:value-type="float" office:value="79343" table:style-name="ce1">
            <text:p>79343</text:p>
          </table:table-cell>
          <table:table-cell office:value-type="date" office:date-value="1957-12-26T00:00:00" table:style-name="ce2">
            <text:p>26-12-1957</text:p>
          </table:table-cell>
          <table:table-cell office:value-type="string" table:style-name="ce1">
            <text:p>Ingmar Bergman</text:p>
          </table:table-cell>
          <table:table-cell table:number-columns-repeated="2" table:style-name="ce1"/>
          <table:table-cell office:value-type="string" table:style-name="ce1">
            <text:p>7.23</text:p>
          </table:table-cell>
          <table:table-cell table:number-columns-repeated="16366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tt1419318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Facing Ali</text:p>
          </table:table-cell>
          <table:table-cell office:value-type="string" table:style-name="ce1">
            <text:p>https://www.imdb.com/title/tt141931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00" table:style-name="ce1">
            <text:p>100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Documentary, Biography, Sport</text:p>
          </table:table-cell>
          <table:table-cell office:value-type="float" office:value="3027" table:style-name="ce1">
            <text:p>3027</text:p>
          </table:table-cell>
          <table:table-cell office:value-type="date" office:date-value="2009-05-29T00:00:00" table:style-name="ce2">
            <text:p>29-5-2009</text:p>
          </table:table-cell>
          <table:table-cell office:value-type="string" table:style-name="ce1">
            <text:p>Pete McCormack</text:p>
          </table:table-cell>
          <table:table-cell table:number-columns-repeated="2" table:style-name="ce1"/>
          <table:table-cell office:value-type="string" table:style-name="ce1">
            <text:p>7.24</text:p>
          </table:table-cell>
          <table:table-cell table:number-columns-repeated="1636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tt0393775</text:p>
          </table:table-cell>
          <table:table-cell office:value-type="date" office:date-value="2015-02-24T00:00:00" table:style-name="ce2">
            <text:p>24-2-2015</text:p>
          </table:table-cell>
          <table:table-cell office:value-type="date" office:date-value="2015-02-24T00:00:00" table:style-name="ce2">
            <text:p>24-2-2015</text:p>
          </table:table-cell>
          <table:table-cell table:style-name="ce1"/>
          <table:table-cell office:value-type="string" table:style-name="ce1">
            <text:p>Simon</text:p>
          </table:table-cell>
          <table:table-cell office:value-type="string" table:style-name="ce1">
            <text:p>https://www.imdb.com/title/tt039377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2" table:style-name="ce1">
            <text:p>102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omedy, Drama</text:p>
          </table:table-cell>
          <table:table-cell office:value-type="float" office:value="7726" table:style-name="ce1">
            <text:p>7726</text:p>
          </table:table-cell>
          <table:table-cell office:value-type="date" office:date-value="2004-09-22T00:00:00" table:style-name="ce2">
            <text:p>22-9-2004</text:p>
          </table:table-cell>
          <table:table-cell office:value-type="string" table:style-name="ce1">
            <text:p>Eddy Terstall</text:p>
          </table:table-cell>
          <table:table-cell table:number-columns-repeated="2" table:style-name="ce1"/>
          <table:table-cell office:value-type="string" table:style-name="ce1">
            <text:p>7.24</text:p>
          </table:table-cell>
          <table:table-cell table:number-columns-repeated="1636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tt0416044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Mongol</text:p>
          </table:table-cell>
          <table:table-cell office:value-type="string" table:style-name="ce1">
            <text:p>https://www.imdb.com/title/tt041604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26" table:style-name="ce1">
            <text:p>126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ction, Adventure, Biography, Drama, History, War</text:p>
          </table:table-cell>
          <table:table-cell office:value-type="float" office:value="41142" table:style-name="ce1">
            <text:p>41142</text:p>
          </table:table-cell>
          <table:table-cell office:value-type="date" office:date-value="2007-08-10T00:00:00" table:style-name="ce2">
            <text:p>10-8-2007</text:p>
          </table:table-cell>
          <table:table-cell office:value-type="string" table:style-name="ce1">
            <text:p>Sergei Bodrov</text:p>
          </table:table-cell>
          <table:table-cell table:number-columns-repeated="2" table:style-name="ce1"/>
          <table:table-cell office:value-type="string" table:style-name="ce1">
            <text:p>7.24</text:p>
          </table:table-cell>
          <table:table-cell table:number-columns-repeated="1636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tt0119448</text:p>
          </table:table-cell>
          <table:table-cell office:value-type="date" office:date-value="2015-02-24T00:00:00" table:style-name="ce2">
            <text:p>24-2-2015</text:p>
          </table:table-cell>
          <table:table-cell office:value-type="date" office:date-value="2015-02-24T00:00:00" table:style-name="ce2">
            <text:p>24-2-2015</text:p>
          </table:table-cell>
          <table:table-cell table:style-name="ce1"/>
          <table:table-cell office:value-type="string" table:style-name="ce1">
            <text:p>Karakter</text:p>
          </table:table-cell>
          <table:table-cell office:value-type="string" table:style-name="ce1">
            <text:p>https://www.imdb.com/title/tt011944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22" table:style-name="ce1">
            <text:p>122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Crime, Drama, Mystery</text:p>
          </table:table-cell>
          <table:table-cell office:value-type="float" office:value="9747" table:style-name="ce1">
            <text:p>9747</text:p>
          </table:table-cell>
          <table:table-cell office:value-type="date" office:date-value="1997-04-17T00:00:00" table:style-name="ce2">
            <text:p>17-4-1997</text:p>
          </table:table-cell>
          <table:table-cell office:value-type="string" table:style-name="ce1">
            <text:p>Mike van Diem</text:p>
          </table:table-cell>
          <table:table-cell table:number-columns-repeated="2" table:style-name="ce1"/>
          <table:table-cell office:value-type="string" table:style-name="ce1">
            <text:p>7.25</text:p>
          </table:table-cell>
          <table:table-cell table:number-columns-repeated="16366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tt2011971</text:p>
          </table:table-cell>
          <table:table-cell office:value-type="date" office:date-value="2015-03-10T00:00:00" table:style-name="ce2">
            <text:p>10-3-2015</text:p>
          </table:table-cell>
          <table:table-cell office:value-type="date" office:date-value="2015-03-10T00:00:00" table:style-name="ce2">
            <text:p>10-3-2015</text:p>
          </table:table-cell>
          <table:table-cell table:style-name="ce1"/>
          <table:table-cell office:value-type="string" table:style-name="ce1">
            <text:p>Monsieur Lazhar</text:p>
          </table:table-cell>
          <table:table-cell office:value-type="string" table:style-name="ce1">
            <text:p>https://www.imdb.com/title/tt201197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94" table:style-name="ce1">
            <text:p>94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Comedy, Drama</text:p>
          </table:table-cell>
          <table:table-cell office:value-type="float" office:value="17667" table:style-name="ce1">
            <text:p>17667</text:p>
          </table:table-cell>
          <table:table-cell office:value-type="date" office:date-value="2011-08-08T00:00:00" table:style-name="ce2">
            <text:p>8-8-2011</text:p>
          </table:table-cell>
          <table:table-cell office:value-type="string" table:style-name="ce1">
            <text:p>Philippe Falardeau</text:p>
          </table:table-cell>
          <table:table-cell table:number-columns-repeated="2" table:style-name="ce1"/>
          <table:table-cell office:value-type="string" table:style-name="ce1">
            <text:p>7.25</text:p>
          </table:table-cell>
          <table:table-cell table:number-columns-repeated="16366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tt5027774</text:p>
          </table:table-cell>
          <table:table-cell office:value-type="date" office:date-value="2018-04-24T00:00:00" table:style-name="ce2">
            <text:p>24-4-2018</text:p>
          </table:table-cell>
          <table:table-cell office:value-type="date" office:date-value="2018-04-24T00:00:00" table:style-name="ce2">
            <text:p>24-4-2018</text:p>
          </table:table-cell>
          <table:table-cell table:style-name="ce1"/>
          <table:table-cell office:value-type="string" table:style-name="ce1">
            <text:p>Three Billboards Outside Ebbing, Missouri</text:p>
          </table:table-cell>
          <table:table-cell office:value-type="string" table:style-name="ce1">
            <text:p>https://www.imdb.com/title/tt502777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15" table:style-name="ce1">
            <text:p>115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Comedy, Crime, Drama</text:p>
          </table:table-cell>
          <table:table-cell office:value-type="float" office:value="276309" table:style-name="ce1">
            <text:p>276309</text:p>
          </table:table-cell>
          <table:table-cell office:value-type="date" office:date-value="2017-09-04T00:00:00" table:style-name="ce2">
            <text:p>4-9-2017</text:p>
          </table:table-cell>
          <table:table-cell office:value-type="string" table:style-name="ce1">
            <text:p>Martin McDonagh</text:p>
          </table:table-cell>
          <table:table-cell table:number-columns-repeated="2" table:style-name="ce1"/>
          <table:table-cell office:value-type="string" table:style-name="ce1">
            <text:p>7.26</text:p>
          </table:table-cell>
          <table:table-cell table:number-columns-repeated="16366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tt0417397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9 rota</text:p>
          </table:table-cell>
          <table:table-cell office:value-type="string" table:style-name="ce1">
            <text:p>https://www.imdb.com/title/tt041739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139" table:style-name="ce1">
            <text:p>139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Action, Drama, History, War</text:p>
          </table:table-cell>
          <table:table-cell office:value-type="float" office:value="18085" table:style-name="ce1">
            <text:p>18085</text:p>
          </table:table-cell>
          <table:table-cell office:value-type="date" office:date-value="2005-09-29T00:00:00" table:style-name="ce2">
            <text:p>29-9-2005</text:p>
          </table:table-cell>
          <table:table-cell office:value-type="string" table:style-name="ce1">
            <text:p>Fedor Bondarchuk</text:p>
          </table:table-cell>
          <table:table-cell table:number-columns-repeated="2" table:style-name="ce1"/>
          <table:table-cell office:value-type="string" table:style-name="ce1">
            <text:p>7.26</text:p>
          </table:table-cell>
          <table:table-cell table:number-columns-repeated="16366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tt0144201</text:p>
          </table:table-cell>
          <table:table-cell office:value-type="date" office:date-value="2016-10-24T00:00:00" table:style-name="ce2">
            <text:p>24-10-2016</text:p>
          </table:table-cell>
          <table:table-cell office:value-type="date" office:date-value="2016-10-24T00:00:00" table:style-name="ce2">
            <text:p>24-10-2016</text:p>
          </table:table-cell>
          <table:table-cell table:style-name="ce1"/>
          <table:table-cell office:value-type="string" table:style-name="ce1">
            <text:p>La fille sur le pont</text:p>
          </table:table-cell>
          <table:table-cell office:value-type="string" table:style-name="ce1">
            <text:p>https://www.imdb.com/title/tt014420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90" table:style-name="ce1">
            <text:p>90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Comedy, Drama, Romance</text:p>
          </table:table-cell>
          <table:table-cell office:value-type="float" office:value="11997" table:style-name="ce1">
            <text:p>11997</text:p>
          </table:table-cell>
          <table:table-cell office:value-type="date" office:date-value="1999-03-31T00:00:00" table:style-name="ce2">
            <text:p>31-3-1999</text:p>
          </table:table-cell>
          <table:table-cell office:value-type="string" table:style-name="ce1">
            <text:p>Patrice Leconte</text:p>
          </table:table-cell>
          <table:table-cell table:number-columns-repeated="2" table:style-name="ce1"/>
          <table:table-cell office:value-type="string" table:style-name="ce1">
            <text:p>7.27</text:p>
          </table:table-cell>
          <table:table-cell table:number-columns-repeated="1636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tt0265343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Monsoon Wedding</text:p>
          </table:table-cell>
          <table:table-cell office:value-type="string" table:style-name="ce1">
            <text:p>https://www.imdb.com/title/tt026534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14" table:style-name="ce1">
            <text:p>114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Comedy, Drama, Romance</text:p>
          </table:table-cell>
          <table:table-cell office:value-type="float" office:value="21585" table:style-name="ce1">
            <text:p>21585</text:p>
          </table:table-cell>
          <table:table-cell office:value-type="date" office:date-value="2001-08-31T00:00:00" table:style-name="ce2">
            <text:p>31-8-2001</text:p>
          </table:table-cell>
          <table:table-cell office:value-type="string" table:style-name="ce1">
            <text:p>Mira Nair</text:p>
          </table:table-cell>
          <table:table-cell table:number-columns-repeated="2" table:style-name="ce1"/>
          <table:table-cell office:value-type="string" table:style-name="ce1">
            <text:p>7.27</text:p>
          </table:table-cell>
          <table:table-cell table:number-columns-repeated="1636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tt0076263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Killer of Sheep</text:p>
          </table:table-cell>
          <table:table-cell office:value-type="string" table:style-name="ce1">
            <text:p>https://www.imdb.com/title/tt007626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80" table:style-name="ce1">
            <text:p>80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Drama</text:p>
          </table:table-cell>
          <table:table-cell office:value-type="float" office:value="5203" table:style-name="ce1">
            <text:p>5203</text:p>
          </table:table-cell>
          <table:table-cell office:value-type="date" office:date-value="1978-11-14T00:00:00" table:style-name="ce2">
            <text:p>14-11-1978</text:p>
          </table:table-cell>
          <table:table-cell office:value-type="string" table:style-name="ce1">
            <text:p>Charles Burnett</text:p>
          </table:table-cell>
          <table:table-cell table:number-columns-repeated="2" table:style-name="ce1"/>
          <table:table-cell office:value-type="string" table:style-name="ce1">
            <text:p>7.27</text:p>
          </table:table-cell>
          <table:table-cell table:number-columns-repeated="16366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tt5144482</text:p>
          </table:table-cell>
          <table:table-cell office:value-type="date" office:date-value="2016-08-19T00:00:00" table:style-name="ce2">
            <text:p>19-8-2016</text:p>
          </table:table-cell>
          <table:table-cell office:value-type="date" office:date-value="2016-08-19T00:00:00" table:style-name="ce2">
            <text:p>19-8-2016</text:p>
          </table:table-cell>
          <table:table-cell table:style-name="ce1"/>
          <table:table-cell office:value-type="string" table:style-name="ce1">
            <text:p>Epiphany</text:p>
          </table:table-cell>
          <table:table-cell office:value-type="string" table:style-name="ce1">
            <text:p>https://www.imdb.com/title/tt5144482/</text:p>
          </table:table-cell>
          <table:table-cell office:value-type="string" table:style-name="ce1">
            <text:p>movie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Documentary, Adventure, Biography, Family</text:p>
          </table:table-cell>
          <table:table-cell table:style-name="ce1"/>
          <table:table-cell office:value-type="date" office:date-value="2016-04-08T00:00:00" table:style-name="ce2">
            <text:p>8-4-2016</text:p>
          </table:table-cell>
          <table:table-cell office:value-type="string" table:style-name="ce1">
            <text:p>Michael Maes, Frans de Backer</text:p>
          </table:table-cell>
          <table:table-cell table:number-columns-repeated="2" table:style-name="ce1"/>
          <table:table-cell office:value-type="string" table:style-name="ce1">
            <text:p>7.27</text:p>
          </table:table-cell>
          <table:table-cell table:number-columns-repeated="1636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tt0050634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Letyat zhuravli</text:p>
          </table:table-cell>
          <table:table-cell office:value-type="string" table:style-name="ce1">
            <text:p>https://www.imdb.com/title/tt005063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95" table:style-name="ce1">
            <text:p>95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Drama, Romance, War</text:p>
          </table:table-cell>
          <table:table-cell office:value-type="float" office:value="12289" table:style-name="ce1">
            <text:p>12289</text:p>
          </table:table-cell>
          <table:table-cell office:value-type="date" office:date-value="1957-10-12T00:00:00" table:style-name="ce2">
            <text:p>12-10-1957</text:p>
          </table:table-cell>
          <table:table-cell office:value-type="string" table:style-name="ce1">
            <text:p>Mikhail Kalatozov</text:p>
          </table:table-cell>
          <table:table-cell table:number-columns-repeated="2" table:style-name="ce1"/>
          <table:table-cell office:value-type="string" table:style-name="ce1">
            <text:p>7.28</text:p>
          </table:table-cell>
          <table:table-cell table:number-columns-repeated="1636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tt009319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Der Himmel über Berlin</text:p>
          </table:table-cell>
          <table:table-cell office:value-type="string" table:style-name="ce1">
            <text:p>https://www.imdb.com/title/tt009319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28" table:style-name="ce1">
            <text:p>128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Drama, Fantasy, Romance</text:p>
          </table:table-cell>
          <table:table-cell office:value-type="float" office:value="54755" table:style-name="ce1">
            <text:p>54755</text:p>
          </table:table-cell>
          <table:table-cell office:value-type="date" office:date-value="1987-05-17T00:00:00" table:style-name="ce2">
            <text:p>17-5-1987</text:p>
          </table:table-cell>
          <table:table-cell office:value-type="string" table:style-name="ce1">
            <text:p>Wim Wenders</text:p>
          </table:table-cell>
          <table:table-cell table:number-columns-repeated="2" table:style-name="ce1"/>
          <table:table-cell office:value-type="string" table:style-name="ce1">
            <text:p>7.28</text:p>
          </table:table-cell>
          <table:table-cell table:number-columns-repeated="16366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tt2258858</text:p>
          </table:table-cell>
          <table:table-cell office:value-type="date" office:date-value="2016-11-06T00:00:00" table:style-name="ce2">
            <text:p>6-11-2016</text:p>
          </table:table-cell>
          <table:table-cell office:value-type="date" office:date-value="2016-11-06T00:00:00" table:style-name="ce2">
            <text:p>6-11-2016</text:p>
          </table:table-cell>
          <table:table-cell table:style-name="ce1"/>
          <table:table-cell office:value-type="string" table:style-name="ce1">
            <text:p>Wadjda</text:p>
          </table:table-cell>
          <table:table-cell office:value-type="string" table:style-name="ce1">
            <text:p>https://www.imdb.com/title/tt225885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98" table:style-name="ce1">
            <text:p>98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Comedy, Drama</text:p>
          </table:table-cell>
          <table:table-cell office:value-type="float" office:value="15863" table:style-name="ce1">
            <text:p>15863</text:p>
          </table:table-cell>
          <table:table-cell office:value-type="date" office:date-value="2012-08-31T00:00:00" table:style-name="ce2">
            <text:p>31-8-2012</text:p>
          </table:table-cell>
          <table:table-cell office:value-type="string" table:style-name="ce1">
            <text:p>Haifaa Al-Mansour</text:p>
          </table:table-cell>
          <table:table-cell table:number-columns-repeated="2" table:style-name="ce1"/>
          <table:table-cell office:value-type="string" table:style-name="ce1">
            <text:p>7.28</text:p>
          </table:table-cell>
          <table:table-cell table:number-columns-repeated="1636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tt0061184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Who's Afraid of Virginia Woolf?</text:p>
          </table:table-cell>
          <table:table-cell office:value-type="string" table:style-name="ce1">
            <text:p>https://www.imdb.com/title/tt006118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31" table:style-name="ce1">
            <text:p>131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Drama</text:p>
          </table:table-cell>
          <table:table-cell office:value-type="float" office:value="62228" table:style-name="ce1">
            <text:p>62228</text:p>
          </table:table-cell>
          <table:table-cell office:value-type="date" office:date-value="1966-06-21T00:00:00" table:style-name="ce2">
            <text:p>21-6-1966</text:p>
          </table:table-cell>
          <table:table-cell office:value-type="string" table:style-name="ce1">
            <text:p>Mike Nichols</text:p>
          </table:table-cell>
          <table:table-cell table:number-columns-repeated="2" table:style-name="ce1"/>
          <table:table-cell office:value-type="string" table:style-name="ce1">
            <text:p>7.29</text:p>
          </table:table-cell>
          <table:table-cell table:number-columns-repeated="16366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tt0119008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Donnie Brasco</text:p>
          </table:table-cell>
          <table:table-cell office:value-type="string" table:style-name="ce1">
            <text:p>https://www.imdb.com/title/tt011900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27" table:style-name="ce1">
            <text:p>127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Biography, Crime, Drama</text:p>
          </table:table-cell>
          <table:table-cell office:value-type="float" office:value="248795" table:style-name="ce1">
            <text:p>248795</text:p>
          </table:table-cell>
          <table:table-cell office:value-type="date" office:date-value="1997-02-24T00:00:00" table:style-name="ce2">
            <text:p>24-2-1997</text:p>
          </table:table-cell>
          <table:table-cell office:value-type="string" table:style-name="ce1">
            <text:p>Mike Newell</text:p>
          </table:table-cell>
          <table:table-cell table:number-columns-repeated="2" table:style-name="ce1"/>
          <table:table-cell office:value-type="string" table:style-name="ce1">
            <text:p>7.29</text:p>
          </table:table-cell>
          <table:table-cell table:number-columns-repeated="16366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tt0450188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La môme</text:p>
          </table:table-cell>
          <table:table-cell office:value-type="string" table:style-name="ce1">
            <text:p>https://www.imdb.com/title/tt045018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40" table:style-name="ce1">
            <text:p>140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Biography, Drama, Music, Romance</text:p>
          </table:table-cell>
          <table:table-cell office:value-type="float" office:value="74971" table:style-name="ce1">
            <text:p>74971</text:p>
          </table:table-cell>
          <table:table-cell office:value-type="date" office:date-value="2007-02-08T00:00:00" table:style-name="ce2">
            <text:p>8-2-2007</text:p>
          </table:table-cell>
          <table:table-cell office:value-type="string" table:style-name="ce1">
            <text:p>Olivier Dahan</text:p>
          </table:table-cell>
          <table:table-cell table:number-columns-repeated="2" table:style-name="ce1"/>
          <table:table-cell office:value-type="string" table:style-name="ce1">
            <text:p>7.29</text:p>
          </table:table-cell>
          <table:table-cell table:number-columns-repeated="1636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tt0454848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Inside Man</text:p>
          </table:table-cell>
          <table:table-cell office:value-type="string" table:style-name="ce1">
            <text:p>https://www.imdb.com/title/tt045484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29" table:style-name="ce1">
            <text:p>129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Crime, Drama, Mystery, Thriller</text:p>
          </table:table-cell>
          <table:table-cell office:value-type="float" office:value="303604" table:style-name="ce1">
            <text:p>303604</text:p>
          </table:table-cell>
          <table:table-cell office:value-type="date" office:date-value="2006-03-16T00:00:00" table:style-name="ce2">
            <text:p>16-3-2006</text:p>
          </table:table-cell>
          <table:table-cell office:value-type="string" table:style-name="ce1">
            <text:p>Spike Lee</text:p>
          </table:table-cell>
          <table:table-cell table:number-columns-repeated="2" table:style-name="ce1"/>
          <table:table-cell office:value-type="string" table:style-name="ce1">
            <text:p>7.29</text:p>
          </table:table-cell>
          <table:table-cell table:number-columns-repeated="1636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t0150662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Fucking Åmål</text:p>
          </table:table-cell>
          <table:table-cell office:value-type="string" table:style-name="ce1">
            <text:p>https://www.imdb.com/title/tt015066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89" table:style-name="ce1">
            <text:p>89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Comedy, Drama, Romance</text:p>
          </table:table-cell>
          <table:table-cell office:value-type="float" office:value="46013" table:style-name="ce1">
            <text:p>46013</text:p>
          </table:table-cell>
          <table:table-cell office:value-type="date" office:date-value="1998-10-23T00:00:00" table:style-name="ce2">
            <text:p>23-10-1998</text:p>
          </table:table-cell>
          <table:table-cell office:value-type="string" table:style-name="ce1">
            <text:p>Lukas Moodysson</text:p>
          </table:table-cell>
          <table:table-cell table:number-columns-repeated="2" table:style-name="ce1"/>
          <table:table-cell office:value-type="string" table:style-name="ce1">
            <text:p>7.29</text:p>
          </table:table-cell>
          <table:table-cell table:number-columns-repeated="16366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tt0074896</text:p>
          </table:table-cell>
          <table:table-cell office:value-type="date" office:date-value="2016-04-22T00:00:00" table:style-name="ce2">
            <text:p>22-4-2016</text:p>
          </table:table-cell>
          <table:table-cell office:value-type="date" office:date-value="2016-04-22T00:00:00" table:style-name="ce2">
            <text:p>22-4-2016</text:p>
          </table:table-cell>
          <table:table-cell table:style-name="ce1"/>
          <table:table-cell office:value-type="string" table:style-name="ce1">
            <text:p>The Message</text:p>
          </table:table-cell>
          <table:table-cell office:value-type="string" table:style-name="ce1">
            <text:p>https://www.imdb.com/title/tt007489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77" table:style-name="ce1">
            <text:p>177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Adventure, Biography, Drama, History, War</text:p>
          </table:table-cell>
          <table:table-cell office:value-type="float" office:value="38839" table:style-name="ce1">
            <text:p>38839</text:p>
          </table:table-cell>
          <table:table-cell office:value-type="date" office:date-value="1976-07-30T00:00:00" table:style-name="ce2">
            <text:p>30-7-1976</text:p>
          </table:table-cell>
          <table:table-cell office:value-type="string" table:style-name="ce1">
            <text:p>Moustapha Akkad</text:p>
          </table:table-cell>
          <table:table-cell table:number-columns-repeated="2" table:style-name="ce1"/>
          <table:table-cell office:value-type="string" table:style-name="ce1">
            <text:p>7.30</text:p>
          </table:table-cell>
          <table:table-cell table:number-columns-repeated="1636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tt0046912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Dial M for Murder</text:p>
          </table:table-cell>
          <table:table-cell office:value-type="string" table:style-name="ce1">
            <text:p>https://www.imdb.com/title/tt004691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05" table:style-name="ce1">
            <text:p>105</text:p>
          </table:table-cell>
          <table:table-cell office:value-type="float" office:value="1954" table:style-name="ce1">
            <text:p>1954</text:p>
          </table:table-cell>
          <table:table-cell office:value-type="string" table:style-name="ce1">
            <text:p>Crime, Thriller</text:p>
          </table:table-cell>
          <table:table-cell office:value-type="float" office:value="133726" table:style-name="ce1">
            <text:p>133726</text:p>
          </table:table-cell>
          <table:table-cell office:value-type="date" office:date-value="1954-05-19T00:00:00" table:style-name="ce2">
            <text:p>19-5-1954</text:p>
          </table:table-cell>
          <table:table-cell office:value-type="string" table:style-name="ce1">
            <text:p>Alfred Hitchcock</text:p>
          </table:table-cell>
          <table:table-cell table:number-columns-repeated="2" table:style-name="ce1"/>
          <table:table-cell office:value-type="string" table:style-name="ce1">
            <text:p>7.30</text:p>
          </table:table-cell>
          <table:table-cell table:number-columns-repeated="1636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tt0065571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Il conformista</text:p>
          </table:table-cell>
          <table:table-cell office:value-type="string" table:style-name="ce1">
            <text:p>https://www.imdb.com/title/tt006557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13" table:style-name="ce1">
            <text:p>113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Drama</text:p>
          </table:table-cell>
          <table:table-cell office:value-type="float" office:value="21751" table:style-name="ce1">
            <text:p>21751</text:p>
          </table:table-cell>
          <table:table-cell office:value-type="date" office:date-value="1970-07-01T00:00:00" table:style-name="ce2">
            <text:p>1-7-1970</text:p>
          </table:table-cell>
          <table:table-cell office:value-type="string" table:style-name="ce1">
            <text:p>Bernardo Bertolucci</text:p>
          </table:table-cell>
          <table:table-cell table:number-columns-repeated="2" table:style-name="ce1"/>
          <table:table-cell office:value-type="string" table:style-name="ce1">
            <text:p>7.30</text:p>
          </table:table-cell>
          <table:table-cell table:number-columns-repeated="1636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tt005680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8½</text:p>
          </table:table-cell>
          <table:table-cell office:value-type="string" table:style-name="ce1">
            <text:p>https://www.imdb.com/title/tt005680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38" table:style-name="ce1">
            <text:p>138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Drama</text:p>
          </table:table-cell>
          <table:table-cell office:value-type="float" office:value="95882" table:style-name="ce1">
            <text:p>95882</text:p>
          </table:table-cell>
          <table:table-cell office:value-type="date" office:date-value="1963-02-13T00:00:00" table:style-name="ce2">
            <text:p>13-2-1963</text:p>
          </table:table-cell>
          <table:table-cell office:value-type="string" table:style-name="ce1">
            <text:p>Federico Fellini</text:p>
          </table:table-cell>
          <table:table-cell table:number-columns-repeated="2" table:style-name="ce1"/>
          <table:table-cell office:value-type="string" table:style-name="ce1">
            <text:p>7.30</text:p>
          </table:table-cell>
          <table:table-cell table:number-columns-repeated="1636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tt0090756</text:p>
          </table:table-cell>
          <table:table-cell office:value-type="date" office:date-value="2015-09-03T00:00:00" table:style-name="ce2">
            <text:p>3-9-2015</text:p>
          </table:table-cell>
          <table:table-cell office:value-type="date" office:date-value="2015-09-03T00:00:00" table:style-name="ce2">
            <text:p>3-9-2015</text:p>
          </table:table-cell>
          <table:table-cell table:style-name="ce1"/>
          <table:table-cell office:value-type="string" table:style-name="ce1">
            <text:p>Blue Velvet</text:p>
          </table:table-cell>
          <table:table-cell office:value-type="string" table:style-name="ce1">
            <text:p>https://www.imdb.com/title/tt009075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20" table:style-name="ce1">
            <text:p>120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Drama, Mystery, Thriller</text:p>
          </table:table-cell>
          <table:table-cell office:value-type="float" office:value="155745" table:style-name="ce1">
            <text:p>155745</text:p>
          </table:table-cell>
          <table:table-cell office:value-type="date" office:date-value="1986-08-30T00:00:00" table:style-name="ce2">
            <text:p>30-8-1986</text:p>
          </table:table-cell>
          <table:table-cell office:value-type="string" table:style-name="ce1">
            <text:p>David Lynch</text:p>
          </table:table-cell>
          <table:table-cell table:number-columns-repeated="2" table:style-name="ce1"/>
          <table:table-cell office:value-type="string" table:style-name="ce1">
            <text:p>7.30</text:p>
          </table:table-cell>
          <table:table-cell table:number-columns-repeated="16366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tt2452386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The Fundamentals of Caring</text:p>
          </table:table-cell>
          <table:table-cell office:value-type="string" table:style-name="ce1">
            <text:p>https://www.imdb.com/title/tt245238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97" table:style-name="ce1">
            <text:p>97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Comedy, Drama</text:p>
          </table:table-cell>
          <table:table-cell office:value-type="float" office:value="43239" table:style-name="ce1">
            <text:p>43239</text:p>
          </table:table-cell>
          <table:table-cell office:value-type="date" office:date-value="2016-01-29T00:00:00" table:style-name="ce2">
            <text:p>29-1-2016</text:p>
          </table:table-cell>
          <table:table-cell office:value-type="string" table:style-name="ce1">
            <text:p>Rob Burnett</text:p>
          </table:table-cell>
          <table:table-cell table:number-columns-repeated="2" table:style-name="ce1"/>
          <table:table-cell office:value-type="string" table:style-name="ce1">
            <text:p>7.30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t0808417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Persepolis</text:p>
          </table:table-cell>
          <table:table-cell office:value-type="string" table:style-name="ce1">
            <text:p>https://www.imdb.com/title/tt080841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96" table:style-name="ce1">
            <text:p>96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nimation, Biography, Drama, War</text:p>
          </table:table-cell>
          <table:table-cell office:value-type="float" office:value="79339" table:style-name="ce1">
            <text:p>79339</text:p>
          </table:table-cell>
          <table:table-cell office:value-type="date" office:date-value="2007-05-23T00:00:00" table:style-name="ce2">
            <text:p>23-5-2007</text:p>
          </table:table-cell>
          <table:table-cell office:value-type="string" table:style-name="ce1">
            <text:p>Vincent Paronnaud, Marjane Satrapi</text:p>
          </table:table-cell>
          <table:table-cell table:number-columns-repeated="2" table:style-name="ce1"/>
          <table:table-cell office:value-type="string" table:style-name="ce1">
            <text:p>7.31</text:p>
          </table:table-cell>
          <table:table-cell table:number-columns-repeated="1636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tt1220719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Yip Man</text:p>
          </table:table-cell>
          <table:table-cell office:value-type="string" table:style-name="ce1">
            <text:p>https://www.imdb.com/title/tt122071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6" table:style-name="ce1">
            <text:p>106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Action, Biography, Drama, Sport</text:p>
          </table:table-cell>
          <table:table-cell office:value-type="float" office:value="191285" table:style-name="ce1">
            <text:p>191285</text:p>
          </table:table-cell>
          <table:table-cell office:value-type="date" office:date-value="2008-12-12T00:00:00" table:style-name="ce2">
            <text:p>12-12-2008</text:p>
          </table:table-cell>
          <table:table-cell office:value-type="string" table:style-name="ce1">
            <text:p>Wilson Yip</text:p>
          </table:table-cell>
          <table:table-cell table:number-columns-repeated="2" table:style-name="ce1"/>
          <table:table-cell office:value-type="string" table:style-name="ce1">
            <text:p>7.31</text:p>
          </table:table-cell>
          <table:table-cell table:number-columns-repeated="16366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tt0088847</text:p>
          </table:table-cell>
          <table:table-cell office:value-type="date" office:date-value="2016-06-10T00:00:00" table:style-name="ce2">
            <text:p>10-6-2016</text:p>
          </table:table-cell>
          <table:table-cell office:value-type="date" office:date-value="2016-06-10T00:00:00" table:style-name="ce2">
            <text:p>10-6-2016</text:p>
          </table:table-cell>
          <table:table-cell table:style-name="ce1"/>
          <table:table-cell office:value-type="string" table:style-name="ce1">
            <text:p>The Breakfast Club</text:p>
          </table:table-cell>
          <table:table-cell office:value-type="string" table:style-name="ce1">
            <text:p>https://www.imdb.com/title/tt008884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97" table:style-name="ce1">
            <text:p>97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Comedy, Drama</text:p>
          </table:table-cell>
          <table:table-cell office:value-type="float" office:value="302742" table:style-name="ce1">
            <text:p>302742</text:p>
          </table:table-cell>
          <table:table-cell office:value-type="date" office:date-value="1985-02-07T00:00:00" table:style-name="ce2">
            <text:p>7-2-1985</text:p>
          </table:table-cell>
          <table:table-cell office:value-type="string" table:style-name="ce1">
            <text:p>John Hughes</text:p>
          </table:table-cell>
          <table:table-cell table:number-columns-repeated="2" table:style-name="ce1"/>
          <table:table-cell office:value-type="string" table:style-name="ce1">
            <text:p>7.31</text:p>
          </table:table-cell>
          <table:table-cell table:number-columns-repeated="1636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tt0384504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Saving Face</text:p>
          </table:table-cell>
          <table:table-cell office:value-type="string" table:style-name="ce1">
            <text:p>https://www.imdb.com/title/tt038450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91" table:style-name="ce1">
            <text:p>91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omedy, Drama, Romance</text:p>
          </table:table-cell>
          <table:table-cell office:value-type="float" office:value="8717" table:style-name="ce1">
            <text:p>8717</text:p>
          </table:table-cell>
          <table:table-cell office:value-type="date" office:date-value="2004-09-12T00:00:00" table:style-name="ce2">
            <text:p>12-9-2004</text:p>
          </table:table-cell>
          <table:table-cell office:value-type="string" table:style-name="ce1">
            <text:p>Alice Wu</text:p>
          </table:table-cell>
          <table:table-cell table:number-columns-repeated="2" table:style-name="ce1"/>
          <table:table-cell office:value-type="string" table:style-name="ce1">
            <text:p>7.31</text:p>
          </table:table-cell>
          <table:table-cell table:number-columns-repeated="16366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tt4048272</text:p>
          </table:table-cell>
          <table:table-cell office:value-type="date" office:date-value="2016-12-10T00:00:00" table:style-name="ce2">
            <text:p>10-12-2016</text:p>
          </table:table-cell>
          <table:table-cell office:value-type="date" office:date-value="2016-12-10T00:00:00" table:style-name="ce2">
            <text:p>10-12-2016</text:p>
          </table:table-cell>
          <table:table-cell table:style-name="ce1"/>
          <table:table-cell office:value-type="string" table:style-name="ce1">
            <text:p>Toni Erdmann</text:p>
          </table:table-cell>
          <table:table-cell office:value-type="string" table:style-name="ce1">
            <text:p>https://www.imdb.com/title/tt404827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62" table:style-name="ce1">
            <text:p>162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Comedy, Drama</text:p>
          </table:table-cell>
          <table:table-cell office:value-type="float" office:value="35420" table:style-name="ce1">
            <text:p>35420</text:p>
          </table:table-cell>
          <table:table-cell office:value-type="date" office:date-value="2016-05-14T00:00:00" table:style-name="ce2">
            <text:p>14-5-2016</text:p>
          </table:table-cell>
          <table:table-cell office:value-type="string" table:style-name="ce1">
            <text:p>Maren Ade</text:p>
          </table:table-cell>
          <table:table-cell table:number-columns-repeated="2" table:style-name="ce1"/>
          <table:table-cell office:value-type="string" table:style-name="ce1">
            <text:p>7.31</text:p>
          </table:table-cell>
          <table:table-cell table:number-columns-repeated="16366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tt0093779</text:p>
          </table:table-cell>
          <table:table-cell office:value-type="date" office:date-value="2018-09-13T00:00:00" table:style-name="ce2">
            <text:p>13-9-2018</text:p>
          </table:table-cell>
          <table:table-cell office:value-type="date" office:date-value="2018-09-13T00:00:00" table:style-name="ce2">
            <text:p>13-9-2018</text:p>
          </table:table-cell>
          <table:table-cell table:style-name="ce1"/>
          <table:table-cell office:value-type="string" table:style-name="ce1">
            <text:p>The Princess Bride</text:p>
          </table:table-cell>
          <table:table-cell office:value-type="string" table:style-name="ce1">
            <text:p>https://www.imdb.com/title/tt009377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98" table:style-name="ce1">
            <text:p>98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Adventure, Family, Fantasy, Romance</text:p>
          </table:table-cell>
          <table:table-cell office:value-type="float" office:value="343359" table:style-name="ce1">
            <text:p>343359</text:p>
          </table:table-cell>
          <table:table-cell office:value-type="date" office:date-value="1987-09-18T00:00:00" table:style-name="ce2">
            <text:p>18-9-1987</text:p>
          </table:table-cell>
          <table:table-cell office:value-type="string" table:style-name="ce1">
            <text:p>Rob Reiner</text:p>
          </table:table-cell>
          <table:table-cell table:number-columns-repeated="2" table:style-name="ce1"/>
          <table:table-cell office:value-type="string" table:style-name="ce1">
            <text:p>7.32</text:p>
          </table:table-cell>
          <table:table-cell table:number-columns-repeated="16366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tt4016934</text:p>
          </table:table-cell>
          <table:table-cell office:value-type="date" office:date-value="2017-09-30T00:00:00" table:style-name="ce2">
            <text:p>30-9-2017</text:p>
          </table:table-cell>
          <table:table-cell office:value-type="date" office:date-value="2017-09-30T00:00:00" table:style-name="ce2">
            <text:p>30-9-2017</text:p>
          </table:table-cell>
          <table:table-cell table:style-name="ce1"/>
          <table:table-cell office:value-type="string" table:style-name="ce1">
            <text:p>Ah-ga-ssi</text:p>
          </table:table-cell>
          <table:table-cell office:value-type="string" table:style-name="ce1">
            <text:p>https://www.imdb.com/title/tt401693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44" table:style-name="ce1">
            <text:p>144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Drama, Romance, Thriller</text:p>
          </table:table-cell>
          <table:table-cell office:value-type="float" office:value="66248" table:style-name="ce1">
            <text:p>66248</text:p>
          </table:table-cell>
          <table:table-cell office:value-type="date" office:date-value="2016-05-14T00:00:00" table:style-name="ce2">
            <text:p>14-5-2016</text:p>
          </table:table-cell>
          <table:table-cell office:value-type="string" table:style-name="ce1">
            <text:p>Chan-wook Park</text:p>
          </table:table-cell>
          <table:table-cell table:number-columns-repeated="2" table:style-name="ce1"/>
          <table:table-cell office:value-type="string" table:style-name="ce1">
            <text:p>7.32</text:p>
          </table:table-cell>
          <table:table-cell table:number-columns-repeated="1636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tt0098635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When Harry Met Sally...</text:p>
          </table:table-cell>
          <table:table-cell office:value-type="string" table:style-name="ce1">
            <text:p>https://www.imdb.com/title/tt009863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96" table:style-name="ce1">
            <text:p>96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Comedy, Drama, Romance</text:p>
          </table:table-cell>
          <table:table-cell office:value-type="float" office:value="170484" table:style-name="ce1">
            <text:p>170484</text:p>
          </table:table-cell>
          <table:table-cell office:value-type="date" office:date-value="1989-07-12T00:00:00" table:style-name="ce2">
            <text:p>12-7-1989</text:p>
          </table:table-cell>
          <table:table-cell office:value-type="string" table:style-name="ce1">
            <text:p>Rob Reiner</text:p>
          </table:table-cell>
          <table:table-cell table:number-columns-repeated="2" table:style-name="ce1"/>
          <table:table-cell office:value-type="string" table:style-name="ce1">
            <text:p>7.32</text:p>
          </table:table-cell>
          <table:table-cell table:number-columns-repeated="1636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tt0069467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Viskningar och rop</text:p>
          </table:table-cell>
          <table:table-cell office:value-type="string" table:style-name="ce1">
            <text:p>https://www.imdb.com/title/tt006946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91" table:style-name="ce1">
            <text:p>91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Drama</text:p>
          </table:table-cell>
          <table:table-cell office:value-type="float" office:value="24281" table:style-name="ce1">
            <text:p>24281</text:p>
          </table:table-cell>
          <table:table-cell office:value-type="date" office:date-value="1972-12-21T00:00:00" table:style-name="ce2">
            <text:p>21-12-1972</text:p>
          </table:table-cell>
          <table:table-cell office:value-type="string" table:style-name="ce1">
            <text:p>Ingmar Bergman</text:p>
          </table:table-cell>
          <table:table-cell table:number-columns-repeated="2" table:style-name="ce1"/>
          <table:table-cell office:value-type="string" table:style-name="ce1">
            <text:p>7.33</text:p>
          </table:table-cell>
          <table:table-cell table:number-columns-repeated="1636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tt006732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Last Picture Show</text:p>
          </table:table-cell>
          <table:table-cell office:value-type="string" table:style-name="ce1">
            <text:p>https://www.imdb.com/title/tt006732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18" table:style-name="ce1">
            <text:p>118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Drama</text:p>
          </table:table-cell>
          <table:table-cell office:value-type="float" office:value="36142" table:style-name="ce1">
            <text:p>36142</text:p>
          </table:table-cell>
          <table:table-cell office:value-type="date" office:date-value="1971-09-28T00:00:00" table:style-name="ce2">
            <text:p>28-9-1971</text:p>
          </table:table-cell>
          <table:table-cell office:value-type="string" table:style-name="ce1">
            <text:p>Peter Bogdanovich</text:p>
          </table:table-cell>
          <table:table-cell table:number-columns-repeated="2" table:style-name="ce1"/>
          <table:table-cell office:value-type="string" table:style-name="ce1">
            <text:p>7.33</text:p>
          </table:table-cell>
          <table:table-cell table:number-columns-repeated="16366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tt0409459</text:p>
          </table:table-cell>
          <table:table-cell office:value-type="date" office:date-value="2016-12-11T00:00:00" table:style-name="ce2">
            <text:p>11-12-2016</text:p>
          </table:table-cell>
          <table:table-cell office:value-type="date" office:date-value="2016-12-11T00:00:00" table:style-name="ce2">
            <text:p>11-12-2016</text:p>
          </table:table-cell>
          <table:table-cell table:style-name="ce1"/>
          <table:table-cell office:value-type="string" table:style-name="ce1">
            <text:p>Watchmen</text:p>
          </table:table-cell>
          <table:table-cell office:value-type="string" table:style-name="ce1">
            <text:p>https://www.imdb.com/title/tt040945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62" table:style-name="ce1">
            <text:p>162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Action, Drama, Mystery, Sci-Fi</text:p>
          </table:table-cell>
          <table:table-cell office:value-type="float" office:value="437953" table:style-name="ce1">
            <text:p>437953</text:p>
          </table:table-cell>
          <table:table-cell office:value-type="date" office:date-value="2009-02-23T00:00:00" table:style-name="ce2">
            <text:p>23-2-2009</text:p>
          </table:table-cell>
          <table:table-cell office:value-type="string" table:style-name="ce1">
            <text:p>Zack Snyder</text:p>
          </table:table-cell>
          <table:table-cell table:number-columns-repeated="2" table:style-name="ce1"/>
          <table:table-cell office:value-type="string" table:style-name="ce1">
            <text:p>7.34</text:p>
          </table:table-cell>
          <table:table-cell table:number-columns-repeated="16366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tt1185836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Adam</text:p>
          </table:table-cell>
          <table:table-cell office:value-type="string" table:style-name="ce1">
            <text:p>https://www.imdb.com/title/tt118583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99" table:style-name="ce1">
            <text:p>99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Comedy, Drama, Romance</text:p>
          </table:table-cell>
          <table:table-cell office:value-type="float" office:value="31753" table:style-name="ce1">
            <text:p>31753</text:p>
          </table:table-cell>
          <table:table-cell office:value-type="date" office:date-value="2009-01-20T00:00:00" table:style-name="ce2">
            <text:p>20-1-2009</text:p>
          </table:table-cell>
          <table:table-cell office:value-type="string" table:style-name="ce1">
            <text:p>Max Mayer</text:p>
          </table:table-cell>
          <table:table-cell table:number-columns-repeated="2" table:style-name="ce1"/>
          <table:table-cell office:value-type="string" table:style-name="ce1">
            <text:p>7.34</text:p>
          </table:table-cell>
          <table:table-cell table:number-columns-repeated="16366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tt3783958</text:p>
          </table:table-cell>
          <table:table-cell office:value-type="date" office:date-value="2016-12-10T00:00:00" table:style-name="ce2">
            <text:p>10-12-2016</text:p>
          </table:table-cell>
          <table:table-cell office:value-type="date" office:date-value="2016-12-10T00:00:00" table:style-name="ce2">
            <text:p>10-12-2016</text:p>
          </table:table-cell>
          <table:table-cell table:style-name="ce1"/>
          <table:table-cell office:value-type="string" table:style-name="ce1">
            <text:p>La La Land</text:p>
          </table:table-cell>
          <table:table-cell office:value-type="string" table:style-name="ce1">
            <text:p>https://www.imdb.com/title/tt378395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28" table:style-name="ce1">
            <text:p>128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Comedy, Drama, Music, Musical, Romance</text:p>
          </table:table-cell>
          <table:table-cell office:value-type="float" office:value="392058" table:style-name="ce1">
            <text:p>392058</text:p>
          </table:table-cell>
          <table:table-cell office:value-type="date" office:date-value="2016-08-31T00:00:00" table:style-name="ce2">
            <text:p>31-8-2016</text:p>
          </table:table-cell>
          <table:table-cell office:value-type="string" table:style-name="ce1">
            <text:p>Damien Chazelle</text:p>
          </table:table-cell>
          <table:table-cell table:number-columns-repeated="2" table:style-name="ce1"/>
          <table:table-cell office:value-type="string" table:style-name="ce1">
            <text:p>7.35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tt0108394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rois couleurs: Bleu</text:p>
          </table:table-cell>
          <table:table-cell office:value-type="string" table:style-name="ce1">
            <text:p>https://www.imdb.com/title/tt010839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8" table:style-name="ce1">
            <text:p>98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Drama, Music, Mystery, Romance</text:p>
          </table:table-cell>
          <table:table-cell office:value-type="float" office:value="74041" table:style-name="ce1">
            <text:p>74041</text:p>
          </table:table-cell>
          <table:table-cell office:value-type="date" office:date-value="1993-09-03T00:00:00" table:style-name="ce2">
            <text:p>3-9-1993</text:p>
          </table:table-cell>
          <table:table-cell office:value-type="string" table:style-name="ce1">
            <text:p>Krzysztof Kieslowski</text:p>
          </table:table-cell>
          <table:table-cell table:number-columns-repeated="2" table:style-name="ce1"/>
          <table:table-cell office:value-type="string" table:style-name="ce1">
            <text:p>7.35</text:p>
          </table:table-cell>
          <table:table-cell table:number-columns-repeated="16366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tt0079095</text:p>
          </table:table-cell>
          <table:table-cell office:value-type="date" office:date-value="2016-07-23T00:00:00" table:style-name="ce2">
            <text:p>23-7-2016</text:p>
          </table:table-cell>
          <table:table-cell office:value-type="date" office:date-value="2016-07-23T00:00:00" table:style-name="ce2">
            <text:p>23-7-2016</text:p>
          </table:table-cell>
          <table:table-cell table:style-name="ce1"/>
          <table:table-cell office:value-type="string" table:style-name="ce1">
            <text:p>Die Ehe der Maria Braun</text:p>
          </table:table-cell>
          <table:table-cell office:value-type="string" table:style-name="ce1">
            <text:p>https://www.imdb.com/title/tt007909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20" table:style-name="ce1">
            <text:p>120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Drama</text:p>
          </table:table-cell>
          <table:table-cell office:value-type="float" office:value="10426" table:style-name="ce1">
            <text:p>10426</text:p>
          </table:table-cell>
          <table:table-cell office:value-type="date" office:date-value="1978-05-22T00:00:00" table:style-name="ce2">
            <text:p>22-5-1978</text:p>
          </table:table-cell>
          <table:table-cell office:value-type="string" table:style-name="ce1">
            <text:p>Rainer Werner Fassbinder</text:p>
          </table:table-cell>
          <table:table-cell table:number-columns-repeated="2" table:style-name="ce1"/>
          <table:table-cell office:value-type="string" table:style-name="ce1">
            <text:p>7.35</text:p>
          </table:table-cell>
          <table:table-cell table:number-columns-repeated="16366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tt3183660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Fantastic Beasts and Where to Find Them</text:p>
          </table:table-cell>
          <table:table-cell office:value-type="string" table:style-name="ce1">
            <text:p>https://www.imdb.com/title/tt318366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33" table:style-name="ce1">
            <text:p>133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Adventure, Family, Fantasy</text:p>
          </table:table-cell>
          <table:table-cell office:value-type="float" office:value="315396" table:style-name="ce1">
            <text:p>315396</text:p>
          </table:table-cell>
          <table:table-cell office:value-type="date" office:date-value="2016-11-08T00:00:00" table:style-name="ce2">
            <text:p>8-11-2016</text:p>
          </table:table-cell>
          <table:table-cell office:value-type="string" table:style-name="ce1">
            <text:p>David Yates</text:p>
          </table:table-cell>
          <table:table-cell table:number-columns-repeated="2" table:style-name="ce1"/>
          <table:table-cell office:value-type="string" table:style-name="ce1">
            <text:p>7.35</text:p>
          </table:table-cell>
          <table:table-cell table:number-columns-repeated="16366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tt1878870</text:p>
          </table:table-cell>
          <table:table-cell office:value-type="date" office:date-value="2016-12-10T00:00:00" table:style-name="ce2">
            <text:p>10-12-2016</text:p>
          </table:table-cell>
          <table:table-cell office:value-type="date" office:date-value="2016-12-10T00:00:00" table:style-name="ce2">
            <text:p>10-12-2016</text:p>
          </table:table-cell>
          <table:table-cell table:style-name="ce1"/>
          <table:table-cell office:value-type="string" table:style-name="ce1">
            <text:p>The Edge of Seventeen</text:p>
          </table:table-cell>
          <table:table-cell office:value-type="string" table:style-name="ce1">
            <text:p>https://www.imdb.com/title/tt187887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04" table:style-name="ce1">
            <text:p>104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Comedy, Drama</text:p>
          </table:table-cell>
          <table:table-cell office:value-type="float" office:value="76537" table:style-name="ce1">
            <text:p>76537</text:p>
          </table:table-cell>
          <table:table-cell office:value-type="date" office:date-value="2016-09-16T00:00:00" table:style-name="ce2">
            <text:p>16-9-2016</text:p>
          </table:table-cell>
          <table:table-cell office:value-type="string" table:style-name="ce1">
            <text:p>Kelly Fremon Craig</text:p>
          </table:table-cell>
          <table:table-cell table:number-columns-repeated="2" table:style-name="ce1"/>
          <table:table-cell office:value-type="string" table:style-name="ce1">
            <text:p>7.35</text:p>
          </table:table-cell>
          <table:table-cell table:number-columns-repeated="1636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tt003138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Gone with the Wind</text:p>
          </table:table-cell>
          <table:table-cell office:value-type="string" table:style-name="ce1">
            <text:p>https://www.imdb.com/title/tt003138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238" table:style-name="ce1">
            <text:p>238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Drama, History, Romance, War</text:p>
          </table:table-cell>
          <table:table-cell office:value-type="float" office:value="253823" table:style-name="ce1">
            <text:p>253823</text:p>
          </table:table-cell>
          <table:table-cell office:value-type="date" office:date-value="1939-12-15T00:00:00" table:style-name="ce2">
            <text:p>15-12-1939</text:p>
          </table:table-cell>
          <table:table-cell office:value-type="string" table:style-name="ce1">
            <text:p>Sam Wood, George Cukor, Victor Fleming</text:p>
          </table:table-cell>
          <table:table-cell table:number-columns-repeated="2" table:style-name="ce1"/>
          <table:table-cell office:value-type="string" table:style-name="ce1">
            <text:p>7.36</text:p>
          </table:table-cell>
          <table:table-cell table:number-columns-repeated="1636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tt0064118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La caduta degli dei (Götterdämmerung)</text:p>
          </table:table-cell>
          <table:table-cell office:value-type="string" table:style-name="ce1">
            <text:p>https://www.imdb.com/title/tt006411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56" table:style-name="ce1">
            <text:p>156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Drama, War</text:p>
          </table:table-cell>
          <table:table-cell office:value-type="float" office:value="6420" table:style-name="ce1">
            <text:p>6420</text:p>
          </table:table-cell>
          <table:table-cell office:value-type="date" office:date-value="1969-10-02T00:00:00" table:style-name="ce2">
            <text:p>2-10-1969</text:p>
          </table:table-cell>
          <table:table-cell office:value-type="string" table:style-name="ce1">
            <text:p>Luchino Visconti</text:p>
          </table:table-cell>
          <table:table-cell table:number-columns-repeated="2" table:style-name="ce1"/>
          <table:table-cell office:value-type="string" table:style-name="ce1">
            <text:p>7.36</text:p>
          </table:table-cell>
          <table:table-cell table:number-columns-repeated="1636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tt0055630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Yôjinbô</text:p>
          </table:table-cell>
          <table:table-cell office:value-type="string" table:style-name="ce1">
            <text:p>https://www.imdb.com/title/tt005563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110" table:style-name="ce1">
            <text:p>110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Action, Drama, Thriller</text:p>
          </table:table-cell>
          <table:table-cell office:value-type="float" office:value="91803" table:style-name="ce1">
            <text:p>91803</text:p>
          </table:table-cell>
          <table:table-cell office:value-type="date" office:date-value="1961-04-25T00:00:00" table:style-name="ce2">
            <text:p>25-4-1961</text:p>
          </table:table-cell>
          <table:table-cell office:value-type="string" table:style-name="ce1">
            <text:p>Akira Kurosawa</text:p>
          </table:table-cell>
          <table:table-cell table:number-columns-repeated="2" table:style-name="ce1"/>
          <table:table-cell office:value-type="string" table:style-name="ce1">
            <text:p>7.37</text:p>
          </table:table-cell>
          <table:table-cell table:number-columns-repeated="16366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tt0056111</text:p>
          </table:table-cell>
          <table:table-cell office:value-type="date" office:date-value="2016-02-10T00:00:00" table:style-name="ce2">
            <text:p>10-2-2016</text:p>
          </table:table-cell>
          <table:table-cell office:value-type="date" office:date-value="2016-02-10T00:00:00" table:style-name="ce2">
            <text:p>10-2-2016</text:p>
          </table:table-cell>
          <table:table-cell table:style-name="ce1"/>
          <table:table-cell office:value-type="string" table:style-name="ce1">
            <text:p>Ivanovo detstvo</text:p>
          </table:table-cell>
          <table:table-cell office:value-type="string" table:style-name="ce1">
            <text:p>https://www.imdb.com/title/tt005611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95" table:style-name="ce1">
            <text:p>95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Drama, War</text:p>
          </table:table-cell>
          <table:table-cell office:value-type="float" office:value="24500" table:style-name="ce1">
            <text:p>24500</text:p>
          </table:table-cell>
          <table:table-cell office:value-type="date" office:date-value="1962-04-06T00:00:00" table:style-name="ce2">
            <text:p>6-4-1962</text:p>
          </table:table-cell>
          <table:table-cell office:value-type="string" table:style-name="ce1">
            <text:p>Eduard Abalov, Andrei Tarkovsky</text:p>
          </table:table-cell>
          <table:table-cell table:number-columns-repeated="2" table:style-name="ce1"/>
          <table:table-cell office:value-type="string" table:style-name="ce1">
            <text:p>7.37</text:p>
          </table:table-cell>
          <table:table-cell table:number-columns-repeated="16366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tt1155592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Man on Wire</text:p>
          </table:table-cell>
          <table:table-cell office:value-type="string" table:style-name="ce1">
            <text:p>https://www.imdb.com/title/tt115559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94" table:style-name="ce1">
            <text:p>94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Documentary, Biography</text:p>
          </table:table-cell>
          <table:table-cell office:value-type="float" office:value="47746" table:style-name="ce1">
            <text:p>47746</text:p>
          </table:table-cell>
          <table:table-cell office:value-type="date" office:date-value="2008-01-22T00:00:00" table:style-name="ce2">
            <text:p>22-1-2008</text:p>
          </table:table-cell>
          <table:table-cell office:value-type="string" table:style-name="ce1">
            <text:p>James Marsh</text:p>
          </table:table-cell>
          <table:table-cell table:number-columns-repeated="2" table:style-name="ce1"/>
          <table:table-cell office:value-type="string" table:style-name="ce1">
            <text:p>7.37</text:p>
          </table:table-cell>
          <table:table-cell table:number-columns-repeated="1636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tt040550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Rang De Basanti</text:p>
          </table:table-cell>
          <table:table-cell office:value-type="string" table:style-name="ce1">
            <text:p>https://www.imdb.com/title/tt040550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57" table:style-name="ce1">
            <text:p>157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Comedy, Drama</text:p>
          </table:table-cell>
          <table:table-cell office:value-type="float" office:value="95389" table:style-name="ce1">
            <text:p>95389</text:p>
          </table:table-cell>
          <table:table-cell office:value-type="date" office:date-value="2006-01-26T00:00:00" table:style-name="ce2">
            <text:p>26-1-2006</text:p>
          </table:table-cell>
          <table:table-cell office:value-type="string" table:style-name="ce1">
            <text:p>Rakeysh Omprakash Mehra</text:p>
          </table:table-cell>
          <table:table-cell table:number-columns-repeated="2" table:style-name="ce1"/>
          <table:table-cell office:value-type="string" table:style-name="ce1">
            <text:p>7.38</text:p>
          </table:table-cell>
          <table:table-cell table:number-columns-repeated="1636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tt0057091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Il gattopardo</text:p>
          </table:table-cell>
          <table:table-cell office:value-type="string" table:style-name="ce1">
            <text:p>https://www.imdb.com/title/tt005709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86" table:style-name="ce1">
            <text:p>186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Drama, History</text:p>
          </table:table-cell>
          <table:table-cell office:value-type="float" office:value="19212" table:style-name="ce1">
            <text:p>19212</text:p>
          </table:table-cell>
          <table:table-cell office:value-type="date" office:date-value="1963-03-27T00:00:00" table:style-name="ce2">
            <text:p>27-3-1963</text:p>
          </table:table-cell>
          <table:table-cell office:value-type="string" table:style-name="ce1">
            <text:p>Luchino Visconti</text:p>
          </table:table-cell>
          <table:table-cell table:number-columns-repeated="2" table:style-name="ce1"/>
          <table:table-cell office:value-type="string" table:style-name="ce1">
            <text:p>7.38</text:p>
          </table:table-cell>
          <table:table-cell table:number-columns-repeated="1636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tt0057877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Becket</text:p>
          </table:table-cell>
          <table:table-cell office:value-type="string" table:style-name="ce1">
            <text:p>https://www.imdb.com/title/tt005787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48" table:style-name="ce1">
            <text:p>148</text:p>
          </table:table-cell>
          <table:table-cell office:value-type="float" office:value="1964" table:style-name="ce1">
            <text:p>1964</text:p>
          </table:table-cell>
          <table:table-cell office:value-type="string" table:style-name="ce1">
            <text:p>Biography, Drama, History</text:p>
          </table:table-cell>
          <table:table-cell office:value-type="float" office:value="12305" table:style-name="ce1">
            <text:p>12305</text:p>
          </table:table-cell>
          <table:table-cell office:value-type="date" office:date-value="1964-03-11T00:00:00" table:style-name="ce2">
            <text:p>11-3-1964</text:p>
          </table:table-cell>
          <table:table-cell office:value-type="string" table:style-name="ce1">
            <text:p>Peter Glenville</text:p>
          </table:table-cell>
          <table:table-cell table:number-columns-repeated="2" table:style-name="ce1"/>
          <table:table-cell office:value-type="string" table:style-name="ce1">
            <text:p>7.38</text:p>
          </table:table-cell>
          <table:table-cell table:number-columns-repeated="1636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tt0084707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Sophie's Choice</text:p>
          </table:table-cell>
          <table:table-cell office:value-type="string" table:style-name="ce1">
            <text:p>https://www.imdb.com/title/tt008470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50" table:style-name="ce1">
            <text:p>150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Drama, Romance</text:p>
          </table:table-cell>
          <table:table-cell office:value-type="float" office:value="34737" table:style-name="ce1">
            <text:p>34737</text:p>
          </table:table-cell>
          <table:table-cell office:value-type="date" office:date-value="1982-12-08T00:00:00" table:style-name="ce2">
            <text:p>8-12-1982</text:p>
          </table:table-cell>
          <table:table-cell office:value-type="string" table:style-name="ce1">
            <text:p>Alan J. Pakula</text:p>
          </table:table-cell>
          <table:table-cell table:number-columns-repeated="2" table:style-name="ce1"/>
          <table:table-cell office:value-type="string" table:style-name="ce1">
            <text:p>7.38</text:p>
          </table:table-cell>
          <table:table-cell table:number-columns-repeated="16366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tt0945513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Source Code</text:p>
          </table:table-cell>
          <table:table-cell office:value-type="string" table:style-name="ce1">
            <text:p>https://www.imdb.com/title/tt094551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93" table:style-name="ce1">
            <text:p>93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ystery, Romance, Sci-Fi, Thriller</text:p>
          </table:table-cell>
          <table:table-cell office:value-type="float" office:value="436230" table:style-name="ce1">
            <text:p>436230</text:p>
          </table:table-cell>
          <table:table-cell office:value-type="date" office:date-value="2011-03-11T00:00:00" table:style-name="ce2">
            <text:p>11-3-2011</text:p>
          </table:table-cell>
          <table:table-cell office:value-type="string" table:style-name="ce1">
            <text:p>Duncan Jones</text:p>
          </table:table-cell>
          <table:table-cell table:number-columns-repeated="2" table:style-name="ce1"/>
          <table:table-cell office:value-type="string" table:style-name="ce1">
            <text:p>7.38</text:p>
          </table:table-cell>
          <table:table-cell table:number-columns-repeated="16366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tt0093105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Good Morning, Vietnam</text:p>
          </table:table-cell>
          <table:table-cell office:value-type="string" table:style-name="ce1">
            <text:p>https://www.imdb.com/title/tt009310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21" table:style-name="ce1">
            <text:p>121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Biography, Comedy, Drama, War</text:p>
          </table:table-cell>
          <table:table-cell office:value-type="float" office:value="112461" table:style-name="ce1">
            <text:p>112461</text:p>
          </table:table-cell>
          <table:table-cell office:value-type="date" office:date-value="1987-12-23T00:00:00" table:style-name="ce2">
            <text:p>23-12-1987</text:p>
          </table:table-cell>
          <table:table-cell office:value-type="string" table:style-name="ce1">
            <text:p>Barry Levinson</text:p>
          </table:table-cell>
          <table:table-cell table:number-columns-repeated="2" table:style-name="ce1"/>
          <table:table-cell office:value-type="string" table:style-name="ce1">
            <text:p>7.38</text:p>
          </table:table-cell>
          <table:table-cell table:number-columns-repeated="16366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tt5074352</text:p>
          </table:table-cell>
          <table:table-cell office:value-type="date" office:date-value="2017-02-20T00:00:00" table:style-name="ce2">
            <text:p>20-2-2017</text:p>
          </table:table-cell>
          <table:table-cell office:value-type="date" office:date-value="2017-02-20T00:00:00" table:style-name="ce2">
            <text:p>20-2-2017</text:p>
          </table:table-cell>
          <table:table-cell table:style-name="ce1"/>
          <table:table-cell office:value-type="string" table:style-name="ce1">
            <text:p>Dangal</text:p>
          </table:table-cell>
          <table:table-cell office:value-type="string" table:style-name="ce1">
            <text:p>https://www.imdb.com/title/tt507435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5</text:p>
          </table:table-cell>
          <table:table-cell office:value-type="float" office:value="161" table:style-name="ce1">
            <text:p>161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Action, Biography, Drama, Sport</text:p>
          </table:table-cell>
          <table:table-cell office:value-type="float" office:value="104130" table:style-name="ce1">
            <text:p>104130</text:p>
          </table:table-cell>
          <table:table-cell office:value-type="date" office:date-value="2016-12-21T00:00:00" table:style-name="ce2">
            <text:p>21-12-2016</text:p>
          </table:table-cell>
          <table:table-cell office:value-type="string" table:style-name="ce1">
            <text:p>Nitesh Tiwari</text:p>
          </table:table-cell>
          <table:table-cell table:number-columns-repeated="2" table:style-name="ce1"/>
          <table:table-cell office:value-type="string" table:style-name="ce1">
            <text:p>7.39</text:p>
          </table:table-cell>
          <table:table-cell table:number-columns-repeated="1636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tt0293715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Yeopgijeogin geunyeo</text:p>
          </table:table-cell>
          <table:table-cell office:value-type="string" table:style-name="ce1">
            <text:p>https://www.imdb.com/title/tt029371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23" table:style-name="ce1">
            <text:p>123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Comedy, Drama, Romance</text:p>
          </table:table-cell>
          <table:table-cell office:value-type="float" office:value="41105" table:style-name="ce1">
            <text:p>41105</text:p>
          </table:table-cell>
          <table:table-cell office:value-type="date" office:date-value="2001-07-27T00:00:00" table:style-name="ce2">
            <text:p>27-7-2001</text:p>
          </table:table-cell>
          <table:table-cell office:value-type="string" table:style-name="ce1">
            <text:p>Jae-young Kwak</text:p>
          </table:table-cell>
          <table:table-cell table:number-columns-repeated="2" table:style-name="ce1"/>
          <table:table-cell office:value-type="string" table:style-name="ce1">
            <text:p>7.39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t0077405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Days of Heaven</text:p>
          </table:table-cell>
          <table:table-cell office:value-type="string" table:style-name="ce1">
            <text:p>https://www.imdb.com/title/tt007740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94" table:style-name="ce1">
            <text:p>94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Drama, Romance</text:p>
          </table:table-cell>
          <table:table-cell office:value-type="float" office:value="43941" table:style-name="ce1">
            <text:p>43941</text:p>
          </table:table-cell>
          <table:table-cell office:value-type="date" office:date-value="1978-09-13T00:00:00" table:style-name="ce2">
            <text:p>13-9-1978</text:p>
          </table:table-cell>
          <table:table-cell office:value-type="string" table:style-name="ce1">
            <text:p>Terrence Malick</text:p>
          </table:table-cell>
          <table:table-cell table:number-columns-repeated="2" table:style-name="ce1"/>
          <table:table-cell office:value-type="string" table:style-name="ce1">
            <text:p>7.39</text:p>
          </table:table-cell>
          <table:table-cell table:number-columns-repeated="1636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tt0071733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Lacombe Lucien</text:p>
          </table:table-cell>
          <table:table-cell office:value-type="string" table:style-name="ce1">
            <text:p>https://www.imdb.com/title/tt007173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38" table:style-name="ce1">
            <text:p>138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Drama, Romance, War</text:p>
          </table:table-cell>
          <table:table-cell office:value-type="float" office:value="5462" table:style-name="ce1">
            <text:p>5462</text:p>
          </table:table-cell>
          <table:table-cell office:value-type="date" office:date-value="1974-01-30T00:00:00" table:style-name="ce2">
            <text:p>30-1-1974</text:p>
          </table:table-cell>
          <table:table-cell office:value-type="string" table:style-name="ce1">
            <text:p>Louis Malle</text:p>
          </table:table-cell>
          <table:table-cell table:number-columns-repeated="2" table:style-name="ce1"/>
          <table:table-cell office:value-type="string" table:style-name="ce1">
            <text:p>7.39</text:p>
          </table:table-cell>
          <table:table-cell table:number-columns-repeated="16366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tt0379725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Capote</text:p>
          </table:table-cell>
          <table:table-cell office:value-type="string" table:style-name="ce1">
            <text:p>https://www.imdb.com/title/tt037972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14" table:style-name="ce1">
            <text:p>114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Biography, Crime, Drama, History</text:p>
          </table:table-cell>
          <table:table-cell office:value-type="float" office:value="113403" table:style-name="ce1">
            <text:p>113403</text:p>
          </table:table-cell>
          <table:table-cell office:value-type="date" office:date-value="2005-09-02T00:00:00" table:style-name="ce2">
            <text:p>2-9-2005</text:p>
          </table:table-cell>
          <table:table-cell office:value-type="string" table:style-name="ce1">
            <text:p>Bennett Miller</text:p>
          </table:table-cell>
          <table:table-cell table:number-columns-repeated="2" table:style-name="ce1"/>
          <table:table-cell office:value-type="string" table:style-name="ce1">
            <text:p>7.39</text:p>
          </table:table-cell>
          <table:table-cell table:number-columns-repeated="16366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tt0490215</text:p>
          </table:table-cell>
          <table:table-cell office:value-type="date" office:date-value="2017-08-28T00:00:00" table:style-name="ce2">
            <text:p>28-8-2017</text:p>
          </table:table-cell>
          <table:table-cell office:value-type="date" office:date-value="2017-08-28T00:00:00" table:style-name="ce2">
            <text:p>28-8-2017</text:p>
          </table:table-cell>
          <table:table-cell table:style-name="ce1"/>
          <table:table-cell office:value-type="string" table:style-name="ce1">
            <text:p>Silence</text:p>
          </table:table-cell>
          <table:table-cell office:value-type="string" table:style-name="ce1">
            <text:p>https://www.imdb.com/title/tt049021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61" table:style-name="ce1">
            <text:p>161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Adventure, Drama, History</text:p>
          </table:table-cell>
          <table:table-cell office:value-type="float" office:value="78548" table:style-name="ce1">
            <text:p>78548</text:p>
          </table:table-cell>
          <table:table-cell office:value-type="date" office:date-value="2016-11-29T00:00:00" table:style-name="ce2">
            <text:p>29-11-2016</text:p>
          </table:table-cell>
          <table:table-cell office:value-type="string" table:style-name="ce1">
            <text:p>Martin Scorsese</text:p>
          </table:table-cell>
          <table:table-cell table:number-columns-repeated="2" table:style-name="ce1"/>
          <table:table-cell office:value-type="string" table:style-name="ce1">
            <text:p>7.39</text:p>
          </table:table-cell>
          <table:table-cell table:number-columns-repeated="1636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tt0440963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Bourne Ultimatum</text:p>
          </table:table-cell>
          <table:table-cell office:value-type="string" table:style-name="ce1">
            <text:p>https://www.imdb.com/title/tt044096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15" table:style-name="ce1">
            <text:p>115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ction, Mystery, Thriller</text:p>
          </table:table-cell>
          <table:table-cell office:value-type="float" office:value="566978" table:style-name="ce1">
            <text:p>566978</text:p>
          </table:table-cell>
          <table:table-cell office:value-type="date" office:date-value="2007-07-25T00:00:00" table:style-name="ce2">
            <text:p>25-7-2007</text:p>
          </table:table-cell>
          <table:table-cell office:value-type="string" table:style-name="ce1">
            <text:p>Paul Greengrass</text:p>
          </table:table-cell>
          <table:table-cell table:number-columns-repeated="2" table:style-name="ce1"/>
          <table:table-cell office:value-type="string" table:style-name="ce1">
            <text:p>7.40</text:p>
          </table:table-cell>
          <table:table-cell table:number-columns-repeated="1636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tt037696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Vozvrashchenie</text:p>
          </table:table-cell>
          <table:table-cell office:value-type="string" table:style-name="ce1">
            <text:p>https://www.imdb.com/title/tt037696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10" table:style-name="ce1">
            <text:p>11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Drama, Mystery, Thriller</text:p>
          </table:table-cell>
          <table:table-cell office:value-type="float" office:value="36757" table:style-name="ce1">
            <text:p>36757</text:p>
          </table:table-cell>
          <table:table-cell office:value-type="date" office:date-value="2003-06-25T00:00:00" table:style-name="ce2">
            <text:p>25-6-2003</text:p>
          </table:table-cell>
          <table:table-cell office:value-type="string" table:style-name="ce1">
            <text:p>Andrey Zvyagintsev</text:p>
          </table:table-cell>
          <table:table-cell table:number-columns-repeated="2" table:style-name="ce1"/>
          <table:table-cell office:value-type="string" table:style-name="ce1">
            <text:p>7.40</text:p>
          </table:table-cell>
          <table:table-cell table:number-columns-repeated="16366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tt0470752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Ex Machina</text:p>
          </table:table-cell>
          <table:table-cell office:value-type="string" table:style-name="ce1">
            <text:p>https://www.imdb.com/title/tt047075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08" table:style-name="ce1">
            <text:p>108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Drama, Mystery, Sci-Fi, Thriller</text:p>
          </table:table-cell>
          <table:table-cell office:value-type="float" office:value="396571" table:style-name="ce1">
            <text:p>396571</text:p>
          </table:table-cell>
          <table:table-cell office:value-type="date" office:date-value="2014-12-16T00:00:00" table:style-name="ce2">
            <text:p>16-12-2014</text:p>
          </table:table-cell>
          <table:table-cell office:value-type="string" table:style-name="ce1">
            <text:p>Alex Garland</text:p>
          </table:table-cell>
          <table:table-cell table:number-columns-repeated="2" table:style-name="ce1"/>
          <table:table-cell office:value-type="string" table:style-name="ce1">
            <text:p>7.40</text:p>
          </table:table-cell>
          <table:table-cell table:number-columns-repeated="16366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tt1532503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Beginners</text:p>
          </table:table-cell>
          <table:table-cell office:value-type="string" table:style-name="ce1">
            <text:p>https://www.imdb.com/title/tt153250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05" table:style-name="ce1">
            <text:p>105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Comedy, Drama, Romance</text:p>
          </table:table-cell>
          <table:table-cell office:value-type="float" office:value="81986" table:style-name="ce1">
            <text:p>81986</text:p>
          </table:table-cell>
          <table:table-cell office:value-type="date" office:date-value="2010-09-11T00:00:00" table:style-name="ce2">
            <text:p>11-9-2010</text:p>
          </table:table-cell>
          <table:table-cell office:value-type="string" table:style-name="ce1">
            <text:p>Mike Mills</text:p>
          </table:table-cell>
          <table:table-cell table:number-columns-repeated="2" table:style-name="ce1"/>
          <table:table-cell office:value-type="string" table:style-name="ce1">
            <text:p>7.40</text:p>
          </table:table-cell>
          <table:table-cell table:number-columns-repeated="1636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tt005503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Judgment at Nuremberg</text:p>
          </table:table-cell>
          <table:table-cell office:value-type="string" table:style-name="ce1">
            <text:p>https://www.imdb.com/title/tt005503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86" table:style-name="ce1">
            <text:p>186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Drama, War</text:p>
          </table:table-cell>
          <table:table-cell office:value-type="float" office:value="58168" table:style-name="ce1">
            <text:p>58168</text:p>
          </table:table-cell>
          <table:table-cell office:value-type="date" office:date-value="1961-12-14T00:00:00" table:style-name="ce2">
            <text:p>14-12-1961</text:p>
          </table:table-cell>
          <table:table-cell office:value-type="string" table:style-name="ce1">
            <text:p>Stanley Kramer</text:p>
          </table:table-cell>
          <table:table-cell table:number-columns-repeated="2" table:style-name="ce1"/>
          <table:table-cell office:value-type="string" table:style-name="ce1">
            <text:p>7.41</text:p>
          </table:table-cell>
          <table:table-cell table:number-columns-repeated="1636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tt0060665</text:p>
          </table:table-cell>
          <table:table-cell office:value-type="date" office:date-value="2015-02-26T00:00:00" table:style-name="ce2">
            <text:p>26-2-2015</text:p>
          </table:table-cell>
          <table:table-cell office:value-type="date" office:date-value="2015-02-26T00:00:00" table:style-name="ce2">
            <text:p>26-2-2015</text:p>
          </table:table-cell>
          <table:table-cell table:style-name="ce1"/>
          <table:table-cell office:value-type="string" table:style-name="ce1">
            <text:p>A Man for All Seasons</text:p>
          </table:table-cell>
          <table:table-cell office:value-type="string" table:style-name="ce1">
            <text:p>https://www.imdb.com/title/tt006066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20" table:style-name="ce1">
            <text:p>120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Biography, Drama, History</text:p>
          </table:table-cell>
          <table:table-cell office:value-type="float" office:value="26934" table:style-name="ce1">
            <text:p>26934</text:p>
          </table:table-cell>
          <table:table-cell office:value-type="date" office:date-value="1966-12-12T00:00:00" table:style-name="ce2">
            <text:p>12-12-1966</text:p>
          </table:table-cell>
          <table:table-cell office:value-type="string" table:style-name="ce1">
            <text:p>Fred Zinnemann</text:p>
          </table:table-cell>
          <table:table-cell table:number-columns-repeated="2" table:style-name="ce1"/>
          <table:table-cell office:value-type="string" table:style-name="ce1">
            <text:p>7.41</text:p>
          </table:table-cell>
          <table:table-cell table:number-columns-repeated="16366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tt0119643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Meet Joe Black</text:p>
          </table:table-cell>
          <table:table-cell office:value-type="string" table:style-name="ce1">
            <text:p>https://www.imdb.com/title/tt011964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78" table:style-name="ce1">
            <text:p>178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Drama, Fantasy, Romance</text:p>
          </table:table-cell>
          <table:table-cell office:value-type="float" office:value="188351" table:style-name="ce1">
            <text:p>188351</text:p>
          </table:table-cell>
          <table:table-cell office:value-type="date" office:date-value="1998-11-02T00:00:00" table:style-name="ce2">
            <text:p>2-11-1998</text:p>
          </table:table-cell>
          <table:table-cell office:value-type="string" table:style-name="ce1">
            <text:p>Martin Brest</text:p>
          </table:table-cell>
          <table:table-cell table:number-columns-repeated="2" table:style-name="ce1"/>
          <table:table-cell office:value-type="string" table:style-name="ce1">
            <text:p>7.41</text:p>
          </table:table-cell>
          <table:table-cell table:number-columns-repeated="1636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tt0044079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Strangers on a Train</text:p>
          </table:table-cell>
          <table:table-cell office:value-type="string" table:style-name="ce1">
            <text:p>https://www.imdb.com/title/tt004407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1" table:style-name="ce1">
            <text:p>101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Crime, Film-Noir, Thriller</text:p>
          </table:table-cell>
          <table:table-cell office:value-type="float" office:value="110439" table:style-name="ce1">
            <text:p>110439</text:p>
          </table:table-cell>
          <table:table-cell office:value-type="date" office:date-value="1951-06-30T00:00:00" table:style-name="ce2">
            <text:p>30-6-1951</text:p>
          </table:table-cell>
          <table:table-cell office:value-type="string" table:style-name="ce1">
            <text:p>Alfred Hitchcock</text:p>
          </table:table-cell>
          <table:table-cell table:number-columns-repeated="2" table:style-name="ce1"/>
          <table:table-cell office:value-type="string" table:style-name="ce1">
            <text:p>7.42</text:p>
          </table:table-cell>
          <table:table-cell table:number-columns-repeated="1636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tt0347304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Kal Ho Naa Ho</text:p>
          </table:table-cell>
          <table:table-cell office:value-type="string" table:style-name="ce1">
            <text:p>https://www.imdb.com/title/tt034730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86" table:style-name="ce1">
            <text:p>186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Comedy, Drama, Romance</text:p>
          </table:table-cell>
          <table:table-cell office:value-type="float" office:value="55067" table:style-name="ce1">
            <text:p>55067</text:p>
          </table:table-cell>
          <table:table-cell office:value-type="date" office:date-value="2003-11-27T00:00:00" table:style-name="ce2">
            <text:p>27-11-2003</text:p>
          </table:table-cell>
          <table:table-cell office:value-type="string" table:style-name="ce1">
            <text:p>Nikkhil Advani</text:p>
          </table:table-cell>
          <table:table-cell table:number-columns-repeated="2" table:style-name="ce1"/>
          <table:table-cell office:value-type="string" table:style-name="ce1">
            <text:p>7.42</text:p>
          </table:table-cell>
          <table:table-cell table:number-columns-repeated="16366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tt1996310</text:p>
          </table:table-cell>
          <table:table-cell office:value-type="date" office:date-value="2016-12-02T00:00:00" table:style-name="ce2">
            <text:p>2-12-2016</text:p>
          </table:table-cell>
          <table:table-cell office:value-type="date" office:date-value="2016-12-02T00:00:00" table:style-name="ce2">
            <text:p>2-12-2016</text:p>
          </table:table-cell>
          <table:table-cell table:style-name="ce1"/>
          <table:table-cell office:value-type="string" table:style-name="ce1">
            <text:p>Lore</text:p>
          </table:table-cell>
          <table:table-cell office:value-type="string" table:style-name="ce1">
            <text:p>https://www.imdb.com/title/tt199631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109" table:style-name="ce1">
            <text:p>109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Drama, History, Romance, Thriller, War</text:p>
          </table:table-cell>
          <table:table-cell office:value-type="float" office:value="13009" table:style-name="ce1">
            <text:p>13009</text:p>
          </table:table-cell>
          <table:table-cell office:value-type="date" office:date-value="2012-06-09T00:00:00" table:style-name="ce2">
            <text:p>9-6-2012</text:p>
          </table:table-cell>
          <table:table-cell office:value-type="string" table:style-name="ce1">
            <text:p>Cate Shortland</text:p>
          </table:table-cell>
          <table:table-cell table:number-columns-repeated="2" table:style-name="ce1"/>
          <table:table-cell office:value-type="string" table:style-name="ce1">
            <text:p>7.42</text:p>
          </table:table-cell>
          <table:table-cell table:number-columns-repeated="16366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tt3322420</text:p>
          </table:table-cell>
          <table:table-cell office:value-type="date" office:date-value="2016-12-10T00:00:00" table:style-name="ce2">
            <text:p>10-12-2016</text:p>
          </table:table-cell>
          <table:table-cell office:value-type="date" office:date-value="2016-12-10T00:00:00" table:style-name="ce2">
            <text:p>10-12-2016</text:p>
          </table:table-cell>
          <table:table-cell table:style-name="ce1"/>
          <table:table-cell office:value-type="string" table:style-name="ce1">
            <text:p>Queen</text:p>
          </table:table-cell>
          <table:table-cell office:value-type="string" table:style-name="ce1">
            <text:p>https://www.imdb.com/title/tt332242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146" table:style-name="ce1">
            <text:p>146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Comedy, Drama</text:p>
          </table:table-cell>
          <table:table-cell office:value-type="float" office:value="52258" table:style-name="ce1">
            <text:p>52258</text:p>
          </table:table-cell>
          <table:table-cell office:value-type="date" office:date-value="2013-09-30T00:00:00" table:style-name="ce2">
            <text:p>30-9-2013</text:p>
          </table:table-cell>
          <table:table-cell office:value-type="string" table:style-name="ce1">
            <text:p>Vikas Bahl</text:p>
          </table:table-cell>
          <table:table-cell table:number-columns-repeated="2" table:style-name="ce1"/>
          <table:table-cell office:value-type="string" table:style-name="ce1">
            <text:p>7.43</text:p>
          </table:table-cell>
          <table:table-cell table:number-columns-repeated="1636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tt009757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Indiana Jones and the Last Crusade</text:p>
          </table:table-cell>
          <table:table-cell office:value-type="string" table:style-name="ce1">
            <text:p>https://www.imdb.com/title/tt009757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127" table:style-name="ce1">
            <text:p>127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Action, Adventure, Fantasy</text:p>
          </table:table-cell>
          <table:table-cell office:value-type="float" office:value="605445" table:style-name="ce1">
            <text:p>605445</text:p>
          </table:table-cell>
          <table:table-cell office:value-type="date" office:date-value="1989-05-24T00:00:00" table:style-name="ce2">
            <text:p>24-5-1989</text:p>
          </table:table-cell>
          <table:table-cell office:value-type="string" table:style-name="ce1">
            <text:p>Steven Spielberg</text:p>
          </table:table-cell>
          <table:table-cell table:number-columns-repeated="2" table:style-name="ce1"/>
          <table:table-cell office:value-type="string" table:style-name="ce1">
            <text:p>7.43</text:p>
          </table:table-cell>
          <table:table-cell table:number-columns-repeated="1636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tt0292490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Dil Chahta Hai</text:p>
          </table:table-cell>
          <table:table-cell office:value-type="string" table:style-name="ce1">
            <text:p>https://www.imdb.com/title/tt029249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83" table:style-name="ce1">
            <text:p>183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Comedy, Drama, Romance</text:p>
          </table:table-cell>
          <table:table-cell office:value-type="float" office:value="58395" table:style-name="ce1">
            <text:p>58395</text:p>
          </table:table-cell>
          <table:table-cell office:value-type="date" office:date-value="2001-08-10T00:00:00" table:style-name="ce2">
            <text:p>10-8-2001</text:p>
          </table:table-cell>
          <table:table-cell office:value-type="string" table:style-name="ce1">
            <text:p>Farhan Akhtar</text:p>
          </table:table-cell>
          <table:table-cell table:number-columns-repeated="2" table:style-name="ce1"/>
          <table:table-cell office:value-type="string" table:style-name="ce1">
            <text:p>7.43</text:p>
          </table:table-cell>
          <table:table-cell table:number-columns-repeated="1636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tt1185616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Vals Im Bashir</text:p>
          </table:table-cell>
          <table:table-cell office:value-type="string" table:style-name="ce1">
            <text:p>https://www.imdb.com/title/tt118561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0" table:style-name="ce1">
            <text:p>90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Animation, Biography, Drama, History, War</text:p>
          </table:table-cell>
          <table:table-cell office:value-type="float" office:value="50986" table:style-name="ce1">
            <text:p>50986</text:p>
          </table:table-cell>
          <table:table-cell office:value-type="date" office:date-value="2008-05-15T00:00:00" table:style-name="ce2">
            <text:p>15-5-2008</text:p>
          </table:table-cell>
          <table:table-cell office:value-type="string" table:style-name="ce1">
            <text:p>Ari Folman</text:p>
          </table:table-cell>
          <table:table-cell table:number-columns-repeated="2" table:style-name="ce1"/>
          <table:table-cell office:value-type="string" table:style-name="ce1">
            <text:p>7.43</text:p>
          </table:table-cell>
          <table:table-cell table:number-columns-repeated="16366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tt0804497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It's Kind of a Funny Story</text:p>
          </table:table-cell>
          <table:table-cell office:value-type="string" table:style-name="ce1">
            <text:p>https://www.imdb.com/title/tt080449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101" table:style-name="ce1">
            <text:p>101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Comedy, Drama, Romance</text:p>
          </table:table-cell>
          <table:table-cell office:value-type="float" office:value="121900" table:style-name="ce1">
            <text:p>121900</text:p>
          </table:table-cell>
          <table:table-cell office:value-type="date" office:date-value="2010-09-26T00:00:00" table:style-name="ce2">
            <text:p>26-9-2010</text:p>
          </table:table-cell>
          <table:table-cell office:value-type="string" table:style-name="ce1">
            <text:p>Anna Boden, Ryan Fleck</text:p>
          </table:table-cell>
          <table:table-cell table:number-columns-repeated="2" table:style-name="ce1"/>
          <table:table-cell office:value-type="string" table:style-name="ce1">
            <text:p>7.43</text:p>
          </table:table-cell>
          <table:table-cell table:number-columns-repeated="1636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tt005894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La battaglia di Algeri</text:p>
          </table:table-cell>
          <table:table-cell office:value-type="string" table:style-name="ce1">
            <text:p>https://www.imdb.com/title/tt005894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21" table:style-name="ce1">
            <text:p>121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Drama, War</text:p>
          </table:table-cell>
          <table:table-cell office:value-type="float" office:value="45749" table:style-name="ce1">
            <text:p>45749</text:p>
          </table:table-cell>
          <table:table-cell office:value-type="date" office:date-value="1966-08-31T00:00:00" table:style-name="ce2">
            <text:p>31-8-1966</text:p>
          </table:table-cell>
          <table:table-cell office:value-type="string" table:style-name="ce1">
            <text:p>Gillo Pontecorvo</text:p>
          </table:table-cell>
          <table:table-cell table:number-columns-repeated="2" table:style-name="ce1"/>
          <table:table-cell office:value-type="string" table:style-name="ce1">
            <text:p>7.44</text:p>
          </table:table-cell>
          <table:table-cell table:number-columns-repeated="1636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tt0114787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Underground</text:p>
          </table:table-cell>
          <table:table-cell office:value-type="string" table:style-name="ce1">
            <text:p>https://www.imdb.com/title/tt011478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70" table:style-name="ce1">
            <text:p>170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omedy, Drama, War</text:p>
          </table:table-cell>
          <table:table-cell office:value-type="float" office:value="49486" table:style-name="ce1">
            <text:p>49486</text:p>
          </table:table-cell>
          <table:table-cell office:value-type="date" office:date-value="1995-04-01T00:00:00" table:style-name="ce2">
            <text:p>1-4-1995</text:p>
          </table:table-cell>
          <table:table-cell office:value-type="string" table:style-name="ce1">
            <text:p>Emir Kusturica</text:p>
          </table:table-cell>
          <table:table-cell table:number-columns-repeated="2" table:style-name="ce1"/>
          <table:table-cell office:value-type="string" table:style-name="ce1">
            <text:p>7.44</text:p>
          </table:table-cell>
          <table:table-cell table:number-columns-repeated="16366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tt0187393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The Patriot</text:p>
          </table:table-cell>
          <table:table-cell office:value-type="string" table:style-name="ce1">
            <text:p>https://www.imdb.com/title/tt018739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65" table:style-name="ce1">
            <text:p>165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Action, Drama, History, War</text:p>
          </table:table-cell>
          <table:table-cell office:value-type="float" office:value="230289" table:style-name="ce1">
            <text:p>230289</text:p>
          </table:table-cell>
          <table:table-cell office:value-type="date" office:date-value="2000-06-27T00:00:00" table:style-name="ce2">
            <text:p>27-6-2000</text:p>
          </table:table-cell>
          <table:table-cell office:value-type="string" table:style-name="ce1">
            <text:p>Roland Emmerich</text:p>
          </table:table-cell>
          <table:table-cell table:number-columns-repeated="2" table:style-name="ce1"/>
          <table:table-cell office:value-type="string" table:style-name="ce1">
            <text:p>7.44</text:p>
          </table:table-cell>
          <table:table-cell table:number-columns-repeated="1636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tt0092603</text:p>
          </table:table-cell>
          <table:table-cell office:value-type="date" office:date-value="2015-02-26T00:00:00" table:style-name="ce2">
            <text:p>26-2-2015</text:p>
          </table:table-cell>
          <table:table-cell office:value-type="date" office:date-value="2015-02-26T00:00:00" table:style-name="ce2">
            <text:p>26-2-2015</text:p>
          </table:table-cell>
          <table:table-cell table:style-name="ce1"/>
          <table:table-cell office:value-type="string" table:style-name="ce1">
            <text:p>Babettes gæstebud</text:p>
          </table:table-cell>
          <table:table-cell office:value-type="string" table:style-name="ce1">
            <text:p>https://www.imdb.com/title/tt009260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03" table:style-name="ce1">
            <text:p>103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Drama</text:p>
          </table:table-cell>
          <table:table-cell office:value-type="float" office:value="15746" table:style-name="ce1">
            <text:p>15746</text:p>
          </table:table-cell>
          <table:table-cell office:value-type="date" office:date-value="1987-05-31T00:00:00" table:style-name="ce2">
            <text:p>31-5-1987</text:p>
          </table:table-cell>
          <table:table-cell office:value-type="string" table:style-name="ce1">
            <text:p>Gabriel Axel</text:p>
          </table:table-cell>
          <table:table-cell table:number-columns-repeated="2" table:style-name="ce1"/>
          <table:table-cell office:value-type="string" table:style-name="ce1">
            <text:p>7.45</text:p>
          </table:table-cell>
          <table:table-cell table:number-columns-repeated="16366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tt0329575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Seabiscuit</text:p>
          </table:table-cell>
          <table:table-cell office:value-type="string" table:style-name="ce1">
            <text:p>https://www.imdb.com/title/tt032957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40" table:style-name="ce1">
            <text:p>14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Drama, History, Sport</text:p>
          </table:table-cell>
          <table:table-cell office:value-type="float" office:value="61862" table:style-name="ce1">
            <text:p>61862</text:p>
          </table:table-cell>
          <table:table-cell office:value-type="date" office:date-value="2003-07-22T00:00:00" table:style-name="ce2">
            <text:p>22-7-2003</text:p>
          </table:table-cell>
          <table:table-cell office:value-type="string" table:style-name="ce1">
            <text:p>Gary Ross</text:p>
          </table:table-cell>
          <table:table-cell table:number-columns-repeated="2" table:style-name="ce1"/>
          <table:table-cell office:value-type="string" table:style-name="ce1">
            <text:p>7.45</text:p>
          </table:table-cell>
          <table:table-cell table:number-columns-repeated="1636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tt011948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L.A. Confidential</text:p>
          </table:table-cell>
          <table:table-cell office:value-type="string" table:style-name="ce1">
            <text:p>https://www.imdb.com/title/tt011948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138" table:style-name="ce1">
            <text:p>138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Crime, Drama, Mystery, Thriller</text:p>
          </table:table-cell>
          <table:table-cell office:value-type="float" office:value="475894" table:style-name="ce1">
            <text:p>475894</text:p>
          </table:table-cell>
          <table:table-cell office:value-type="date" office:date-value="1997-05-14T00:00:00" table:style-name="ce2">
            <text:p>14-5-1997</text:p>
          </table:table-cell>
          <table:table-cell office:value-type="string" table:style-name="ce1">
            <text:p>Curtis Hanson</text:p>
          </table:table-cell>
          <table:table-cell table:number-columns-repeated="2" table:style-name="ce1"/>
          <table:table-cell office:value-type="string" table:style-name="ce1">
            <text:p>7.46</text:p>
          </table:table-cell>
          <table:table-cell table:number-columns-repeated="16366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tt0060107</text:p>
          </table:table-cell>
          <table:table-cell office:value-type="date" office:date-value="2017-04-13T00:00:00" table:style-name="ce2">
            <text:p>13-4-2017</text:p>
          </table:table-cell>
          <table:table-cell office:value-type="date" office:date-value="2017-04-13T00:00:00" table:style-name="ce2">
            <text:p>13-4-2017</text:p>
          </table:table-cell>
          <table:table-cell table:style-name="ce1"/>
          <table:table-cell office:value-type="string" table:style-name="ce1">
            <text:p>Andrey Rublev</text:p>
          </table:table-cell>
          <table:table-cell office:value-type="string" table:style-name="ce1">
            <text:p>https://www.imdb.com/title/tt006010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205" table:style-name="ce1">
            <text:p>205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Biography, Drama, History</text:p>
          </table:table-cell>
          <table:table-cell office:value-type="float" office:value="35876" table:style-name="ce1">
            <text:p>35876</text:p>
          </table:table-cell>
          <table:table-cell office:value-type="date" office:date-value="1966-12-31T00:00:00" table:style-name="ce2">
            <text:p>31-12-1966</text:p>
          </table:table-cell>
          <table:table-cell office:value-type="string" table:style-name="ce1">
            <text:p>Andrei Tarkovsky</text:p>
          </table:table-cell>
          <table:table-cell table:number-columns-repeated="2" table:style-name="ce1"/>
          <table:table-cell office:value-type="string" table:style-name="ce1">
            <text:p>7.46</text:p>
          </table:table-cell>
          <table:table-cell table:number-columns-repeated="1636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tt1663202</text:p>
          </table:table-cell>
          <table:table-cell office:value-type="date" office:date-value="2016-01-22T00:00:00" table:style-name="ce2">
            <text:p>22-1-2016</text:p>
          </table:table-cell>
          <table:table-cell office:value-type="date" office:date-value="2016-01-22T00:00:00" table:style-name="ce2">
            <text:p>22-1-2016</text:p>
          </table:table-cell>
          <table:table-cell table:style-name="ce1"/>
          <table:table-cell office:value-type="string" table:style-name="ce1">
            <text:p>The Revenant</text:p>
          </table:table-cell>
          <table:table-cell office:value-type="string" table:style-name="ce1">
            <text:p>https://www.imdb.com/title/tt166320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56" table:style-name="ce1">
            <text:p>156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Action, Adventure, Drama, Western</text:p>
          </table:table-cell>
          <table:table-cell office:value-type="float" office:value="575106" table:style-name="ce1">
            <text:p>575106</text:p>
          </table:table-cell>
          <table:table-cell office:value-type="date" office:date-value="2015-12-16T00:00:00" table:style-name="ce2">
            <text:p>16-12-2015</text:p>
          </table:table-cell>
          <table:table-cell office:value-type="string" table:style-name="ce1">
            <text:p>Alejandro G. Iñárritu</text:p>
          </table:table-cell>
          <table:table-cell table:number-columns-repeated="2" table:style-name="ce1"/>
          <table:table-cell office:value-type="string" table:style-name="ce1">
            <text:p>7.46</text:p>
          </table:table-cell>
          <table:table-cell table:number-columns-repeated="1636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tt0462504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Rescue Dawn</text:p>
          </table:table-cell>
          <table:table-cell office:value-type="string" table:style-name="ce1">
            <text:p>https://www.imdb.com/title/tt046250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20" table:style-name="ce1">
            <text:p>12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Adventure, Biography, Drama, War</text:p>
          </table:table-cell>
          <table:table-cell office:value-type="float" office:value="92718" table:style-name="ce1">
            <text:p>92718</text:p>
          </table:table-cell>
          <table:table-cell office:value-type="date" office:date-value="2006-09-09T00:00:00" table:style-name="ce2">
            <text:p>9-9-2006</text:p>
          </table:table-cell>
          <table:table-cell office:value-type="string" table:style-name="ce1">
            <text:p>Werner Herzog</text:p>
          </table:table-cell>
          <table:table-cell table:number-columns-repeated="2" table:style-name="ce1"/>
          <table:table-cell office:value-type="string" table:style-name="ce1">
            <text:p>7.46</text:p>
          </table:table-cell>
          <table:table-cell table:number-columns-repeated="16366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tt0817177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Flipped</text:p>
          </table:table-cell>
          <table:table-cell office:value-type="string" table:style-name="ce1">
            <text:p>https://www.imdb.com/title/tt081717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90" table:style-name="ce1">
            <text:p>90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Comedy, Drama, Romance</text:p>
          </table:table-cell>
          <table:table-cell office:value-type="float" office:value="72159" table:style-name="ce1">
            <text:p>72159</text:p>
          </table:table-cell>
          <table:table-cell office:value-type="date" office:date-value="2010-07-26T00:00:00" table:style-name="ce2">
            <text:p>26-7-2010</text:p>
          </table:table-cell>
          <table:table-cell office:value-type="string" table:style-name="ce1">
            <text:p>Rob Reiner</text:p>
          </table:table-cell>
          <table:table-cell table:number-columns-repeated="2" table:style-name="ce1"/>
          <table:table-cell office:value-type="string" table:style-name="ce1">
            <text:p>7.47</text:p>
          </table:table-cell>
          <table:table-cell table:number-columns-repeated="16366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tt0375063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Sideways</text:p>
          </table:table-cell>
          <table:table-cell office:value-type="string" table:style-name="ce1">
            <text:p>https://www.imdb.com/title/tt037506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27" table:style-name="ce1">
            <text:p>127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omedy, Drama, Romance</text:p>
          </table:table-cell>
          <table:table-cell office:value-type="float" office:value="165319" table:style-name="ce1">
            <text:p>165319</text:p>
          </table:table-cell>
          <table:table-cell office:value-type="date" office:date-value="2004-09-13T00:00:00" table:style-name="ce2">
            <text:p>13-9-2004</text:p>
          </table:table-cell>
          <table:table-cell office:value-type="string" table:style-name="ce1">
            <text:p>Alexander Payne</text:p>
          </table:table-cell>
          <table:table-cell table:number-columns-repeated="2" table:style-name="ce1"/>
          <table:table-cell office:value-type="string" table:style-name="ce1">
            <text:p>7.47</text:p>
          </table:table-cell>
          <table:table-cell table:number-columns-repeated="16366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tt5247022</text:p>
          </table:table-cell>
          <table:table-cell office:value-type="date" office:date-value="2017-02-09T00:00:00" table:style-name="ce2">
            <text:p>9-2-2017</text:p>
          </table:table-cell>
          <table:table-cell office:value-type="date" office:date-value="2017-02-09T00:00:00" table:style-name="ce2">
            <text:p>9-2-2017</text:p>
          </table:table-cell>
          <table:table-cell table:style-name="ce1"/>
          <table:table-cell office:value-type="string" table:style-name="ce1">
            <text:p>Paterson</text:p>
          </table:table-cell>
          <table:table-cell office:value-type="string" table:style-name="ce1">
            <text:p>https://www.imdb.com/title/tt524702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18" table:style-name="ce1">
            <text:p>118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Comedy, Drama, Romance</text:p>
          </table:table-cell>
          <table:table-cell office:value-type="float" office:value="49032" table:style-name="ce1">
            <text:p>49032</text:p>
          </table:table-cell>
          <table:table-cell office:value-type="date" office:date-value="2016-05-16T00:00:00" table:style-name="ce2">
            <text:p>16-5-2016</text:p>
          </table:table-cell>
          <table:table-cell office:value-type="string" table:style-name="ce1">
            <text:p>Jim Jarmusch</text:p>
          </table:table-cell>
          <table:table-cell table:number-columns-repeated="2" table:style-name="ce1"/>
          <table:table-cell office:value-type="string" table:style-name="ce1">
            <text:p>7.47</text:p>
          </table:table-cell>
          <table:table-cell table:number-columns-repeated="16366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tt1714206</text:p>
          </table:table-cell>
          <table:table-cell office:value-type="date" office:date-value="2018-05-09T00:00:00" table:style-name="ce2">
            <text:p>9-5-2018</text:p>
          </table:table-cell>
          <table:table-cell office:value-type="date" office:date-value="2018-05-09T00:00:00" table:style-name="ce2">
            <text:p>9-5-2018</text:p>
          </table:table-cell>
          <table:table-cell table:style-name="ce1"/>
          <table:table-cell office:value-type="string" table:style-name="ce1">
            <text:p>The Spectacular Now</text:p>
          </table:table-cell>
          <table:table-cell office:value-type="string" table:style-name="ce1">
            <text:p>https://www.imdb.com/title/tt171420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95" table:style-name="ce1">
            <text:p>95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Comedy, Drama, Romance</text:p>
          </table:table-cell>
          <table:table-cell office:value-type="float" office:value="128072" table:style-name="ce1">
            <text:p>128072</text:p>
          </table:table-cell>
          <table:table-cell office:value-type="date" office:date-value="2013-01-18T00:00:00" table:style-name="ce2">
            <text:p>18-1-2013</text:p>
          </table:table-cell>
          <table:table-cell office:value-type="string" table:style-name="ce1">
            <text:p>James Ponsoldt</text:p>
          </table:table-cell>
          <table:table-cell table:number-columns-repeated="2" table:style-name="ce1"/>
          <table:table-cell office:value-type="string" table:style-name="ce1">
            <text:p>7.47</text:p>
          </table:table-cell>
          <table:table-cell table:number-columns-repeated="1636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tt0393162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Coach Carter</text:p>
          </table:table-cell>
          <table:table-cell office:value-type="string" table:style-name="ce1">
            <text:p>https://www.imdb.com/title/tt039316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36" table:style-name="ce1">
            <text:p>136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Biography, Drama, Sport</text:p>
          </table:table-cell>
          <table:table-cell office:value-type="float" office:value="106354" table:style-name="ce1">
            <text:p>106354</text:p>
          </table:table-cell>
          <table:table-cell office:value-type="date" office:date-value="2005-01-13T00:00:00" table:style-name="ce2">
            <text:p>13-1-2005</text:p>
          </table:table-cell>
          <table:table-cell office:value-type="string" table:style-name="ce1">
            <text:p>Thomas Carter</text:p>
          </table:table-cell>
          <table:table-cell table:number-columns-repeated="2" table:style-name="ce1"/>
          <table:table-cell office:value-type="string" table:style-name="ce1">
            <text:p>7.48</text:p>
          </table:table-cell>
          <table:table-cell table:number-columns-repeated="16366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tt0387131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The Constant Gardener</text:p>
          </table:table-cell>
          <table:table-cell office:value-type="string" table:style-name="ce1">
            <text:p>https://www.imdb.com/title/tt038713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29" table:style-name="ce1">
            <text:p>129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Drama, Mystery, Romance, Thriller</text:p>
          </table:table-cell>
          <table:table-cell office:value-type="float" office:value="122073" table:style-name="ce1">
            <text:p>122073</text:p>
          </table:table-cell>
          <table:table-cell office:value-type="date" office:date-value="2005-07-31T00:00:00" table:style-name="ce2">
            <text:p>31-7-2005</text:p>
          </table:table-cell>
          <table:table-cell office:value-type="string" table:style-name="ce1">
            <text:p>Fernando Meirelles</text:p>
          </table:table-cell>
          <table:table-cell table:number-columns-repeated="2" table:style-name="ce1"/>
          <table:table-cell office:value-type="string" table:style-name="ce1">
            <text:p>7.49</text:p>
          </table:table-cell>
          <table:table-cell table:number-columns-repeated="16366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tt1186830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Agora</text:p>
          </table:table-cell>
          <table:table-cell office:value-type="string" table:style-name="ce1">
            <text:p>https://www.imdb.com/title/tt118683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27" table:style-name="ce1">
            <text:p>127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Adventure, Biography, Drama, History, Romance</text:p>
          </table:table-cell>
          <table:table-cell office:value-type="float" office:value="59558" table:style-name="ce1">
            <text:p>59558</text:p>
          </table:table-cell>
          <table:table-cell office:value-type="date" office:date-value="2009-05-17T00:00:00" table:style-name="ce2">
            <text:p>17-5-2009</text:p>
          </table:table-cell>
          <table:table-cell office:value-type="string" table:style-name="ce1">
            <text:p>Alejandro Amenábar</text:p>
          </table:table-cell>
          <table:table-cell table:number-columns-repeated="2" table:style-name="ce1"/>
          <table:table-cell office:value-type="string" table:style-name="ce1">
            <text:p>7.49</text:p>
          </table:table-cell>
          <table:table-cell table:number-columns-repeated="1636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tt233815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https://www.imdb.com/title/tt233815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53" table:style-name="ce1">
            <text:p>153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Comedy, Drama</text:p>
          </table:table-cell>
          <table:table-cell office:value-type="float" office:value="126853" table:style-name="ce1">
            <text:p>126853</text:p>
          </table:table-cell>
          <table:table-cell office:value-type="date" office:date-value="2014-12-18T00:00:00" table:style-name="ce2">
            <text:p>18-12-2014</text:p>
          </table:table-cell>
          <table:table-cell office:value-type="string" table:style-name="ce1">
            <text:p>Rajkumar Hirani</text:p>
          </table:table-cell>
          <table:table-cell table:number-columns-repeated="2" table:style-name="ce1"/>
          <table:table-cell office:value-type="string" table:style-name="ce1">
            <text:p>7.50</text:p>
          </table:table-cell>
          <table:table-cell table:number-columns-repeated="16366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tt3553976</text:p>
          </table:table-cell>
          <table:table-cell office:value-type="date" office:date-value="2016-09-01T00:00:00" table:style-name="ce2">
            <text:p>1-9-2016</text:p>
          </table:table-cell>
          <table:table-cell office:value-type="date" office:date-value="2016-09-01T00:00:00" table:style-name="ce2">
            <text:p>1-9-2016</text:p>
          </table:table-cell>
          <table:table-cell table:style-name="ce1"/>
          <table:table-cell office:value-type="string" table:style-name="ce1">
            <text:p>Captain Fantastic</text:p>
          </table:table-cell>
          <table:table-cell office:value-type="string" table:style-name="ce1">
            <text:p>https://www.imdb.com/title/tt355397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18" table:style-name="ce1">
            <text:p>118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Comedy, Drama</text:p>
          </table:table-cell>
          <table:table-cell office:value-type="float" office:value="145533" table:style-name="ce1">
            <text:p>145533</text:p>
          </table:table-cell>
          <table:table-cell office:value-type="date" office:date-value="2016-01-23T00:00:00" table:style-name="ce2">
            <text:p>23-1-2016</text:p>
          </table:table-cell>
          <table:table-cell office:value-type="string" table:style-name="ce1">
            <text:p>Matt Ross</text:p>
          </table:table-cell>
          <table:table-cell table:number-columns-repeated="2" table:style-name="ce1"/>
          <table:table-cell office:value-type="string" table:style-name="ce1">
            <text:p>7.50</text:p>
          </table:table-cell>
          <table:table-cell table:number-columns-repeated="16366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tt0119822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As Good as It Gets</text:p>
          </table:table-cell>
          <table:table-cell office:value-type="string" table:style-name="ce1">
            <text:p>https://www.imdb.com/title/tt011982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39" table:style-name="ce1">
            <text:p>139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Comedy, Drama, Romance</text:p>
          </table:table-cell>
          <table:table-cell office:value-type="float" office:value="246686" table:style-name="ce1">
            <text:p>246686</text:p>
          </table:table-cell>
          <table:table-cell office:value-type="date" office:date-value="1997-12-06T00:00:00" table:style-name="ce2">
            <text:p>6-12-1997</text:p>
          </table:table-cell>
          <table:table-cell office:value-type="string" table:style-name="ce1">
            <text:p>James L. Brooks</text:p>
          </table:table-cell>
          <table:table-cell table:number-columns-repeated="2" table:style-name="ce1"/>
          <table:table-cell office:value-type="string" table:style-name="ce1">
            <text:p>7.50</text:p>
          </table:table-cell>
          <table:table-cell table:number-columns-repeated="16366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tt4387040</text:p>
          </table:table-cell>
          <table:table-cell office:value-type="date" office:date-value="2017-01-05T00:00:00" table:style-name="ce2">
            <text:p>5-1-2017</text:p>
          </table:table-cell>
          <table:table-cell office:value-type="date" office:date-value="2017-01-05T00:00:00" table:style-name="ce2">
            <text:p>5-1-2017</text:p>
          </table:table-cell>
          <table:table-cell table:style-name="ce1"/>
          <table:table-cell office:value-type="string" table:style-name="ce1">
            <text:p>Airlift</text:p>
          </table:table-cell>
          <table:table-cell office:value-type="string" table:style-name="ce1">
            <text:p>https://www.imdb.com/title/tt438704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30" table:style-name="ce1">
            <text:p>130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Adventure, Drama, History</text:p>
          </table:table-cell>
          <table:table-cell office:value-type="float" office:value="45510" table:style-name="ce1">
            <text:p>45510</text:p>
          </table:table-cell>
          <table:table-cell office:value-type="date" office:date-value="2016-01-22T00:00:00" table:style-name="ce2">
            <text:p>22-1-2016</text:p>
          </table:table-cell>
          <table:table-cell office:value-type="string" table:style-name="ce1">
            <text:p>Raja Menon</text:p>
          </table:table-cell>
          <table:table-cell table:number-columns-repeated="2" table:style-name="ce1"/>
          <table:table-cell office:value-type="string" table:style-name="ce1">
            <text:p>7.51</text:p>
          </table:table-cell>
          <table:table-cell table:number-columns-repeated="1636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tt0087884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Paris, Texas</text:p>
          </table:table-cell>
          <table:table-cell office:value-type="string" table:style-name="ce1">
            <text:p>https://www.imdb.com/title/tt008788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45" table:style-name="ce1">
            <text:p>145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Drama</text:p>
          </table:table-cell>
          <table:table-cell office:value-type="float" office:value="69094" table:style-name="ce1">
            <text:p>69094</text:p>
          </table:table-cell>
          <table:table-cell office:value-type="date" office:date-value="1984-05-19T00:00:00" table:style-name="ce2">
            <text:p>19-5-1984</text:p>
          </table:table-cell>
          <table:table-cell office:value-type="string" table:style-name="ce1">
            <text:p>Wim Wenders</text:p>
          </table:table-cell>
          <table:table-cell table:number-columns-repeated="2" table:style-name="ce1"/>
          <table:table-cell office:value-type="string" table:style-name="ce1">
            <text:p>7.51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t031906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Big Fish</text:p>
          </table:table-cell>
          <table:table-cell office:value-type="string" table:style-name="ce1">
            <text:p>https://www.imdb.com/title/tt031906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25" table:style-name="ce1">
            <text:p>125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Adventure, Drama, Fantasy, Romance</text:p>
          </table:table-cell>
          <table:table-cell office:value-type="float" office:value="380970" table:style-name="ce1">
            <text:p>380970</text:p>
          </table:table-cell>
          <table:table-cell office:value-type="date" office:date-value="2003-12-04T00:00:00" table:style-name="ce2">
            <text:p>4-12-2003</text:p>
          </table:table-cell>
          <table:table-cell office:value-type="string" table:style-name="ce1">
            <text:p>Tim Burton</text:p>
          </table:table-cell>
          <table:table-cell table:number-columns-repeated="2" table:style-name="ce1"/>
          <table:table-cell office:value-type="string" table:style-name="ce1">
            <text:p>7.51</text:p>
          </table:table-cell>
          <table:table-cell table:number-columns-repeated="16366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tt0455590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The Last King of Scotland</text:p>
          </table:table-cell>
          <table:table-cell office:value-type="string" table:style-name="ce1">
            <text:p>https://www.imdb.com/title/tt045559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23" table:style-name="ce1">
            <text:p>123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Biography, Drama, History, Thriller</text:p>
          </table:table-cell>
          <table:table-cell office:value-type="float" office:value="161121" table:style-name="ce1">
            <text:p>161121</text:p>
          </table:table-cell>
          <table:table-cell office:value-type="date" office:date-value="2006-09-01T00:00:00" table:style-name="ce2">
            <text:p>1-9-2006</text:p>
          </table:table-cell>
          <table:table-cell office:value-type="string" table:style-name="ce1">
            <text:p>Kevin Macdonald</text:p>
          </table:table-cell>
          <table:table-cell table:number-columns-repeated="2" table:style-name="ce1"/>
          <table:table-cell office:value-type="string" table:style-name="ce1">
            <text:p>7.51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t006620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Patton</text:p>
          </table:table-cell>
          <table:table-cell office:value-type="string" table:style-name="ce1">
            <text:p>https://www.imdb.com/title/tt006620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72" table:style-name="ce1">
            <text:p>172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Biography, Drama, War</text:p>
          </table:table-cell>
          <table:table-cell office:value-type="float" office:value="85414" table:style-name="ce1">
            <text:p>85414</text:p>
          </table:table-cell>
          <table:table-cell office:value-type="date" office:date-value="1970-02-04T00:00:00" table:style-name="ce2">
            <text:p>4-2-1970</text:p>
          </table:table-cell>
          <table:table-cell office:value-type="string" table:style-name="ce1">
            <text:p>Franklin J. Schaffner</text:p>
          </table:table-cell>
          <table:table-cell table:number-columns-repeated="2" table:style-name="ce1"/>
          <table:table-cell office:value-type="string" table:style-name="ce1">
            <text:p>7.52</text:p>
          </table:table-cell>
          <table:table-cell table:number-columns-repeated="16366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tt0181689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Minority Report</text:p>
          </table:table-cell>
          <table:table-cell office:value-type="string" table:style-name="ce1">
            <text:p>https://www.imdb.com/title/tt018168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45" table:style-name="ce1">
            <text:p>145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Action, Adventure, Crime, Drama, Mystery, Sci-Fi, Thriller</text:p>
          </table:table-cell>
          <table:table-cell office:value-type="float" office:value="453008" table:style-name="ce1">
            <text:p>453008</text:p>
          </table:table-cell>
          <table:table-cell office:value-type="date" office:date-value="2002-06-17T00:00:00" table:style-name="ce2">
            <text:p>17-6-2002</text:p>
          </table:table-cell>
          <table:table-cell office:value-type="string" table:style-name="ce1">
            <text:p>Steven Spielberg</text:p>
          </table:table-cell>
          <table:table-cell table:number-columns-repeated="2" table:style-name="ce1"/>
          <table:table-cell office:value-type="string" table:style-name="ce1">
            <text:p>7.52</text:p>
          </table:table-cell>
          <table:table-cell table:number-columns-repeated="1636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t1596346</text:p>
          </table:table-cell>
          <table:table-cell office:value-type="date" office:date-value="2015-02-26T00:00:00" table:style-name="ce2">
            <text:p>26-2-2015</text:p>
          </table:table-cell>
          <table:table-cell office:value-type="date" office:date-value="2015-02-26T00:00:00" table:style-name="ce2">
            <text:p>26-2-2015</text:p>
          </table:table-cell>
          <table:table-cell table:style-name="ce1"/>
          <table:table-cell office:value-type="string" table:style-name="ce1">
            <text:p>Soul Surfer</text:p>
          </table:table-cell>
          <table:table-cell office:value-type="string" table:style-name="ce1">
            <text:p>https://www.imdb.com/title/tt159634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112" table:style-name="ce1">
            <text:p>112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Biography, Drama, Family, Sport</text:p>
          </table:table-cell>
          <table:table-cell office:value-type="float" office:value="40281" table:style-name="ce1">
            <text:p>40281</text:p>
          </table:table-cell>
          <table:table-cell office:value-type="date" office:date-value="2011-04-08T00:00:00" table:style-name="ce2">
            <text:p>8-4-2011</text:p>
          </table:table-cell>
          <table:table-cell office:value-type="string" table:style-name="ce1">
            <text:p>Sean McNamara</text:p>
          </table:table-cell>
          <table:table-cell table:number-columns-repeated="2" table:style-name="ce1"/>
          <table:table-cell office:value-type="string" table:style-name="ce1">
            <text:p>7.52</text:p>
          </table:table-cell>
          <table:table-cell table:number-columns-repeated="1636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tt010704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Groundhog Day</text:p>
          </table:table-cell>
          <table:table-cell office:value-type="string" table:style-name="ce1">
            <text:p>https://www.imdb.com/title/tt010704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1" table:style-name="ce1">
            <text:p>101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Comedy, Fantasy, Romance</text:p>
          </table:table-cell>
          <table:table-cell office:value-type="float" office:value="519269" table:style-name="ce1">
            <text:p>519269</text:p>
          </table:table-cell>
          <table:table-cell office:value-type="date" office:date-value="1993-02-04T00:00:00" table:style-name="ce2">
            <text:p>4-2-1993</text:p>
          </table:table-cell>
          <table:table-cell office:value-type="string" table:style-name="ce1">
            <text:p>Harold Ramis</text:p>
          </table:table-cell>
          <table:table-cell table:number-columns-repeated="2" table:style-name="ce1"/>
          <table:table-cell office:value-type="string" table:style-name="ce1">
            <text:p>7.53</text:p>
          </table:table-cell>
          <table:table-cell table:number-columns-repeated="16366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tt3076658</text:p>
          </table:table-cell>
          <table:table-cell office:value-type="date" office:date-value="2016-03-16T00:00:00" table:style-name="ce2">
            <text:p>16-3-2016</text:p>
          </table:table-cell>
          <table:table-cell office:value-type="date" office:date-value="2016-03-16T00:00:00" table:style-name="ce2">
            <text:p>16-3-2016</text:p>
          </table:table-cell>
          <table:table-cell table:style-name="ce1"/>
          <table:table-cell office:value-type="string" table:style-name="ce1">
            <text:p>Creed</text:p>
          </table:table-cell>
          <table:table-cell office:value-type="string" table:style-name="ce1">
            <text:p>https://www.imdb.com/title/tt307665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33" table:style-name="ce1">
            <text:p>133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Drama, Sport</text:p>
          </table:table-cell>
          <table:table-cell office:value-type="float" office:value="201064" table:style-name="ce1">
            <text:p>201064</text:p>
          </table:table-cell>
          <table:table-cell office:value-type="date" office:date-value="2015-11-19T00:00:00" table:style-name="ce2">
            <text:p>19-11-2015</text:p>
          </table:table-cell>
          <table:table-cell office:value-type="string" table:style-name="ce1">
            <text:p>Ryan Coogler</text:p>
          </table:table-cell>
          <table:table-cell table:number-columns-repeated="2" table:style-name="ce1"/>
          <table:table-cell office:value-type="string" table:style-name="ce1">
            <text:p>7.54</text:p>
          </table:table-cell>
          <table:table-cell table:number-columns-repeated="16366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tt0871510</text:p>
          </table:table-cell>
          <table:table-cell office:value-type="date" office:date-value="2016-12-10T00:00:00" table:style-name="ce2">
            <text:p>10-12-2016</text:p>
          </table:table-cell>
          <table:table-cell office:value-type="date" office:date-value="2016-12-10T00:00:00" table:style-name="ce2">
            <text:p>10-12-2016</text:p>
          </table:table-cell>
          <table:table-cell table:style-name="ce1"/>
          <table:table-cell office:value-type="string" table:style-name="ce1">
            <text:p>Chak De! India</text:p>
          </table:table-cell>
          <table:table-cell office:value-type="string" table:style-name="ce1">
            <text:p>https://www.imdb.com/title/tt087151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53" table:style-name="ce1">
            <text:p>153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Drama, Family, Sport</text:p>
          </table:table-cell>
          <table:table-cell office:value-type="float" office:value="63084" table:style-name="ce1">
            <text:p>63084</text:p>
          </table:table-cell>
          <table:table-cell office:value-type="date" office:date-value="2007-08-10T00:00:00" table:style-name="ce2">
            <text:p>10-8-2007</text:p>
          </table:table-cell>
          <table:table-cell office:value-type="string" table:style-name="ce1">
            <text:p>Shimit Amin</text:p>
          </table:table-cell>
          <table:table-cell table:number-columns-repeated="2" table:style-name="ce1"/>
          <table:table-cell office:value-type="string" table:style-name="ce1">
            <text:p>7.55</text:p>
          </table:table-cell>
          <table:table-cell table:number-columns-repeated="16366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tt3716530</text:p>
          </table:table-cell>
          <table:table-cell office:value-type="date" office:date-value="2016-10-24T00:00:00" table:style-name="ce2">
            <text:p>24-10-2016</text:p>
          </table:table-cell>
          <table:table-cell office:value-type="date" office:date-value="2016-10-24T00:00:00" table:style-name="ce2">
            <text:p>24-10-2016</text:p>
          </table:table-cell>
          <table:table-cell table:style-name="ce1"/>
          <table:table-cell office:value-type="string" table:style-name="ce1">
            <text:p>Elle</text:p>
          </table:table-cell>
          <table:table-cell office:value-type="string" table:style-name="ce1">
            <text:p>https://www.imdb.com/title/tt371653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30" table:style-name="ce1">
            <text:p>130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Crime, Drama, Thriller</text:p>
          </table:table-cell>
          <table:table-cell office:value-type="float" office:value="50603" table:style-name="ce1">
            <text:p>50603</text:p>
          </table:table-cell>
          <table:table-cell office:value-type="date" office:date-value="2016-05-21T00:00:00" table:style-name="ce2">
            <text:p>21-5-2016</text:p>
          </table:table-cell>
          <table:table-cell office:value-type="string" table:style-name="ce1">
            <text:p>Paul Verhoeven</text:p>
          </table:table-cell>
          <table:table-cell table:number-columns-repeated="2" table:style-name="ce1"/>
          <table:table-cell office:value-type="string" table:style-name="ce1">
            <text:p>7.55</text:p>
          </table:table-cell>
          <table:table-cell table:number-columns-repeated="1636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t0053619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L'avventura</text:p>
          </table:table-cell>
          <table:table-cell office:value-type="string" table:style-name="ce1">
            <text:p>https://www.imdb.com/title/tt005361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43" table:style-name="ce1">
            <text:p>143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Drama, Mystery</text:p>
          </table:table-cell>
          <table:table-cell office:value-type="float" office:value="21745" table:style-name="ce1">
            <text:p>21745</text:p>
          </table:table-cell>
          <table:table-cell office:value-type="date" office:date-value="1960-05-15T00:00:00" table:style-name="ce2">
            <text:p>15-5-1960</text:p>
          </table:table-cell>
          <table:table-cell office:value-type="string" table:style-name="ce1">
            <text:p>Michelangelo Antonioni</text:p>
          </table:table-cell>
          <table:table-cell table:number-columns-repeated="2" table:style-name="ce1"/>
          <table:table-cell office:value-type="string" table:style-name="ce1">
            <text:p>7.57</text:p>
          </table:table-cell>
          <table:table-cell table:number-columns-repeated="16366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tt0210945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Remember the Titans</text:p>
          </table:table-cell>
          <table:table-cell office:value-type="string" table:style-name="ce1">
            <text:p>https://www.imdb.com/title/tt021094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13" table:style-name="ce1">
            <text:p>113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Biography, Drama, Sport</text:p>
          </table:table-cell>
          <table:table-cell office:value-type="float" office:value="179075" table:style-name="ce1">
            <text:p>179075</text:p>
          </table:table-cell>
          <table:table-cell office:value-type="date" office:date-value="2000-09-23T00:00:00" table:style-name="ce2">
            <text:p>23-9-2000</text:p>
          </table:table-cell>
          <table:table-cell office:value-type="string" table:style-name="ce1">
            <text:p>Boaz Yakin</text:p>
          </table:table-cell>
          <table:table-cell table:number-columns-repeated="2" table:style-name="ce1"/>
          <table:table-cell office:value-type="string" table:style-name="ce1">
            <text:p>7.57</text:p>
          </table:table-cell>
          <table:table-cell table:number-columns-repeated="1636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tt0075029</text:p>
          </table:table-cell>
          <table:table-cell office:value-type="date" office:date-value="2015-09-03T00:00:00" table:style-name="ce2">
            <text:p>3-9-2015</text:p>
          </table:table-cell>
          <table:table-cell office:value-type="date" office:date-value="2015-09-03T00:00:00" table:style-name="ce2">
            <text:p>3-9-2015</text:p>
          </table:table-cell>
          <table:table-cell table:style-name="ce1"/>
          <table:table-cell office:value-type="string" table:style-name="ce1">
            <text:p>The Outlaw Josey Wales</text:p>
          </table:table-cell>
          <table:table-cell office:value-type="string" table:style-name="ce1">
            <text:p>https://www.imdb.com/title/tt007502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35" table:style-name="ce1">
            <text:p>135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Western</text:p>
          </table:table-cell>
          <table:table-cell office:value-type="float" office:value="57633" table:style-name="ce1">
            <text:p>57633</text:p>
          </table:table-cell>
          <table:table-cell office:value-type="date" office:date-value="1976-06-26T00:00:00" table:style-name="ce2">
            <text:p>26-6-1976</text:p>
          </table:table-cell>
          <table:table-cell office:value-type="string" table:style-name="ce1">
            <text:p>Clint Eastwood</text:p>
          </table:table-cell>
          <table:table-cell table:number-columns-repeated="2" table:style-name="ce1"/>
          <table:table-cell office:value-type="string" table:style-name="ce1">
            <text:p>7.58</text:p>
          </table:table-cell>
          <table:table-cell table:number-columns-repeated="1636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tt0057427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Le procès</text:p>
          </table:table-cell>
          <table:table-cell office:value-type="string" table:style-name="ce1">
            <text:p>https://www.imdb.com/title/tt005742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19" table:style-name="ce1">
            <text:p>119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Drama, Mystery, Thriller</text:p>
          </table:table-cell>
          <table:table-cell office:value-type="float" office:value="16226" table:style-name="ce1">
            <text:p>16226</text:p>
          </table:table-cell>
          <table:table-cell office:value-type="date" office:date-value="1962-12-22T00:00:00" table:style-name="ce2">
            <text:p>22-12-1962</text:p>
          </table:table-cell>
          <table:table-cell office:value-type="string" table:style-name="ce1">
            <text:p>Orson Welles</text:p>
          </table:table-cell>
          <table:table-cell table:number-columns-repeated="2" table:style-name="ce1"/>
          <table:table-cell office:value-type="string" table:style-name="ce1">
            <text:p>7.58</text:p>
          </table:table-cell>
          <table:table-cell table:number-columns-repeated="16366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tt3606888</text:p>
          </table:table-cell>
          <table:table-cell office:value-type="date" office:date-value="2017-06-29T00:00:00" table:style-name="ce2">
            <text:p>29-6-2017</text:p>
          </table:table-cell>
          <table:table-cell office:value-type="date" office:date-value="2017-06-29T00:00:00" table:style-name="ce2">
            <text:p>29-6-2017</text:p>
          </table:table-cell>
          <table:table-cell table:style-name="ce1"/>
          <table:table-cell office:value-type="string" table:style-name="ce1">
            <text:p>A Street Cat Named Bob</text:p>
          </table:table-cell>
          <table:table-cell office:value-type="string" table:style-name="ce1">
            <text:p>https://www.imdb.com/title/tt360688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03" table:style-name="ce1">
            <text:p>103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Biography, Comedy, Drama, Family</text:p>
          </table:table-cell>
          <table:table-cell office:value-type="float" office:value="20892" table:style-name="ce1">
            <text:p>20892</text:p>
          </table:table-cell>
          <table:table-cell office:value-type="date" office:date-value="2016-11-03T00:00:00" table:style-name="ce2">
            <text:p>3-11-2016</text:p>
          </table:table-cell>
          <table:table-cell office:value-type="string" table:style-name="ce1">
            <text:p>Roger Spottiswoode</text:p>
          </table:table-cell>
          <table:table-cell table:number-columns-repeated="2" table:style-name="ce1"/>
          <table:table-cell office:value-type="string" table:style-name="ce1">
            <text:p>7.58</text:p>
          </table:table-cell>
          <table:table-cell table:number-columns-repeated="1636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tt1270286</text:p>
          </table:table-cell>
          <table:table-cell office:value-type="date" office:date-value="2015-02-26T00:00:00" table:style-name="ce2">
            <text:p>26-2-2015</text:p>
          </table:table-cell>
          <table:table-cell office:value-type="date" office:date-value="2015-02-26T00:00:00" table:style-name="ce2">
            <text:p>26-2-2015</text:p>
          </table:table-cell>
          <table:table-cell table:style-name="ce1"/>
          <table:table-cell office:value-type="string" table:style-name="ce1">
            <text:p>To Save a Life</text:p>
          </table:table-cell>
          <table:table-cell office:value-type="string" table:style-name="ce1">
            <text:p>https://www.imdb.com/title/tt127028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120" table:style-name="ce1">
            <text:p>120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Drama</text:p>
          </table:table-cell>
          <table:table-cell office:value-type="float" office:value="5093" table:style-name="ce1">
            <text:p>5093</text:p>
          </table:table-cell>
          <table:table-cell office:value-type="date" office:date-value="2009-11-05T00:00:00" table:style-name="ce2">
            <text:p>5-11-2009</text:p>
          </table:table-cell>
          <table:table-cell office:value-type="string" table:style-name="ce1">
            <text:p>Brian Baugh</text:p>
          </table:table-cell>
          <table:table-cell table:number-columns-repeated="2" table:style-name="ce1"/>
          <table:table-cell office:value-type="string" table:style-name="ce1">
            <text:p>7.58</text:p>
          </table:table-cell>
          <table:table-cell table:number-columns-repeated="1636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tt1182345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Moon</text:p>
          </table:table-cell>
          <table:table-cell office:value-type="string" table:style-name="ce1">
            <text:p>https://www.imdb.com/title/tt118234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97" table:style-name="ce1">
            <text:p>97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Drama, Mystery, Sci-Fi</text:p>
          </table:table-cell>
          <table:table-cell office:value-type="float" office:value="300747" table:style-name="ce1">
            <text:p>300747</text:p>
          </table:table-cell>
          <table:table-cell office:value-type="date" office:date-value="2009-01-23T00:00:00" table:style-name="ce2">
            <text:p>23-1-2009</text:p>
          </table:table-cell>
          <table:table-cell office:value-type="string" table:style-name="ce1">
            <text:p>Duncan Jones</text:p>
          </table:table-cell>
          <table:table-cell table:number-columns-repeated="2" table:style-name="ce1"/>
          <table:table-cell office:value-type="string" table:style-name="ce1">
            <text:p>7.59</text:p>
          </table:table-cell>
          <table:table-cell table:number-columns-repeated="16366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tt6559390</text:p>
          </table:table-cell>
          <table:table-cell office:value-type="date" office:date-value="2018-08-15T00:00:00" table:style-name="ce2">
            <text:p>15-8-2018</text:p>
          </table:table-cell>
          <table:table-cell office:value-type="date" office:date-value="2018-08-15T00:00:00" table:style-name="ce2">
            <text:p>15-8-2018</text:p>
          </table:table-cell>
          <table:table-cell table:style-name="ce1"/>
          <table:table-cell office:value-type="string" table:style-name="ce1">
            <text:p>L'apparition</text:p>
          </table:table-cell>
          <table:table-cell office:value-type="string" table:style-name="ce1">
            <text:p>https://www.imdb.com/title/tt655939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6.5</text:p>
          </table:table-cell>
          <table:table-cell office:value-type="float" office:value="144" table:style-name="ce1">
            <text:p>144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rama</text:p>
          </table:table-cell>
          <table:table-cell office:value-type="float" office:value="404" table:style-name="ce1">
            <text:p>404</text:p>
          </table:table-cell>
          <table:table-cell office:value-type="date" office:date-value="2018-02-14T00:00:00" table:style-name="ce2">
            <text:p>14-2-2018</text:p>
          </table:table-cell>
          <table:table-cell office:value-type="string" table:style-name="ce1">
            <text:p>Xavier Giannoli</text:p>
          </table:table-cell>
          <table:table-cell table:number-columns-repeated="2" table:style-name="ce1"/>
          <table:table-cell office:value-type="string" table:style-name="ce1">
            <text:p>7.59</text:p>
          </table:table-cell>
          <table:table-cell table:number-columns-repeated="16366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tt0115751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Breaking the Waves</text:p>
          </table:table-cell>
          <table:table-cell office:value-type="string" table:style-name="ce1">
            <text:p>https://www.imdb.com/title/tt011575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59" table:style-name="ce1">
            <text:p>159</text:p>
          </table:table-cell>
          <table:table-cell office:value-type="float" office:value="1996" table:style-name="ce1">
            <text:p>1996</text:p>
          </table:table-cell>
          <table:table-cell office:value-type="string" table:style-name="ce1">
            <text:p>Drama</text:p>
          </table:table-cell>
          <table:table-cell office:value-type="float" office:value="54928" table:style-name="ce1">
            <text:p>54928</text:p>
          </table:table-cell>
          <table:table-cell office:value-type="date" office:date-value="1996-05-13T00:00:00" table:style-name="ce2">
            <text:p>13-5-1996</text:p>
          </table:table-cell>
          <table:table-cell office:value-type="string" table:style-name="ce1">
            <text:p>Lars von Trier</text:p>
          </table:table-cell>
          <table:table-cell table:number-columns-repeated="2" table:style-name="ce1"/>
          <table:table-cell office:value-type="string" table:style-name="ce1">
            <text:p>7.60</text:p>
          </table:table-cell>
          <table:table-cell table:number-columns-repeated="16366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tt1121977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Mother and Child</text:p>
          </table:table-cell>
          <table:table-cell office:value-type="string" table:style-name="ce1">
            <text:p>https://www.imdb.com/title/tt112197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25" table:style-name="ce1">
            <text:p>125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Drama, Romance</text:p>
          </table:table-cell>
          <table:table-cell office:value-type="float" office:value="10691" table:style-name="ce1">
            <text:p>10691</text:p>
          </table:table-cell>
          <table:table-cell office:value-type="date" office:date-value="2009-09-14T00:00:00" table:style-name="ce2">
            <text:p>14-9-2009</text:p>
          </table:table-cell>
          <table:table-cell office:value-type="string" table:style-name="ce1">
            <text:p>Rodrigo García</text:p>
          </table:table-cell>
          <table:table-cell table:number-columns-repeated="2" table:style-name="ce1"/>
          <table:table-cell office:value-type="string" table:style-name="ce1">
            <text:p>7.60</text:p>
          </table:table-cell>
          <table:table-cell table:number-columns-repeated="16366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tt0765429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American Gangster</text:p>
          </table:table-cell>
          <table:table-cell office:value-type="string" table:style-name="ce1">
            <text:p>https://www.imdb.com/title/tt076542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57" table:style-name="ce1">
            <text:p>157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Biography, Crime, Drama, Thriller</text:p>
          </table:table-cell>
          <table:table-cell office:value-type="float" office:value="355542" table:style-name="ce1">
            <text:p>355542</text:p>
          </table:table-cell>
          <table:table-cell office:value-type="date" office:date-value="2007-10-19T00:00:00" table:style-name="ce2">
            <text:p>19-10-2007</text:p>
          </table:table-cell>
          <table:table-cell office:value-type="string" table:style-name="ce1">
            <text:p>Ridley Scott</text:p>
          </table:table-cell>
          <table:table-cell table:number-columns-repeated="2" table:style-name="ce1"/>
          <table:table-cell office:value-type="string" table:style-name="ce1">
            <text:p>7.61</text:p>
          </table:table-cell>
          <table:table-cell table:number-columns-repeated="16366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tt0119280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Mrs Brown</text:p>
          </table:table-cell>
          <table:table-cell office:value-type="string" table:style-name="ce1">
            <text:p>https://www.imdb.com/title/tt011928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01" table:style-name="ce1">
            <text:p>101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Biography, Drama, History, Romance</text:p>
          </table:table-cell>
          <table:table-cell office:value-type="float" office:value="12217" table:style-name="ce1">
            <text:p>12217</text:p>
          </table:table-cell>
          <table:table-cell office:value-type="date" office:date-value="1997-07-18T00:00:00" table:style-name="ce2">
            <text:p>18-7-1997</text:p>
          </table:table-cell>
          <table:table-cell office:value-type="string" table:style-name="ce1">
            <text:p>John Madden</text:p>
          </table:table-cell>
          <table:table-cell table:number-columns-repeated="2" table:style-name="ce1"/>
          <table:table-cell office:value-type="string" table:style-name="ce1">
            <text:p>7.61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t014088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Central do Brasil</text:p>
          </table:table-cell>
          <table:table-cell office:value-type="string" table:style-name="ce1">
            <text:p>https://www.imdb.com/title/tt014088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13" table:style-name="ce1">
            <text:p>113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Drama</text:p>
          </table:table-cell>
          <table:table-cell office:value-type="float" office:value="31621" table:style-name="ce1">
            <text:p>31621</text:p>
          </table:table-cell>
          <table:table-cell office:value-type="date" office:date-value="1998-01-16T00:00:00" table:style-name="ce2">
            <text:p>16-1-1998</text:p>
          </table:table-cell>
          <table:table-cell office:value-type="string" table:style-name="ce1">
            <text:p>Walter Salles</text:p>
          </table:table-cell>
          <table:table-cell table:number-columns-repeated="2" table:style-name="ce1"/>
          <table:table-cell office:value-type="string" table:style-name="ce1">
            <text:p>7.62</text:p>
          </table:table-cell>
          <table:table-cell table:number-columns-repeated="1636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tt0416212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The Secret Life of Bees</text:p>
          </table:table-cell>
          <table:table-cell office:value-type="string" table:style-name="ce1">
            <text:p>https://www.imdb.com/title/tt041621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14" table:style-name="ce1">
            <text:p>114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Drama</text:p>
          </table:table-cell>
          <table:table-cell office:value-type="float" office:value="22012" table:style-name="ce1">
            <text:p>22012</text:p>
          </table:table-cell>
          <table:table-cell office:value-type="date" office:date-value="2008-09-05T00:00:00" table:style-name="ce2">
            <text:p>5-9-2008</text:p>
          </table:table-cell>
          <table:table-cell office:value-type="string" table:style-name="ce1">
            <text:p>Gina Prince-Bythewood</text:p>
          </table:table-cell>
          <table:table-cell table:number-columns-repeated="2" table:style-name="ce1"/>
          <table:table-cell office:value-type="string" table:style-name="ce1">
            <text:p>7.62</text:p>
          </table:table-cell>
          <table:table-cell table:number-columns-repeated="16366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tt6213284</text:p>
          </table:table-cell>
          <table:table-cell office:value-type="date" office:date-value="2018-09-13T00:00:00" table:style-name="ce2">
            <text:p>13-9-2018</text:p>
          </table:table-cell>
          <table:table-cell office:value-type="date" office:date-value="2018-09-13T00:00:00" table:style-name="ce2">
            <text:p>13-9-2018</text:p>
          </table:table-cell>
          <table:table-cell table:style-name="ce1"/>
          <table:table-cell office:value-type="string" table:style-name="ce1">
            <text:p>I Am Not a Witch</text:p>
          </table:table-cell>
          <table:table-cell office:value-type="string" table:style-name="ce1">
            <text:p>https://www.imdb.com/title/tt621328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6.8</text:p>
          </table:table-cell>
          <table:table-cell office:value-type="float" office:value="93" table:style-name="ce1">
            <text:p>93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Drama</text:p>
          </table:table-cell>
          <table:table-cell office:value-type="float" office:value="1388" table:style-name="ce1">
            <text:p>1388</text:p>
          </table:table-cell>
          <table:table-cell office:value-type="date" office:date-value="2017-05-25T00:00:00" table:style-name="ce2">
            <text:p>25-5-2017</text:p>
          </table:table-cell>
          <table:table-cell office:value-type="string" table:style-name="ce1">
            <text:p>Rungano Nyoni</text:p>
          </table:table-cell>
          <table:table-cell table:number-columns-repeated="2" table:style-name="ce1"/>
          <table:table-cell office:value-type="string" table:style-name="ce1">
            <text:p>7.62</text:p>
          </table:table-cell>
          <table:table-cell table:number-columns-repeated="1636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tt1187043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3 Idiots</text:p>
          </table:table-cell>
          <table:table-cell office:value-type="string" table:style-name="ce1">
            <text:p>https://www.imdb.com/title/tt118704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4</text:p>
          </table:table-cell>
          <table:table-cell office:value-type="float" office:value="170" table:style-name="ce1">
            <text:p>170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Comedy, Drama</text:p>
          </table:table-cell>
          <table:table-cell office:value-type="float" office:value="281088" table:style-name="ce1">
            <text:p>281088</text:p>
          </table:table-cell>
          <table:table-cell office:value-type="date" office:date-value="2009-12-23T00:00:00" table:style-name="ce2">
            <text:p>23-12-2009</text:p>
          </table:table-cell>
          <table:table-cell office:value-type="string" table:style-name="ce1">
            <text:p>Rajkumar Hirani</text:p>
          </table:table-cell>
          <table:table-cell table:number-columns-repeated="2" table:style-name="ce1"/>
          <table:table-cell office:value-type="string" table:style-name="ce1">
            <text:p>7.63</text:p>
          </table:table-cell>
          <table:table-cell table:number-columns-repeated="1636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tt0449059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Little Miss Sunshine</text:p>
          </table:table-cell>
          <table:table-cell office:value-type="string" table:style-name="ce1">
            <text:p>https://www.imdb.com/title/tt044905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01" table:style-name="ce1">
            <text:p>101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Comedy, Drama</text:p>
          </table:table-cell>
          <table:table-cell office:value-type="float" office:value="397118" table:style-name="ce1">
            <text:p>397118</text:p>
          </table:table-cell>
          <table:table-cell office:value-type="date" office:date-value="2006-01-20T00:00:00" table:style-name="ce2">
            <text:p>20-1-2006</text:p>
          </table:table-cell>
          <table:table-cell office:value-type="string" table:style-name="ce1">
            <text:p>Jonathan Dayton, Valerie Faris</text:p>
          </table:table-cell>
          <table:table-cell table:number-columns-repeated="2" table:style-name="ce1"/>
          <table:table-cell office:value-type="string" table:style-name="ce1">
            <text:p>7.63</text:p>
          </table:table-cell>
          <table:table-cell table:number-columns-repeated="16366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tt0092593</text:p>
          </table:table-cell>
          <table:table-cell office:value-type="date" office:date-value="2016-02-27T00:00:00" table:style-name="ce2">
            <text:p>27-2-2016</text:p>
          </table:table-cell>
          <table:table-cell office:value-type="date" office:date-value="2016-02-27T00:00:00" table:style-name="ce2">
            <text:p>27-2-2016</text:p>
          </table:table-cell>
          <table:table-cell table:style-name="ce1"/>
          <table:table-cell office:value-type="string" table:style-name="ce1">
            <text:p>Au revoir les enfants</text:p>
          </table:table-cell>
          <table:table-cell office:value-type="string" table:style-name="ce1">
            <text:p>https://www.imdb.com/title/tt009259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4" table:style-name="ce1">
            <text:p>104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Drama, War</text:p>
          </table:table-cell>
          <table:table-cell office:value-type="float" office:value="27222" table:style-name="ce1">
            <text:p>27222</text:p>
          </table:table-cell>
          <table:table-cell office:value-type="date" office:date-value="1987-08-31T00:00:00" table:style-name="ce2">
            <text:p>31-8-1987</text:p>
          </table:table-cell>
          <table:table-cell office:value-type="string" table:style-name="ce1">
            <text:p>Louis Malle</text:p>
          </table:table-cell>
          <table:table-cell table:number-columns-repeated="2" table:style-name="ce1"/>
          <table:table-cell office:value-type="string" table:style-name="ce1">
            <text:p>7.64</text:p>
          </table:table-cell>
          <table:table-cell table:number-columns-repeated="1636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tt0099487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Edward Scissorhands</text:p>
          </table:table-cell>
          <table:table-cell office:value-type="string" table:style-name="ce1">
            <text:p>https://www.imdb.com/title/tt009948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05" table:style-name="ce1">
            <text:p>105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Drama, Fantasy, Romance</text:p>
          </table:table-cell>
          <table:table-cell office:value-type="float" office:value="401141" table:style-name="ce1">
            <text:p>401141</text:p>
          </table:table-cell>
          <table:table-cell office:value-type="date" office:date-value="1990-12-06T00:00:00" table:style-name="ce2">
            <text:p>6-12-1990</text:p>
          </table:table-cell>
          <table:table-cell office:value-type="string" table:style-name="ce1">
            <text:p>Tim Burton</text:p>
          </table:table-cell>
          <table:table-cell table:number-columns-repeated="2" table:style-name="ce1"/>
          <table:table-cell office:value-type="string" table:style-name="ce1">
            <text:p>7.64</text:p>
          </table:table-cell>
          <table:table-cell table:number-columns-repeated="16366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tt2178941</text:p>
          </table:table-cell>
          <table:table-cell office:value-type="date" office:date-value="2017-03-07T00:00:00" table:style-name="ce2">
            <text:p>7-3-2017</text:p>
          </table:table-cell>
          <table:table-cell office:value-type="date" office:date-value="2017-03-07T00:00:00" table:style-name="ce2">
            <text:p>7-3-2017</text:p>
          </table:table-cell>
          <table:table-cell table:style-name="ce1"/>
          <table:table-cell office:value-type="string" table:style-name="ce1">
            <text:p>Barbara</text:p>
          </table:table-cell>
          <table:table-cell office:value-type="string" table:style-name="ce1">
            <text:p>https://www.imdb.com/title/tt217894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05" table:style-name="ce1">
            <text:p>105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Drama</text:p>
          </table:table-cell>
          <table:table-cell office:value-type="float" office:value="10816" table:style-name="ce1">
            <text:p>10816</text:p>
          </table:table-cell>
          <table:table-cell office:value-type="date" office:date-value="2012-02-11T00:00:00" table:style-name="ce2">
            <text:p>11-2-2012</text:p>
          </table:table-cell>
          <table:table-cell office:value-type="string" table:style-name="ce1">
            <text:p>Christian Petzold</text:p>
          </table:table-cell>
          <table:table-cell table:number-columns-repeated="2" table:style-name="ce1"/>
          <table:table-cell office:value-type="string" table:style-name="ce1">
            <text:p>7.64</text:p>
          </table:table-cell>
          <table:table-cell table:number-columns-repeated="1636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tt2356180</text:p>
          </table:table-cell>
          <table:table-cell office:value-type="date" office:date-value="2015-03-15T00:00:00" table:style-name="ce2">
            <text:p>15-3-2015</text:p>
          </table:table-cell>
          <table:table-cell office:value-type="date" office:date-value="2015-03-15T00:00:00" table:style-name="ce2">
            <text:p>15-3-2015</text:p>
          </table:table-cell>
          <table:table-cell table:style-name="ce1"/>
          <table:table-cell office:value-type="string" table:style-name="ce1">
            <text:p>Bhaag Milkha Bhaag</text:p>
          </table:table-cell>
          <table:table-cell office:value-type="string" table:style-name="ce1">
            <text:p>https://www.imdb.com/title/tt235618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86" table:style-name="ce1">
            <text:p>186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Biography, Drama, Sport</text:p>
          </table:table-cell>
          <table:table-cell office:value-type="float" office:value="51769" table:style-name="ce1">
            <text:p>51769</text:p>
          </table:table-cell>
          <table:table-cell office:value-type="date" office:date-value="2013-07-11T00:00:00" table:style-name="ce2">
            <text:p>11-7-2013</text:p>
          </table:table-cell>
          <table:table-cell office:value-type="string" table:style-name="ce1">
            <text:p>Rakeysh Omprakash Mehra</text:p>
          </table:table-cell>
          <table:table-cell table:number-columns-repeated="2" table:style-name="ce1"/>
          <table:table-cell office:value-type="string" table:style-name="ce1">
            <text:p>7.65</text:p>
          </table:table-cell>
          <table:table-cell table:number-columns-repeated="16366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tt3268850</text:p>
          </table:table-cell>
          <table:table-cell office:value-type="date" office:date-value="2018-02-08T00:00:00" table:style-name="ce2">
            <text:p>8-2-2018</text:p>
          </table:table-cell>
          <table:table-cell office:value-type="date" office:date-value="2018-02-08T00:00:00" table:style-name="ce2">
            <text:p>8-2-2018</text:p>
          </table:table-cell>
          <table:table-cell table:style-name="ce1"/>
          <table:table-cell office:value-type="string" table:style-name="ce1">
            <text:p>Unrest</text:p>
          </table:table-cell>
          <table:table-cell office:value-type="string" table:style-name="ce1">
            <text:p>https://www.imdb.com/title/tt326885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98" table:style-name="ce1">
            <text:p>98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Documentary, Drama, History, Romance</text:p>
          </table:table-cell>
          <table:table-cell office:value-type="float" office:value="1941" table:style-name="ce1">
            <text:p>1941</text:p>
          </table:table-cell>
          <table:table-cell office:value-type="date" office:date-value="2017-01-20T00:00:00" table:style-name="ce2">
            <text:p>20-1-2017</text:p>
          </table:table-cell>
          <table:table-cell office:value-type="string" table:style-name="ce1">
            <text:p>Jennifer Brea</text:p>
          </table:table-cell>
          <table:table-cell table:number-columns-repeated="2" table:style-name="ce1"/>
          <table:table-cell office:value-type="string" table:style-name="ce1">
            <text:p>7.65</text:p>
          </table:table-cell>
          <table:table-cell table:number-columns-repeated="1636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t0035015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The Magnificent Ambersons</text:p>
          </table:table-cell>
          <table:table-cell office:value-type="string" table:style-name="ce1">
            <text:p>https://www.imdb.com/title/tt003501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88" table:style-name="ce1">
            <text:p>88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Drama, Romance</text:p>
          </table:table-cell>
          <table:table-cell office:value-type="float" office:value="19022" table:style-name="ce1">
            <text:p>19022</text:p>
          </table:table-cell>
          <table:table-cell office:value-type="date" office:date-value="1942-07-09T00:00:00" table:style-name="ce2">
            <text:p>9-7-1942</text:p>
          </table:table-cell>
          <table:table-cell office:value-type="string" table:style-name="ce1">
            <text:p>Robert Wise, Orson Welles, Fred Fleck</text:p>
          </table:table-cell>
          <table:table-cell table:number-columns-repeated="2" table:style-name="ce1"/>
          <table:table-cell office:value-type="string" table:style-name="ce1">
            <text:p>7.65</text:p>
          </table:table-cell>
          <table:table-cell table:number-columns-repeated="16366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tt0926759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Le premier jour du reste de ta vie</text:p>
          </table:table-cell>
          <table:table-cell office:value-type="string" table:style-name="ce1">
            <text:p>https://www.imdb.com/title/tt092675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14" table:style-name="ce1">
            <text:p>114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Drama</text:p>
          </table:table-cell>
          <table:table-cell office:value-type="float" office:value="8280" table:style-name="ce1">
            <text:p>8280</text:p>
          </table:table-cell>
          <table:table-cell office:value-type="date" office:date-value="2008-06-13T00:00:00" table:style-name="ce2">
            <text:p>13-6-2008</text:p>
          </table:table-cell>
          <table:table-cell office:value-type="string" table:style-name="ce1">
            <text:p>Rémi Bezançon</text:p>
          </table:table-cell>
          <table:table-cell table:number-columns-repeated="2" table:style-name="ce1"/>
          <table:table-cell office:value-type="string" table:style-name="ce1">
            <text:p>7.65</text:p>
          </table:table-cell>
          <table:table-cell table:number-columns-repeated="1636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tt0467406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Juno</text:p>
          </table:table-cell>
          <table:table-cell office:value-type="string" table:style-name="ce1">
            <text:p>https://www.imdb.com/title/tt046740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96" table:style-name="ce1">
            <text:p>96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Comedy, Drama</text:p>
          </table:table-cell>
          <table:table-cell office:value-type="float" office:value="454649" table:style-name="ce1">
            <text:p>454649</text:p>
          </table:table-cell>
          <table:table-cell office:value-type="date" office:date-value="2007-09-01T00:00:00" table:style-name="ce2">
            <text:p>1-9-2007</text:p>
          </table:table-cell>
          <table:table-cell office:value-type="string" table:style-name="ce1">
            <text:p>Jason Reitman</text:p>
          </table:table-cell>
          <table:table-cell table:number-columns-repeated="2" table:style-name="ce1"/>
          <table:table-cell office:value-type="string" table:style-name="ce1">
            <text:p>7.65</text:p>
          </table:table-cell>
          <table:table-cell table:number-columns-repeated="16366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tt0091251</text:p>
          </table:table-cell>
          <table:table-cell office:value-type="date" office:date-value="2016-09-23T00:00:00" table:style-name="ce2">
            <text:p>23-9-2016</text:p>
          </table:table-cell>
          <table:table-cell office:value-type="date" office:date-value="2016-09-23T00:00:00" table:style-name="ce2">
            <text:p>23-9-2016</text:p>
          </table:table-cell>
          <table:table-cell table:style-name="ce1"/>
          <table:table-cell office:value-type="string" table:style-name="ce1">
            <text:p>Idi i smotri</text:p>
          </table:table-cell>
          <table:table-cell office:value-type="string" table:style-name="ce1">
            <text:p>https://www.imdb.com/title/tt009125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42" table:style-name="ce1">
            <text:p>142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Drama, War</text:p>
          </table:table-cell>
          <table:table-cell office:value-type="float" office:value="39631" table:style-name="ce1">
            <text:p>39631</text:p>
          </table:table-cell>
          <table:table-cell office:value-type="date" office:date-value="1985-07-10T00:00:00" table:style-name="ce2">
            <text:p>10-7-1985</text:p>
          </table:table-cell>
          <table:table-cell office:value-type="string" table:style-name="ce1">
            <text:p>Elem Klimov</text:p>
          </table:table-cell>
          <table:table-cell table:number-columns-repeated="2" table:style-name="ce1"/>
          <table:table-cell office:value-type="string" table:style-name="ce1">
            <text:p>7.66</text:p>
          </table:table-cell>
          <table:table-cell table:number-columns-repeated="1636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tt227838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Grand Budapest Hotel</text:p>
          </table:table-cell>
          <table:table-cell office:value-type="string" table:style-name="ce1">
            <text:p>https://www.imdb.com/title/tt227838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99" table:style-name="ce1">
            <text:p>99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Adventure, Comedy, Drama</text:p>
          </table:table-cell>
          <table:table-cell office:value-type="float" office:value="600590" table:style-name="ce1">
            <text:p>600590</text:p>
          </table:table-cell>
          <table:table-cell office:value-type="date" office:date-value="2014-02-06T00:00:00" table:style-name="ce2">
            <text:p>6-2-2014</text:p>
          </table:table-cell>
          <table:table-cell office:value-type="string" table:style-name="ce1">
            <text:p>Wes Anderson</text:p>
          </table:table-cell>
          <table:table-cell table:number-columns-repeated="2" table:style-name="ce1"/>
          <table:table-cell office:value-type="string" table:style-name="ce1">
            <text:p>7.66</text:p>
          </table:table-cell>
          <table:table-cell table:number-columns-repeated="1636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t0039631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Monsieur Verdoux</text:p>
          </table:table-cell>
          <table:table-cell office:value-type="string" table:style-name="ce1">
            <text:p>https://www.imdb.com/title/tt003963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24" table:style-name="ce1">
            <text:p>124</text:p>
          </table:table-cell>
          <table:table-cell office:value-type="float" office:value="1947" table:style-name="ce1">
            <text:p>1947</text:p>
          </table:table-cell>
          <table:table-cell office:value-type="string" table:style-name="ce1">
            <text:p>Comedy, Crime, Drama</text:p>
          </table:table-cell>
          <table:table-cell office:value-type="float" office:value="13519" table:style-name="ce1">
            <text:p>13519</text:p>
          </table:table-cell>
          <table:table-cell office:value-type="date" office:date-value="1947-04-11T00:00:00" table:style-name="ce2">
            <text:p>11-4-1947</text:p>
          </table:table-cell>
          <table:table-cell office:value-type="string" table:style-name="ce1">
            <text:p>Charles Chaplin</text:p>
          </table:table-cell>
          <table:table-cell table:number-columns-repeated="2" table:style-name="ce1"/>
          <table:table-cell office:value-type="string" table:style-name="ce1">
            <text:p>7.66</text:p>
          </table:table-cell>
          <table:table-cell table:number-columns-repeated="1636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tt1068646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Entre les murs</text:p>
          </table:table-cell>
          <table:table-cell office:value-type="string" table:style-name="ce1">
            <text:p>https://www.imdb.com/title/tt106864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28" table:style-name="ce1">
            <text:p>128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Drama</text:p>
          </table:table-cell>
          <table:table-cell office:value-type="float" office:value="31679" table:style-name="ce1">
            <text:p>31679</text:p>
          </table:table-cell>
          <table:table-cell office:value-type="date" office:date-value="2008-05-24T00:00:00" table:style-name="ce2">
            <text:p>24-5-2008</text:p>
          </table:table-cell>
          <table:table-cell office:value-type="string" table:style-name="ce1">
            <text:p>Laurent Cantet</text:p>
          </table:table-cell>
          <table:table-cell table:number-columns-repeated="2" table:style-name="ce1"/>
          <table:table-cell office:value-type="string" table:style-name="ce1">
            <text:p>7.66</text:p>
          </table:table-cell>
          <table:table-cell table:number-columns-repeated="16366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tt1937264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Now Is Good</text:p>
          </table:table-cell>
          <table:table-cell office:value-type="string" table:style-name="ce1">
            <text:p>https://www.imdb.com/title/tt193726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03" table:style-name="ce1">
            <text:p>103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Drama, Romance</text:p>
          </table:table-cell>
          <table:table-cell office:value-type="float" office:value="30516" table:style-name="ce1">
            <text:p>30516</text:p>
          </table:table-cell>
          <table:table-cell office:value-type="date" office:date-value="2012-08-31T00:00:00" table:style-name="ce2">
            <text:p>31-8-2012</text:p>
          </table:table-cell>
          <table:table-cell office:value-type="string" table:style-name="ce1">
            <text:p>Ol Parker</text:p>
          </table:table-cell>
          <table:table-cell table:number-columns-repeated="2" table:style-name="ce1"/>
          <table:table-cell office:value-type="string" table:style-name="ce1">
            <text:p>7.66</text:p>
          </table:table-cell>
          <table:table-cell table:number-columns-repeated="1636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tt0101640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Da hong deng long gao gao gua</text:p>
          </table:table-cell>
          <table:table-cell office:value-type="string" table:style-name="ce1">
            <text:p>https://www.imdb.com/title/tt010164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25" table:style-name="ce1">
            <text:p>125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Drama, History, Romance</text:p>
          </table:table-cell>
          <table:table-cell office:value-type="float" office:value="24129" table:style-name="ce1">
            <text:p>24129</text:p>
          </table:table-cell>
          <table:table-cell office:value-type="date" office:date-value="1991-09-10T00:00:00" table:style-name="ce2">
            <text:p>10-9-1991</text:p>
          </table:table-cell>
          <table:table-cell office:value-type="string" table:style-name="ce1">
            <text:p>Yimou Zhang</text:p>
          </table:table-cell>
          <table:table-cell table:number-columns-repeated="2" table:style-name="ce1"/>
          <table:table-cell office:value-type="string" table:style-name="ce1">
            <text:p>7.67</text:p>
          </table:table-cell>
          <table:table-cell table:number-columns-repeated="1636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tt0154420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Festen</text:p>
          </table:table-cell>
          <table:table-cell office:value-type="string" table:style-name="ce1">
            <text:p>https://www.imdb.com/title/tt015442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05" table:style-name="ce1">
            <text:p>105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Drama</text:p>
          </table:table-cell>
          <table:table-cell office:value-type="float" office:value="71644" table:style-name="ce1">
            <text:p>71644</text:p>
          </table:table-cell>
          <table:table-cell office:value-type="date" office:date-value="1998-05-31T00:00:00" table:style-name="ce2">
            <text:p>31-5-1998</text:p>
          </table:table-cell>
          <table:table-cell office:value-type="string" table:style-name="ce1">
            <text:p>Thomas Vinterberg</text:p>
          </table:table-cell>
          <table:table-cell table:number-columns-repeated="2" table:style-name="ce1"/>
          <table:table-cell office:value-type="string" table:style-name="ce1">
            <text:p>7.67</text:p>
          </table:table-cell>
          <table:table-cell table:number-columns-repeated="1636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tt0322674</text:p>
          </table:table-cell>
          <table:table-cell office:value-type="date" office:date-value="2015-02-24T00:00:00" table:style-name="ce2">
            <text:p>24-2-2015</text:p>
          </table:table-cell>
          <table:table-cell office:value-type="date" office:date-value="2015-02-24T00:00:00" table:style-name="ce2">
            <text:p>24-2-2015</text:p>
          </table:table-cell>
          <table:table-cell table:style-name="ce1"/>
          <table:table-cell office:value-type="string" table:style-name="ce1">
            <text:p>De tweeling</text:p>
          </table:table-cell>
          <table:table-cell office:value-type="string" table:style-name="ce1">
            <text:p>https://www.imdb.com/title/tt032267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37" table:style-name="ce1">
            <text:p>137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Drama, Romance, War</text:p>
          </table:table-cell>
          <table:table-cell office:value-type="float" office:value="6031" table:style-name="ce1">
            <text:p>6031</text:p>
          </table:table-cell>
          <table:table-cell office:value-type="date" office:date-value="2002-12-12T00:00:00" table:style-name="ce2">
            <text:p>12-12-2002</text:p>
          </table:table-cell>
          <table:table-cell office:value-type="string" table:style-name="ce1">
            <text:p>Ben Sombogaart</text:p>
          </table:table-cell>
          <table:table-cell table:number-columns-repeated="2" table:style-name="ce1"/>
          <table:table-cell office:value-type="string" table:style-name="ce1">
            <text:p>7.67</text:p>
          </table:table-cell>
          <table:table-cell table:number-columns-repeated="1636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tt1827512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Le gamin au vélo</text:p>
          </table:table-cell>
          <table:table-cell office:value-type="string" table:style-name="ce1">
            <text:p>https://www.imdb.com/title/tt182751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87" table:style-name="ce1">
            <text:p>87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Drama</text:p>
          </table:table-cell>
          <table:table-cell office:value-type="float" office:value="23914" table:style-name="ce1">
            <text:p>23914</text:p>
          </table:table-cell>
          <table:table-cell office:value-type="date" office:date-value="2011-05-15T00:00:00" table:style-name="ce2">
            <text:p>15-5-2011</text:p>
          </table:table-cell>
          <table:table-cell office:value-type="string" table:style-name="ce1">
            <text:p>Luc Dardenne, Jean-Pierre Dardenne</text:p>
          </table:table-cell>
          <table:table-cell table:number-columns-repeated="2" table:style-name="ce1"/>
          <table:table-cell office:value-type="string" table:style-name="ce1">
            <text:p>7.67</text:p>
          </table:table-cell>
          <table:table-cell table:number-columns-repeated="1636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tt1692486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Carnage</text:p>
          </table:table-cell>
          <table:table-cell office:value-type="string" table:style-name="ce1">
            <text:p>https://www.imdb.com/title/tt169248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80" table:style-name="ce1">
            <text:p>80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Comedy, Drama</text:p>
          </table:table-cell>
          <table:table-cell office:value-type="float" office:value="108057" table:style-name="ce1">
            <text:p>108057</text:p>
          </table:table-cell>
          <table:table-cell office:value-type="date" office:date-value="2011-09-01T00:00:00" table:style-name="ce2">
            <text:p>1-9-2011</text:p>
          </table:table-cell>
          <table:table-cell office:value-type="string" table:style-name="ce1">
            <text:p>Roman Polanski</text:p>
          </table:table-cell>
          <table:table-cell table:number-columns-repeated="2" table:style-name="ce1"/>
          <table:table-cell office:value-type="string" table:style-name="ce1">
            <text:p>7.67</text:p>
          </table:table-cell>
          <table:table-cell table:number-columns-repeated="1636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tt0043338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Ace in the Hole</text:p>
          </table:table-cell>
          <table:table-cell office:value-type="string" table:style-name="ce1">
            <text:p>https://www.imdb.com/title/tt004333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11" table:style-name="ce1">
            <text:p>111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Drama, Film-Noir</text:p>
          </table:table-cell>
          <table:table-cell office:value-type="float" office:value="23152" table:style-name="ce1">
            <text:p>23152</text:p>
          </table:table-cell>
          <table:table-cell office:value-type="date" office:date-value="1951-06-14T00:00:00" table:style-name="ce2">
            <text:p>14-6-1951</text:p>
          </table:table-cell>
          <table:table-cell office:value-type="string" table:style-name="ce1">
            <text:p>Billy Wilder</text:p>
          </table:table-cell>
          <table:table-cell table:number-columns-repeated="2" table:style-name="ce1"/>
          <table:table-cell office:value-type="string" table:style-name="ce1">
            <text:p>7.68</text:p>
          </table:table-cell>
          <table:table-cell table:number-columns-repeated="16366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tt2059255</text:p>
          </table:table-cell>
          <table:table-cell office:value-type="date" office:date-value="2016-07-31T00:00:00" table:style-name="ce2">
            <text:p>31-7-2016</text:p>
          </table:table-cell>
          <table:table-cell office:value-type="date" office:date-value="2016-07-31T00:00:00" table:style-name="ce2">
            <text:p>31-7-2016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https://www.imdb.com/title/tt205925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18" table:style-name="ce1">
            <text:p>118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Drama</text:p>
          </table:table-cell>
          <table:table-cell office:value-type="float" office:value="20866" table:style-name="ce1">
            <text:p>20866</text:p>
          </table:table-cell>
          <table:table-cell office:value-type="date" office:date-value="2012-05-18T00:00:00" table:style-name="ce2">
            <text:p>18-5-2012</text:p>
          </table:table-cell>
          <table:table-cell office:value-type="string" table:style-name="ce1">
            <text:p>Pablo Larraín</text:p>
          </table:table-cell>
          <table:table-cell table:number-columns-repeated="2" table:style-name="ce1"/>
          <table:table-cell office:value-type="string" table:style-name="ce1">
            <text:p>7.68</text:p>
          </table:table-cell>
          <table:table-cell table:number-columns-repeated="16366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tt5989394</text:p>
          </table:table-cell>
          <table:table-cell office:value-type="date" office:date-value="2018-09-13T00:00:00" table:style-name="ce2">
            <text:p>13-9-2018</text:p>
          </table:table-cell>
          <table:table-cell office:value-type="date" office:date-value="2018-09-13T00:00:00" table:style-name="ce2">
            <text:p>13-9-2018</text:p>
          </table:table-cell>
          <table:table-cell table:style-name="ce1"/>
          <table:table-cell office:value-type="string" table:style-name="ce1">
            <text:p>Marvin ou la belle éducation</text:p>
          </table:table-cell>
          <table:table-cell office:value-type="string" table:style-name="ce1">
            <text:p>https://www.imdb.com/title/tt598939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15" table:style-name="ce1">
            <text:p>115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Drama</text:p>
          </table:table-cell>
          <table:table-cell office:value-type="float" office:value="649" table:style-name="ce1">
            <text:p>649</text:p>
          </table:table-cell>
          <table:table-cell office:value-type="date" office:date-value="2017-09-02T00:00:00" table:style-name="ce2">
            <text:p>2-9-2017</text:p>
          </table:table-cell>
          <table:table-cell office:value-type="string" table:style-name="ce1">
            <text:p>Anne Fontaine</text:p>
          </table:table-cell>
          <table:table-cell table:number-columns-repeated="2" table:style-name="ce1"/>
          <table:table-cell office:value-type="string" table:style-name="ce1">
            <text:p>7.68</text:p>
          </table:table-cell>
          <table:table-cell table:number-columns-repeated="16366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tt0446755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The Painted Veil</text:p>
          </table:table-cell>
          <table:table-cell office:value-type="string" table:style-name="ce1">
            <text:p>https://www.imdb.com/title/tt044675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25" table:style-name="ce1">
            <text:p>125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Drama, Romance</text:p>
          </table:table-cell>
          <table:table-cell office:value-type="float" office:value="83994" table:style-name="ce1">
            <text:p>83994</text:p>
          </table:table-cell>
          <table:table-cell office:value-type="date" office:date-value="2006-12-20T00:00:00" table:style-name="ce2">
            <text:p>20-12-2006</text:p>
          </table:table-cell>
          <table:table-cell office:value-type="string" table:style-name="ce1">
            <text:p>John Curran</text:p>
          </table:table-cell>
          <table:table-cell table:number-columns-repeated="2" table:style-name="ce1"/>
          <table:table-cell office:value-type="string" table:style-name="ce1">
            <text:p>7.69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tt034704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Gegen die Wand</text:p>
          </table:table-cell>
          <table:table-cell office:value-type="string" table:style-name="ce1">
            <text:p>https://www.imdb.com/title/tt034704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21" table:style-name="ce1">
            <text:p>121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Drama, Romance</text:p>
          </table:table-cell>
          <table:table-cell office:value-type="float" office:value="45740" table:style-name="ce1">
            <text:p>45740</text:p>
          </table:table-cell>
          <table:table-cell office:value-type="date" office:date-value="2004-02-12T00:00:00" table:style-name="ce2">
            <text:p>12-2-2004</text:p>
          </table:table-cell>
          <table:table-cell office:value-type="string" table:style-name="ce1">
            <text:p>Fatih Akin</text:p>
          </table:table-cell>
          <table:table-cell table:number-columns-repeated="2" table:style-name="ce1"/>
          <table:table-cell office:value-type="string" table:style-name="ce1">
            <text:p>7.70</text:p>
          </table:table-cell>
          <table:table-cell table:number-columns-repeated="1636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tt1287878</text:p>
          </table:table-cell>
          <table:table-cell office:value-type="date" office:date-value="2015-02-28T00:00:00" table:style-name="ce2">
            <text:p>28-2-2015</text:p>
          </table:table-cell>
          <table:table-cell office:value-type="date" office:date-value="2015-02-28T00:00:00" table:style-name="ce2">
            <text:p>28-2-2015</text:p>
          </table:table-cell>
          <table:table-cell table:style-name="ce1"/>
          <table:table-cell office:value-type="string" table:style-name="ce1">
            <text:p>Shi</text:p>
          </table:table-cell>
          <table:table-cell office:value-type="string" table:style-name="ce1">
            <text:p>https://www.imdb.com/title/tt128787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39" table:style-name="ce1">
            <text:p>139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Drama</text:p>
          </table:table-cell>
          <table:table-cell office:value-type="float" office:value="8018" table:style-name="ce1">
            <text:p>8018</text:p>
          </table:table-cell>
          <table:table-cell office:value-type="date" office:date-value="2010-05-13T00:00:00" table:style-name="ce2">
            <text:p>13-5-2010</text:p>
          </table:table-cell>
          <table:table-cell office:value-type="string" table:style-name="ce1">
            <text:p>Chang-dong Lee</text:p>
          </table:table-cell>
          <table:table-cell table:number-columns-repeated="2" table:style-name="ce1"/>
          <table:table-cell office:value-type="string" table:style-name="ce1">
            <text:p>7.70</text:p>
          </table:table-cell>
          <table:table-cell table:number-columns-repeated="16366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tt0490204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Reign Over Me</text:p>
          </table:table-cell>
          <table:table-cell office:value-type="string" table:style-name="ce1">
            <text:p>https://www.imdb.com/title/tt049020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24" table:style-name="ce1">
            <text:p>124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Drama</text:p>
          </table:table-cell>
          <table:table-cell office:value-type="float" office:value="88765" table:style-name="ce1">
            <text:p>88765</text:p>
          </table:table-cell>
          <table:table-cell office:value-type="date" office:date-value="2007-03-20T00:00:00" table:style-name="ce2">
            <text:p>20-3-2007</text:p>
          </table:table-cell>
          <table:table-cell office:value-type="string" table:style-name="ce1">
            <text:p>Mike Binder</text:p>
          </table:table-cell>
          <table:table-cell table:number-columns-repeated="2" table:style-name="ce1"/>
          <table:table-cell office:value-type="string" table:style-name="ce1">
            <text:p>7.70</text:p>
          </table:table-cell>
          <table:table-cell table:number-columns-repeated="16366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tt3202202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Palmeras en la nieve</text:p>
          </table:table-cell>
          <table:table-cell office:value-type="string" table:style-name="ce1">
            <text:p>https://www.imdb.com/title/tt320220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63" table:style-name="ce1">
            <text:p>163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Drama, Romance</text:p>
          </table:table-cell>
          <table:table-cell office:value-type="float" office:value="6978" table:style-name="ce1">
            <text:p>6978</text:p>
          </table:table-cell>
          <table:table-cell office:value-type="date" office:date-value="2015-12-09T00:00:00" table:style-name="ce2">
            <text:p>9-12-2015</text:p>
          </table:table-cell>
          <table:table-cell office:value-type="string" table:style-name="ce1">
            <text:p>Fernando González Molina</text:p>
          </table:table-cell>
          <table:table-cell table:number-columns-repeated="2" table:style-name="ce1"/>
          <table:table-cell office:value-type="string" table:style-name="ce1">
            <text:p>7.70</text:p>
          </table:table-cell>
          <table:table-cell table:number-columns-repeated="16366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tt0118849</text:p>
          </table:table-cell>
          <table:table-cell office:value-type="date" office:date-value="2016-09-23T00:00:00" table:style-name="ce2">
            <text:p>23-9-2016</text:p>
          </table:table-cell>
          <table:table-cell office:value-type="date" office:date-value="2016-09-23T00:00:00" table:style-name="ce2">
            <text:p>23-9-2016</text:p>
          </table:table-cell>
          <table:table-cell table:style-name="ce1"/>
          <table:table-cell office:value-type="string" table:style-name="ce1">
            <text:p>Bacheha-Ye aseman</text:p>
          </table:table-cell>
          <table:table-cell office:value-type="string" table:style-name="ce1">
            <text:p>https://www.imdb.com/title/tt011884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89" table:style-name="ce1">
            <text:p>89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Drama, Family</text:p>
          </table:table-cell>
          <table:table-cell office:value-type="float" office:value="46839" table:style-name="ce1">
            <text:p>46839</text:p>
          </table:table-cell>
          <table:table-cell office:value-type="date" office:date-value="1997-02-01T00:00:00" table:style-name="ce2">
            <text:p>1-2-1997</text:p>
          </table:table-cell>
          <table:table-cell office:value-type="string" table:style-name="ce1">
            <text:p>Majid Majidi</text:p>
          </table:table-cell>
          <table:table-cell table:number-columns-repeated="2" table:style-name="ce1"/>
          <table:table-cell office:value-type="string" table:style-name="ce1">
            <text:p>7.71</text:p>
          </table:table-cell>
          <table:table-cell table:number-columns-repeated="1636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tt008067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Elephant Man</text:p>
          </table:table-cell>
          <table:table-cell office:value-type="string" table:style-name="ce1">
            <text:p>https://www.imdb.com/title/tt008067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24" table:style-name="ce1">
            <text:p>124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Biography, Drama</text:p>
          </table:table-cell>
          <table:table-cell office:value-type="float" office:value="192372" table:style-name="ce1">
            <text:p>192372</text:p>
          </table:table-cell>
          <table:table-cell office:value-type="date" office:date-value="1980-10-02T00:00:00" table:style-name="ce2">
            <text:p>2-10-1980</text:p>
          </table:table-cell>
          <table:table-cell office:value-type="string" table:style-name="ce1">
            <text:p>David Lynch</text:p>
          </table:table-cell>
          <table:table-cell table:number-columns-repeated="2" table:style-name="ce1"/>
          <table:table-cell office:value-type="string" table:style-name="ce1">
            <text:p>7.71</text:p>
          </table:table-cell>
          <table:table-cell table:number-columns-repeated="16366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tt1736633</text:p>
          </table:table-cell>
          <table:table-cell office:value-type="date" office:date-value="2016-10-14T00:00:00" table:style-name="ce2">
            <text:p>14-10-2016</text:p>
          </table:table-cell>
          <table:table-cell office:value-type="date" office:date-value="2016-10-14T00:00:00" table:style-name="ce2">
            <text:p>14-10-2016</text:p>
          </table:table-cell>
          <table:table-cell table:style-name="ce1"/>
          <table:table-cell office:value-type="string" table:style-name="ce1">
            <text:p>Oslo, 31. august</text:p>
          </table:table-cell>
          <table:table-cell office:value-type="string" table:style-name="ce1">
            <text:p>https://www.imdb.com/title/tt173663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95" table:style-name="ce1">
            <text:p>95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Drama</text:p>
          </table:table-cell>
          <table:table-cell office:value-type="float" office:value="16467" table:style-name="ce1">
            <text:p>16467</text:p>
          </table:table-cell>
          <table:table-cell office:value-type="date" office:date-value="2011-05-18T00:00:00" table:style-name="ce2">
            <text:p>18-5-2011</text:p>
          </table:table-cell>
          <table:table-cell office:value-type="string" table:style-name="ce1">
            <text:p>Joachim Trier</text:p>
          </table:table-cell>
          <table:table-cell table:number-columns-repeated="2" table:style-name="ce1"/>
          <table:table-cell office:value-type="string" table:style-name="ce1">
            <text:p>7.71</text:p>
          </table:table-cell>
          <table:table-cell table:number-columns-repeated="16366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tt1048171</text:p>
          </table:table-cell>
          <table:table-cell office:value-type="date" office:date-value="2017-03-13T00:00:00" table:style-name="ce2">
            <text:p>13-3-2017</text:p>
          </table:table-cell>
          <table:table-cell office:value-type="date" office:date-value="2017-03-13T00:00:00" table:style-name="ce2">
            <text:p>13-3-2017</text:p>
          </table:table-cell>
          <table:table-cell table:style-name="ce1"/>
          <table:table-cell office:value-type="string" table:style-name="ce1">
            <text:p>Séraphine</text:p>
          </table:table-cell>
          <table:table-cell office:value-type="string" table:style-name="ce1">
            <text:p>https://www.imdb.com/title/tt104817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25" table:style-name="ce1">
            <text:p>125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Biography, Drama</text:p>
          </table:table-cell>
          <table:table-cell office:value-type="float" office:value="5402" table:style-name="ce1">
            <text:p>5402</text:p>
          </table:table-cell>
          <table:table-cell office:value-type="date" office:date-value="2008-09-07T00:00:00" table:style-name="ce2">
            <text:p>7-9-2008</text:p>
          </table:table-cell>
          <table:table-cell office:value-type="string" table:style-name="ce1">
            <text:p>Martin Provost</text:p>
          </table:table-cell>
          <table:table-cell table:number-columns-repeated="2" table:style-name="ce1"/>
          <table:table-cell office:value-type="string" table:style-name="ce1">
            <text:p>7.71</text:p>
          </table:table-cell>
          <table:table-cell table:number-columns-repeated="16366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tt2718492</text:p>
          </table:table-cell>
          <table:table-cell office:value-type="date" office:date-value="2017-02-20T00:00:00" table:style-name="ce2">
            <text:p>20-2-2017</text:p>
          </table:table-cell>
          <table:table-cell office:value-type="date" office:date-value="2017-02-20T00:00:00" table:style-name="ce2">
            <text:p>20-2-2017</text:p>
          </table:table-cell>
          <table:table-cell table:style-name="ce1"/>
          <table:table-cell office:value-type="string" table:style-name="ce1">
            <text:p>Ida</text:p>
          </table:table-cell>
          <table:table-cell office:value-type="string" table:style-name="ce1">
            <text:p>https://www.imdb.com/title/tt271849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82" table:style-name="ce1">
            <text:p>82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Drama</text:p>
          </table:table-cell>
          <table:table-cell office:value-type="float" office:value="43186" table:style-name="ce1">
            <text:p>43186</text:p>
          </table:table-cell>
          <table:table-cell office:value-type="date" office:date-value="2013-08-30T00:00:00" table:style-name="ce2">
            <text:p>30-8-2013</text:p>
          </table:table-cell>
          <table:table-cell office:value-type="string" table:style-name="ce1">
            <text:p>Pawel Pawlikowski</text:p>
          </table:table-cell>
          <table:table-cell table:number-columns-repeated="2" table:style-name="ce1"/>
          <table:table-cell office:value-type="string" table:style-name="ce1">
            <text:p>7.71</text:p>
          </table:table-cell>
          <table:table-cell table:number-columns-repeated="16366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tt0929632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Precious</text:p>
          </table:table-cell>
          <table:table-cell office:value-type="string" table:style-name="ce1">
            <text:p>https://www.imdb.com/title/tt092963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10" table:style-name="ce1">
            <text:p>110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Drama</text:p>
          </table:table-cell>
          <table:table-cell office:value-type="float" office:value="97558" table:style-name="ce1">
            <text:p>97558</text:p>
          </table:table-cell>
          <table:table-cell office:value-type="date" office:date-value="2009-01-16T00:00:00" table:style-name="ce2">
            <text:p>16-1-2009</text:p>
          </table:table-cell>
          <table:table-cell office:value-type="string" table:style-name="ce1">
            <text:p>Lee Daniels</text:p>
          </table:table-cell>
          <table:table-cell table:number-columns-repeated="2" table:style-name="ce1"/>
          <table:table-cell office:value-type="string" table:style-name="ce1">
            <text:p>7.71</text:p>
          </table:table-cell>
          <table:table-cell table:number-columns-repeated="16366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tt3674140</text:p>
          </table:table-cell>
          <table:table-cell office:value-type="date" office:date-value="2018-04-21T00:00:00" table:style-name="ce2">
            <text:p>21-4-2018</text:p>
          </table:table-cell>
          <table:table-cell office:value-type="date" office:date-value="2018-04-21T00:00:00" table:style-name="ce2">
            <text:p>21-4-2018</text:p>
          </table:table-cell>
          <table:table-cell table:style-name="ce1"/>
          <table:table-cell office:value-type="string" table:style-name="ce1">
            <text:p>The Salt of the Earth</text:p>
          </table:table-cell>
          <table:table-cell office:value-type="string" table:style-name="ce1">
            <text:p>https://www.imdb.com/title/tt367414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4</text:p>
          </table:table-cell>
          <table:table-cell office:value-type="float" office:value="110" table:style-name="ce1">
            <text:p>110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Documentary, Biography, History</text:p>
          </table:table-cell>
          <table:table-cell office:value-type="float" office:value="16288" table:style-name="ce1">
            <text:p>16288</text:p>
          </table:table-cell>
          <table:table-cell office:value-type="date" office:date-value="2014-05-20T00:00:00" table:style-name="ce2">
            <text:p>20-5-2014</text:p>
          </table:table-cell>
          <table:table-cell office:value-type="string" table:style-name="ce1">
            <text:p>Juliano Ribeiro Salgado, Wim Wenders</text:p>
          </table:table-cell>
          <table:table-cell table:number-columns-repeated="2" table:style-name="ce1"/>
          <table:table-cell office:value-type="string" table:style-name="ce1">
            <text:p>7.72</text:p>
          </table:table-cell>
          <table:table-cell table:number-columns-repeated="16366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tt3169706</text:p>
          </table:table-cell>
          <table:table-cell office:value-type="date" office:date-value="2016-12-11T00:00:00" table:style-name="ce2">
            <text:p>11-12-2016</text:p>
          </table:table-cell>
          <table:table-cell office:value-type="date" office:date-value="2016-12-11T00:00:00" table:style-name="ce2">
            <text:p>11-12-2016</text:p>
          </table:table-cell>
          <table:table-cell table:style-name="ce1"/>
          <table:table-cell office:value-type="string" table:style-name="ce1">
            <text:p>Pride</text:p>
          </table:table-cell>
          <table:table-cell office:value-type="string" table:style-name="ce1">
            <text:p>https://www.imdb.com/title/tt316970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19" table:style-name="ce1">
            <text:p>119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Biography, Comedy, Drama, History, Romance</text:p>
          </table:table-cell>
          <table:table-cell office:value-type="float" office:value="44666" table:style-name="ce1">
            <text:p>44666</text:p>
          </table:table-cell>
          <table:table-cell office:value-type="date" office:date-value="2014-05-23T00:00:00" table:style-name="ce2">
            <text:p>23-5-2014</text:p>
          </table:table-cell>
          <table:table-cell office:value-type="string" table:style-name="ce1">
            <text:p>Matthew Warchus</text:p>
          </table:table-cell>
          <table:table-cell table:number-columns-repeated="2" table:style-name="ce1"/>
          <table:table-cell office:value-type="string" table:style-name="ce1">
            <text:p>7.72</text:p>
          </table:table-cell>
          <table:table-cell table:number-columns-repeated="16366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tt2737050</text:p>
          </table:table-cell>
          <table:table-cell office:value-type="date" office:date-value="2018-05-09T00:00:00" table:style-name="ce2">
            <text:p>9-5-2018</text:p>
          </table:table-cell>
          <table:table-cell office:value-type="date" office:date-value="2018-05-09T00:00:00" table:style-name="ce2">
            <text:p>9-5-2018</text:p>
          </table:table-cell>
          <table:table-cell table:style-name="ce1"/>
          <table:table-cell office:value-type="string" table:style-name="ce1">
            <text:p>Deux jours, une nuit</text:p>
          </table:table-cell>
          <table:table-cell office:value-type="string" table:style-name="ce1">
            <text:p>https://www.imdb.com/title/tt273705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95" table:style-name="ce1">
            <text:p>95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Drama</text:p>
          </table:table-cell>
          <table:table-cell office:value-type="float" office:value="39804" table:style-name="ce1">
            <text:p>39804</text:p>
          </table:table-cell>
          <table:table-cell office:value-type="date" office:date-value="2014-05-20T00:00:00" table:style-name="ce2">
            <text:p>20-5-2014</text:p>
          </table:table-cell>
          <table:table-cell office:value-type="string" table:style-name="ce1">
            <text:p>Luc Dardenne, Jean-Pierre Dardenne</text:p>
          </table:table-cell>
          <table:table-cell table:number-columns-repeated="2" table:style-name="ce1"/>
          <table:table-cell office:value-type="string" table:style-name="ce1">
            <text:p>7.72</text:p>
          </table:table-cell>
          <table:table-cell table:number-columns-repeated="1636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tt0118694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Faa yeung nin wa</text:p>
          </table:table-cell>
          <table:table-cell office:value-type="string" table:style-name="ce1">
            <text:p>https://www.imdb.com/title/tt011869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98" table:style-name="ce1">
            <text:p>98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Drama, Romance</text:p>
          </table:table-cell>
          <table:table-cell office:value-type="float" office:value="99153" table:style-name="ce1">
            <text:p>99153</text:p>
          </table:table-cell>
          <table:table-cell office:value-type="date" office:date-value="2000-05-20T00:00:00" table:style-name="ce2">
            <text:p>20-5-2000</text:p>
          </table:table-cell>
          <table:table-cell office:value-type="string" table:style-name="ce1">
            <text:p>Kar-Wai Wong</text:p>
          </table:table-cell>
          <table:table-cell table:number-columns-repeated="2" table:style-name="ce1"/>
          <table:table-cell office:value-type="string" table:style-name="ce1">
            <text:p>7.73</text:p>
          </table:table-cell>
          <table:table-cell table:number-columns-repeated="1636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tt037454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Bom yeoreum gaeul gyeoul geurigo bom</text:p>
          </table:table-cell>
          <table:table-cell office:value-type="string" table:style-name="ce1">
            <text:p>https://www.imdb.com/title/tt037454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03" table:style-name="ce1">
            <text:p>103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Drama, Romance</text:p>
          </table:table-cell>
          <table:table-cell office:value-type="float" office:value="69403" table:style-name="ce1">
            <text:p>69403</text:p>
          </table:table-cell>
          <table:table-cell office:value-type="date" office:date-value="2003-08-14T00:00:00" table:style-name="ce2">
            <text:p>14-8-2003</text:p>
          </table:table-cell>
          <table:table-cell office:value-type="string" table:style-name="ce1">
            <text:p>Ki-duk Kim</text:p>
          </table:table-cell>
          <table:table-cell table:number-columns-repeated="2" table:style-name="ce1"/>
          <table:table-cell office:value-type="string" table:style-name="ce1">
            <text:p>7.73</text:p>
          </table:table-cell>
          <table:table-cell table:number-columns-repeated="16366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tt3062880</text:p>
          </table:table-cell>
          <table:table-cell office:value-type="date" office:date-value="2017-11-13T00:00:00" table:style-name="ce2">
            <text:p>13-11-2017</text:p>
          </table:table-cell>
          <table:table-cell office:value-type="date" office:date-value="2017-11-13T00:00:00" table:style-name="ce2">
            <text:p>13-11-2017</text:p>
          </table:table-cell>
          <table:table-cell table:style-name="ce1"/>
          <table:table-cell office:value-type="string" table:style-name="ce1">
            <text:p>Gett</text:p>
          </table:table-cell>
          <table:table-cell office:value-type="string" table:style-name="ce1">
            <text:p>https://www.imdb.com/title/tt306288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15" table:style-name="ce1">
            <text:p>115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Drama</text:p>
          </table:table-cell>
          <table:table-cell office:value-type="float" office:value="5281" table:style-name="ce1">
            <text:p>5281</text:p>
          </table:table-cell>
          <table:table-cell office:value-type="date" office:date-value="2014-05-16T00:00:00" table:style-name="ce2">
            <text:p>16-5-2014</text:p>
          </table:table-cell>
          <table:table-cell office:value-type="string" table:style-name="ce1">
            <text:p>Ronit Elkabetz, Shlomi Elkabetz</text:p>
          </table:table-cell>
          <table:table-cell table:number-columns-repeated="2" table:style-name="ce1"/>
          <table:table-cell office:value-type="string" table:style-name="ce1">
            <text:p>7.73</text:p>
          </table:table-cell>
          <table:table-cell table:number-columns-repeated="16366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tt1164999</text:p>
          </table:table-cell>
          <table:table-cell office:value-type="date" office:date-value="2015-03-15T00:00:00" table:style-name="ce2">
            <text:p>15-3-2015</text:p>
          </table:table-cell>
          <table:table-cell office:value-type="date" office:date-value="2015-03-15T00:00:00" table:style-name="ce2">
            <text:p>15-3-2015</text:p>
          </table:table-cell>
          <table:table-cell table:style-name="ce1"/>
          <table:table-cell office:value-type="string" table:style-name="ce1">
            <text:p>Biutiful</text:p>
          </table:table-cell>
          <table:table-cell office:value-type="string" table:style-name="ce1">
            <text:p>https://www.imdb.com/title/tt116499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48" table:style-name="ce1">
            <text:p>148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Drama, Romance</text:p>
          </table:table-cell>
          <table:table-cell office:value-type="float" office:value="77951" table:style-name="ce1">
            <text:p>77951</text:p>
          </table:table-cell>
          <table:table-cell office:value-type="date" office:date-value="2010-05-17T00:00:00" table:style-name="ce2">
            <text:p>17-5-2010</text:p>
          </table:table-cell>
          <table:table-cell office:value-type="string" table:style-name="ce1">
            <text:p>Alejandro G. Iñárritu</text:p>
          </table:table-cell>
          <table:table-cell table:number-columns-repeated="2" table:style-name="ce1"/>
          <table:table-cell office:value-type="string" table:style-name="ce1">
            <text:p>7.73</text:p>
          </table:table-cell>
          <table:table-cell table:number-columns-repeated="16366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tt0878804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The Blind Side</text:p>
          </table:table-cell>
          <table:table-cell office:value-type="string" table:style-name="ce1">
            <text:p>https://www.imdb.com/title/tt087880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29" table:style-name="ce1">
            <text:p>129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Biography, Drama, Sport</text:p>
          </table:table-cell>
          <table:table-cell office:value-type="float" office:value="256364" table:style-name="ce1">
            <text:p>256364</text:p>
          </table:table-cell>
          <table:table-cell office:value-type="date" office:date-value="2009-11-17T00:00:00" table:style-name="ce2">
            <text:p>17-11-2009</text:p>
          </table:table-cell>
          <table:table-cell office:value-type="string" table:style-name="ce1">
            <text:p>John Lee Hancock</text:p>
          </table:table-cell>
          <table:table-cell table:number-columns-repeated="2" table:style-name="ce1"/>
          <table:table-cell office:value-type="string" table:style-name="ce1">
            <text:p>7.74</text:p>
          </table:table-cell>
          <table:table-cell table:number-columns-repeated="16366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tt1024648</text:p>
          </table:table-cell>
          <table:table-cell office:value-type="date" office:date-value="2015-03-15T00:00:00" table:style-name="ce2">
            <text:p>15-3-2015</text:p>
          </table:table-cell>
          <table:table-cell office:value-type="date" office:date-value="2015-03-15T00:00:00" table:style-name="ce2">
            <text:p>15-3-2015</text:p>
          </table:table-cell>
          <table:table-cell table:style-name="ce1"/>
          <table:table-cell office:value-type="string" table:style-name="ce1">
            <text:p>Argo</text:p>
          </table:table-cell>
          <table:table-cell office:value-type="string" table:style-name="ce1">
            <text:p>https://www.imdb.com/title/tt102464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20" table:style-name="ce1">
            <text:p>120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Biography, Drama, Thriller</text:p>
          </table:table-cell>
          <table:table-cell office:value-type="float" office:value="517190" table:style-name="ce1">
            <text:p>517190</text:p>
          </table:table-cell>
          <table:table-cell office:value-type="date" office:date-value="2012-08-31T00:00:00" table:style-name="ce2">
            <text:p>31-8-2012</text:p>
          </table:table-cell>
          <table:table-cell office:value-type="string" table:style-name="ce1">
            <text:p>Ben Affleck</text:p>
          </table:table-cell>
          <table:table-cell table:number-columns-repeated="2" table:style-name="ce1"/>
          <table:table-cell office:value-type="string" table:style-name="ce1">
            <text:p>7.74</text:p>
          </table:table-cell>
          <table:table-cell table:number-columns-repeated="1636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tt0443543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The Illusionist</text:p>
          </table:table-cell>
          <table:table-cell office:value-type="string" table:style-name="ce1">
            <text:p>https://www.imdb.com/title/tt044354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10" table:style-name="ce1">
            <text:p>11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Drama, Mystery, Romance, Thriller</text:p>
          </table:table-cell>
          <table:table-cell office:value-type="float" office:value="329203" table:style-name="ce1">
            <text:p>329203</text:p>
          </table:table-cell>
          <table:table-cell office:value-type="date" office:date-value="2006-01-22T00:00:00" table:style-name="ce2">
            <text:p>22-1-2006</text:p>
          </table:table-cell>
          <table:table-cell office:value-type="string" table:style-name="ce1">
            <text:p>Neil Burger</text:p>
          </table:table-cell>
          <table:table-cell table:number-columns-repeated="2" table:style-name="ce1"/>
          <table:table-cell office:value-type="string" table:style-name="ce1">
            <text:p>7.74</text:p>
          </table:table-cell>
          <table:table-cell table:number-columns-repeated="16366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tt0449088</text:p>
          </table:table-cell>
          <table:table-cell office:value-type="date" office:date-value="2016-12-11T00:00:00" table:style-name="ce2">
            <text:p>11-12-2016</text:p>
          </table:table-cell>
          <table:table-cell office:value-type="date" office:date-value="2016-12-11T00:00:00" table:style-name="ce2">
            <text:p>11-12-2016</text:p>
          </table:table-cell>
          <table:table-cell table:style-name="ce1"/>
          <table:table-cell office:value-type="string" table:style-name="ce1">
            <text:p>Pirates of the Caribbean: At World's End</text:p>
          </table:table-cell>
          <table:table-cell office:value-type="string" table:style-name="ce1">
            <text:p>https://www.imdb.com/title/tt044908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169" table:style-name="ce1">
            <text:p>169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ction, Adventure, Fantasy</text:p>
          </table:table-cell>
          <table:table-cell office:value-type="float" office:value="537583" table:style-name="ce1">
            <text:p>537583</text:p>
          </table:table-cell>
          <table:table-cell office:value-type="date" office:date-value="2007-05-19T00:00:00" table:style-name="ce2">
            <text:p>19-5-2007</text:p>
          </table:table-cell>
          <table:table-cell office:value-type="string" table:style-name="ce1">
            <text:p>Gore Verbinski</text:p>
          </table:table-cell>
          <table:table-cell table:number-columns-repeated="2" table:style-name="ce1"/>
          <table:table-cell office:value-type="string" table:style-name="ce1">
            <text:p>7.74</text:p>
          </table:table-cell>
          <table:table-cell table:number-columns-repeated="16366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tt7158582</text:p>
          </table:table-cell>
          <table:table-cell office:value-type="date" office:date-value="2018-09-08T00:00:00" table:style-name="ce2">
            <text:p>8-9-2018</text:p>
          </table:table-cell>
          <table:table-cell office:value-type="date" office:date-value="2018-09-08T00:00:00" table:style-name="ce2">
            <text:p>8-9-2018</text:p>
          </table:table-cell>
          <table:table-cell table:style-name="ce1"/>
          <table:table-cell office:value-type="string" table:style-name="ce1">
            <text:p>The Reports on Sarah and Saleem</text:p>
          </table:table-cell>
          <table:table-cell office:value-type="string" table:style-name="ce1">
            <text:p>https://www.imdb.com/title/tt715858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27" table:style-name="ce1">
            <text:p>127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Drama</text:p>
          </table:table-cell>
          <table:table-cell office:value-type="float" office:value="163" table:style-name="ce1">
            <text:p>163</text:p>
          </table:table-cell>
          <table:table-cell office:value-type="date" office:date-value="2018-01-28T00:00:00" table:style-name="ce2">
            <text:p>28-1-2018</text:p>
          </table:table-cell>
          <table:table-cell office:value-type="string" table:style-name="ce1">
            <text:p>Muayad Alayan</text:p>
          </table:table-cell>
          <table:table-cell table:number-columns-repeated="2" table:style-name="ce1"/>
          <table:table-cell office:value-type="string" table:style-name="ce1">
            <text:p>7.75</text:p>
          </table:table-cell>
          <table:table-cell table:number-columns-repeated="16366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tt1078588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My Sister's Keeper</text:p>
          </table:table-cell>
          <table:table-cell office:value-type="string" table:style-name="ce1">
            <text:p>https://www.imdb.com/title/tt107858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09" table:style-name="ce1">
            <text:p>109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Drama, Family</text:p>
          </table:table-cell>
          <table:table-cell office:value-type="float" office:value="82833" table:style-name="ce1">
            <text:p>82833</text:p>
          </table:table-cell>
          <table:table-cell office:value-type="date" office:date-value="2009-06-26T00:00:00" table:style-name="ce2">
            <text:p>26-6-2009</text:p>
          </table:table-cell>
          <table:table-cell office:value-type="string" table:style-name="ce1">
            <text:p>Nick Cassavetes</text:p>
          </table:table-cell>
          <table:table-cell table:number-columns-repeated="2" table:style-name="ce1"/>
          <table:table-cell office:value-type="string" table:style-name="ce1">
            <text:p>7.75</text:p>
          </table:table-cell>
          <table:table-cell table:number-columns-repeated="16366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tt2671706</text:p>
          </table:table-cell>
          <table:table-cell office:value-type="date" office:date-value="2017-03-06T00:00:00" table:style-name="ce2">
            <text:p>6-3-2017</text:p>
          </table:table-cell>
          <table:table-cell office:value-type="date" office:date-value="2017-03-06T00:00:00" table:style-name="ce2">
            <text:p>6-3-2017</text:p>
          </table:table-cell>
          <table:table-cell table:style-name="ce1"/>
          <table:table-cell office:value-type="string" table:style-name="ce1">
            <text:p>Fences</text:p>
          </table:table-cell>
          <table:table-cell office:value-type="string" table:style-name="ce1">
            <text:p>https://www.imdb.com/title/tt267170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39" table:style-name="ce1">
            <text:p>139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Drama</text:p>
          </table:table-cell>
          <table:table-cell office:value-type="float" office:value="78489" table:style-name="ce1">
            <text:p>78489</text:p>
          </table:table-cell>
          <table:table-cell office:value-type="date" office:date-value="2016-12-06T00:00:00" table:style-name="ce2">
            <text:p>6-12-2016</text:p>
          </table:table-cell>
          <table:table-cell office:value-type="string" table:style-name="ce1">
            <text:p>Denzel Washington</text:p>
          </table:table-cell>
          <table:table-cell table:number-columns-repeated="2" table:style-name="ce1"/>
          <table:table-cell office:value-type="string" table:style-name="ce1">
            <text:p>7.75</text:p>
          </table:table-cell>
          <table:table-cell table:number-columns-repeated="1636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tt0072890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Dog Day Afternoon</text:p>
          </table:table-cell>
          <table:table-cell office:value-type="string" table:style-name="ce1">
            <text:p>https://www.imdb.com/title/tt007289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25" table:style-name="ce1">
            <text:p>125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Biography, Crime, Drama, Thriller</text:p>
          </table:table-cell>
          <table:table-cell office:value-type="float" office:value="211878" table:style-name="ce1">
            <text:p>211878</text:p>
          </table:table-cell>
          <table:table-cell office:value-type="date" office:date-value="1975-09-20T00:00:00" table:style-name="ce2">
            <text:p>20-9-1975</text:p>
          </table:table-cell>
          <table:table-cell office:value-type="string" table:style-name="ce1">
            <text:p>Sidney Lumet</text:p>
          </table:table-cell>
          <table:table-cell table:number-columns-repeated="2" table:style-name="ce1"/>
          <table:table-cell office:value-type="string" table:style-name="ce1">
            <text:p>7.76</text:p>
          </table:table-cell>
          <table:table-cell table:number-columns-repeated="16366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tt0040367</text:p>
          </table:table-cell>
          <table:table-cell office:value-type="date" office:date-value="2017-02-20T00:00:00" table:style-name="ce2">
            <text:p>20-2-2017</text:p>
          </table:table-cell>
          <table:table-cell office:value-type="date" office:date-value="2017-02-20T00:00:00" table:style-name="ce2">
            <text:p>20-2-2017</text:p>
          </table:table-cell>
          <table:table-cell table:style-name="ce1"/>
          <table:table-cell office:value-type="string" table:style-name="ce1">
            <text:p>A Foreign Affair</text:p>
          </table:table-cell>
          <table:table-cell office:value-type="string" table:style-name="ce1">
            <text:p>https://www.imdb.com/title/tt004036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16" table:style-name="ce1">
            <text:p>116</text:p>
          </table:table-cell>
          <table:table-cell office:value-type="float" office:value="1948" table:style-name="ce1">
            <text:p>1948</text:p>
          </table:table-cell>
          <table:table-cell office:value-type="string" table:style-name="ce1">
            <text:p>Comedy, Drama, Romance</text:p>
          </table:table-cell>
          <table:table-cell office:value-type="float" office:value="5691" table:style-name="ce1">
            <text:p>5691</text:p>
          </table:table-cell>
          <table:table-cell office:value-type="date" office:date-value="1948-06-30T00:00:00" table:style-name="ce2">
            <text:p>30-6-1948</text:p>
          </table:table-cell>
          <table:table-cell office:value-type="string" table:style-name="ce1">
            <text:p>Billy Wilder</text:p>
          </table:table-cell>
          <table:table-cell table:number-columns-repeated="2" table:style-name="ce1"/>
          <table:table-cell office:value-type="string" table:style-name="ce1">
            <text:p>7.76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t016689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Straight Story</text:p>
          </table:table-cell>
          <table:table-cell office:value-type="string" table:style-name="ce1">
            <text:p>https://www.imdb.com/title/tt016689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12" table:style-name="ce1">
            <text:p>112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Biography, Drama</text:p>
          </table:table-cell>
          <table:table-cell office:value-type="float" office:value="72157" table:style-name="ce1">
            <text:p>72157</text:p>
          </table:table-cell>
          <table:table-cell office:value-type="date" office:date-value="1999-05-21T00:00:00" table:style-name="ce2">
            <text:p>21-5-1999</text:p>
          </table:table-cell>
          <table:table-cell office:value-type="string" table:style-name="ce1">
            <text:p>David Lynch</text:p>
          </table:table-cell>
          <table:table-cell table:number-columns-repeated="2" table:style-name="ce1"/>
          <table:table-cell office:value-type="string" table:style-name="ce1">
            <text:p>7.77</text:p>
          </table:table-cell>
          <table:table-cell table:number-columns-repeated="16366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tt2350496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Dabba</text:p>
          </table:table-cell>
          <table:table-cell office:value-type="string" table:style-name="ce1">
            <text:p>https://www.imdb.com/title/tt235049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04" table:style-name="ce1">
            <text:p>104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Drama, Romance</text:p>
          </table:table-cell>
          <table:table-cell office:value-type="float" office:value="40357" table:style-name="ce1">
            <text:p>40357</text:p>
          </table:table-cell>
          <table:table-cell office:value-type="date" office:date-value="2013-05-19T00:00:00" table:style-name="ce2">
            <text:p>19-5-2013</text:p>
          </table:table-cell>
          <table:table-cell office:value-type="string" table:style-name="ce1">
            <text:p>Ritesh Batra</text:p>
          </table:table-cell>
          <table:table-cell table:number-columns-repeated="2" table:style-name="ce1"/>
          <table:table-cell office:value-type="string" table:style-name="ce1">
            <text:p>7.77</text:p>
          </table:table-cell>
          <table:table-cell table:number-columns-repeated="16366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tt1707386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Les Misérables</text:p>
          </table:table-cell>
          <table:table-cell office:value-type="string" table:style-name="ce1">
            <text:p>https://www.imdb.com/title/tt170738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58" table:style-name="ce1">
            <text:p>158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Drama, History, Musical, Romance, War</text:p>
          </table:table-cell>
          <table:table-cell office:value-type="float" office:value="275647" table:style-name="ce1">
            <text:p>275647</text:p>
          </table:table-cell>
          <table:table-cell office:value-type="date" office:date-value="2012-12-05T00:00:00" table:style-name="ce2">
            <text:p>5-12-2012</text:p>
          </table:table-cell>
          <table:table-cell office:value-type="string" table:style-name="ce1">
            <text:p>Tom Hooper</text:p>
          </table:table-cell>
          <table:table-cell table:number-columns-repeated="2" table:style-name="ce1"/>
          <table:table-cell office:value-type="string" table:style-name="ce1">
            <text:p>7.77</text:p>
          </table:table-cell>
          <table:table-cell table:number-columns-repeated="16366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tt0127536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Elizabeth</text:p>
          </table:table-cell>
          <table:table-cell office:value-type="string" table:style-name="ce1">
            <text:p>https://www.imdb.com/title/tt012753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24" table:style-name="ce1">
            <text:p>124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Biography, Drama, History</text:p>
          </table:table-cell>
          <table:table-cell office:value-type="float" office:value="83046" table:style-name="ce1">
            <text:p>83046</text:p>
          </table:table-cell>
          <table:table-cell office:value-type="date" office:date-value="1998-09-08T00:00:00" table:style-name="ce2">
            <text:p>8-9-1998</text:p>
          </table:table-cell>
          <table:table-cell office:value-type="string" table:style-name="ce1">
            <text:p>Shekhar Kapur</text:p>
          </table:table-cell>
          <table:table-cell table:number-columns-repeated="2" table:style-name="ce1"/>
          <table:table-cell office:value-type="string" table:style-name="ce1">
            <text:p>7.77</text:p>
          </table:table-cell>
          <table:table-cell table:number-columns-repeated="1636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tt1291584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Warrior</text:p>
          </table:table-cell>
          <table:table-cell office:value-type="string" table:style-name="ce1">
            <text:p>https://www.imdb.com/title/tt129158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40" table:style-name="ce1">
            <text:p>140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Drama, Sport</text:p>
          </table:table-cell>
          <table:table-cell office:value-type="float" office:value="389165" table:style-name="ce1">
            <text:p>389165</text:p>
          </table:table-cell>
          <table:table-cell office:value-type="date" office:date-value="2011-09-09T00:00:00" table:style-name="ce2">
            <text:p>9-9-2011</text:p>
          </table:table-cell>
          <table:table-cell office:value-type="string" table:style-name="ce1">
            <text:p>Gavin O'Connor</text:p>
          </table:table-cell>
          <table:table-cell table:number-columns-repeated="2" table:style-name="ce1"/>
          <table:table-cell office:value-type="string" table:style-name="ce1">
            <text:p>7.78</text:p>
          </table:table-cell>
          <table:table-cell table:number-columns-repeated="1636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tt0107207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In the Name of the Father</text:p>
          </table:table-cell>
          <table:table-cell office:value-type="string" table:style-name="ce1">
            <text:p>https://www.imdb.com/title/tt010720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33" table:style-name="ce1">
            <text:p>133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Biography, Drama</text:p>
          </table:table-cell>
          <table:table-cell office:value-type="float" office:value="135173" table:style-name="ce1">
            <text:p>135173</text:p>
          </table:table-cell>
          <table:table-cell office:value-type="date" office:date-value="1993-12-12T00:00:00" table:style-name="ce2">
            <text:p>12-12-1993</text:p>
          </table:table-cell>
          <table:table-cell office:value-type="string" table:style-name="ce1">
            <text:p>Jim Sheridan</text:p>
          </table:table-cell>
          <table:table-cell table:number-columns-repeated="2" table:style-name="ce1"/>
          <table:table-cell office:value-type="string" table:style-name="ce1">
            <text:p>7.78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t010213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JFK</text:p>
          </table:table-cell>
          <table:table-cell office:value-type="string" table:style-name="ce1">
            <text:p>https://www.imdb.com/title/tt010213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89" table:style-name="ce1">
            <text:p>189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Drama, History, Thriller</text:p>
          </table:table-cell>
          <table:table-cell office:value-type="float" office:value="127098" table:style-name="ce1">
            <text:p>127098</text:p>
          </table:table-cell>
          <table:table-cell office:value-type="date" office:date-value="1991-12-20T00:00:00" table:style-name="ce2">
            <text:p>20-12-1991</text:p>
          </table:table-cell>
          <table:table-cell office:value-type="string" table:style-name="ce1">
            <text:p>Oliver Stone</text:p>
          </table:table-cell>
          <table:table-cell table:number-columns-repeated="2" table:style-name="ce1"/>
          <table:table-cell office:value-type="string" table:style-name="ce1">
            <text:p>7.78</text:p>
          </table:table-cell>
          <table:table-cell table:number-columns-repeated="16366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tt1723811</text:p>
          </table:table-cell>
          <table:table-cell office:value-type="date" office:date-value="2018-08-29T00:00:00" table:style-name="ce2">
            <text:p>29-8-2018</text:p>
          </table:table-cell>
          <table:table-cell office:value-type="date" office:date-value="2018-08-29T00:00:00" table:style-name="ce2">
            <text:p>29-8-2018</text:p>
          </table:table-cell>
          <table:table-cell table:style-name="ce1"/>
          <table:table-cell office:value-type="string" table:style-name="ce1">
            <text:p>Shame</text:p>
          </table:table-cell>
          <table:table-cell office:value-type="string" table:style-name="ce1">
            <text:p>https://www.imdb.com/title/tt172381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01" table:style-name="ce1">
            <text:p>101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Drama</text:p>
          </table:table-cell>
          <table:table-cell office:value-type="float" office:value="166154" table:style-name="ce1">
            <text:p>166154</text:p>
          </table:table-cell>
          <table:table-cell office:value-type="date" office:date-value="2011-09-04T00:00:00" table:style-name="ce2">
            <text:p>4-9-2011</text:p>
          </table:table-cell>
          <table:table-cell office:value-type="string" table:style-name="ce1">
            <text:p>Steve McQueen</text:p>
          </table:table-cell>
          <table:table-cell table:number-columns-repeated="2" table:style-name="ce1"/>
          <table:table-cell office:value-type="string" table:style-name="ce1">
            <text:p>7.78</text:p>
          </table:table-cell>
          <table:table-cell table:number-columns-repeated="1636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tt1588337</text:p>
          </table:table-cell>
          <table:table-cell office:value-type="date" office:date-value="2015-02-28T00:00:00" table:style-name="ce2">
            <text:p>28-2-2015</text:p>
          </table:table-cell>
          <table:table-cell office:value-type="date" office:date-value="2015-02-28T00:00:00" table:style-name="ce2">
            <text:p>28-2-2015</text:p>
          </table:table-cell>
          <table:table-cell table:style-name="ce1"/>
          <table:table-cell office:value-type="string" table:style-name="ce1">
            <text:p>Des hommes et des dieux</text:p>
          </table:table-cell>
          <table:table-cell office:value-type="string" table:style-name="ce1">
            <text:p>https://www.imdb.com/title/tt158833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22" table:style-name="ce1">
            <text:p>122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Drama, History</text:p>
          </table:table-cell>
          <table:table-cell office:value-type="float" office:value="13657" table:style-name="ce1">
            <text:p>13657</text:p>
          </table:table-cell>
          <table:table-cell office:value-type="date" office:date-value="2010-05-18T00:00:00" table:style-name="ce2">
            <text:p>18-5-2010</text:p>
          </table:table-cell>
          <table:table-cell office:value-type="string" table:style-name="ce1">
            <text:p>Xavier Beauvois</text:p>
          </table:table-cell>
          <table:table-cell table:number-columns-repeated="2" table:style-name="ce1"/>
          <table:table-cell office:value-type="string" table:style-name="ce1">
            <text:p>7.78</text:p>
          </table:table-cell>
          <table:table-cell table:number-columns-repeated="16366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tt0476735</text:p>
          </table:table-cell>
          <table:table-cell office:value-type="date" office:date-value="2016-12-09T00:00:00" table:style-name="ce2">
            <text:p>9-12-2016</text:p>
          </table:table-cell>
          <table:table-cell office:value-type="date" office:date-value="2016-12-09T00:00:00" table:style-name="ce2">
            <text:p>9-12-2016</text:p>
          </table:table-cell>
          <table:table-cell table:style-name="ce1"/>
          <table:table-cell office:value-type="string" table:style-name="ce1">
            <text:p>Babam ve Oglum</text:p>
          </table:table-cell>
          <table:table-cell office:value-type="string" table:style-name="ce1">
            <text:p>https://www.imdb.com/title/tt047673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4</text:p>
          </table:table-cell>
          <table:table-cell office:value-type="float" office:value="108" table:style-name="ce1">
            <text:p>108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Drama</text:p>
          </table:table-cell>
          <table:table-cell office:value-type="float" office:value="60700" table:style-name="ce1">
            <text:p>60700</text:p>
          </table:table-cell>
          <table:table-cell office:value-type="date" office:date-value="2005-11-18T00:00:00" table:style-name="ce2">
            <text:p>18-11-2005</text:p>
          </table:table-cell>
          <table:table-cell office:value-type="string" table:style-name="ce1">
            <text:p>Çagan Irmak</text:p>
          </table:table-cell>
          <table:table-cell table:number-columns-repeated="2" table:style-name="ce1"/>
          <table:table-cell office:value-type="string" table:style-name="ce1">
            <text:p>7.79</text:p>
          </table:table-cell>
          <table:table-cell table:number-columns-repeated="16366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tt1639426</text:p>
          </table:table-cell>
          <table:table-cell office:value-type="date" office:date-value="2016-12-10T00:00:00" table:style-name="ce2">
            <text:p>10-12-2016</text:p>
          </table:table-cell>
          <table:table-cell office:value-type="date" office:date-value="2016-12-10T00:00:00" table:style-name="ce2">
            <text:p>10-12-2016</text:p>
          </table:table-cell>
          <table:table-cell table:style-name="ce1"/>
          <table:table-cell office:value-type="string" table:style-name="ce1">
            <text:p>Udaan</text:p>
          </table:table-cell>
          <table:table-cell office:value-type="string" table:style-name="ce1">
            <text:p>https://www.imdb.com/title/tt163942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34" table:style-name="ce1">
            <text:p>134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Drama</text:p>
          </table:table-cell>
          <table:table-cell office:value-type="float" office:value="37357" table:style-name="ce1">
            <text:p>37357</text:p>
          </table:table-cell>
          <table:table-cell office:value-type="date" office:date-value="2010-05-19T00:00:00" table:style-name="ce2">
            <text:p>19-5-2010</text:p>
          </table:table-cell>
          <table:table-cell office:value-type="string" table:style-name="ce1">
            <text:p>Vikramaditya Motwane</text:p>
          </table:table-cell>
          <table:table-cell table:number-columns-repeated="2" table:style-name="ce1"/>
          <table:table-cell office:value-type="string" table:style-name="ce1">
            <text:p>7.79</text:p>
          </table:table-cell>
          <table:table-cell table:number-columns-repeated="1636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tt0369702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Mar adentro</text:p>
          </table:table-cell>
          <table:table-cell office:value-type="string" table:style-name="ce1">
            <text:p>https://www.imdb.com/title/tt036970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25" table:style-name="ce1">
            <text:p>125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Biography, Drama, Romance</text:p>
          </table:table-cell>
          <table:table-cell office:value-type="float" office:value="71048" table:style-name="ce1">
            <text:p>71048</text:p>
          </table:table-cell>
          <table:table-cell office:value-type="date" office:date-value="2004-09-02T00:00:00" table:style-name="ce2">
            <text:p>2-9-2004</text:p>
          </table:table-cell>
          <table:table-cell office:value-type="string" table:style-name="ce1">
            <text:p>Alejandro Amenábar</text:p>
          </table:table-cell>
          <table:table-cell table:number-columns-repeated="2" table:style-name="ce1"/>
          <table:table-cell office:value-type="string" table:style-name="ce1">
            <text:p>7.79</text:p>
          </table:table-cell>
          <table:table-cell table:number-columns-repeated="1636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tt011247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Before Sunrise</text:p>
          </table:table-cell>
          <table:table-cell office:value-type="string" table:style-name="ce1">
            <text:p>https://www.imdb.com/title/tt011247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01" table:style-name="ce1">
            <text:p>101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Drama, Romance</text:p>
          </table:table-cell>
          <table:table-cell office:value-type="float" office:value="226623" table:style-name="ce1">
            <text:p>226623</text:p>
          </table:table-cell>
          <table:table-cell office:value-type="date" office:date-value="1995-01-24T00:00:00" table:style-name="ce2">
            <text:p>24-1-1995</text:p>
          </table:table-cell>
          <table:table-cell office:value-type="string" table:style-name="ce1">
            <text:p>Richard Linklater</text:p>
          </table:table-cell>
          <table:table-cell table:number-columns-repeated="2" table:style-name="ce1"/>
          <table:table-cell office:value-type="string" table:style-name="ce1">
            <text:p>7.80</text:p>
          </table:table-cell>
          <table:table-cell table:number-columns-repeated="16366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tt2358891</text:p>
          </table:table-cell>
          <table:table-cell office:value-type="date" office:date-value="2018-05-09T00:00:00" table:style-name="ce2">
            <text:p>9-5-2018</text:p>
          </table:table-cell>
          <table:table-cell office:value-type="date" office:date-value="2018-05-09T00:00:00" table:style-name="ce2">
            <text:p>9-5-2018</text:p>
          </table:table-cell>
          <table:table-cell table:style-name="ce1"/>
          <table:table-cell office:value-type="string" table:style-name="ce1">
            <text:p>La grande bellezza</text:p>
          </table:table-cell>
          <table:table-cell office:value-type="string" table:style-name="ce1">
            <text:p>https://www.imdb.com/title/tt235889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41" table:style-name="ce1">
            <text:p>141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Drama</text:p>
          </table:table-cell>
          <table:table-cell office:value-type="float" office:value="68763" table:style-name="ce1">
            <text:p>68763</text:p>
          </table:table-cell>
          <table:table-cell office:value-type="date" office:date-value="2013-05-21T00:00:00" table:style-name="ce2">
            <text:p>21-5-2013</text:p>
          </table:table-cell>
          <table:table-cell office:value-type="string" table:style-name="ce1">
            <text:p>Paolo Sorrentino</text:p>
          </table:table-cell>
          <table:table-cell table:number-columns-repeated="2" table:style-name="ce1"/>
          <table:table-cell office:value-type="string" table:style-name="ce1">
            <text:p>7.80</text:p>
          </table:table-cell>
          <table:table-cell table:number-columns-repeated="1636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tt1210166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Moneyball</text:p>
          </table:table-cell>
          <table:table-cell office:value-type="string" table:style-name="ce1">
            <text:p>https://www.imdb.com/title/tt121016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33" table:style-name="ce1">
            <text:p>133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Biography, Drama, Sport</text:p>
          </table:table-cell>
          <table:table-cell office:value-type="float" office:value="315586" table:style-name="ce1">
            <text:p>315586</text:p>
          </table:table-cell>
          <table:table-cell office:value-type="date" office:date-value="2011-09-09T00:00:00" table:style-name="ce2">
            <text:p>9-9-2011</text:p>
          </table:table-cell>
          <table:table-cell office:value-type="string" table:style-name="ce1">
            <text:p>Bennett Miller</text:p>
          </table:table-cell>
          <table:table-cell table:number-columns-repeated="2" table:style-name="ce1"/>
          <table:table-cell office:value-type="string" table:style-name="ce1">
            <text:p>7.80</text:p>
          </table:table-cell>
          <table:table-cell table:number-columns-repeated="16366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tt3153634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So-won</text:p>
          </table:table-cell>
          <table:table-cell office:value-type="string" table:style-name="ce1">
            <text:p>https://www.imdb.com/title/tt315363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122" table:style-name="ce1">
            <text:p>122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Drama</text:p>
          </table:table-cell>
          <table:table-cell office:value-type="float" office:value="3555" table:style-name="ce1">
            <text:p>3555</text:p>
          </table:table-cell>
          <table:table-cell office:value-type="date" office:date-value="2013-10-02T00:00:00" table:style-name="ce2">
            <text:p>2-10-2013</text:p>
          </table:table-cell>
          <table:table-cell office:value-type="string" table:style-name="ce1">
            <text:p>Joon-ik Lee</text:p>
          </table:table-cell>
          <table:table-cell table:number-columns-repeated="2" table:style-name="ce1"/>
          <table:table-cell office:value-type="string" table:style-name="ce1">
            <text:p>7.81</text:p>
          </table:table-cell>
          <table:table-cell table:number-columns-repeated="1636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tt118899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My Name Is Khan</text:p>
          </table:table-cell>
          <table:table-cell office:value-type="string" table:style-name="ce1">
            <text:p>https://www.imdb.com/title/tt118899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65" table:style-name="ce1">
            <text:p>165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Drama</text:p>
          </table:table-cell>
          <table:table-cell office:value-type="float" office:value="86901" table:style-name="ce1">
            <text:p>86901</text:p>
          </table:table-cell>
          <table:table-cell office:value-type="date" office:date-value="2010-02-11T00:00:00" table:style-name="ce2">
            <text:p>11-2-2010</text:p>
          </table:table-cell>
          <table:table-cell office:value-type="string" table:style-name="ce1">
            <text:p>Karan Johar</text:p>
          </table:table-cell>
          <table:table-cell table:number-columns-repeated="2" table:style-name="ce1"/>
          <table:table-cell office:value-type="string" table:style-name="ce1">
            <text:p>7.81</text:p>
          </table:table-cell>
          <table:table-cell table:number-columns-repeated="16366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tt0964517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The Fighter</text:p>
          </table:table-cell>
          <table:table-cell office:value-type="string" table:style-name="ce1">
            <text:p>https://www.imdb.com/title/tt096451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16" table:style-name="ce1">
            <text:p>116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Biography, Drama, Sport</text:p>
          </table:table-cell>
          <table:table-cell office:value-type="float" office:value="306659" table:style-name="ce1">
            <text:p>306659</text:p>
          </table:table-cell>
          <table:table-cell office:value-type="date" office:date-value="2010-12-06T00:00:00" table:style-name="ce2">
            <text:p>6-12-2010</text:p>
          </table:table-cell>
          <table:table-cell office:value-type="string" table:style-name="ce1">
            <text:p>David O. Russell</text:p>
          </table:table-cell>
          <table:table-cell table:number-columns-repeated="2" table:style-name="ce1"/>
          <table:table-cell office:value-type="string" table:style-name="ce1">
            <text:p>7.81</text:p>
          </table:table-cell>
          <table:table-cell table:number-columns-repeated="16366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tt1935179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Mud</text:p>
          </table:table-cell>
          <table:table-cell office:value-type="string" table:style-name="ce1">
            <text:p>https://www.imdb.com/title/tt193517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30" table:style-name="ce1">
            <text:p>130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Drama</text:p>
          </table:table-cell>
          <table:table-cell office:value-type="float" office:value="152246" table:style-name="ce1">
            <text:p>152246</text:p>
          </table:table-cell>
          <table:table-cell office:value-type="date" office:date-value="2012-05-26T00:00:00" table:style-name="ce2">
            <text:p>26-5-2012</text:p>
          </table:table-cell>
          <table:table-cell office:value-type="string" table:style-name="ce1">
            <text:p>Jeff Nichols</text:p>
          </table:table-cell>
          <table:table-cell table:number-columns-repeated="2" table:style-name="ce1"/>
          <table:table-cell office:value-type="string" table:style-name="ce1">
            <text:p>7.81</text:p>
          </table:table-cell>
          <table:table-cell table:number-columns-repeated="16366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tt3612616</text:p>
          </table:table-cell>
          <table:table-cell office:value-type="date" office:date-value="2018-05-09T00:00:00" table:style-name="ce2">
            <text:p>9-5-2018</text:p>
          </table:table-cell>
          <table:table-cell office:value-type="date" office:date-value="2018-05-09T00:00:00" table:style-name="ce2">
            <text:p>9-5-2018</text:p>
          </table:table-cell>
          <table:table-cell table:style-name="ce1"/>
          <table:table-cell office:value-type="string" table:style-name="ce1">
            <text:p>Mommy</text:p>
          </table:table-cell>
          <table:table-cell office:value-type="string" table:style-name="ce1">
            <text:p>https://www.imdb.com/title/tt361261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39" table:style-name="ce1">
            <text:p>139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Drama</text:p>
          </table:table-cell>
          <table:table-cell office:value-type="float" office:value="40262" table:style-name="ce1">
            <text:p>40262</text:p>
          </table:table-cell>
          <table:table-cell office:value-type="date" office:date-value="2014-05-22T00:00:00" table:style-name="ce2">
            <text:p>22-5-2014</text:p>
          </table:table-cell>
          <table:table-cell office:value-type="string" table:style-name="ce1">
            <text:p>Xavier Dolan</text:p>
          </table:table-cell>
          <table:table-cell table:number-columns-repeated="2" table:style-name="ce1"/>
          <table:table-cell office:value-type="string" table:style-name="ce1">
            <text:p>7.82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tt0283509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No Man's Land</text:p>
          </table:table-cell>
          <table:table-cell office:value-type="string" table:style-name="ce1">
            <text:p>https://www.imdb.com/title/tt028350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8" table:style-name="ce1">
            <text:p>98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Drama, War</text:p>
          </table:table-cell>
          <table:table-cell office:value-type="float" office:value="41028" table:style-name="ce1">
            <text:p>41028</text:p>
          </table:table-cell>
          <table:table-cell office:value-type="date" office:date-value="2001-05-12T00:00:00" table:style-name="ce2">
            <text:p>12-5-2001</text:p>
          </table:table-cell>
          <table:table-cell office:value-type="string" table:style-name="ce1">
            <text:p>Danis Tanovic</text:p>
          </table:table-cell>
          <table:table-cell table:number-columns-repeated="2" table:style-name="ce1"/>
          <table:table-cell office:value-type="string" table:style-name="ce1">
            <text:p>7.82</text:p>
          </table:table-cell>
          <table:table-cell table:number-columns-repeated="16366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tt2758880</text:p>
          </table:table-cell>
          <table:table-cell office:value-type="date" office:date-value="2018-05-09T00:00:00" table:style-name="ce2">
            <text:p>9-5-2018</text:p>
          </table:table-cell>
          <table:table-cell office:value-type="date" office:date-value="2018-05-09T00:00:00" table:style-name="ce2">
            <text:p>9-5-2018</text:p>
          </table:table-cell>
          <table:table-cell table:style-name="ce1"/>
          <table:table-cell office:value-type="string" table:style-name="ce1">
            <text:p>Kis Uykusu</text:p>
          </table:table-cell>
          <table:table-cell office:value-type="string" table:style-name="ce1">
            <text:p>https://www.imdb.com/title/tt275888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96" table:style-name="ce1">
            <text:p>196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Drama</text:p>
          </table:table-cell>
          <table:table-cell office:value-type="float" office:value="33530" table:style-name="ce1">
            <text:p>33530</text:p>
          </table:table-cell>
          <table:table-cell office:value-type="date" office:date-value="2014-05-16T00:00:00" table:style-name="ce2">
            <text:p>16-5-2014</text:p>
          </table:table-cell>
          <table:table-cell office:value-type="string" table:style-name="ce1">
            <text:p>Nuri Bilge Ceylan</text:p>
          </table:table-cell>
          <table:table-cell table:number-columns-repeated="2" table:style-name="ce1"/>
          <table:table-cell office:value-type="string" table:style-name="ce1">
            <text:p>7.83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tt237024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Short Term 12</text:p>
          </table:table-cell>
          <table:table-cell office:value-type="string" table:style-name="ce1">
            <text:p>https://www.imdb.com/title/tt237024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6" table:style-name="ce1">
            <text:p>96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Drama</text:p>
          </table:table-cell>
          <table:table-cell office:value-type="float" office:value="69201" table:style-name="ce1">
            <text:p>69201</text:p>
          </table:table-cell>
          <table:table-cell office:value-type="date" office:date-value="2013-03-10T00:00:00" table:style-name="ce2">
            <text:p>10-3-2013</text:p>
          </table:table-cell>
          <table:table-cell office:value-type="string" table:style-name="ce1">
            <text:p>Destin Daniel Cretton</text:p>
          </table:table-cell>
          <table:table-cell table:number-columns-repeated="2" table:style-name="ce1"/>
          <table:table-cell office:value-type="string" table:style-name="ce1">
            <text:p>7.83</text:p>
          </table:table-cell>
          <table:table-cell table:number-columns-repeated="1636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tt0057565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Tengoku to jigoku</text:p>
          </table:table-cell>
          <table:table-cell office:value-type="string" table:style-name="ce1">
            <text:p>https://www.imdb.com/title/tt005756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4</text:p>
          </table:table-cell>
          <table:table-cell office:value-type="float" office:value="143" table:style-name="ce1">
            <text:p>143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Crime, Drama, Mystery, Thriller</text:p>
          </table:table-cell>
          <table:table-cell office:value-type="float" office:value="22384" table:style-name="ce1">
            <text:p>22384</text:p>
          </table:table-cell>
          <table:table-cell office:value-type="date" office:date-value="1963-03-01T00:00:00" table:style-name="ce2">
            <text:p>1-3-1963</text:p>
          </table:table-cell>
          <table:table-cell office:value-type="string" table:style-name="ce1">
            <text:p>Akira Kurosawa</text:p>
          </table:table-cell>
          <table:table-cell table:number-columns-repeated="2" table:style-name="ce1"/>
          <table:table-cell office:value-type="string" table:style-name="ce1">
            <text:p>7.84</text:p>
          </table:table-cell>
          <table:table-cell table:number-columns-repeated="1636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tt0015864</text:p>
          </table:table-cell>
          <table:table-cell office:value-type="date" office:date-value="2015-03-15T00:00:00" table:style-name="ce2">
            <text:p>15-3-2015</text:p>
          </table:table-cell>
          <table:table-cell office:value-type="date" office:date-value="2015-03-15T00:00:00" table:style-name="ce2">
            <text:p>15-3-2015</text:p>
          </table:table-cell>
          <table:table-cell table:style-name="ce1"/>
          <table:table-cell office:value-type="string" table:style-name="ce1">
            <text:p>The Gold Rush</text:p>
          </table:table-cell>
          <table:table-cell office:value-type="string" table:style-name="ce1">
            <text:p>https://www.imdb.com/title/tt001586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95" table:style-name="ce1">
            <text:p>95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Adventure, Comedy, Drama, Family</text:p>
          </table:table-cell>
          <table:table-cell office:value-type="float" office:value="84757" table:style-name="ce1">
            <text:p>84757</text:p>
          </table:table-cell>
          <table:table-cell office:value-type="date" office:date-value="1925-06-26T00:00:00" table:style-name="ce2">
            <text:p>26-6-1925</text:p>
          </table:table-cell>
          <table:table-cell office:value-type="string" table:style-name="ce1">
            <text:p>Charles Chaplin</text:p>
          </table:table-cell>
          <table:table-cell table:number-columns-repeated="2" table:style-name="ce1"/>
          <table:table-cell office:value-type="string" table:style-name="ce1">
            <text:p>7.84</text:p>
          </table:table-cell>
          <table:table-cell table:number-columns-repeated="1636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tt0120863</text:p>
          </table:table-cell>
          <table:table-cell office:value-type="date" office:date-value="2015-03-15T00:00:00" table:style-name="ce2">
            <text:p>15-3-2015</text:p>
          </table:table-cell>
          <table:table-cell office:value-type="date" office:date-value="2015-03-15T00:00:00" table:style-name="ce2">
            <text:p>15-3-2015</text:p>
          </table:table-cell>
          <table:table-cell table:style-name="ce1"/>
          <table:table-cell office:value-type="string" table:style-name="ce1">
            <text:p>The Thin Red Line</text:p>
          </table:table-cell>
          <table:table-cell office:value-type="string" table:style-name="ce1">
            <text:p>https://www.imdb.com/title/tt012086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70" table:style-name="ce1">
            <text:p>170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Drama, War</text:p>
          </table:table-cell>
          <table:table-cell office:value-type="float" office:value="155730" table:style-name="ce1">
            <text:p>155730</text:p>
          </table:table-cell>
          <table:table-cell office:value-type="date" office:date-value="1998-12-22T00:00:00" table:style-name="ce2">
            <text:p>22-12-1998</text:p>
          </table:table-cell>
          <table:table-cell office:value-type="string" table:style-name="ce1">
            <text:p>Terrence Malick</text:p>
          </table:table-cell>
          <table:table-cell table:number-columns-repeated="2" table:style-name="ce1"/>
          <table:table-cell office:value-type="string" table:style-name="ce1">
            <text:p>7.84</text:p>
          </table:table-cell>
          <table:table-cell table:number-columns-repeated="16366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tt0436697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The Queen</text:p>
          </table:table-cell>
          <table:table-cell office:value-type="string" table:style-name="ce1">
            <text:p>https://www.imdb.com/title/tt043669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03" table:style-name="ce1">
            <text:p>103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Biography, Drama, History</text:p>
          </table:table-cell>
          <table:table-cell office:value-type="float" office:value="95283" table:style-name="ce1">
            <text:p>95283</text:p>
          </table:table-cell>
          <table:table-cell office:value-type="date" office:date-value="2006-09-02T00:00:00" table:style-name="ce2">
            <text:p>2-9-2006</text:p>
          </table:table-cell>
          <table:table-cell office:value-type="string" table:style-name="ce1">
            <text:p>Stephen Frears</text:p>
          </table:table-cell>
          <table:table-cell table:number-columns-repeated="2" table:style-name="ce1"/>
          <table:table-cell office:value-type="string" table:style-name="ce1">
            <text:p>7.84</text:p>
          </table:table-cell>
          <table:table-cell table:number-columns-repeated="1636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tt0036613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Arsenic and Old Lace</text:p>
          </table:table-cell>
          <table:table-cell office:value-type="string" table:style-name="ce1">
            <text:p>https://www.imdb.com/title/tt003661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18" table:style-name="ce1">
            <text:p>118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Comedy, Crime, Thriller</text:p>
          </table:table-cell>
          <table:table-cell office:value-type="float" office:value="59866" table:style-name="ce1">
            <text:p>59866</text:p>
          </table:table-cell>
          <table:table-cell office:value-type="date" office:date-value="1944-09-01T00:00:00" table:style-name="ce2">
            <text:p>1-9-1944</text:p>
          </table:table-cell>
          <table:table-cell office:value-type="string" table:style-name="ce1">
            <text:p>Frank Capra</text:p>
          </table:table-cell>
          <table:table-cell table:number-columns-repeated="2" table:style-name="ce1"/>
          <table:table-cell office:value-type="string" table:style-name="ce1">
            <text:p>7.86</text:p>
          </table:table-cell>
          <table:table-cell table:number-columns-repeated="16366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tt0071360</text:p>
          </table:table-cell>
          <table:table-cell office:value-type="date" office:date-value="2018-09-13T00:00:00" table:style-name="ce2">
            <text:p>13-9-2018</text:p>
          </table:table-cell>
          <table:table-cell office:value-type="date" office:date-value="2018-09-13T00:00:00" table:style-name="ce2">
            <text:p>13-9-2018</text:p>
          </table:table-cell>
          <table:table-cell table:style-name="ce1"/>
          <table:table-cell office:value-type="string" table:style-name="ce1">
            <text:p>The Conversation</text:p>
          </table:table-cell>
          <table:table-cell office:value-type="string" table:style-name="ce1">
            <text:p>https://www.imdb.com/title/tt007136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13" table:style-name="ce1">
            <text:p>113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Drama, Mystery, Thriller</text:p>
          </table:table-cell>
          <table:table-cell office:value-type="float" office:value="84311" table:style-name="ce1">
            <text:p>84311</text:p>
          </table:table-cell>
          <table:table-cell office:value-type="date" office:date-value="1974-04-07T00:00:00" table:style-name="ce2">
            <text:p>7-4-1974</text:p>
          </table:table-cell>
          <table:table-cell office:value-type="string" table:style-name="ce1">
            <text:p>Francis Ford Coppola</text:p>
          </table:table-cell>
          <table:table-cell table:number-columns-repeated="2" table:style-name="ce1"/>
          <table:table-cell office:value-type="string" table:style-name="ce1">
            <text:p>7.86</text:p>
          </table:table-cell>
          <table:table-cell table:number-columns-repeated="1636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tt220941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Before Midnight</text:p>
          </table:table-cell>
          <table:table-cell office:value-type="string" table:style-name="ce1">
            <text:p>https://www.imdb.com/title/tt220941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09" table:style-name="ce1">
            <text:p>109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Drama, Romance</text:p>
          </table:table-cell>
          <table:table-cell office:value-type="float" office:value="116970" table:style-name="ce1">
            <text:p>116970</text:p>
          </table:table-cell>
          <table:table-cell office:value-type="date" office:date-value="2013-01-20T00:00:00" table:style-name="ce2">
            <text:p>20-1-2013</text:p>
          </table:table-cell>
          <table:table-cell office:value-type="string" table:style-name="ce1">
            <text:p>Richard Linklater</text:p>
          </table:table-cell>
          <table:table-cell table:number-columns-repeated="2" table:style-name="ce1"/>
          <table:table-cell office:value-type="string" table:style-name="ce1">
            <text:p>7.86</text:p>
          </table:table-cell>
          <table:table-cell table:number-columns-repeated="16366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tt1276419</text:p>
          </table:table-cell>
          <table:table-cell office:value-type="date" office:date-value="2016-09-08T00:00:00" table:style-name="ce2">
            <text:p>8-9-2016</text:p>
          </table:table-cell>
          <table:table-cell office:value-type="date" office:date-value="2016-09-08T00:00:00" table:style-name="ce2">
            <text:p>8-9-2016</text:p>
          </table:table-cell>
          <table:table-cell table:style-name="ce1"/>
          <table:table-cell office:value-type="string" table:style-name="ce1">
            <text:p>En kongelig affære</text:p>
          </table:table-cell>
          <table:table-cell office:value-type="string" table:style-name="ce1">
            <text:p>https://www.imdb.com/title/tt127641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37" table:style-name="ce1">
            <text:p>137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Biography, Drama, History, Romance</text:p>
          </table:table-cell>
          <table:table-cell office:value-type="float" office:value="39579" table:style-name="ce1">
            <text:p>39579</text:p>
          </table:table-cell>
          <table:table-cell office:value-type="date" office:date-value="2012-02-16T00:00:00" table:style-name="ce2">
            <text:p>16-2-2012</text:p>
          </table:table-cell>
          <table:table-cell office:value-type="string" table:style-name="ce1">
            <text:p>Nikolaj Arcel</text:p>
          </table:table-cell>
          <table:table-cell table:number-columns-repeated="2" table:style-name="ce1"/>
          <table:table-cell office:value-type="string" table:style-name="ce1">
            <text:p>7.86</text:p>
          </table:table-cell>
          <table:table-cell table:number-columns-repeated="1636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tt0976051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The Reader</text:p>
          </table:table-cell>
          <table:table-cell office:value-type="string" table:style-name="ce1">
            <text:p>https://www.imdb.com/title/tt097605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24" table:style-name="ce1">
            <text:p>124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Drama, Romance</text:p>
          </table:table-cell>
          <table:table-cell office:value-type="float" office:value="211616" table:style-name="ce1">
            <text:p>211616</text:p>
          </table:table-cell>
          <table:table-cell office:value-type="date" office:date-value="2008-12-10T00:00:00" table:style-name="ce2">
            <text:p>10-12-2008</text:p>
          </table:table-cell>
          <table:table-cell office:value-type="string" table:style-name="ce1">
            <text:p>Stephen Daldry</text:p>
          </table:table-cell>
          <table:table-cell table:number-columns-repeated="2" table:style-name="ce1"/>
          <table:table-cell office:value-type="string" table:style-name="ce1">
            <text:p>7.86</text:p>
          </table:table-cell>
          <table:table-cell table:number-columns-repeated="1636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tt038168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Before Sunset</text:p>
          </table:table-cell>
          <table:table-cell office:value-type="string" table:style-name="ce1">
            <text:p>https://www.imdb.com/title/tt038168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80" table:style-name="ce1">
            <text:p>8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Drama, Romance</text:p>
          </table:table-cell>
          <table:table-cell office:value-type="float" office:value="197977" table:style-name="ce1">
            <text:p>197977</text:p>
          </table:table-cell>
          <table:table-cell office:value-type="date" office:date-value="2004-02-10T00:00:00" table:style-name="ce2">
            <text:p>10-2-2004</text:p>
          </table:table-cell>
          <table:table-cell office:value-type="string" table:style-name="ce1">
            <text:p>Richard Linklater</text:p>
          </table:table-cell>
          <table:table-cell table:number-columns-repeated="2" table:style-name="ce1"/>
          <table:table-cell office:value-type="string" table:style-name="ce1">
            <text:p>7.87</text:p>
          </table:table-cell>
          <table:table-cell table:number-columns-repeated="16366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tt2431286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Philomena</text:p>
          </table:table-cell>
          <table:table-cell office:value-type="string" table:style-name="ce1">
            <text:p>https://www.imdb.com/title/tt243128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98" table:style-name="ce1">
            <text:p>98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Biography, Drama</text:p>
          </table:table-cell>
          <table:table-cell office:value-type="float" office:value="86292" table:style-name="ce1">
            <text:p>86292</text:p>
          </table:table-cell>
          <table:table-cell office:value-type="date" office:date-value="2013-08-31T00:00:00" table:style-name="ce2">
            <text:p>31-8-2013</text:p>
          </table:table-cell>
          <table:table-cell office:value-type="string" table:style-name="ce1">
            <text:p>Stephen Frears</text:p>
          </table:table-cell>
          <table:table-cell table:number-columns-repeated="2" table:style-name="ce1"/>
          <table:table-cell office:value-type="string" table:style-name="ce1">
            <text:p>7.88</text:p>
          </table:table-cell>
          <table:table-cell table:number-columns-repeated="1636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tt008988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Ran</text:p>
          </table:table-cell>
          <table:table-cell office:value-type="string" table:style-name="ce1">
            <text:p>https://www.imdb.com/title/tt008988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62" table:style-name="ce1">
            <text:p>162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Action, Drama</text:p>
          </table:table-cell>
          <table:table-cell office:value-type="float" office:value="94934" table:style-name="ce1">
            <text:p>94934</text:p>
          </table:table-cell>
          <table:table-cell office:value-type="date" office:date-value="1985-05-25T00:00:00" table:style-name="ce2">
            <text:p>25-5-1985</text:p>
          </table:table-cell>
          <table:table-cell office:value-type="string" table:style-name="ce1">
            <text:p>Akira Kurosawa</text:p>
          </table:table-cell>
          <table:table-cell table:number-columns-repeated="2" table:style-name="ce1"/>
          <table:table-cell office:value-type="string" table:style-name="ce1">
            <text:p>7.89</text:p>
          </table:table-cell>
          <table:table-cell table:number-columns-repeated="1636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tt0401383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Le scaphandre et le papillon</text:p>
          </table:table-cell>
          <table:table-cell office:value-type="string" table:style-name="ce1">
            <text:p>https://www.imdb.com/title/tt040138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12" table:style-name="ce1">
            <text:p>112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Biography, Drama</text:p>
          </table:table-cell>
          <table:table-cell office:value-type="float" office:value="96645" table:style-name="ce1">
            <text:p>96645</text:p>
          </table:table-cell>
          <table:table-cell office:value-type="date" office:date-value="2007-05-22T00:00:00" table:style-name="ce2">
            <text:p>22-5-2007</text:p>
          </table:table-cell>
          <table:table-cell office:value-type="string" table:style-name="ce1">
            <text:p>Julian Schnabel</text:p>
          </table:table-cell>
          <table:table-cell table:number-columns-repeated="2" table:style-name="ce1"/>
          <table:table-cell office:value-type="string" table:style-name="ce1">
            <text:p>7.89</text:p>
          </table:table-cell>
          <table:table-cell table:number-columns-repeated="1636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tt0308644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Finding Neverland</text:p>
          </table:table-cell>
          <table:table-cell office:value-type="string" table:style-name="ce1">
            <text:p>https://www.imdb.com/title/tt030864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06" table:style-name="ce1">
            <text:p>106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Biography, Drama, Family</text:p>
          </table:table-cell>
          <table:table-cell office:value-type="float" office:value="187382" table:style-name="ce1">
            <text:p>187382</text:p>
          </table:table-cell>
          <table:table-cell office:value-type="date" office:date-value="2004-09-04T00:00:00" table:style-name="ce2">
            <text:p>4-9-2004</text:p>
          </table:table-cell>
          <table:table-cell office:value-type="string" table:style-name="ce1">
            <text:p>Marc Forster</text:p>
          </table:table-cell>
          <table:table-cell table:number-columns-repeated="2" table:style-name="ce1"/>
          <table:table-cell office:value-type="string" table:style-name="ce1">
            <text:p>7.89</text:p>
          </table:table-cell>
          <table:table-cell table:number-columns-repeated="16366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tt1013753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Milk</text:p>
          </table:table-cell>
          <table:table-cell office:value-type="string" table:style-name="ce1">
            <text:p>https://www.imdb.com/title/tt101375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28" table:style-name="ce1">
            <text:p>128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Biography, Drama</text:p>
          </table:table-cell>
          <table:table-cell office:value-type="float" office:value="151444" table:style-name="ce1">
            <text:p>151444</text:p>
          </table:table-cell>
          <table:table-cell office:value-type="date" office:date-value="2008-10-28T00:00:00" table:style-name="ce2">
            <text:p>28-10-2008</text:p>
          </table:table-cell>
          <table:table-cell office:value-type="string" table:style-name="ce1">
            <text:p>Gus Van Sant</text:p>
          </table:table-cell>
          <table:table-cell table:number-columns-repeated="2" table:style-name="ce1"/>
          <table:table-cell office:value-type="string" table:style-name="ce1">
            <text:p>7.89</text:p>
          </table:table-cell>
          <table:table-cell table:number-columns-repeated="16366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tt1856101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Blade Runner 2049</text:p>
          </table:table-cell>
          <table:table-cell office:value-type="string" table:style-name="ce1">
            <text:p>https://www.imdb.com/title/tt185610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64" table:style-name="ce1">
            <text:p>164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Drama, Mystery, Sci-Fi, Thriller</text:p>
          </table:table-cell>
          <table:table-cell office:value-type="float" office:value="329425" table:style-name="ce1">
            <text:p>329425</text:p>
          </table:table-cell>
          <table:table-cell office:value-type="date" office:date-value="2017-10-03T00:00:00" table:style-name="ce2">
            <text:p>3-10-2017</text:p>
          </table:table-cell>
          <table:table-cell office:value-type="string" table:style-name="ce1">
            <text:p>Denis Villeneuve</text:p>
          </table:table-cell>
          <table:table-cell table:number-columns-repeated="2" table:style-name="ce1"/>
          <table:table-cell office:value-type="string" table:style-name="ce1">
            <text:p>7.91</text:p>
          </table:table-cell>
          <table:table-cell table:number-columns-repeated="1636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tt0111495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rois couleurs: Rouge</text:p>
          </table:table-cell>
          <table:table-cell office:value-type="string" table:style-name="ce1">
            <text:p>https://www.imdb.com/title/tt011149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99" table:style-name="ce1">
            <text:p>99</text:p>
          </table:table-cell>
          <table:table-cell office:value-type="float" office:value="1994" table:style-name="ce1">
            <text:p>1994</text:p>
          </table:table-cell>
          <table:table-cell office:value-type="string" table:style-name="ce1">
            <text:p>Drama, Mystery, Romance</text:p>
          </table:table-cell>
          <table:table-cell office:value-type="float" office:value="75826" table:style-name="ce1">
            <text:p>75826</text:p>
          </table:table-cell>
          <table:table-cell office:value-type="date" office:date-value="1994-05-16T00:00:00" table:style-name="ce2">
            <text:p>16-5-1994</text:p>
          </table:table-cell>
          <table:table-cell office:value-type="string" table:style-name="ce1">
            <text:p>Krzysztof Kieslowski</text:p>
          </table:table-cell>
          <table:table-cell table:number-columns-repeated="2" table:style-name="ce1"/>
          <table:table-cell office:value-type="string" table:style-name="ce1">
            <text:p>7.91</text:p>
          </table:table-cell>
          <table:table-cell table:number-columns-repeated="16366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tt4975722</text:p>
          </table:table-cell>
          <table:table-cell office:value-type="date" office:date-value="2016-12-10T00:00:00" table:style-name="ce2">
            <text:p>10-12-2016</text:p>
          </table:table-cell>
          <table:table-cell office:value-type="date" office:date-value="2016-12-10T00:00:00" table:style-name="ce2">
            <text:p>10-12-2016</text:p>
          </table:table-cell>
          <table:table-cell table:style-name="ce1"/>
          <table:table-cell office:value-type="string" table:style-name="ce1">
            <text:p>Moonlight</text:p>
          </table:table-cell>
          <table:table-cell office:value-type="string" table:style-name="ce1">
            <text:p>https://www.imdb.com/title/tt497572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11" table:style-name="ce1">
            <text:p>111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Drama</text:p>
          </table:table-cell>
          <table:table-cell office:value-type="float" office:value="203565" table:style-name="ce1">
            <text:p>203565</text:p>
          </table:table-cell>
          <table:table-cell office:value-type="date" office:date-value="2016-09-02T00:00:00" table:style-name="ce2">
            <text:p>2-9-2016</text:p>
          </table:table-cell>
          <table:table-cell office:value-type="string" table:style-name="ce1">
            <text:p>Barry Jenkins</text:p>
          </table:table-cell>
          <table:table-cell table:number-columns-repeated="2" table:style-name="ce1"/>
          <table:table-cell office:value-type="string" table:style-name="ce1">
            <text:p>7.91</text:p>
          </table:table-cell>
          <table:table-cell table:number-columns-repeated="16366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tt0810819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The Danish Girl</text:p>
          </table:table-cell>
          <table:table-cell office:value-type="string" table:style-name="ce1">
            <text:p>https://www.imdb.com/title/tt081081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119" table:style-name="ce1">
            <text:p>119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Biography, Drama, History, Romance</text:p>
          </table:table-cell>
          <table:table-cell office:value-type="float" office:value="135658" table:style-name="ce1">
            <text:p>135658</text:p>
          </table:table-cell>
          <table:table-cell office:value-type="date" office:date-value="2015-09-05T00:00:00" table:style-name="ce2">
            <text:p>5-9-2015</text:p>
          </table:table-cell>
          <table:table-cell office:value-type="string" table:style-name="ce1">
            <text:p>Tom Hooper</text:p>
          </table:table-cell>
          <table:table-cell table:number-columns-repeated="2" table:style-name="ce1"/>
          <table:table-cell office:value-type="string" table:style-name="ce1">
            <text:p>7.91</text:p>
          </table:table-cell>
          <table:table-cell table:number-columns-repeated="16366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tt3007512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The Water Diviner</text:p>
          </table:table-cell>
          <table:table-cell office:value-type="string" table:style-name="ce1">
            <text:p>https://www.imdb.com/title/tt300751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111" table:style-name="ce1">
            <text:p>111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Drama, History, War</text:p>
          </table:table-cell>
          <table:table-cell office:value-type="float" office:value="64462" table:style-name="ce1">
            <text:p>64462</text:p>
          </table:table-cell>
          <table:table-cell office:value-type="date" office:date-value="2014-12-11T00:00:00" table:style-name="ce2">
            <text:p>11-12-2014</text:p>
          </table:table-cell>
          <table:table-cell office:value-type="string" table:style-name="ce1">
            <text:p>Russell Crowe</text:p>
          </table:table-cell>
          <table:table-cell table:number-columns-repeated="2" table:style-name="ce1"/>
          <table:table-cell office:value-type="string" table:style-name="ce1">
            <text:p>7.91</text:p>
          </table:table-cell>
          <table:table-cell table:number-columns-repeated="16366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tt0986264</text:p>
          </table:table-cell>
          <table:table-cell office:value-type="date" office:date-value="2016-12-09T00:00:00" table:style-name="ce2">
            <text:p>9-12-2016</text:p>
          </table:table-cell>
          <table:table-cell office:value-type="date" office:date-value="2016-12-09T00:00:00" table:style-name="ce2">
            <text:p>9-12-2016</text:p>
          </table:table-cell>
          <table:table-cell table:style-name="ce1"/>
          <table:table-cell office:value-type="string" table:style-name="ce1">
            <text:p>Taare Zameen Par</text:p>
          </table:table-cell>
          <table:table-cell office:value-type="string" table:style-name="ce1">
            <text:p>https://www.imdb.com/title/tt098626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4</text:p>
          </table:table-cell>
          <table:table-cell office:value-type="float" office:value="165" table:style-name="ce1">
            <text:p>165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Drama, Family</text:p>
          </table:table-cell>
          <table:table-cell office:value-type="float" office:value="129114" table:style-name="ce1">
            <text:p>129114</text:p>
          </table:table-cell>
          <table:table-cell office:value-type="date" office:date-value="2007-12-21T00:00:00" table:style-name="ce2">
            <text:p>21-12-2007</text:p>
          </table:table-cell>
          <table:table-cell office:value-type="string" table:style-name="ce1">
            <text:p>Aamir Khan, Amole Gupte</text:p>
          </table:table-cell>
          <table:table-cell table:number-columns-repeated="2" table:style-name="ce1"/>
          <table:table-cell office:value-type="string" table:style-name="ce1">
            <text:p>7.92</text:p>
          </table:table-cell>
          <table:table-cell table:number-columns-repeated="16366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tt5726616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Call Me by Your Name</text:p>
          </table:table-cell>
          <table:table-cell office:value-type="string" table:style-name="ce1">
            <text:p>https://www.imdb.com/title/tt572661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32" table:style-name="ce1">
            <text:p>132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Drama, Romance</text:p>
          </table:table-cell>
          <table:table-cell office:value-type="float" office:value="124382" table:style-name="ce1">
            <text:p>124382</text:p>
          </table:table-cell>
          <table:table-cell office:value-type="date" office:date-value="2017-01-22T00:00:00" table:style-name="ce2">
            <text:p>22-1-2017</text:p>
          </table:table-cell>
          <table:table-cell office:value-type="string" table:style-name="ce1">
            <text:p>Luca Guadagnino</text:p>
          </table:table-cell>
          <table:table-cell table:number-columns-repeated="2" table:style-name="ce1"/>
          <table:table-cell office:value-type="string" table:style-name="ce1">
            <text:p>7.93</text:p>
          </table:table-cell>
          <table:table-cell table:number-columns-repeated="16366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tt0408306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Munich</text:p>
          </table:table-cell>
          <table:table-cell office:value-type="string" table:style-name="ce1">
            <text:p>https://www.imdb.com/title/tt040830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64" table:style-name="ce1">
            <text:p>164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Drama, History, Thriller</text:p>
          </table:table-cell>
          <table:table-cell office:value-type="float" office:value="193657" table:style-name="ce1">
            <text:p>193657</text:p>
          </table:table-cell>
          <table:table-cell office:value-type="date" office:date-value="2005-12-23T00:00:00" table:style-name="ce2">
            <text:p>23-12-2005</text:p>
          </table:table-cell>
          <table:table-cell office:value-type="string" table:style-name="ce1">
            <text:p>Steven Spielberg</text:p>
          </table:table-cell>
          <table:table-cell table:number-columns-repeated="2" table:style-name="ce1"/>
          <table:table-cell office:value-type="string" table:style-name="ce1">
            <text:p>7.94</text:p>
          </table:table-cell>
          <table:table-cell table:number-columns-repeated="16366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tt4034228</text:p>
          </table:table-cell>
          <table:table-cell office:value-type="date" office:date-value="2016-12-10T00:00:00" table:style-name="ce2">
            <text:p>10-12-2016</text:p>
          </table:table-cell>
          <table:table-cell office:value-type="date" office:date-value="2016-12-10T00:00:00" table:style-name="ce2">
            <text:p>10-12-2016</text:p>
          </table:table-cell>
          <table:table-cell table:style-name="ce1"/>
          <table:table-cell office:value-type="string" table:style-name="ce1">
            <text:p>Manchester by the Sea</text:p>
          </table:table-cell>
          <table:table-cell office:value-type="string" table:style-name="ce1">
            <text:p>https://www.imdb.com/title/tt403422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37" table:style-name="ce1">
            <text:p>137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Drama</text:p>
          </table:table-cell>
          <table:table-cell office:value-type="float" office:value="195767" table:style-name="ce1">
            <text:p>195767</text:p>
          </table:table-cell>
          <table:table-cell office:value-type="date" office:date-value="2016-01-23T00:00:00" table:style-name="ce2">
            <text:p>23-1-2016</text:p>
          </table:table-cell>
          <table:table-cell office:value-type="string" table:style-name="ce1">
            <text:p>Kenneth Lonergan</text:p>
          </table:table-cell>
          <table:table-cell table:number-columns-repeated="2" table:style-name="ce1"/>
          <table:table-cell office:value-type="string" table:style-name="ce1">
            <text:p>7.96</text:p>
          </table:table-cell>
          <table:table-cell table:number-columns-repeated="16366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tt1596363</text:p>
          </table:table-cell>
          <table:table-cell office:value-type="date" office:date-value="2016-03-16T00:00:00" table:style-name="ce2">
            <text:p>16-3-2016</text:p>
          </table:table-cell>
          <table:table-cell office:value-type="date" office:date-value="2016-03-16T00:00:00" table:style-name="ce2">
            <text:p>16-3-2016</text:p>
          </table:table-cell>
          <table:table-cell table:style-name="ce1"/>
          <table:table-cell office:value-type="string" table:style-name="ce1">
            <text:p>The Big Short</text:p>
          </table:table-cell>
          <table:table-cell office:value-type="string" table:style-name="ce1">
            <text:p>https://www.imdb.com/title/tt159636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30" table:style-name="ce1">
            <text:p>130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Biography, Comedy, Drama, History</text:p>
          </table:table-cell>
          <table:table-cell office:value-type="float" office:value="287420" table:style-name="ce1">
            <text:p>287420</text:p>
          </table:table-cell>
          <table:table-cell office:value-type="date" office:date-value="2015-11-12T00:00:00" table:style-name="ce2">
            <text:p>12-11-2015</text:p>
          </table:table-cell>
          <table:table-cell office:value-type="string" table:style-name="ce1">
            <text:p>Adam McKay</text:p>
          </table:table-cell>
          <table:table-cell table:number-columns-repeated="2" table:style-name="ce1"/>
          <table:table-cell office:value-type="string" table:style-name="ce1">
            <text:p>7.96</text:p>
          </table:table-cell>
          <table:table-cell table:number-columns-repeated="16366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tt2991224</text:p>
          </table:table-cell>
          <table:table-cell office:value-type="date" office:date-value="2018-06-07T00:00:00" table:style-name="ce2">
            <text:p>7-6-2018</text:p>
          </table:table-cell>
          <table:table-cell office:value-type="date" office:date-value="2018-06-07T00:00:00" table:style-name="ce2">
            <text:p>7-6-2018</text:p>
          </table:table-cell>
          <table:table-cell table:style-name="ce1"/>
          <table:table-cell office:value-type="string" table:style-name="ce1">
            <text:p>Mandariinid</text:p>
          </table:table-cell>
          <table:table-cell office:value-type="string" table:style-name="ce1">
            <text:p>https://www.imdb.com/title/tt299122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87" table:style-name="ce1">
            <text:p>87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Drama, War</text:p>
          </table:table-cell>
          <table:table-cell office:value-type="float" office:value="29645" table:style-name="ce1">
            <text:p>29645</text:p>
          </table:table-cell>
          <table:table-cell office:value-type="date" office:date-value="2013-10-16T00:00:00" table:style-name="ce2">
            <text:p>16-10-2013</text:p>
          </table:table-cell>
          <table:table-cell office:value-type="string" table:style-name="ce1">
            <text:p>Zaza Urushadze</text:p>
          </table:table-cell>
          <table:table-cell table:number-columns-repeated="2" table:style-name="ce1"/>
          <table:table-cell office:value-type="string" table:style-name="ce1">
            <text:p>7.99</text:p>
          </table:table-cell>
          <table:table-cell table:number-columns-repeated="16366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tt0215750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Enemy at the Gates</text:p>
          </table:table-cell>
          <table:table-cell office:value-type="string" table:style-name="ce1">
            <text:p>https://www.imdb.com/title/tt021575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31" table:style-name="ce1">
            <text:p>131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Drama, History, War</text:p>
          </table:table-cell>
          <table:table-cell office:value-type="float" office:value="216241" table:style-name="ce1">
            <text:p>216241</text:p>
          </table:table-cell>
          <table:table-cell office:value-type="date" office:date-value="2001-02-07T00:00:00" table:style-name="ce2">
            <text:p>7-2-2001</text:p>
          </table:table-cell>
          <table:table-cell office:value-type="string" table:style-name="ce1">
            <text:p>Jean-Jacques Annaud</text:p>
          </table:table-cell>
          <table:table-cell table:number-columns-repeated="2" table:style-name="ce1"/>
          <table:table-cell office:value-type="string" table:style-name="ce1">
            <text:p>7.99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t0287467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Hable con ella</text:p>
          </table:table-cell>
          <table:table-cell office:value-type="string" table:style-name="ce1">
            <text:p>https://www.imdb.com/title/tt028746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12" table:style-name="ce1">
            <text:p>112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Drama, Mystery, Romance</text:p>
          </table:table-cell>
          <table:table-cell office:value-type="float" office:value="94712" table:style-name="ce1">
            <text:p>94712</text:p>
          </table:table-cell>
          <table:table-cell office:value-type="date" office:date-value="2002-03-15T00:00:00" table:style-name="ce2">
            <text:p>15-3-2002</text:p>
          </table:table-cell>
          <table:table-cell office:value-type="string" table:style-name="ce1">
            <text:p>Pedro Almodóvar</text:p>
          </table:table-cell>
          <table:table-cell table:number-columns-repeated="2" table:style-name="ce1"/>
          <table:table-cell office:value-type="string" table:style-name="ce1">
            <text:p>8.00</text:p>
          </table:table-cell>
          <table:table-cell table:number-columns-repeated="16366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tt0049470</text:p>
          </table:table-cell>
          <table:table-cell office:value-type="date" office:date-value="2017-12-07T00:00:00" table:style-name="ce2">
            <text:p>7-12-2017</text:p>
          </table:table-cell>
          <table:table-cell office:value-type="date" office:date-value="2017-12-07T00:00:00" table:style-name="ce2">
            <text:p>7-12-2017</text:p>
          </table:table-cell>
          <table:table-cell table:style-name="ce1"/>
          <table:table-cell office:value-type="string" table:style-name="ce1">
            <text:p>The Man Who Knew Too Much</text:p>
          </table:table-cell>
          <table:table-cell office:value-type="string" table:style-name="ce1">
            <text:p>https://www.imdb.com/title/tt004947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20" table:style-name="ce1">
            <text:p>120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Drama, Thriller</text:p>
          </table:table-cell>
          <table:table-cell office:value-type="float" office:value="49475" table:style-name="ce1">
            <text:p>49475</text:p>
          </table:table-cell>
          <table:table-cell office:value-type="date" office:date-value="1956-04-29T00:00:00" table:style-name="ce2">
            <text:p>29-4-1956</text:p>
          </table:table-cell>
          <table:table-cell office:value-type="string" table:style-name="ce1">
            <text:p>Alfred Hitchcock</text:p>
          </table:table-cell>
          <table:table-cell table:number-columns-repeated="2" table:style-name="ce1"/>
          <table:table-cell office:value-type="string" table:style-name="ce1">
            <text:p>8.00</text:p>
          </table:table-cell>
          <table:table-cell table:number-columns-repeated="1636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t0091167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Hannah and Her Sisters</text:p>
          </table:table-cell>
          <table:table-cell office:value-type="string" table:style-name="ce1">
            <text:p>https://www.imdb.com/title/tt009116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07" table:style-name="ce1">
            <text:p>107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Comedy, Drama</text:p>
          </table:table-cell>
          <table:table-cell office:value-type="float" office:value="59820" table:style-name="ce1">
            <text:p>59820</text:p>
          </table:table-cell>
          <table:table-cell office:value-type="date" office:date-value="1986-01-16T00:00:00" table:style-name="ce2">
            <text:p>16-1-1986</text:p>
          </table:table-cell>
          <table:table-cell office:value-type="string" table:style-name="ce1">
            <text:p>Woody Allen</text:p>
          </table:table-cell>
          <table:table-cell table:number-columns-repeated="2" table:style-name="ce1"/>
          <table:table-cell office:value-type="string" table:style-name="ce1">
            <text:p>8.02</text:p>
          </table:table-cell>
          <table:table-cell table:number-columns-repeated="16366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tt1045658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Silver Linings Playbook</text:p>
          </table:table-cell>
          <table:table-cell office:value-type="string" table:style-name="ce1">
            <text:p>https://www.imdb.com/title/tt104565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22" table:style-name="ce1">
            <text:p>122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Comedy, Drama, Romance</text:p>
          </table:table-cell>
          <table:table-cell office:value-type="float" office:value="600920" table:style-name="ce1">
            <text:p>600920</text:p>
          </table:table-cell>
          <table:table-cell office:value-type="date" office:date-value="2012-09-08T00:00:00" table:style-name="ce2">
            <text:p>8-9-2012</text:p>
          </table:table-cell>
          <table:table-cell office:value-type="string" table:style-name="ce1">
            <text:p>David O. Russell</text:p>
          </table:table-cell>
          <table:table-cell table:number-columns-repeated="2" table:style-name="ce1"/>
          <table:table-cell office:value-type="string" table:style-name="ce1">
            <text:p>8.03</text:p>
          </table:table-cell>
          <table:table-cell table:number-columns-repeated="16366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tt0338751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The Aviator</text:p>
          </table:table-cell>
          <table:table-cell office:value-type="string" table:style-name="ce1">
            <text:p>https://www.imdb.com/title/tt033875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70" table:style-name="ce1">
            <text:p>17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Biography, Drama, History</text:p>
          </table:table-cell>
          <table:table-cell office:value-type="float" office:value="297579" table:style-name="ce1">
            <text:p>297579</text:p>
          </table:table-cell>
          <table:table-cell office:value-type="date" office:date-value="2004-12-14T00:00:00" table:style-name="ce2">
            <text:p>14-12-2004</text:p>
          </table:table-cell>
          <table:table-cell office:value-type="string" table:style-name="ce1">
            <text:p>Martin Scorsese</text:p>
          </table:table-cell>
          <table:table-cell table:number-columns-repeated="2" table:style-name="ce1"/>
          <table:table-cell office:value-type="string" table:style-name="ce1">
            <text:p>8.04</text:p>
          </table:table-cell>
          <table:table-cell table:number-columns-repeated="1636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tt0046359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Stalag 17</text:p>
          </table:table-cell>
          <table:table-cell office:value-type="string" table:style-name="ce1">
            <text:p>https://www.imdb.com/title/tt004635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20" table:style-name="ce1">
            <text:p>120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Comedy, Drama, War</text:p>
          </table:table-cell>
          <table:table-cell office:value-type="float" office:value="46871" table:style-name="ce1">
            <text:p>46871</text:p>
          </table:table-cell>
          <table:table-cell office:value-type="date" office:date-value="1953-05-29T00:00:00" table:style-name="ce2">
            <text:p>29-5-1953</text:p>
          </table:table-cell>
          <table:table-cell office:value-type="string" table:style-name="ce1">
            <text:p>Billy Wilder</text:p>
          </table:table-cell>
          <table:table-cell table:number-columns-repeated="2" table:style-name="ce1"/>
          <table:table-cell office:value-type="string" table:style-name="ce1">
            <text:p>8.05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t0097123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Crimes and Misdemeanors</text:p>
          </table:table-cell>
          <table:table-cell office:value-type="string" table:style-name="ce1">
            <text:p>https://www.imdb.com/title/tt009712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4" table:style-name="ce1">
            <text:p>104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Comedy, Drama</text:p>
          </table:table-cell>
          <table:table-cell office:value-type="float" office:value="48575" table:style-name="ce1">
            <text:p>48575</text:p>
          </table:table-cell>
          <table:table-cell office:value-type="date" office:date-value="1989-10-13T00:00:00" table:style-name="ce2">
            <text:p>13-10-1989</text:p>
          </table:table-cell>
          <table:table-cell office:value-type="string" table:style-name="ce1">
            <text:p>Woody Allen</text:p>
          </table:table-cell>
          <table:table-cell table:number-columns-repeated="2" table:style-name="ce1"/>
          <table:table-cell office:value-type="string" table:style-name="ce1">
            <text:p>8.06</text:p>
          </table:table-cell>
          <table:table-cell table:number-columns-repeated="16366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tt1343092</text:p>
          </table:table-cell>
          <table:table-cell office:value-type="date" office:date-value="2016-09-24T00:00:00" table:style-name="ce2">
            <text:p>24-9-2016</text:p>
          </table:table-cell>
          <table:table-cell office:value-type="date" office:date-value="2016-09-24T00:00:00" table:style-name="ce2">
            <text:p>24-9-2016</text:p>
          </table:table-cell>
          <table:table-cell table:style-name="ce1"/>
          <table:table-cell office:value-type="string" table:style-name="ce1">
            <text:p>The Great Gatsby</text:p>
          </table:table-cell>
          <table:table-cell office:value-type="string" table:style-name="ce1">
            <text:p>https://www.imdb.com/title/tt134309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43" table:style-name="ce1">
            <text:p>143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Drama, Romance</text:p>
          </table:table-cell>
          <table:table-cell office:value-type="float" office:value="416080" table:style-name="ce1">
            <text:p>416080</text:p>
          </table:table-cell>
          <table:table-cell office:value-type="date" office:date-value="2013-05-01T00:00:00" table:style-name="ce2">
            <text:p>1-5-2013</text:p>
          </table:table-cell>
          <table:table-cell office:value-type="string" table:style-name="ce1">
            <text:p>Baz Luhrmann</text:p>
          </table:table-cell>
          <table:table-cell table:number-columns-repeated="2" table:style-name="ce1"/>
          <table:table-cell office:value-type="string" table:style-name="ce1">
            <text:p>8.08</text:p>
          </table:table-cell>
          <table:table-cell table:number-columns-repeated="1636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tt0012349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The Kid</text:p>
          </table:table-cell>
          <table:table-cell office:value-type="string" table:style-name="ce1">
            <text:p>https://www.imdb.com/title/tt001234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68" table:style-name="ce1">
            <text:p>68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Comedy, Drama, Family</text:p>
          </table:table-cell>
          <table:table-cell office:value-type="float" office:value="89939" table:style-name="ce1">
            <text:p>89939</text:p>
          </table:table-cell>
          <table:table-cell office:value-type="date" office:date-value="1921-01-16T00:00:00" table:style-name="ce2">
            <text:p>16-1-1921</text:p>
          </table:table-cell>
          <table:table-cell office:value-type="string" table:style-name="ce1">
            <text:p>Charles Chaplin</text:p>
          </table:table-cell>
          <table:table-cell table:number-columns-repeated="2" table:style-name="ce1"/>
          <table:table-cell office:value-type="string" table:style-name="ce1">
            <text:p>8.09</text:p>
          </table:table-cell>
          <table:table-cell table:number-columns-repeated="16366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tt4846340</text:p>
          </table:table-cell>
          <table:table-cell office:value-type="date" office:date-value="2018-08-31T00:00:00" table:style-name="ce2">
            <text:p>31-8-2018</text:p>
          </table:table-cell>
          <table:table-cell office:value-type="date" office:date-value="2018-08-31T00:00:00" table:style-name="ce2">
            <text:p>31-8-2018</text:p>
          </table:table-cell>
          <table:table-cell table:style-name="ce1"/>
          <table:table-cell office:value-type="string" table:style-name="ce1">
            <text:p>Hidden Figures</text:p>
          </table:table-cell>
          <table:table-cell office:value-type="string" table:style-name="ce1">
            <text:p>https://www.imdb.com/title/tt484634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27" table:style-name="ce1">
            <text:p>127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Biography, Drama, History</text:p>
          </table:table-cell>
          <table:table-cell office:value-type="float" office:value="155978" table:style-name="ce1">
            <text:p>155978</text:p>
          </table:table-cell>
          <table:table-cell office:value-type="date" office:date-value="2016-12-25T00:00:00" table:style-name="ce2">
            <text:p>25-12-2016</text:p>
          </table:table-cell>
          <table:table-cell office:value-type="string" table:style-name="ce1">
            <text:p>Theodore Melfi</text:p>
          </table:table-cell>
          <table:table-cell table:number-columns-repeated="2" table:style-name="ce1"/>
          <table:table-cell office:value-type="string" table:style-name="ce1">
            <text:p>8.09</text:p>
          </table:table-cell>
          <table:table-cell table:number-columns-repeated="1636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tt0332452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Troy</text:p>
          </table:table-cell>
          <table:table-cell office:value-type="string" table:style-name="ce1">
            <text:p>https://www.imdb.com/title/tt033245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63" table:style-name="ce1">
            <text:p>163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Drama, History, Romance</text:p>
          </table:table-cell>
          <table:table-cell office:value-type="float" office:value="434450" table:style-name="ce1">
            <text:p>434450</text:p>
          </table:table-cell>
          <table:table-cell office:value-type="date" office:date-value="2004-05-09T00:00:00" table:style-name="ce2">
            <text:p>9-5-2004</text:p>
          </table:table-cell>
          <table:table-cell office:value-type="string" table:style-name="ce1">
            <text:p>Wolfgang Petersen</text:p>
          </table:table-cell>
          <table:table-cell table:number-columns-repeated="2" table:style-name="ce1"/>
          <table:table-cell office:value-type="string" table:style-name="ce1">
            <text:p>8.09</text:p>
          </table:table-cell>
          <table:table-cell table:number-columns-repeated="1636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tt032705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Mystic River</text:p>
          </table:table-cell>
          <table:table-cell office:value-type="string" table:style-name="ce1">
            <text:p>https://www.imdb.com/title/tt032705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38" table:style-name="ce1">
            <text:p>138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Crime, Drama, Mystery, Thriller</text:p>
          </table:table-cell>
          <table:table-cell office:value-type="float" office:value="376458" table:style-name="ce1">
            <text:p>376458</text:p>
          </table:table-cell>
          <table:table-cell office:value-type="date" office:date-value="2003-05-23T00:00:00" table:style-name="ce2">
            <text:p>23-5-2003</text:p>
          </table:table-cell>
          <table:table-cell office:value-type="string" table:style-name="ce1">
            <text:p>Clint Eastwood</text:p>
          </table:table-cell>
          <table:table-cell table:number-columns-repeated="2" table:style-name="ce1"/>
          <table:table-cell office:value-type="string" table:style-name="ce1">
            <text:p>8.10</text:p>
          </table:table-cell>
          <table:table-cell table:number-columns-repeated="1636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tt0332280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Notebook</text:p>
          </table:table-cell>
          <table:table-cell office:value-type="string" table:style-name="ce1">
            <text:p>https://www.imdb.com/title/tt033228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23" table:style-name="ce1">
            <text:p>123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Drama, Romance</text:p>
          </table:table-cell>
          <table:table-cell office:value-type="float" office:value="453599" table:style-name="ce1">
            <text:p>453599</text:p>
          </table:table-cell>
          <table:table-cell office:value-type="date" office:date-value="2004-05-20T00:00:00" table:style-name="ce2">
            <text:p>20-5-2004</text:p>
          </table:table-cell>
          <table:table-cell office:value-type="string" table:style-name="ce1">
            <text:p>Nick Cassavetes</text:p>
          </table:table-cell>
          <table:table-cell table:number-columns-repeated="2" table:style-name="ce1"/>
          <table:table-cell office:value-type="string" table:style-name="ce1">
            <text:p>8.10</text:p>
          </table:table-cell>
          <table:table-cell table:number-columns-repeated="1636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tt005433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Spartacus</text:p>
          </table:table-cell>
          <table:table-cell office:value-type="string" table:style-name="ce1">
            <text:p>https://www.imdb.com/title/tt005433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97" table:style-name="ce1">
            <text:p>197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Adventure, Biography, Drama, History, War</text:p>
          </table:table-cell>
          <table:table-cell office:value-type="float" office:value="109724" table:style-name="ce1">
            <text:p>109724</text:p>
          </table:table-cell>
          <table:table-cell office:value-type="date" office:date-value="1960-10-06T00:00:00" table:style-name="ce2">
            <text:p>6-10-1960</text:p>
          </table:table-cell>
          <table:table-cell office:value-type="string" table:style-name="ce1">
            <text:p>Stanley Kubrick</text:p>
          </table:table-cell>
          <table:table-cell table:number-columns-repeated="2" table:style-name="ce1"/>
          <table:table-cell office:value-type="string" table:style-name="ce1">
            <text:p>8.13</text:p>
          </table:table-cell>
          <table:table-cell table:number-columns-repeated="1636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tt0038787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Notorious</text:p>
          </table:table-cell>
          <table:table-cell office:value-type="string" table:style-name="ce1">
            <text:p>https://www.imdb.com/title/tt003878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1" table:style-name="ce1">
            <text:p>101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Drama, Film-Noir, Romance, Thriller</text:p>
          </table:table-cell>
          <table:table-cell office:value-type="float" office:value="82388" table:style-name="ce1">
            <text:p>82388</text:p>
          </table:table-cell>
          <table:table-cell office:value-type="date" office:date-value="1946-08-15T00:00:00" table:style-name="ce2">
            <text:p>15-8-1946</text:p>
          </table:table-cell>
          <table:table-cell office:value-type="string" table:style-name="ce1">
            <text:p>Alfred Hitchcock</text:p>
          </table:table-cell>
          <table:table-cell table:number-columns-repeated="2" table:style-name="ce1"/>
          <table:table-cell office:value-type="string" table:style-name="ce1">
            <text:p>8.14</text:p>
          </table:table-cell>
          <table:table-cell table:number-columns-repeated="16366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tt1399683</text:p>
          </table:table-cell>
          <table:table-cell office:value-type="date" office:date-value="2016-09-24T00:00:00" table:style-name="ce2">
            <text:p>24-9-2016</text:p>
          </table:table-cell>
          <table:table-cell office:value-type="date" office:date-value="2016-09-24T00:00:00" table:style-name="ce2">
            <text:p>24-9-2016</text:p>
          </table:table-cell>
          <table:table-cell table:style-name="ce1"/>
          <table:table-cell office:value-type="string" table:style-name="ce1">
            <text:p>Winter's Bone</text:p>
          </table:table-cell>
          <table:table-cell office:value-type="string" table:style-name="ce1">
            <text:p>https://www.imdb.com/title/tt139968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00" table:style-name="ce1">
            <text:p>100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Drama, Mystery</text:p>
          </table:table-cell>
          <table:table-cell office:value-type="float" office:value="123546" table:style-name="ce1">
            <text:p>123546</text:p>
          </table:table-cell>
          <table:table-cell office:value-type="date" office:date-value="2010-01-21T00:00:00" table:style-name="ce2">
            <text:p>21-1-2010</text:p>
          </table:table-cell>
          <table:table-cell office:value-type="string" table:style-name="ce1">
            <text:p>Debra Granik</text:p>
          </table:table-cell>
          <table:table-cell table:number-columns-repeated="2" table:style-name="ce1"/>
          <table:table-cell office:value-type="string" table:style-name="ce1">
            <text:p>8.14</text:p>
          </table:table-cell>
          <table:table-cell table:number-columns-repeated="1636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tt0068699</text:p>
          </table:table-cell>
          <table:table-cell office:value-type="date" office:date-value="2015-09-03T00:00:00" table:style-name="ce2">
            <text:p>3-9-2015</text:p>
          </table:table-cell>
          <table:table-cell office:value-type="date" office:date-value="2015-09-03T00:00:00" table:style-name="ce2">
            <text:p>3-9-2015</text:p>
          </table:table-cell>
          <table:table-cell table:style-name="ce1"/>
          <table:table-cell office:value-type="string" table:style-name="ce1">
            <text:p>High Plains Drifter</text:p>
          </table:table-cell>
          <table:table-cell office:value-type="string" table:style-name="ce1">
            <text:p>https://www.imdb.com/title/tt006869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05" table:style-name="ce1">
            <text:p>105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Mystery, Western</text:p>
          </table:table-cell>
          <table:table-cell office:value-type="float" office:value="42916" table:style-name="ce1">
            <text:p>42916</text:p>
          </table:table-cell>
          <table:table-cell office:value-type="date" office:date-value="1973-04-06T00:00:00" table:style-name="ce2">
            <text:p>6-4-1973</text:p>
          </table:table-cell>
          <table:table-cell office:value-type="string" table:style-name="ce1">
            <text:p>Clint Eastwood</text:p>
          </table:table-cell>
          <table:table-cell table:number-columns-repeated="2" table:style-name="ce1"/>
          <table:table-cell office:value-type="string" table:style-name="ce1">
            <text:p>8.15</text:p>
          </table:table-cell>
          <table:table-cell table:number-columns-repeated="16366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tt0918927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Doubt</text:p>
          </table:table-cell>
          <table:table-cell office:value-type="string" table:style-name="ce1">
            <text:p>https://www.imdb.com/title/tt091892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04" table:style-name="ce1">
            <text:p>104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Drama, Mystery</text:p>
          </table:table-cell>
          <table:table-cell office:value-type="float" office:value="110470" table:style-name="ce1">
            <text:p>110470</text:p>
          </table:table-cell>
          <table:table-cell office:value-type="date" office:date-value="2008-10-30T00:00:00" table:style-name="ce2">
            <text:p>30-10-2008</text:p>
          </table:table-cell>
          <table:table-cell office:value-type="string" table:style-name="ce1">
            <text:p>John Patrick Shanley</text:p>
          </table:table-cell>
          <table:table-cell table:number-columns-repeated="2" table:style-name="ce1"/>
          <table:table-cell office:value-type="string" table:style-name="ce1">
            <text:p>8.15</text:p>
          </table:table-cell>
          <table:table-cell table:number-columns-repeated="1636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tt0167404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Sixth Sense</text:p>
          </table:table-cell>
          <table:table-cell office:value-type="string" table:style-name="ce1">
            <text:p>https://www.imdb.com/title/tt016740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07" table:style-name="ce1">
            <text:p>107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Drama, Mystery, Thriller</text:p>
          </table:table-cell>
          <table:table-cell office:value-type="float" office:value="812379" table:style-name="ce1">
            <text:p>812379</text:p>
          </table:table-cell>
          <table:table-cell office:value-type="date" office:date-value="1999-08-02T00:00:00" table:style-name="ce2">
            <text:p>2-8-1999</text:p>
          </table:table-cell>
          <table:table-cell office:value-type="string" table:style-name="ce1">
            <text:p>M. Night Shyamalan</text:p>
          </table:table-cell>
          <table:table-cell table:number-columns-repeated="2" table:style-name="ce1"/>
          <table:table-cell office:value-type="string" table:style-name="ce1">
            <text:p>8.16</text:p>
          </table:table-cell>
          <table:table-cell table:number-columns-repeated="1636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tt1659337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Perks of Being a Wallflower</text:p>
          </table:table-cell>
          <table:table-cell office:value-type="string" table:style-name="ce1">
            <text:p>https://www.imdb.com/title/tt1659337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2" table:style-name="ce1">
            <text:p>102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Drama, Romance</text:p>
          </table:table-cell>
          <table:table-cell office:value-type="float" office:value="408464" table:style-name="ce1">
            <text:p>408464</text:p>
          </table:table-cell>
          <table:table-cell office:value-type="date" office:date-value="2012-09-08T00:00:00" table:style-name="ce2">
            <text:p>8-9-2012</text:p>
          </table:table-cell>
          <table:table-cell office:value-type="string" table:style-name="ce1">
            <text:p>Stephen Chbosky</text:p>
          </table:table-cell>
          <table:table-cell table:number-columns-repeated="2" table:style-name="ce1"/>
          <table:table-cell office:value-type="string" table:style-name="ce1">
            <text:p>8.16</text:p>
          </table:table-cell>
          <table:table-cell table:number-columns-repeated="16366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tt2404461</text:p>
          </table:table-cell>
          <table:table-cell office:value-type="date" office:date-value="2017-06-02T00:00:00" table:style-name="ce2">
            <text:p>2-6-2017</text:p>
          </table:table-cell>
          <table:table-cell office:value-type="date" office:date-value="2017-06-02T00:00:00" table:style-name="ce2">
            <text:p>2-6-2017</text:p>
          </table:table-cell>
          <table:table-cell table:style-name="ce1"/>
          <table:table-cell office:value-type="string" table:style-name="ce1">
            <text:p>Le passé</text:p>
          </table:table-cell>
          <table:table-cell office:value-type="string" table:style-name="ce1">
            <text:p>https://www.imdb.com/title/tt240446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8</text:p>
          </table:table-cell>
          <table:table-cell office:value-type="float" office:value="130" table:style-name="ce1">
            <text:p>130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Drama, Mystery</text:p>
          </table:table-cell>
          <table:table-cell office:value-type="float" office:value="39453" table:style-name="ce1">
            <text:p>39453</text:p>
          </table:table-cell>
          <table:table-cell office:value-type="date" office:date-value="2013-05-17T00:00:00" table:style-name="ce2">
            <text:p>17-5-2013</text:p>
          </table:table-cell>
          <table:table-cell office:value-type="string" table:style-name="ce1">
            <text:p>Asghar Farhadi</text:p>
          </table:table-cell>
          <table:table-cell table:number-columns-repeated="2" table:style-name="ce1"/>
          <table:table-cell office:value-type="string" table:style-name="ce1">
            <text:p>8.17</text:p>
          </table:table-cell>
          <table:table-cell table:number-columns-repeated="1636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tt0069704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American Graffiti</text:p>
          </table:table-cell>
          <table:table-cell office:value-type="string" table:style-name="ce1">
            <text:p>https://www.imdb.com/title/tt006970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110" table:style-name="ce1">
            <text:p>110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Comedy, Drama</text:p>
          </table:table-cell>
          <table:table-cell office:value-type="float" office:value="72076" table:style-name="ce1">
            <text:p>72076</text:p>
          </table:table-cell>
          <table:table-cell office:value-type="date" office:date-value="1973-08-01T00:00:00" table:style-name="ce2">
            <text:p>1-8-1973</text:p>
          </table:table-cell>
          <table:table-cell office:value-type="string" table:style-name="ce1">
            <text:p>George Lucas</text:p>
          </table:table-cell>
          <table:table-cell table:number-columns-repeated="2" table:style-name="ce1"/>
          <table:table-cell office:value-type="string" table:style-name="ce1">
            <text:p>8.19</text:p>
          </table:table-cell>
          <table:table-cell table:number-columns-repeated="16366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tt0416320</text:p>
          </table:table-cell>
          <table:table-cell office:value-type="date" office:date-value="2018-09-02T00:00:00" table:style-name="ce2">
            <text:p>2-9-2018</text:p>
          </table:table-cell>
          <table:table-cell office:value-type="date" office:date-value="2018-09-02T00:00:00" table:style-name="ce2">
            <text:p>2-9-2018</text:p>
          </table:table-cell>
          <table:table-cell table:style-name="ce1"/>
          <table:table-cell office:value-type="string" table:style-name="ce1">
            <text:p>Match Point</text:p>
          </table:table-cell>
          <table:table-cell office:value-type="string" table:style-name="ce1">
            <text:p>https://www.imdb.com/title/tt041632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24" table:style-name="ce1">
            <text:p>124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Drama, Romance, Thriller</text:p>
          </table:table-cell>
          <table:table-cell office:value-type="float" office:value="185959" table:style-name="ce1">
            <text:p>185959</text:p>
          </table:table-cell>
          <table:table-cell office:value-type="date" office:date-value="2005-05-12T00:00:00" table:style-name="ce2">
            <text:p>12-5-2005</text:p>
          </table:table-cell>
          <table:table-cell office:value-type="string" table:style-name="ce1">
            <text:p>Woody Allen</text:p>
          </table:table-cell>
          <table:table-cell table:number-columns-repeated="2" table:style-name="ce1"/>
          <table:table-cell office:value-type="string" table:style-name="ce1">
            <text:p>8.20</text:p>
          </table:table-cell>
          <table:table-cell table:number-columns-repeated="1636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tt0071411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Dersu Uzala</text:p>
          </table:table-cell>
          <table:table-cell office:value-type="string" table:style-name="ce1">
            <text:p>https://www.imdb.com/title/tt007141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142" table:style-name="ce1">
            <text:p>142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dventure, Biography, Drama</text:p>
          </table:table-cell>
          <table:table-cell office:value-type="float" office:value="20355" table:style-name="ce1">
            <text:p>20355</text:p>
          </table:table-cell>
          <table:table-cell office:value-type="date" office:date-value="1975-07-31T00:00:00" table:style-name="ce2">
            <text:p>31-7-1975</text:p>
          </table:table-cell>
          <table:table-cell office:value-type="string" table:style-name="ce1">
            <text:p>Akira Kurosawa</text:p>
          </table:table-cell>
          <table:table-cell table:number-columns-repeated="2" table:style-name="ce1"/>
          <table:table-cell office:value-type="string" table:style-name="ce1">
            <text:p>8.21</text:p>
          </table:table-cell>
          <table:table-cell table:number-columns-repeated="1636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tt0040746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Rope</text:p>
          </table:table-cell>
          <table:table-cell office:value-type="string" table:style-name="ce1">
            <text:p>https://www.imdb.com/title/tt004074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80" table:style-name="ce1">
            <text:p>80</text:p>
          </table:table-cell>
          <table:table-cell office:value-type="float" office:value="1948" table:style-name="ce1">
            <text:p>1948</text:p>
          </table:table-cell>
          <table:table-cell office:value-type="string" table:style-name="ce1">
            <text:p>Crime, Drama, Mystery, Thriller</text:p>
          </table:table-cell>
          <table:table-cell office:value-type="float" office:value="110695" table:style-name="ce1">
            <text:p>110695</text:p>
          </table:table-cell>
          <table:table-cell office:value-type="date" office:date-value="1948-08-26T00:00:00" table:style-name="ce2">
            <text:p>26-8-1948</text:p>
          </table:table-cell>
          <table:table-cell office:value-type="string" table:style-name="ce1">
            <text:p>Alfred Hitchcock</text:p>
          </table:table-cell>
          <table:table-cell table:number-columns-repeated="2" table:style-name="ce1"/>
          <table:table-cell office:value-type="string" table:style-name="ce1">
            <text:p>8.23</text:p>
          </table:table-cell>
          <table:table-cell table:number-columns-repeated="16366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tt5013056</text:p>
          </table:table-cell>
          <table:table-cell office:value-type="date" office:date-value="2017-08-09T00:00:00" table:style-name="ce2">
            <text:p>9-8-2017</text:p>
          </table:table-cell>
          <table:table-cell office:value-type="date" office:date-value="2017-08-09T00:00:00" table:style-name="ce2">
            <text:p>9-8-2017</text:p>
          </table:table-cell>
          <table:table-cell table:style-name="ce1"/>
          <table:table-cell office:value-type="string" table:style-name="ce1">
            <text:p>Dunkirk</text:p>
          </table:table-cell>
          <table:table-cell office:value-type="string" table:style-name="ce1">
            <text:p>https://www.imdb.com/title/tt501305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06" table:style-name="ce1">
            <text:p>106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Action, Drama, History, Thriller, War</text:p>
          </table:table-cell>
          <table:table-cell office:value-type="float" office:value="417367" table:style-name="ce1">
            <text:p>417367</text:p>
          </table:table-cell>
          <table:table-cell office:value-type="date" office:date-value="2017-07-13T00:00:00" table:style-name="ce2">
            <text:p>13-7-2017</text:p>
          </table:table-cell>
          <table:table-cell office:value-type="string" table:style-name="ce1">
            <text:p>Christopher Nolan</text:p>
          </table:table-cell>
          <table:table-cell table:number-columns-repeated="2" table:style-name="ce1"/>
          <table:table-cell office:value-type="string" table:style-name="ce1">
            <text:p>8.24</text:p>
          </table:table-cell>
          <table:table-cell table:number-columns-repeated="16366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tt1285016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The Social Network</text:p>
          </table:table-cell>
          <table:table-cell office:value-type="string" table:style-name="ce1">
            <text:p>https://www.imdb.com/title/tt128501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20" table:style-name="ce1">
            <text:p>120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Biography, Drama</text:p>
          </table:table-cell>
          <table:table-cell office:value-type="float" office:value="549097" table:style-name="ce1">
            <text:p>549097</text:p>
          </table:table-cell>
          <table:table-cell office:value-type="date" office:date-value="2010-09-24T00:00:00" table:style-name="ce2">
            <text:p>24-9-2010</text:p>
          </table:table-cell>
          <table:table-cell office:value-type="string" table:style-name="ce1">
            <text:p>David Fincher</text:p>
          </table:table-cell>
          <table:table-cell table:number-columns-repeated="2" table:style-name="ce1"/>
          <table:table-cell office:value-type="string" table:style-name="ce1">
            <text:p>8.24</text:p>
          </table:table-cell>
          <table:table-cell table:number-columns-repeated="1636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tt003034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Lady Vanishes</text:p>
          </table:table-cell>
          <table:table-cell office:value-type="string" table:style-name="ce1">
            <text:p>https://www.imdb.com/title/tt003034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96" table:style-name="ce1">
            <text:p>96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Mystery, Thriller</text:p>
          </table:table-cell>
          <table:table-cell office:value-type="float" office:value="40905" table:style-name="ce1">
            <text:p>40905</text:p>
          </table:table-cell>
          <table:table-cell office:value-type="date" office:date-value="1938-10-07T00:00:00" table:style-name="ce2">
            <text:p>7-10-1938</text:p>
          </table:table-cell>
          <table:table-cell office:value-type="string" table:style-name="ce1">
            <text:p>Alfred Hitchcock</text:p>
          </table:table-cell>
          <table:table-cell table:number-columns-repeated="2" table:style-name="ce1"/>
          <table:table-cell office:value-type="string" table:style-name="ce1">
            <text:p>8.25</text:p>
          </table:table-cell>
          <table:table-cell table:number-columns-repeated="1636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tt0335345</text:p>
          </table:table-cell>
          <table:table-cell office:value-type="date" office:date-value="2015-02-21T00:00:00" table:style-name="ce2">
            <text:p>21-2-2015</text:p>
          </table:table-cell>
          <table:table-cell office:value-type="date" office:date-value="2015-02-21T00:00:00" table:style-name="ce2">
            <text:p>21-2-2015</text:p>
          </table:table-cell>
          <table:table-cell table:style-name="ce1"/>
          <table:table-cell office:value-type="string" table:style-name="ce1">
            <text:p>The Passion of the Christ</text:p>
          </table:table-cell>
          <table:table-cell office:value-type="string" table:style-name="ce1">
            <text:p>https://www.imdb.com/title/tt033534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2</text:p>
          </table:table-cell>
          <table:table-cell office:value-type="float" office:value="127" table:style-name="ce1">
            <text:p>127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Drama</text:p>
          </table:table-cell>
          <table:table-cell office:value-type="float" office:value="195970" table:style-name="ce1">
            <text:p>195970</text:p>
          </table:table-cell>
          <table:table-cell office:value-type="date" office:date-value="2004-02-25T00:00:00" table:style-name="ce2">
            <text:p>25-2-2004</text:p>
          </table:table-cell>
          <table:table-cell office:value-type="string" table:style-name="ce1">
            <text:p>Mel Gibson</text:p>
          </table:table-cell>
          <table:table-cell table:number-columns-repeated="2" table:style-name="ce1"/>
          <table:table-cell office:value-type="string" table:style-name="ce1">
            <text:p>8.26</text:p>
          </table:table-cell>
          <table:table-cell table:number-columns-repeated="1636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tt0072684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Barry Lyndon</text:p>
          </table:table-cell>
          <table:table-cell office:value-type="string" table:style-name="ce1">
            <text:p>https://www.imdb.com/title/tt007268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85" table:style-name="ce1">
            <text:p>185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dventure, Drama, History, War</text:p>
          </table:table-cell>
          <table:table-cell office:value-type="float" office:value="125536" table:style-name="ce1">
            <text:p>125536</text:p>
          </table:table-cell>
          <table:table-cell office:value-type="date" office:date-value="1975-12-11T00:00:00" table:style-name="ce2">
            <text:p>11-12-1975</text:p>
          </table:table-cell>
          <table:table-cell office:value-type="string" table:style-name="ce1">
            <text:p>Stanley Kubrick</text:p>
          </table:table-cell>
          <table:table-cell table:number-columns-repeated="2" table:style-name="ce1"/>
          <table:table-cell office:value-type="string" table:style-name="ce1">
            <text:p>8.27</text:p>
          </table:table-cell>
          <table:table-cell table:number-columns-repeated="1636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tt0112579</text:p>
          </table:table-cell>
          <table:table-cell office:value-type="date" office:date-value="2015-09-03T00:00:00" table:style-name="ce2">
            <text:p>3-9-2015</text:p>
          </table:table-cell>
          <table:table-cell office:value-type="date" office:date-value="2015-09-03T00:00:00" table:style-name="ce2">
            <text:p>3-9-2015</text:p>
          </table:table-cell>
          <table:table-cell table:style-name="ce1"/>
          <table:table-cell office:value-type="string" table:style-name="ce1">
            <text:p>The Bridges of Madison County</text:p>
          </table:table-cell>
          <table:table-cell office:value-type="string" table:style-name="ce1">
            <text:p>https://www.imdb.com/title/tt011257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35" table:style-name="ce1">
            <text:p>135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Drama, Romance</text:p>
          </table:table-cell>
          <table:table-cell office:value-type="float" office:value="62679" table:style-name="ce1">
            <text:p>62679</text:p>
          </table:table-cell>
          <table:table-cell office:value-type="date" office:date-value="1995-06-02T00:00:00" table:style-name="ce2">
            <text:p>2-6-1995</text:p>
          </table:table-cell>
          <table:table-cell office:value-type="string" table:style-name="ce1">
            <text:p>Clint Eastwood</text:p>
          </table:table-cell>
          <table:table-cell table:number-columns-repeated="2" table:style-name="ce1"/>
          <table:table-cell office:value-type="string" table:style-name="ce1">
            <text:p>8.27</text:p>
          </table:table-cell>
          <table:table-cell table:number-columns-repeated="16366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tt3315342</text:p>
          </table:table-cell>
          <table:table-cell office:value-type="date" office:date-value="2018-05-09T00:00:00" table:style-name="ce2">
            <text:p>9-5-2018</text:p>
          </table:table-cell>
          <table:table-cell office:value-type="date" office:date-value="2018-05-09T00:00:00" table:style-name="ce2">
            <text:p>9-5-2018</text:p>
          </table:table-cell>
          <table:table-cell table:style-name="ce1"/>
          <table:table-cell office:value-type="string" table:style-name="ce1">
            <text:p>Logan</text:p>
          </table:table-cell>
          <table:table-cell office:value-type="string" table:style-name="ce1">
            <text:p>https://www.imdb.com/title/tt331534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37" table:style-name="ce1">
            <text:p>137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Action, Drama, Sci-Fi, Thriller</text:p>
          </table:table-cell>
          <table:table-cell office:value-type="float" office:value="507546" table:style-name="ce1">
            <text:p>507546</text:p>
          </table:table-cell>
          <table:table-cell office:value-type="date" office:date-value="2017-02-17T00:00:00" table:style-name="ce2">
            <text:p>17-2-2017</text:p>
          </table:table-cell>
          <table:table-cell office:value-type="string" table:style-name="ce1">
            <text:p>James Mangold</text:p>
          </table:table-cell>
          <table:table-cell table:number-columns-repeated="2" table:style-name="ce1"/>
          <table:table-cell office:value-type="string" table:style-name="ce1">
            <text:p>8.35</text:p>
          </table:table-cell>
          <table:table-cell table:number-columns-repeated="1636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tt0050613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Kumonosu-jô</text:p>
          </table:table-cell>
          <table:table-cell office:value-type="string" table:style-name="ce1">
            <text:p>https://www.imdb.com/title/tt005061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10" table:style-name="ce1">
            <text:p>110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Drama</text:p>
          </table:table-cell>
          <table:table-cell office:value-type="float" office:value="38050" table:style-name="ce1">
            <text:p>38050</text:p>
          </table:table-cell>
          <table:table-cell office:value-type="date" office:date-value="1957-01-15T00:00:00" table:style-name="ce2">
            <text:p>15-1-1957</text:p>
          </table:table-cell>
          <table:table-cell office:value-type="string" table:style-name="ce1">
            <text:p>Akira Kurosawa</text:p>
          </table:table-cell>
          <table:table-cell table:number-columns-repeated="2" table:style-name="ce1"/>
          <table:table-cell office:value-type="string" table:style-name="ce1">
            <text:p>8.38</text:p>
          </table:table-cell>
          <table:table-cell table:number-columns-repeated="16366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tt0325710</text:p>
          </table:table-cell>
          <table:table-cell office:value-type="date" office:date-value="2016-11-02T00:00:00" table:style-name="ce2">
            <text:p>2-11-2016</text:p>
          </table:table-cell>
          <table:table-cell office:value-type="date" office:date-value="2016-11-02T00:00:00" table:style-name="ce2">
            <text:p>2-11-2016</text:p>
          </table:table-cell>
          <table:table-cell table:style-name="ce1"/>
          <table:table-cell office:value-type="string" table:style-name="ce1">
            <text:p>The Last Samurai</text:p>
          </table:table-cell>
          <table:table-cell office:value-type="string" table:style-name="ce1">
            <text:p>https://www.imdb.com/title/tt0325710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54" table:style-name="ce1">
            <text:p>154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Action, Drama, History, War</text:p>
          </table:table-cell>
          <table:table-cell office:value-type="float" office:value="357437" table:style-name="ce1">
            <text:p>357437</text:p>
          </table:table-cell>
          <table:table-cell office:value-type="date" office:date-value="2003-11-22T00:00:00" table:style-name="ce2">
            <text:p>22-11-2003</text:p>
          </table:table-cell>
          <table:table-cell office:value-type="string" table:style-name="ce1">
            <text:p>Edward Zwick</text:p>
          </table:table-cell>
          <table:table-cell table:number-columns-repeated="2" table:style-name="ce1"/>
          <table:table-cell office:value-type="string" table:style-name="ce1">
            <text:p>8.45</text:p>
          </table:table-cell>
          <table:table-cell table:number-columns-repeated="16366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tt1605783</text:p>
          </table:table-cell>
          <table:table-cell office:value-type="date" office:date-value="2016-10-14T00:00:00" table:style-name="ce2">
            <text:p>14-10-2016</text:p>
          </table:table-cell>
          <table:table-cell office:value-type="date" office:date-value="2016-10-14T00:00:00" table:style-name="ce2">
            <text:p>14-10-2016</text:p>
          </table:table-cell>
          <table:table-cell table:style-name="ce1"/>
          <table:table-cell office:value-type="string" table:style-name="ce1">
            <text:p>Midnight in Paris</text:p>
          </table:table-cell>
          <table:table-cell office:value-type="string" table:style-name="ce1">
            <text:p>https://www.imdb.com/title/tt160578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94" table:style-name="ce1">
            <text:p>94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Comedy, Fantasy, Romance</text:p>
          </table:table-cell>
          <table:table-cell office:value-type="float" office:value="344441" table:style-name="ce1">
            <text:p>344441</text:p>
          </table:table-cell>
          <table:table-cell office:value-type="date" office:date-value="2011-05-11T00:00:00" table:style-name="ce2">
            <text:p>11-5-2011</text:p>
          </table:table-cell>
          <table:table-cell office:value-type="string" table:style-name="ce1">
            <text:p>Woody Allen</text:p>
          </table:table-cell>
          <table:table-cell table:number-columns-repeated="2" table:style-name="ce1"/>
          <table:table-cell office:value-type="string" table:style-name="ce1">
            <text:p>8.46</text:p>
          </table:table-cell>
          <table:table-cell table:number-columns-repeated="1636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tt0058888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Akahige</text:p>
          </table:table-cell>
          <table:table-cell office:value-type="string" table:style-name="ce1">
            <text:p>https://www.imdb.com/title/tt005888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3</text:p>
          </table:table-cell>
          <table:table-cell office:value-type="float" office:value="185" table:style-name="ce1">
            <text:p>185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Drama</text:p>
          </table:table-cell>
          <table:table-cell office:value-type="float" office:value="13667" table:style-name="ce1">
            <text:p>13667</text:p>
          </table:table-cell>
          <table:table-cell office:value-type="date" office:date-value="1965-04-03T00:00:00" table:style-name="ce2">
            <text:p>3-4-1965</text:p>
          </table:table-cell>
          <table:table-cell office:value-type="string" table:style-name="ce1">
            <text:p>Akira Kurosawa</text:p>
          </table:table-cell>
          <table:table-cell table:number-columns-repeated="2" table:style-name="ce1"/>
          <table:table-cell office:value-type="string" table:style-name="ce1">
            <text:p>8.48</text:p>
          </table:table-cell>
          <table:table-cell table:number-columns-repeated="1636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tt0032145</text:p>
          </table:table-cell>
          <table:table-cell office:value-type="date" office:date-value="2015-02-15T00:00:00" table:style-name="ce2">
            <text:p>15-2-2015</text:p>
          </table:table-cell>
          <table:table-cell office:value-type="date" office:date-value="2015-02-15T00:00:00" table:style-name="ce2">
            <text:p>15-2-2015</text:p>
          </table:table-cell>
          <table:table-cell table:style-name="ce1"/>
          <table:table-cell office:value-type="string" table:style-name="ce1">
            <text:p>Wuthering Heights</text:p>
          </table:table-cell>
          <table:table-cell office:value-type="string" table:style-name="ce1">
            <text:p>https://www.imdb.com/title/tt003214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04" table:style-name="ce1">
            <text:p>104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Drama, Romance</text:p>
          </table:table-cell>
          <table:table-cell office:value-type="float" office:value="14342" table:style-name="ce1">
            <text:p>14342</text:p>
          </table:table-cell>
          <table:table-cell office:value-type="date" office:date-value="1939-03-24T00:00:00" table:style-name="ce2">
            <text:p>24-3-1939</text:p>
          </table:table-cell>
          <table:table-cell office:value-type="string" table:style-name="ce1">
            <text:p>William Wyler</text:p>
          </table:table-cell>
          <table:table-cell table:number-columns-repeated="2" table:style-name="ce1"/>
          <table:table-cell office:value-type="string" table:style-name="ce1">
            <text:p>8.51</text:p>
          </table:table-cell>
          <table:table-cell table:number-columns-repeated="1636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tt0181865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Traffic</text:p>
          </table:table-cell>
          <table:table-cell office:value-type="string" table:style-name="ce1">
            <text:p>https://www.imdb.com/title/tt018186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6</text:p>
          </table:table-cell>
          <table:table-cell office:value-type="float" office:value="147" table:style-name="ce1">
            <text:p>147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Crime, Drama, Thriller</text:p>
          </table:table-cell>
          <table:table-cell office:value-type="float" office:value="182496" table:style-name="ce1">
            <text:p>182496</text:p>
          </table:table-cell>
          <table:table-cell office:value-type="date" office:date-value="2000-12-06T00:00:00" table:style-name="ce2">
            <text:p>6-12-2000</text:p>
          </table:table-cell>
          <table:table-cell office:value-type="string" table:style-name="ce1">
            <text:p>Steven Soderbergh</text:p>
          </table:table-cell>
          <table:table-cell table:number-columns-repeated="2" table:style-name="ce1"/>
          <table:table-cell office:value-type="string" table:style-name="ce1">
            <text:p>8.51</text:p>
          </table:table-cell>
          <table:table-cell table:number-columns-repeated="1636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tt009744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Glory</text:p>
          </table:table-cell>
          <table:table-cell office:value-type="string" table:style-name="ce1">
            <text:p>https://www.imdb.com/title/tt009744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22" table:style-name="ce1">
            <text:p>122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Biography, Drama, History, War</text:p>
          </table:table-cell>
          <table:table-cell office:value-type="float" office:value="110716" table:style-name="ce1">
            <text:p>110716</text:p>
          </table:table-cell>
          <table:table-cell office:value-type="date" office:date-value="1989-12-15T00:00:00" table:style-name="ce2">
            <text:p>15-12-1989</text:p>
          </table:table-cell>
          <table:table-cell office:value-type="string" table:style-name="ce1">
            <text:p>Edward Zwick</text:p>
          </table:table-cell>
          <table:table-cell table:number-columns-repeated="2" table:style-name="ce1"/>
          <table:table-cell office:value-type="string" table:style-name="ce1">
            <text:p>8.56</text:p>
          </table:table-cell>
          <table:table-cell table:number-columns-repeated="1636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tt0033836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The Little Foxes</text:p>
          </table:table-cell>
          <table:table-cell office:value-type="string" table:style-name="ce1">
            <text:p>https://www.imdb.com/title/tt0033836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16" table:style-name="ce1">
            <text:p>116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Drama, Romance</text:p>
          </table:table-cell>
          <table:table-cell office:value-type="float" office:value="8776" table:style-name="ce1">
            <text:p>8776</text:p>
          </table:table-cell>
          <table:table-cell office:value-type="date" office:date-value="1941-08-21T00:00:00" table:style-name="ce2">
            <text:p>21-8-1941</text:p>
          </table:table-cell>
          <table:table-cell office:value-type="string" table:style-name="ce1">
            <text:p>William Wyler</text:p>
          </table:table-cell>
          <table:table-cell table:number-columns-repeated="2" table:style-name="ce1"/>
          <table:table-cell office:value-type="string" table:style-name="ce1">
            <text:p>8.60</text:p>
          </table:table-cell>
          <table:table-cell table:number-columns-repeated="16366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tt0443272</text:p>
          </table:table-cell>
          <table:table-cell office:value-type="date" office:date-value="2018-02-12T00:00:00" table:style-name="ce2">
            <text:p>12-2-2018</text:p>
          </table:table-cell>
          <table:table-cell office:value-type="date" office:date-value="2018-02-12T00:00:00" table:style-name="ce2">
            <text:p>12-2-2018</text:p>
          </table:table-cell>
          <table:table-cell table:style-name="ce1"/>
          <table:table-cell office:value-type="string" table:style-name="ce1">
            <text:p>Lincoln</text:p>
          </table:table-cell>
          <table:table-cell office:value-type="string" table:style-name="ce1">
            <text:p>https://www.imdb.com/title/tt044327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50" table:style-name="ce1">
            <text:p>150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Biography, Drama, History, War</text:p>
          </table:table-cell>
          <table:table-cell office:value-type="float" office:value="221989" table:style-name="ce1">
            <text:p>221989</text:p>
          </table:table-cell>
          <table:table-cell office:value-type="date" office:date-value="2012-10-08T00:00:00" table:style-name="ce2">
            <text:p>8-10-2012</text:p>
          </table:table-cell>
          <table:table-cell office:value-type="string" table:style-name="ce1">
            <text:p>Steven Spielberg</text:p>
          </table:table-cell>
          <table:table-cell table:number-columns-repeated="2" table:style-name="ce1"/>
          <table:table-cell office:value-type="string" table:style-name="ce1">
            <text:p>8.67</text:p>
          </table:table-cell>
          <table:table-cell table:number-columns-repeated="1636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tt0056869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The Birds</text:p>
          </table:table-cell>
          <table:table-cell office:value-type="string" table:style-name="ce1">
            <text:p>https://www.imdb.com/title/tt005686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7</text:p>
          </table:table-cell>
          <table:table-cell office:value-type="float" office:value="119" table:style-name="ce1">
            <text:p>119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Drama, Horror, Mystery, Romance</text:p>
          </table:table-cell>
          <table:table-cell office:value-type="float" office:value="148783" table:style-name="ce1">
            <text:p>148783</text:p>
          </table:table-cell>
          <table:table-cell office:value-type="date" office:date-value="1963-03-28T00:00:00" table:style-name="ce2">
            <text:p>28-3-1963</text:p>
          </table:table-cell>
          <table:table-cell office:value-type="string" table:style-name="ce1">
            <text:p>Alfred Hitchcock</text:p>
          </table:table-cell>
          <table:table-cell table:number-columns-repeated="2" table:style-name="ce1"/>
          <table:table-cell office:value-type="string" table:style-name="ce1">
            <text:p>8.71</text:p>
          </table:table-cell>
          <table:table-cell table:number-columns-repeated="16366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tt3263904</text:p>
          </table:table-cell>
          <table:table-cell office:value-type="date" office:date-value="2016-11-09T00:00:00" table:style-name="ce2">
            <text:p>9-11-2016</text:p>
          </table:table-cell>
          <table:table-cell office:value-type="date" office:date-value="2016-11-09T00:00:00" table:style-name="ce2">
            <text:p>9-11-2016</text:p>
          </table:table-cell>
          <table:table-cell table:style-name="ce1"/>
          <table:table-cell office:value-type="string" table:style-name="ce1">
            <text:p>Sully</text:p>
          </table:table-cell>
          <table:table-cell office:value-type="string" table:style-name="ce1">
            <text:p>https://www.imdb.com/title/tt326390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5</text:p>
          </table:table-cell>
          <table:table-cell office:value-type="float" office:value="96" table:style-name="ce1">
            <text:p>96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Biography, Drama</text:p>
          </table:table-cell>
          <table:table-cell office:value-type="float" office:value="184490" table:style-name="ce1">
            <text:p>184490</text:p>
          </table:table-cell>
          <table:table-cell office:value-type="date" office:date-value="2016-09-02T00:00:00" table:style-name="ce2">
            <text:p>2-9-2016</text:p>
          </table:table-cell>
          <table:table-cell office:value-type="string" table:style-name="ce1">
            <text:p>Clint Eastwood</text:p>
          </table:table-cell>
          <table:table-cell table:number-columns-repeated="2" table:style-name="ce1"/>
          <table:table-cell office:value-type="string" table:style-name="ce1">
            <text:p>8.71</text:p>
          </table:table-cell>
          <table:table-cell table:number-columns-repeated="1636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tt0038574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Great Expectations</text:p>
          </table:table-cell>
          <table:table-cell office:value-type="string" table:style-name="ce1">
            <text:p>https://www.imdb.com/title/tt0038574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9</text:p>
          </table:table-cell>
          <table:table-cell office:value-type="float" office:value="118" table:style-name="ce1">
            <text:p>118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Adventure, Drama, Mystery, Romance</text:p>
          </table:table-cell>
          <table:table-cell office:value-type="float" office:value="19706" table:style-name="ce1">
            <text:p>19706</text:p>
          </table:table-cell>
          <table:table-cell office:value-type="date" office:date-value="1946-12-16T00:00:00" table:style-name="ce2">
            <text:p>16-12-1946</text:p>
          </table:table-cell>
          <table:table-cell office:value-type="string" table:style-name="ce1">
            <text:p>David Lean</text:p>
          </table:table-cell>
          <table:table-cell table:number-columns-repeated="2" table:style-name="ce1"/>
          <table:table-cell office:value-type="string" table:style-name="ce1">
            <text:p>8.73</text:p>
          </table:table-cell>
          <table:table-cell table:number-columns-repeated="1636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tt0497465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Vicky Cristina Barcelona</text:p>
          </table:table-cell>
          <table:table-cell office:value-type="string" table:style-name="ce1">
            <text:p>https://www.imdb.com/title/tt049746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1</text:p>
          </table:table-cell>
          <table:table-cell office:value-type="float" office:value="96" table:style-name="ce1">
            <text:p>96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Drama, Romance</text:p>
          </table:table-cell>
          <table:table-cell office:value-type="float" office:value="221571" table:style-name="ce1">
            <text:p>221571</text:p>
          </table:table-cell>
          <table:table-cell office:value-type="date" office:date-value="2008-05-17T00:00:00" table:style-name="ce2">
            <text:p>17-5-2008</text:p>
          </table:table-cell>
          <table:table-cell office:value-type="string" table:style-name="ce1">
            <text:p>Woody Allen</text:p>
          </table:table-cell>
          <table:table-cell table:number-columns-repeated="2" table:style-name="ce1"/>
          <table:table-cell office:value-type="string" table:style-name="ce1">
            <text:p>8.74</text:p>
          </table:table-cell>
          <table:table-cell table:number-columns-repeated="1636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tt0036868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The Best Years of Our Lives</text:p>
          </table:table-cell>
          <table:table-cell office:value-type="string" table:style-name="ce1">
            <text:p>https://www.imdb.com/title/tt003686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170" table:style-name="ce1">
            <text:p>170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Drama, Romance, War</text:p>
          </table:table-cell>
          <table:table-cell office:value-type="float" office:value="51062" table:style-name="ce1">
            <text:p>51062</text:p>
          </table:table-cell>
          <table:table-cell office:value-type="date" office:date-value="1946-11-21T00:00:00" table:style-name="ce2">
            <text:p>21-11-1946</text:p>
          </table:table-cell>
          <table:table-cell office:value-type="string" table:style-name="ce1">
            <text:p>William Wyler</text:p>
          </table:table-cell>
          <table:table-cell table:number-columns-repeated="2" table:style-name="ce1"/>
          <table:table-cell office:value-type="string" table:style-name="ce1">
            <text:p>8.79</text:p>
          </table:table-cell>
          <table:table-cell table:number-columns-repeated="1636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tt0058461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Per un pugno di dollari</text:p>
          </table:table-cell>
          <table:table-cell office:value-type="string" table:style-name="ce1">
            <text:p>https://www.imdb.com/title/tt0058461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99" table:style-name="ce1">
            <text:p>99</text:p>
          </table:table-cell>
          <table:table-cell office:value-type="float" office:value="1964" table:style-name="ce1">
            <text:p>1964</text:p>
          </table:table-cell>
          <table:table-cell office:value-type="string" table:style-name="ce1">
            <text:p>Western</text:p>
          </table:table-cell>
          <table:table-cell office:value-type="float" office:value="170414" table:style-name="ce1">
            <text:p>170414</text:p>
          </table:table-cell>
          <table:table-cell office:value-type="date" office:date-value="1964-09-12T00:00:00" table:style-name="ce2">
            <text:p>12-9-1964</text:p>
          </table:table-cell>
          <table:table-cell office:value-type="string" table:style-name="ce1">
            <text:p>Sergio Leone</text:p>
          </table:table-cell>
          <table:table-cell table:number-columns-repeated="2" table:style-name="ce1"/>
          <table:table-cell office:value-type="string" table:style-name="ce1">
            <text:p>8.80</text:p>
          </table:table-cell>
          <table:table-cell table:number-columns-repeated="1636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tt0080979</text:p>
          </table:table-cell>
          <table:table-cell office:value-type="date" office:date-value="2015-08-30T00:00:00" table:style-name="ce2">
            <text:p>30-8-2015</text:p>
          </table:table-cell>
          <table:table-cell office:value-type="date" office:date-value="2015-08-30T00:00:00" table:style-name="ce2">
            <text:p>30-8-2015</text:p>
          </table:table-cell>
          <table:table-cell table:style-name="ce1"/>
          <table:table-cell office:value-type="string" table:style-name="ce1">
            <text:p>Kagemusha</text:p>
          </table:table-cell>
          <table:table-cell office:value-type="string" table:style-name="ce1">
            <text:p>https://www.imdb.com/title/tt008097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80" table:style-name="ce1">
            <text:p>180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Drama, History, War</text:p>
          </table:table-cell>
          <table:table-cell office:value-type="float" office:value="27500" table:style-name="ce1">
            <text:p>27500</text:p>
          </table:table-cell>
          <table:table-cell office:value-type="date" office:date-value="1980-04-26T00:00:00" table:style-name="ce2">
            <text:p>26-4-1980</text:p>
          </table:table-cell>
          <table:table-cell office:value-type="string" table:style-name="ce1">
            <text:p>Akira Kurosawa</text:p>
          </table:table-cell>
          <table:table-cell table:number-columns-repeated="2" table:style-name="ce1"/>
          <table:table-cell office:value-type="string" table:style-name="ce1">
            <text:p>8.83</text:p>
          </table:table-cell>
          <table:table-cell table:number-columns-repeated="1636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tt0031679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Mr. Smith Goes to Washington</text:p>
          </table:table-cell>
          <table:table-cell office:value-type="string" table:style-name="ce1">
            <text:p>https://www.imdb.com/title/tt0031679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2</text:p>
          </table:table-cell>
          <table:table-cell office:value-type="float" office:value="129" table:style-name="ce1">
            <text:p>129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Comedy, Drama</text:p>
          </table:table-cell>
          <table:table-cell office:value-type="float" office:value="93977" table:style-name="ce1">
            <text:p>93977</text:p>
          </table:table-cell>
          <table:table-cell office:value-type="date" office:date-value="1939-10-17T00:00:00" table:style-name="ce2">
            <text:p>17-10-1939</text:p>
          </table:table-cell>
          <table:table-cell office:value-type="string" table:style-name="ce1">
            <text:p>Frank Capra</text:p>
          </table:table-cell>
          <table:table-cell table:number-columns-repeated="2" table:style-name="ce1"/>
          <table:table-cell office:value-type="string" table:style-name="ce1">
            <text:p>8.85</text:p>
          </table:table-cell>
          <table:table-cell table:number-columns-repeated="16366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tt0087892</text:p>
          </table:table-cell>
          <table:table-cell office:value-type="date" office:date-value="2016-05-01T00:00:00" table:style-name="ce2">
            <text:p>1-5-2016</text:p>
          </table:table-cell>
          <table:table-cell office:value-type="date" office:date-value="2016-05-01T00:00:00" table:style-name="ce2">
            <text:p>1-5-2016</text:p>
          </table:table-cell>
          <table:table-cell table:style-name="ce1"/>
          <table:table-cell office:value-type="string" table:style-name="ce1">
            <text:p>A Passage to India</text:p>
          </table:table-cell>
          <table:table-cell office:value-type="string" table:style-name="ce1">
            <text:p>https://www.imdb.com/title/tt0087892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4</text:p>
          </table:table-cell>
          <table:table-cell office:value-type="float" office:value="164" table:style-name="ce1">
            <text:p>164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Adventure, Drama, History</text:p>
          </table:table-cell>
          <table:table-cell office:value-type="float" office:value="14990" table:style-name="ce1">
            <text:p>14990</text:p>
          </table:table-cell>
          <table:table-cell office:value-type="date" office:date-value="1984-12-14T00:00:00" table:style-name="ce2">
            <text:p>14-12-1984</text:p>
          </table:table-cell>
          <table:table-cell office:value-type="string" table:style-name="ce1">
            <text:p>David Lean</text:p>
          </table:table-cell>
          <table:table-cell table:number-columns-repeated="2" table:style-name="ce1"/>
          <table:table-cell office:value-type="string" table:style-name="ce1">
            <text:p>8.87</text:p>
          </table:table-cell>
          <table:table-cell table:number-columns-repeated="1636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tt0037558</text:p>
          </table:table-cell>
          <table:table-cell office:value-type="date" office:date-value="2015-03-07T00:00:00" table:style-name="ce2">
            <text:p>7-3-2015</text:p>
          </table:table-cell>
          <table:table-cell office:value-type="date" office:date-value="2015-03-07T00:00:00" table:style-name="ce2">
            <text:p>7-3-2015</text:p>
          </table:table-cell>
          <table:table-cell table:style-name="ce1"/>
          <table:table-cell office:value-type="string" table:style-name="ce1">
            <text:p>Brief Encounter</text:p>
          </table:table-cell>
          <table:table-cell office:value-type="string" table:style-name="ce1">
            <text:p>https://www.imdb.com/title/tt0037558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1</text:p>
          </table:table-cell>
          <table:table-cell office:value-type="float" office:value="86" table:style-name="ce1">
            <text:p>86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Drama, Romance</text:p>
          </table:table-cell>
          <table:table-cell office:value-type="float" office:value="30365" table:style-name="ce1">
            <text:p>30365</text:p>
          </table:table-cell>
          <table:table-cell office:value-type="date" office:date-value="1945-11-19T00:00:00" table:style-name="ce2">
            <text:p>19-11-1945</text:p>
          </table:table-cell>
          <table:table-cell office:value-type="string" table:style-name="ce1">
            <text:p>David Lean</text:p>
          </table:table-cell>
          <table:table-cell table:number-columns-repeated="2" table:style-name="ce1"/>
          <table:table-cell office:value-type="string" table:style-name="ce1">
            <text:p>8.89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t0059113</text:p>
          </table:table-cell>
          <table:table-cell office:value-type="date" office:date-value="2015-02-08T00:00:00" table:style-name="ce2">
            <text:p>8-2-2015</text:p>
          </table:table-cell>
          <table:table-cell office:value-type="date" office:date-value="2015-02-08T00:00:00" table:style-name="ce2">
            <text:p>8-2-2015</text:p>
          </table:table-cell>
          <table:table-cell table:style-name="ce1"/>
          <table:table-cell office:value-type="string" table:style-name="ce1">
            <text:p>Doctor Zhivago</text:p>
          </table:table-cell>
          <table:table-cell office:value-type="string" table:style-name="ce1">
            <text:p>https://www.imdb.com/title/tt0059113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8.0</text:p>
          </table:table-cell>
          <table:table-cell office:value-type="float" office:value="197" table:style-name="ce1">
            <text:p>197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Drama, Romance, War</text:p>
          </table:table-cell>
          <table:table-cell office:value-type="float" office:value="62130" table:style-name="ce1">
            <text:p>62130</text:p>
          </table:table-cell>
          <table:table-cell office:value-type="date" office:date-value="1965-12-22T00:00:00" table:style-name="ce2">
            <text:p>22-12-1965</text:p>
          </table:table-cell>
          <table:table-cell office:value-type="string" table:style-name="ce1">
            <text:p>David Lean</text:p>
          </table:table-cell>
          <table:table-cell table:number-columns-repeated="2" table:style-name="ce1"/>
          <table:table-cell office:value-type="string" table:style-name="ce1">
            <text:p>9.24</text:p>
          </table:table-cell>
          <table:table-cell table:number-columns-repeated="1636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tt0195685</text:p>
          </table:table-cell>
          <table:table-cell office:value-type="date" office:date-value="2016-01-24T00:00:00" table:style-name="ce2">
            <text:p>24-1-2016</text:p>
          </table:table-cell>
          <table:table-cell office:value-type="date" office:date-value="2016-01-24T00:00:00" table:style-name="ce2">
            <text:p>24-1-2016</text:p>
          </table:table-cell>
          <table:table-cell table:style-name="ce1"/>
          <table:table-cell office:value-type="string" table:style-name="ce1">
            <text:p>Erin Brockovich</text:p>
          </table:table-cell>
          <table:table-cell office:value-type="string" table:style-name="ce1">
            <text:p>https://www.imdb.com/title/tt0195685/</text:p>
          </table:table-cell>
          <table:table-cell office:value-type="string" table:style-name="ce1">
            <text:p>movie</text:p>
          </table:table-cell>
          <table:table-cell office:value-type="string" table:style-name="ce1">
            <text:p>7.3</text:p>
          </table:table-cell>
          <table:table-cell office:value-type="float" office:value="131" table:style-name="ce1">
            <text:p>131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Biography, Drama</text:p>
          </table:table-cell>
          <table:table-cell office:value-type="float" office:value="152552" table:style-name="ce1">
            <text:p>152552</text:p>
          </table:table-cell>
          <table:table-cell office:value-type="date" office:date-value="2000-03-14T00:00:00" table:style-name="ce2">
            <text:p>14-3-2000</text:p>
          </table:table-cell>
          <table:table-cell office:value-type="string" table:style-name="ce1">
            <text:p>Steven Soderbergh</text:p>
          </table:table-cell>
          <table:table-cell table:number-columns-repeated="2" table:style-name="ce1"/>
          <table:table-cell office:value-type="string" table:style-name="ce1">
            <text:p>9.66</text:p>
          </table:table-cell>
          <table:table-cell table:number-columns-repeated="16366"/>
        </table:table-row>
        <table:table-row table:number-rows-repeated="1048035" table:style-name="ro1">
          <table:table-cell table:number-columns-repeated="16384"/>
        </table:table-row>
      </table:table>
      <table:database-ranges>
        <table:database-range table:target-range-address="watchlistratings.A1:watchlistratings.R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>
      <number:day/>
      <number:text>-</number:text>
      <number:month/>
      <number:text>-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erekeni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ontrolece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Gekoppelde_32_cel" style:display-name="Gekoppelde ce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oed" style:family="table-cell" style:data-style-name="N0">
      <style:table-cell-properties fo:background-color="#C6EFCE"/>
      <style:text-properties fo:color="#006100"/>
    </style:style>
    <style:style style:name="Invoer" style:family="table-cell" style:data-style-name="N0">
      <style:table-cell-properties fo:border="thin solid #7F7F7F" fo:background-color="#FFCC99"/>
      <style:text-properties fo:color="#3F3F76"/>
    </style:style>
    <style:style style:name="Kop_32_1" style:display-name="Kop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Kop_32_2" style:display-name="Kop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Kop_32_3" style:display-name="Kop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Kop_32_4" style:display-name="Kop 4" style:family="table-cell" style:data-style-name="N0">
      <style:text-properties fo:color="#1F497D" fo:font-weight="bold" style:font-weight-asian="bold" style:font-weight-complex="bold"/>
    </style:style>
    <style:style style:name="Neutra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itie" style:family="table-cell" style:data-style-name="N0">
      <style:table-cell-properties fo:border="thin solid #B2B2B2" fo:background-color="#FFFFCC"/>
    </style:style>
    <style:style style:name="Ongeldig" style:family="table-cell" style:data-style-name="N0">
      <style:table-cell-properties fo:background-color="#FFC7CE"/>
      <style:text-properties fo:color="#9C0006"/>
    </style:style>
    <style:style style:name="Titel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Uitvoer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Verklarende_32_tekst" style:display-name="Verklarende tekst" style:family="table-cell" style:data-style-name="N0">
      <style:text-properties fo:color="#7F7F7F" fo:font-style="italic" style:font-style-asian="italic" style:font-style-complex="italic"/>
    </style:style>
    <style:style style:name="Waarschuwingsteks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916</meta:generator>
    <dc:title/>
    <dc:description/>
    <dc:subject/>
    <meta:initial-creator>Gerbrand</meta:initial-creator>
    <dc:creator>gerbrand visser</dc:creator>
    <meta:creation-date>2018-09-15T22:18:39Z</meta:creation-date>
    <dc:date>2018-09-17T17:53:35Z</dc:date>
  </office:meta>
</office:document-meta>
</file>